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37"/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7.805208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числения_и_оплата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Время</text:p>
          </table:table-cell>
          <table:table-cell office:value-type="string" table:style-name="ce3">
            <text:p>Лицевой счёт</text:p>
          </table:table-cell>
          <table:table-cell office:value-type="string" table:style-name="ce3">
            <text:p>ID компании</text:p>
          </table:table-cell>
          <table:table-cell office:value-type="string" table:style-name="ce3">
            <text:p>Тип операции</text:p>
          </table:table-cell>
          <table:table-cell office:value-type="string" table:style-name="ce3">
            <text:p>Сумма, руб.</text:p>
          </table:table-cell>
          <table:table-cell office:value-type="string" table:style-name="ce14">
            <text:p>улица</text:p>
          </table:table-cell>
          <table:table-cell table:style-name="ce14"/>
          <table:table-cell table:number-columns-repeated="16376"/>
        </table:table-row>
        <table:table-row table:style-name="ro2" table:visibility="filter">
          <table:table-cell office:value-type="float" office:value="1" table:style-name="ce4">
            <text:p>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846" table:style-name="ce6">
            <text:p>2846</text:p>
          </table:table-cell>
          <table:table-cell office:value-type="string" office:string-value="Волкова" table:formula="of:=VLOOKUP([.C2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2" table:style-name="ce4">
            <text:p>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786" table:style-name="ce6">
            <text:p>4786</text:p>
          </table:table-cell>
          <table:table-cell office:value-type="string" office:string-value="Гоголя" table:formula="of:=VLOOKUP([.C3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" table:style-name="ce4">
            <text:p>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877" table:style-name="ce6">
            <text:p>6877</text:p>
          </table:table-cell>
          <table:table-cell office:value-type="string" office:string-value="Гоголя" table:formula="of:=VLOOKUP([.C4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" table:style-name="ce4">
            <text:p>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262" table:style-name="ce6">
            <text:p>4262</text:p>
          </table:table-cell>
          <table:table-cell office:value-type="string" office:string-value="Гоголя" table:formula="of:=VLOOKUP([.C5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" table:style-name="ce4">
            <text:p>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296" table:style-name="ce6">
            <text:p>6296</text:p>
          </table:table-cell>
          <table:table-cell office:value-type="string" office:string-value="Гоголя" table:formula="of:=VLOOKUP([.C6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" table:style-name="ce4">
            <text:p>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472" table:style-name="ce6">
            <text:p>5472</text:p>
          </table:table-cell>
          <table:table-cell office:value-type="string" office:string-value="Гоголя" table:formula="of:=VLOOKUP([.C7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7" table:style-name="ce4">
            <text:p>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969" table:style-name="ce6">
            <text:p>4969</text:p>
          </table:table-cell>
          <table:table-cell office:value-type="string" office:string-value="Гоголя" table:formula="of:=VLOOKUP([.C8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8" table:style-name="ce4">
            <text:p>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19" table:style-name="ce6">
            <text:p>6519</text:p>
          </table:table-cell>
          <table:table-cell office:value-type="string" office:string-value="Гоголя" table:formula="of:=VLOOKUP([.C9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9" table:style-name="ce4">
            <text:p>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97" table:style-name="ce6">
            <text:p>6697</text:p>
          </table:table-cell>
          <table:table-cell office:value-type="string" office:string-value="Гоголя" table:formula="of:=VLOOKUP([.C10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" table:style-name="ce4">
            <text:p>1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532" table:style-name="ce6">
            <text:p>3532</text:p>
          </table:table-cell>
          <table:table-cell office:value-type="string" office:string-value="Гоголя" table:formula="of:=VLOOKUP([.C11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" table:style-name="ce4">
            <text:p>1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12" table:style-name="ce6">
            <text:p>4312</text:p>
          </table:table-cell>
          <table:table-cell office:value-type="string" office:string-value="Гоголя" table:formula="of:=VLOOKUP([.C12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" table:style-name="ce4">
            <text:p>1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782" table:style-name="ce6">
            <text:p>5782</text:p>
          </table:table-cell>
          <table:table-cell office:value-type="string" office:string-value="Волкова" table:formula="of:=VLOOKUP([.C13];[Лицевые_счета.A:.G];2;)" table:style-name="ce1">
            <text:p>Волков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" table:style-name="ce4">
            <text:p>1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650" table:style-name="ce6">
            <text:p>3650</text:p>
          </table:table-cell>
          <table:table-cell office:value-type="string" office:string-value="Гоголя" table:formula="of:=VLOOKUP([.C14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" table:style-name="ce4">
            <text:p>1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458" table:style-name="ce6">
            <text:p>4458</text:p>
          </table:table-cell>
          <table:table-cell office:value-type="string" office:string-value="Гоголя" table:formula="of:=VLOOKUP([.C15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5" table:style-name="ce4">
            <text:p>1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610" table:style-name="ce6">
            <text:p>3610</text:p>
          </table:table-cell>
          <table:table-cell office:value-type="string" office:string-value="Железнодорожная" table:formula="of:=VLOOKUP([.C16];[Лицевые_счета.A:.G];2;)" table:style-name="ce1">
            <text:p>Железнодорожна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" table:style-name="ce4">
            <text:p>1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407" table:style-name="ce6">
            <text:p>5407</text:p>
          </table:table-cell>
          <table:table-cell office:value-type="string" office:string-value="Железнодорожная" table:formula="of:=VLOOKUP([.C1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" table:style-name="ce4">
            <text:p>1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440" table:style-name="ce6">
            <text:p>6440</text:p>
          </table:table-cell>
          <table:table-cell office:value-type="string" office:string-value="Железнодорожная" table:formula="of:=VLOOKUP([.C1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" table:style-name="ce4">
            <text:p>1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089" table:style-name="ce6">
            <text:p>3089</text:p>
          </table:table-cell>
          <table:table-cell office:value-type="string" office:string-value="Железнодорожная" table:formula="of:=VLOOKUP([.C1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" table:style-name="ce4">
            <text:p>1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65" table:style-name="ce6">
            <text:p>6565</text:p>
          </table:table-cell>
          <table:table-cell office:value-type="string" office:string-value="Железнодорожная" table:formula="of:=VLOOKUP([.C2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" table:style-name="ce4">
            <text:p>2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728" table:style-name="ce6">
            <text:p>4728</text:p>
          </table:table-cell>
          <table:table-cell office:value-type="string" office:string-value="Железнодорожная" table:formula="of:=VLOOKUP([.C2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" table:style-name="ce4">
            <text:p>2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414" table:style-name="ce6">
            <text:p>5414</text:p>
          </table:table-cell>
          <table:table-cell office:value-type="string" office:string-value="Железнодорожная" table:formula="of:=VLOOKUP([.C2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" table:style-name="ce4">
            <text:p>2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076" table:style-name="ce6">
            <text:p>3076</text:p>
          </table:table-cell>
          <table:table-cell office:value-type="string" office:string-value="Железнодорожная" table:formula="of:=VLOOKUP([.C2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" table:style-name="ce4">
            <text:p>2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360" table:style-name="ce6">
            <text:p>4360</text:p>
          </table:table-cell>
          <table:table-cell office:value-type="string" office:string-value="Волкова" table:formula="of:=VLOOKUP([.C2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" table:style-name="ce4">
            <text:p>2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609" table:style-name="ce6">
            <text:p>6609</text:p>
          </table:table-cell>
          <table:table-cell office:value-type="string" office:string-value="Железнодорожная" table:formula="of:=VLOOKUP([.C2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" table:style-name="ce4">
            <text:p>2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50" table:style-name="ce6">
            <text:p>6550</text:p>
          </table:table-cell>
          <table:table-cell office:value-type="string" office:string-value="Железнодорожная" table:formula="of:=VLOOKUP([.C2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" table:style-name="ce4">
            <text:p>2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33" table:style-name="ce6">
            <text:p>5633</text:p>
          </table:table-cell>
          <table:table-cell office:value-type="string" office:string-value="Железнодорожная" table:formula="of:=VLOOKUP([.C2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" table:style-name="ce4">
            <text:p>2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8" table:style-name="ce6">
            <text:p>3288</text:p>
          </table:table-cell>
          <table:table-cell office:value-type="string" office:string-value="Железнодорожная" table:formula="of:=VLOOKUP([.C2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" table:style-name="ce4">
            <text:p>2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939" table:style-name="ce6">
            <text:p>2939</text:p>
          </table:table-cell>
          <table:table-cell office:value-type="string" office:string-value="Железнодорожная" table:formula="of:=VLOOKUP([.C2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" table:style-name="ce4">
            <text:p>2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803" table:style-name="ce6">
            <text:p>6803</text:p>
          </table:table-cell>
          <table:table-cell office:value-type="string" office:string-value="Железнодорожная" table:formula="of:=VLOOKUP([.C3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" table:style-name="ce4">
            <text:p>3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03" table:style-name="ce6">
            <text:p>6303</text:p>
          </table:table-cell>
          <table:table-cell office:value-type="string" office:string-value="Железнодорожная" table:formula="of:=VLOOKUP([.C3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" table:style-name="ce4">
            <text:p>3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462" table:style-name="ce6">
            <text:p>6462</text:p>
          </table:table-cell>
          <table:table-cell office:value-type="string" office:string-value="Железнодорожная" table:formula="of:=VLOOKUP([.C3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" table:style-name="ce4">
            <text:p>3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80" table:style-name="ce6">
            <text:p>5680</text:p>
          </table:table-cell>
          <table:table-cell office:value-type="string" office:string-value="Железнодорожная" table:formula="of:=VLOOKUP([.C3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" table:style-name="ce4">
            <text:p>3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715" table:style-name="ce6">
            <text:p>4715</text:p>
          </table:table-cell>
          <table:table-cell office:value-type="string" office:string-value="Железнодорожная" table:formula="of:=VLOOKUP([.C3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" table:style-name="ce4">
            <text:p>3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286" table:style-name="ce6">
            <text:p>4286</text:p>
          </table:table-cell>
          <table:table-cell office:value-type="string" office:string-value="Волкова" table:formula="of:=VLOOKUP([.C35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" table:style-name="ce4">
            <text:p>3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64" table:style-name="ce6">
            <text:p>6364</text:p>
          </table:table-cell>
          <table:table-cell office:value-type="string" office:string-value="Железнодорожная" table:formula="of:=VLOOKUP([.C3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" table:style-name="ce4">
            <text:p>3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389" table:style-name="ce6">
            <text:p>3389</text:p>
          </table:table-cell>
          <table:table-cell office:value-type="string" office:string-value="Железнодорожная" table:formula="of:=VLOOKUP([.C3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" table:style-name="ce4">
            <text:p>3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89" table:style-name="ce6">
            <text:p>2889</text:p>
          </table:table-cell>
          <table:table-cell office:value-type="string" office:string-value="Железнодорожная" table:formula="of:=VLOOKUP([.C3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" table:style-name="ce4">
            <text:p>3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45" table:style-name="ce6">
            <text:p>3645</text:p>
          </table:table-cell>
          <table:table-cell office:value-type="string" office:string-value="Железнодорожная" table:formula="of:=VLOOKUP([.C3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766" table:style-name="ce6">
            <text:p>4766</text:p>
          </table:table-cell>
          <table:table-cell office:value-type="string" office:string-value="Железнодорожная" table:formula="of:=VLOOKUP([.C4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" table:style-name="ce4">
            <text:p>4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98" table:style-name="ce6">
            <text:p>4498</text:p>
          </table:table-cell>
          <table:table-cell office:value-type="string" office:string-value="Железнодорожная" table:formula="of:=VLOOKUP([.C4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" table:style-name="ce4">
            <text:p>4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330" table:style-name="ce6">
            <text:p>3330</text:p>
          </table:table-cell>
          <table:table-cell office:value-type="string" office:string-value="Железнодорожная" table:formula="of:=VLOOKUP([.C4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" table:style-name="ce4">
            <text:p>4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828" table:style-name="ce6">
            <text:p>5828</text:p>
          </table:table-cell>
          <table:table-cell office:value-type="string" office:string-value="Железнодорожная" table:formula="of:=VLOOKUP([.C4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" table:style-name="ce4">
            <text:p>4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58" table:style-name="ce6">
            <text:p>5958</text:p>
          </table:table-cell>
          <table:table-cell office:value-type="string" office:string-value="Железнодорожная" table:formula="of:=VLOOKUP([.C4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" table:style-name="ce4">
            <text:p>4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96" table:style-name="ce6">
            <text:p>5196</text:p>
          </table:table-cell>
          <table:table-cell office:value-type="string" office:string-value="Железнодорожная" table:formula="of:=VLOOKUP([.C4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" table:style-name="ce4">
            <text:p>4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943" table:style-name="ce6">
            <text:p>5943</text:p>
          </table:table-cell>
          <table:table-cell office:value-type="string" office:string-value="Волкова" table:formula="of:=VLOOKUP([.C4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" table:style-name="ce4">
            <text:p>4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808" table:style-name="ce6">
            <text:p>5808</text:p>
          </table:table-cell>
          <table:table-cell office:value-type="string" office:string-value="Железнодорожная" table:formula="of:=VLOOKUP([.C4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" table:style-name="ce4">
            <text:p>4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249" table:style-name="ce6">
            <text:p>6249</text:p>
          </table:table-cell>
          <table:table-cell office:value-type="string" office:string-value="Железнодорожная" table:formula="of:=VLOOKUP([.C4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" table:style-name="ce4">
            <text:p>4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2" table:style-name="ce6">
            <text:p>3282</text:p>
          </table:table-cell>
          <table:table-cell office:value-type="string" office:string-value="Железнодорожная" table:formula="of:=VLOOKUP([.C4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" table:style-name="ce4">
            <text:p>4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32" table:style-name="ce6">
            <text:p>5532</text:p>
          </table:table-cell>
          <table:table-cell office:value-type="string" office:string-value="Железнодорожная" table:formula="of:=VLOOKUP([.C5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" table:style-name="ce4">
            <text:p>5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26" table:style-name="ce6">
            <text:p>5926</text:p>
          </table:table-cell>
          <table:table-cell office:value-type="string" office:string-value="Железнодорожная" table:formula="of:=VLOOKUP([.C5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" table:style-name="ce4">
            <text:p>5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828" table:style-name="ce6">
            <text:p>3828</text:p>
          </table:table-cell>
          <table:table-cell office:value-type="string" office:string-value="Железнодорожная" table:formula="of:=VLOOKUP([.C5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" table:style-name="ce4">
            <text:p>5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2809" table:style-name="ce6">
            <text:p>2809</text:p>
          </table:table-cell>
          <table:table-cell office:value-type="string" office:string-value="Пушкина" table:formula="of:=VLOOKUP([.C5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" table:style-name="ce4">
            <text:p>5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2815" table:style-name="ce6">
            <text:p>2815</text:p>
          </table:table-cell>
          <table:table-cell office:value-type="string" office:string-value="Пушкина" table:formula="of:=VLOOKUP([.C5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" table:style-name="ce4">
            <text:p>5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22" table:style-name="ce6">
            <text:p>3822</text:p>
          </table:table-cell>
          <table:table-cell office:value-type="string" office:string-value="Пушкина" table:formula="of:=VLOOKUP([.C5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" table:style-name="ce4">
            <text:p>5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385" table:style-name="ce6">
            <text:p>5385</text:p>
          </table:table-cell>
          <table:table-cell office:value-type="string" office:string-value="Пушкина" table:formula="of:=VLOOKUP([.C5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" table:style-name="ce4">
            <text:p>5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681" table:style-name="ce6">
            <text:p>3681</text:p>
          </table:table-cell>
          <table:table-cell office:value-type="string" office:string-value="Волкова" table:formula="of:=VLOOKUP([.C57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" table:style-name="ce4">
            <text:p>5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773" table:style-name="ce6">
            <text:p>6773</text:p>
          </table:table-cell>
          <table:table-cell office:value-type="string" office:string-value="Пушкина" table:formula="of:=VLOOKUP([.C5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" table:style-name="ce4">
            <text:p>5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569" table:style-name="ce6">
            <text:p>4569</text:p>
          </table:table-cell>
          <table:table-cell office:value-type="string" office:string-value="Пушкина" table:formula="of:=VLOOKUP([.C5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" table:style-name="ce4">
            <text:p>5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889" table:style-name="ce6">
            <text:p>6889</text:p>
          </table:table-cell>
          <table:table-cell office:value-type="string" office:string-value="Пушкина" table:formula="of:=VLOOKUP([.C6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" table:style-name="ce4">
            <text:p>6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181" table:style-name="ce6">
            <text:p>4181</text:p>
          </table:table-cell>
          <table:table-cell office:value-type="string" office:string-value="Пушкина" table:formula="of:=VLOOKUP([.C6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" table:style-name="ce4">
            <text:p>6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840" table:style-name="ce6">
            <text:p>5840</text:p>
          </table:table-cell>
          <table:table-cell office:value-type="string" office:string-value="Пушкина" table:formula="of:=VLOOKUP([.C6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" table:style-name="ce4">
            <text:p>6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565" table:style-name="ce6">
            <text:p>6565</text:p>
          </table:table-cell>
          <table:table-cell office:value-type="string" office:string-value="Пушкина" table:formula="of:=VLOOKUP([.C6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" table:style-name="ce4">
            <text:p>6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855" table:style-name="ce6">
            <text:p>3855</text:p>
          </table:table-cell>
          <table:table-cell office:value-type="string" office:string-value="Гоголя" table:formula="of:=VLOOKUP([.C6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" table:style-name="ce4">
            <text:p>6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180" table:style-name="ce6">
            <text:p>5180</text:p>
          </table:table-cell>
          <table:table-cell office:value-type="string" office:string-value="Гоголя" table:formula="of:=VLOOKUP([.C6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" table:style-name="ce4">
            <text:p>6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584" table:style-name="ce6">
            <text:p>6584</text:p>
          </table:table-cell>
          <table:table-cell office:value-type="string" office:string-value="Гоголя" table:formula="of:=VLOOKUP([.C6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" table:style-name="ce4">
            <text:p>66</text:p>
          </table:table-cell>
          <table:table-cell office:value-type="date" office:date-value="2023-01-01T06:33:00" table:style-name="ce5">
            <text:p>01.01.23 6:33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808" table:style-name="ce6">
            <text:p>5808</text:p>
          </table:table-cell>
          <table:table-cell office:value-type="string" office:string-value="Железнодорожная" table:formula="of:=VLOOKUP([.C6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" table:style-name="ce4">
            <text:p>67</text:p>
          </table:table-cell>
          <table:table-cell office:value-type="date" office:date-value="2023-01-01T09:26:00" table:style-name="ce5">
            <text:p>01.01.23 9:26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296" table:style-name="ce6">
            <text:p>6296</text:p>
          </table:table-cell>
          <table:table-cell office:value-type="string" office:string-value="Гоголя" table:formula="of:=VLOOKUP([.C6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" table:style-name="ce4">
            <text:p>68</text:p>
          </table:table-cell>
          <table:table-cell office:value-type="date" office:date-value="2023-01-01T12:56:00" table:style-name="ce5">
            <text:p>01.01.23 12:56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846" table:style-name="ce6">
            <text:p>2846</text:p>
          </table:table-cell>
          <table:table-cell office:value-type="string" office:string-value="Волкова" table:formula="of:=VLOOKUP([.C69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" table:style-name="ce4">
            <text:p>69</text:p>
          </table:table-cell>
          <table:table-cell office:value-type="date" office:date-value="2023-01-01T18:23:00" table:style-name="ce5">
            <text:p>01.01.23 18:2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65" table:style-name="ce6">
            <text:p>6565</text:p>
          </table:table-cell>
          <table:table-cell office:value-type="string" office:string-value="Железнодорожная" table:formula="of:=VLOOKUP([.C7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" table:style-name="ce4">
            <text:p>70</text:p>
          </table:table-cell>
          <table:table-cell office:value-type="date" office:date-value="2023-01-02T06:01:00" table:style-name="ce5">
            <text:p>02.01.23 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969" table:style-name="ce6">
            <text:p>4969</text:p>
          </table:table-cell>
          <table:table-cell office:value-type="string" office:string-value="Гоголя" table:formula="of:=VLOOKUP([.C7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" table:style-name="ce4">
            <text:p>71</text:p>
          </table:table-cell>
          <table:table-cell office:value-type="date" office:date-value="2023-01-02T21:14:00" table:style-name="ce5">
            <text:p>02.01.23 21:14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385" table:style-name="ce6">
            <text:p>5385</text:p>
          </table:table-cell>
          <table:table-cell office:value-type="string" office:string-value="Пушкина" table:formula="of:=VLOOKUP([.C7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" table:style-name="ce4">
            <text:p>72</text:p>
          </table:table-cell>
          <table:table-cell office:value-type="date" office:date-value="2023-01-03T18:16:00" table:style-name="ce5">
            <text:p>03.01.23 18:16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286" table:style-name="ce6">
            <text:p>4286</text:p>
          </table:table-cell>
          <table:table-cell office:value-type="string" office:string-value="Волкова" table:formula="of:=VLOOKUP([.C73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" table:style-name="ce4">
            <text:p>73</text:p>
          </table:table-cell>
          <table:table-cell office:value-type="date" office:date-value="2023-01-03T23:22:00" table:style-name="ce5">
            <text:p>03.01.23 23:22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681" table:style-name="ce6">
            <text:p>3681</text:p>
          </table:table-cell>
          <table:table-cell office:value-type="string" office:string-value="Волкова" table:formula="of:=VLOOKUP([.C7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" table:style-name="ce4">
            <text:p>74</text:p>
          </table:table-cell>
          <table:table-cell office:value-type="date" office:date-value="2023-01-04T09:31:00" table:style-name="ce5">
            <text:p>04.01.23 9:31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8" table:style-name="ce6">
            <text:p>3288</text:p>
          </table:table-cell>
          <table:table-cell office:value-type="string" office:string-value="Железнодорожная" table:formula="of:=VLOOKUP([.C7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" table:style-name="ce4">
            <text:p>75</text:p>
          </table:table-cell>
          <table:table-cell office:value-type="date" office:date-value="2023-01-04T12:07:00" table:style-name="ce5">
            <text:p>04.01.23 12:0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181" table:style-name="ce6">
            <text:p>4181</text:p>
          </table:table-cell>
          <table:table-cell office:value-type="string" office:string-value="Пушкина" table:formula="of:=VLOOKUP([.C7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" table:style-name="ce4">
            <text:p>76</text:p>
          </table:table-cell>
          <table:table-cell office:value-type="date" office:date-value="2023-01-04T18:28:00" table:style-name="ce5">
            <text:p>04.01.23 1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389" table:style-name="ce6">
            <text:p>3389</text:p>
          </table:table-cell>
          <table:table-cell office:value-type="string" office:string-value="Железнодорожная" table:formula="of:=VLOOKUP([.C7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" table:style-name="ce4">
            <text:p>77</text:p>
          </table:table-cell>
          <table:table-cell office:value-type="date" office:date-value="2023-01-04T21:28:00" table:style-name="ce5">
            <text:p>04.01.23 21:28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97" table:style-name="ce6">
            <text:p>6697</text:p>
          </table:table-cell>
          <table:table-cell office:value-type="string" office:string-value="Гоголя" table:formula="of:=VLOOKUP([.C7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" table:style-name="ce4">
            <text:p>78</text:p>
          </table:table-cell>
          <table:table-cell office:value-type="date" office:date-value="2023-01-05T14:42:00" table:style-name="ce5">
            <text:p>05.01.23 14:42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472" table:style-name="ce6">
            <text:p>5472</text:p>
          </table:table-cell>
          <table:table-cell office:value-type="string" office:string-value="Гоголя" table:formula="of:=VLOOKUP([.C7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" table:style-name="ce4">
            <text:p>79</text:p>
          </table:table-cell>
          <table:table-cell office:value-type="date" office:date-value="2023-01-07T16:10:00" table:style-name="ce5">
            <text:p>07.01.23 16:1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610" table:style-name="ce6">
            <text:p>3610</text:p>
          </table:table-cell>
          <table:table-cell office:value-type="string" office:string-value="Железнодорожная" table:formula="of:=VLOOKUP([.C8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" table:style-name="ce4">
            <text:p>80</text:p>
          </table:table-cell>
          <table:table-cell office:value-type="date" office:date-value="2023-01-07T23:15:00" table:style-name="ce5">
            <text:p>07.01.23 23:15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584" table:style-name="ce6">
            <text:p>6584</text:p>
          </table:table-cell>
          <table:table-cell office:value-type="string" office:string-value="Гоголя" table:formula="of:=VLOOKUP([.C8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" table:style-name="ce4">
            <text:p>81</text:p>
          </table:table-cell>
          <table:table-cell office:value-type="date" office:date-value="2023-01-08T17:47:00" table:style-name="ce5">
            <text:p>08.01.23 17:47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89" table:style-name="ce6">
            <text:p>2889</text:p>
          </table:table-cell>
          <table:table-cell office:value-type="string" office:string-value="Железнодорожная" table:formula="of:=VLOOKUP([.C8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" table:style-name="ce4">
            <text:p>82</text:p>
          </table:table-cell>
          <table:table-cell office:value-type="date" office:date-value="2023-01-08T20:02:00" table:style-name="ce5">
            <text:p>08.01.23 20:02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828" table:style-name="ce6">
            <text:p>5828</text:p>
          </table:table-cell>
          <table:table-cell office:value-type="string" office:string-value="Железнодорожная" table:formula="of:=VLOOKUP([.C8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" table:style-name="ce4">
            <text:p>83</text:p>
          </table:table-cell>
          <table:table-cell office:value-type="date" office:date-value="2023-01-08T23:52:00" table:style-name="ce5">
            <text:p>08.01.23 23:52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45" table:style-name="ce6">
            <text:p>3645</text:p>
          </table:table-cell>
          <table:table-cell office:value-type="string" office:string-value="Железнодорожная" table:formula="of:=VLOOKUP([.C8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" table:style-name="ce4">
            <text:p>84</text:p>
          </table:table-cell>
          <table:table-cell office:value-type="date" office:date-value="2023-01-09T11:15:00" table:style-name="ce5">
            <text:p>09.01.23 11:15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22" table:style-name="ce6">
            <text:p>3822</text:p>
          </table:table-cell>
          <table:table-cell office:value-type="string" office:string-value="Пушкина" table:formula="of:=VLOOKUP([.C8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" table:style-name="ce4">
            <text:p>85</text:p>
          </table:table-cell>
          <table:table-cell office:value-type="date" office:date-value="2023-01-09T23:13:00" table:style-name="ce5">
            <text:p>09.01.23 23:13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03" table:style-name="ce6">
            <text:p>6303</text:p>
          </table:table-cell>
          <table:table-cell office:value-type="string" office:string-value="Железнодорожная" table:formula="of:=VLOOKUP([.C8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" table:style-name="ce4">
            <text:p>86</text:p>
          </table:table-cell>
          <table:table-cell office:value-type="date" office:date-value="2023-01-10T09:05:00" table:style-name="ce5">
            <text:p>10.01.23 9:05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569" table:style-name="ce6">
            <text:p>4569</text:p>
          </table:table-cell>
          <table:table-cell office:value-type="string" office:string-value="Пушкина" table:formula="of:=VLOOKUP([.C8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" table:style-name="ce4">
            <text:p>87</text:p>
          </table:table-cell>
          <table:table-cell office:value-type="date" office:date-value="2023-01-10T15:43:00" table:style-name="ce5">
            <text:p>10.01.23 15:43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855" table:style-name="ce6">
            <text:p>3855</text:p>
          </table:table-cell>
          <table:table-cell office:value-type="string" office:string-value="Гоголя" table:formula="of:=VLOOKUP([.C8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" table:style-name="ce4">
            <text:p>88</text:p>
          </table:table-cell>
          <table:table-cell office:value-type="date" office:date-value="2023-01-10T17:32:00" table:style-name="ce5">
            <text:p>10.01.23 17:32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26" table:style-name="ce6">
            <text:p>5926</text:p>
          </table:table-cell>
          <table:table-cell office:value-type="string" office:string-value="Железнодорожная" table:formula="of:=VLOOKUP([.C8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" table:style-name="ce4">
            <text:p>89</text:p>
          </table:table-cell>
          <table:table-cell office:value-type="date" office:date-value="2023-01-11T09:18:00" table:style-name="ce5">
            <text:p>11.01.23 9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407" table:style-name="ce6">
            <text:p>5407</text:p>
          </table:table-cell>
          <table:table-cell office:value-type="string" office:string-value="Железнодорожная" table:formula="of:=VLOOKUP([.C9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" table:style-name="ce4">
            <text:p>90</text:p>
          </table:table-cell>
          <table:table-cell office:value-type="date" office:date-value="2023-01-11T17:27:00" table:style-name="ce5">
            <text:p>11.01.23 17:2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2809" table:style-name="ce6">
            <text:p>2809</text:p>
          </table:table-cell>
          <table:table-cell office:value-type="string" office:string-value="Пушкина" table:formula="of:=VLOOKUP([.C9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" table:style-name="ce4">
            <text:p>91</text:p>
          </table:table-cell>
          <table:table-cell office:value-type="date" office:date-value="2023-01-11T23:23:00" table:style-name="ce5">
            <text:p>11.01.23 23:23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33" table:style-name="ce6">
            <text:p>5633</text:p>
          </table:table-cell>
          <table:table-cell office:value-type="string" office:string-value="Железнодорожная" table:formula="of:=VLOOKUP([.C9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" table:style-name="ce4">
            <text:p>92</text:p>
          </table:table-cell>
          <table:table-cell office:value-type="date" office:date-value="2023-01-12T10:00:00" table:style-name="ce5">
            <text:p>12.01.23 10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12" table:style-name="ce6">
            <text:p>4312</text:p>
          </table:table-cell>
          <table:table-cell office:value-type="string" office:string-value="Гоголя" table:formula="of:=VLOOKUP([.C9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" table:style-name="ce4">
            <text:p>93</text:p>
          </table:table-cell>
          <table:table-cell office:value-type="date" office:date-value="2023-01-12T17:40:00" table:style-name="ce5">
            <text:p>12.01.23 17:4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330" table:style-name="ce6">
            <text:p>3330</text:p>
          </table:table-cell>
          <table:table-cell office:value-type="string" office:string-value="Железнодорожная" table:formula="of:=VLOOKUP([.C9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" table:style-name="ce4">
            <text:p>94</text:p>
          </table:table-cell>
          <table:table-cell office:value-type="date" office:date-value="2023-01-13T07:35:00" table:style-name="ce5">
            <text:p>13.01.23 7:35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58" table:style-name="ce6">
            <text:p>5958</text:p>
          </table:table-cell>
          <table:table-cell office:value-type="string" office:string-value="Железнодорожная" table:formula="of:=VLOOKUP([.C9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" table:style-name="ce4">
            <text:p>95</text:p>
          </table:table-cell>
          <table:table-cell office:value-type="date" office:date-value="2023-01-13T15:40:00" table:style-name="ce5">
            <text:p>13.01.23 15:4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2815" table:style-name="ce6">
            <text:p>2815</text:p>
          </table:table-cell>
          <table:table-cell office:value-type="string" office:string-value="Пушкина" table:formula="of:=VLOOKUP([.C9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" table:style-name="ce4">
            <text:p>96</text:p>
          </table:table-cell>
          <table:table-cell office:value-type="date" office:date-value="2023-01-13T20:20:00" table:style-name="ce5">
            <text:p>13.01.23 20:2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64" table:style-name="ce6">
            <text:p>6364</text:p>
          </table:table-cell>
          <table:table-cell office:value-type="string" office:string-value="Железнодорожная" table:formula="of:=VLOOKUP([.C9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" table:style-name="ce4">
            <text:p>97</text:p>
          </table:table-cell>
          <table:table-cell office:value-type="date" office:date-value="2023-01-13T23:34:00" table:style-name="ce5">
            <text:p>13.01.23 23:3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249" table:style-name="ce6">
            <text:p>6249</text:p>
          </table:table-cell>
          <table:table-cell office:value-type="string" office:string-value="Железнодорожная" table:formula="of:=VLOOKUP([.C9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" table:style-name="ce4">
            <text:p>98</text:p>
          </table:table-cell>
          <table:table-cell office:value-type="date" office:date-value="2023-01-15T11:50:00" table:style-name="ce5">
            <text:p>15.01.23 11:5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32" table:style-name="ce6">
            <text:p>5532</text:p>
          </table:table-cell>
          <table:table-cell office:value-type="string" office:string-value="Железнодорожная" table:formula="of:=VLOOKUP([.C9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" table:style-name="ce4">
            <text:p>99</text:p>
          </table:table-cell>
          <table:table-cell office:value-type="date" office:date-value="2023-01-15T14:35:00" table:style-name="ce5">
            <text:p>15.01.23 14:35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414" table:style-name="ce6">
            <text:p>5414</text:p>
          </table:table-cell>
          <table:table-cell office:value-type="string" office:string-value="Железнодорожная" table:formula="of:=VLOOKUP([.C10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" table:style-name="ce4">
            <text:p>100</text:p>
          </table:table-cell>
          <table:table-cell office:value-type="date" office:date-value="2023-01-16T19:05:00" table:style-name="ce5">
            <text:p>16.01.23 19:05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828" table:style-name="ce6">
            <text:p>3828</text:p>
          </table:table-cell>
          <table:table-cell office:value-type="string" office:string-value="Железнодорожная" table:formula="of:=VLOOKUP([.C10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" table:style-name="ce4">
            <text:p>101</text:p>
          </table:table-cell>
          <table:table-cell office:value-type="date" office:date-value="2023-01-16T20:02:00" table:style-name="ce5">
            <text:p>16.01.23 20:02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50" table:style-name="ce6">
            <text:p>6550</text:p>
          </table:table-cell>
          <table:table-cell office:value-type="string" office:string-value="Железнодорожная" table:formula="of:=VLOOKUP([.C10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" table:style-name="ce4">
            <text:p>102</text:p>
          </table:table-cell>
          <table:table-cell office:value-type="date" office:date-value="2023-01-17T06:22:00" table:style-name="ce5">
            <text:p>17.01.23 6:22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532" table:style-name="ce6">
            <text:p>3532</text:p>
          </table:table-cell>
          <table:table-cell office:value-type="string" office:string-value="Гоголя" table:formula="of:=VLOOKUP([.C10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" table:style-name="ce4">
            <text:p>103</text:p>
          </table:table-cell>
          <table:table-cell office:value-type="date" office:date-value="2023-01-17T15:47:00" table:style-name="ce5">
            <text:p>17.01.23 15:47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943" table:style-name="ce6">
            <text:p>5943</text:p>
          </table:table-cell>
          <table:table-cell office:value-type="string" office:string-value="Волкова" table:formula="of:=VLOOKUP([.C10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" table:style-name="ce4">
            <text:p>104</text:p>
          </table:table-cell>
          <table:table-cell office:value-type="date" office:date-value="2023-01-17T16:11:00" table:style-name="ce5">
            <text:p>17.01.23 16:11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076" table:style-name="ce6">
            <text:p>3076</text:p>
          </table:table-cell>
          <table:table-cell office:value-type="string" office:string-value="Железнодорожная" table:formula="of:=VLOOKUP([.C10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" table:style-name="ce4">
            <text:p>105</text:p>
          </table:table-cell>
          <table:table-cell office:value-type="date" office:date-value="2023-01-17T19:53:00" table:style-name="ce5">
            <text:p>17.01.23 19:53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262" table:style-name="ce6">
            <text:p>4262</text:p>
          </table:table-cell>
          <table:table-cell office:value-type="string" office:string-value="Гоголя" table:formula="of:=VLOOKUP([.C10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" table:style-name="ce4">
            <text:p>106</text:p>
          </table:table-cell>
          <table:table-cell office:value-type="date" office:date-value="2023-01-18T15:57:00" table:style-name="ce5">
            <text:p>18.01.23 15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877" table:style-name="ce6">
            <text:p>6877</text:p>
          </table:table-cell>
          <table:table-cell office:value-type="string" office:string-value="Гоголя" table:formula="of:=VLOOKUP([.C10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" table:style-name="ce4">
            <text:p>107</text:p>
          </table:table-cell>
          <table:table-cell office:value-type="date" office:date-value="2023-01-18T23:55:00" table:style-name="ce5">
            <text:p>18.01.23 23:55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939" table:style-name="ce6">
            <text:p>2939</text:p>
          </table:table-cell>
          <table:table-cell office:value-type="string" office:string-value="Железнодорожная" table:formula="of:=VLOOKUP([.C10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" table:style-name="ce4">
            <text:p>108</text:p>
          </table:table-cell>
          <table:table-cell office:value-type="date" office:date-value="2023-01-19T10:31:00" table:style-name="ce5">
            <text:p>19.01.23 10:3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609" table:style-name="ce6">
            <text:p>6609</text:p>
          </table:table-cell>
          <table:table-cell office:value-type="string" office:string-value="Железнодорожная" table:formula="of:=VLOOKUP([.C10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" table:style-name="ce4">
            <text:p>109</text:p>
          </table:table-cell>
          <table:table-cell office:value-type="date" office:date-value="2023-01-19T23:51:00" table:style-name="ce5">
            <text:p>19.01.23 23:5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728" table:style-name="ce6">
            <text:p>4728</text:p>
          </table:table-cell>
          <table:table-cell office:value-type="string" office:string-value="Железнодорожная" table:formula="of:=VLOOKUP([.C11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" table:style-name="ce4">
            <text:p>110</text:p>
          </table:table-cell>
          <table:table-cell office:value-type="date" office:date-value="2023-01-20T12:37:00" table:style-name="ce5">
            <text:p>20.01.23 12:37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715" table:style-name="ce6">
            <text:p>4715</text:p>
          </table:table-cell>
          <table:table-cell office:value-type="string" office:string-value="Железнодорожная" table:formula="of:=VLOOKUP([.C11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" table:style-name="ce4">
            <text:p>111</text:p>
          </table:table-cell>
          <table:table-cell office:value-type="date" office:date-value="2023-01-20T15:32:00" table:style-name="ce5">
            <text:p>20.01.23 15:32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80" table:style-name="ce6">
            <text:p>5680</text:p>
          </table:table-cell>
          <table:table-cell office:value-type="string" office:string-value="Железнодорожная" table:formula="of:=VLOOKUP([.C11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" table:style-name="ce4">
            <text:p>112</text:p>
          </table:table-cell>
          <table:table-cell office:value-type="date" office:date-value="2023-01-20T15:46:00" table:style-name="ce5">
            <text:p>20.01.23 15:4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458" table:style-name="ce6">
            <text:p>4458</text:p>
          </table:table-cell>
          <table:table-cell office:value-type="string" office:string-value="Гоголя" table:formula="of:=VLOOKUP([.C11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" table:style-name="ce4">
            <text:p>113</text:p>
          </table:table-cell>
          <table:table-cell office:value-type="date" office:date-value="2023-01-22T06:19:00" table:style-name="ce5">
            <text:p>22.01.23 6:19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19" table:style-name="ce6">
            <text:p>6519</text:p>
          </table:table-cell>
          <table:table-cell office:value-type="string" office:string-value="Гоголя" table:formula="of:=VLOOKUP([.C11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" table:style-name="ce4">
            <text:p>114</text:p>
          </table:table-cell>
          <table:table-cell office:value-type="date" office:date-value="2023-01-22T12:37:00" table:style-name="ce5">
            <text:p>22.01.23 12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2" table:style-name="ce6">
            <text:p>3282</text:p>
          </table:table-cell>
          <table:table-cell office:value-type="string" office:string-value="Железнодорожная" table:formula="of:=VLOOKUP([.C11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" table:style-name="ce4">
            <text:p>115</text:p>
          </table:table-cell>
          <table:table-cell office:value-type="date" office:date-value="2023-01-22T13:08:00" table:style-name="ce5">
            <text:p>22.01.23 13:08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889" table:style-name="ce6">
            <text:p>6889</text:p>
          </table:table-cell>
          <table:table-cell office:value-type="string" office:string-value="Пушкина" table:formula="of:=VLOOKUP([.C11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" table:style-name="ce4">
            <text:p>116</text:p>
          </table:table-cell>
          <table:table-cell office:value-type="date" office:date-value="2023-01-23T10:51:00" table:style-name="ce5">
            <text:p>23.01.23 10:51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360" table:style-name="ce6">
            <text:p>4360</text:p>
          </table:table-cell>
          <table:table-cell office:value-type="string" office:string-value="Волкова" table:formula="of:=VLOOKUP([.C117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" table:style-name="ce4">
            <text:p>117</text:p>
          </table:table-cell>
          <table:table-cell office:value-type="date" office:date-value="2023-01-23T23:34:00" table:style-name="ce5">
            <text:p>23.01.23 23:3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440" table:style-name="ce6">
            <text:p>6440</text:p>
          </table:table-cell>
          <table:table-cell office:value-type="string" office:string-value="Железнодорожная" table:formula="of:=VLOOKUP([.C11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" table:style-name="ce4">
            <text:p>118</text:p>
          </table:table-cell>
          <table:table-cell office:value-type="date" office:date-value="2023-01-24T06:39:00" table:style-name="ce5">
            <text:p>24.01.23 6:39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840" table:style-name="ce6">
            <text:p>5840</text:p>
          </table:table-cell>
          <table:table-cell office:value-type="string" office:string-value="Пушкина" table:formula="of:=VLOOKUP([.C11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date" office:date-value="2023-01-24T19:01:00" table:style-name="ce5">
            <text:p>24.01.23 19:01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766" table:style-name="ce6">
            <text:p>4766</text:p>
          </table:table-cell>
          <table:table-cell office:value-type="string" office:string-value="Железнодорожная" table:formula="of:=VLOOKUP([.C12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" table:style-name="ce4">
            <text:p>120</text:p>
          </table:table-cell>
          <table:table-cell office:value-type="date" office:date-value="2023-01-25T07:53:00" table:style-name="ce5">
            <text:p>25.01.23 7:5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96" table:style-name="ce6">
            <text:p>5196</text:p>
          </table:table-cell>
          <table:table-cell office:value-type="string" office:string-value="Железнодорожная" table:formula="of:=VLOOKUP([.C12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" table:style-name="ce4">
            <text:p>121</text:p>
          </table:table-cell>
          <table:table-cell office:value-type="date" office:date-value="2023-01-27T11:19:00" table:style-name="ce5">
            <text:p>27.01.23 11:19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565" table:style-name="ce6">
            <text:p>6565</text:p>
          </table:table-cell>
          <table:table-cell office:value-type="string" office:string-value="Пушкина" table:formula="of:=VLOOKUP([.C12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" table:style-name="ce4">
            <text:p>122</text:p>
          </table:table-cell>
          <table:table-cell office:value-type="date" office:date-value="2023-01-27T14:27:00" table:style-name="ce5">
            <text:p>27.01.23 14:27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803" table:style-name="ce6">
            <text:p>6803</text:p>
          </table:table-cell>
          <table:table-cell office:value-type="string" office:string-value="Железнодорожная" table:formula="of:=VLOOKUP([.C12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" table:style-name="ce4">
            <text:p>123</text:p>
          </table:table-cell>
          <table:table-cell office:value-type="date" office:date-value="2023-01-27T19:15:00" table:style-name="ce5">
            <text:p>27.01.23 19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98" table:style-name="ce6">
            <text:p>4498</text:p>
          </table:table-cell>
          <table:table-cell office:value-type="string" office:string-value="Железнодорожная" table:formula="of:=VLOOKUP([.C12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" table:style-name="ce4">
            <text:p>124</text:p>
          </table:table-cell>
          <table:table-cell office:value-type="date" office:date-value="2023-01-28T06:01:00" table:style-name="ce5">
            <text:p>28.01.23 6:0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089" table:style-name="ce6">
            <text:p>3089</text:p>
          </table:table-cell>
          <table:table-cell office:value-type="string" office:string-value="Железнодорожная" table:formula="of:=VLOOKUP([.C12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" table:style-name="ce4">
            <text:p>125</text:p>
          </table:table-cell>
          <table:table-cell office:value-type="date" office:date-value="2023-01-28T07:13:00" table:style-name="ce5">
            <text:p>28.01.23 7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773" table:style-name="ce6">
            <text:p>6773</text:p>
          </table:table-cell>
          <table:table-cell office:value-type="string" office:string-value="Пушкина" table:formula="of:=VLOOKUP([.C12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" table:style-name="ce4">
            <text:p>126</text:p>
          </table:table-cell>
          <table:table-cell office:value-type="date" office:date-value="2023-01-28T15:32:00" table:style-name="ce5">
            <text:p>28.01.23 15:32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650" table:style-name="ce6">
            <text:p>3650</text:p>
          </table:table-cell>
          <table:table-cell office:value-type="string" office:string-value="Гоголя" table:formula="of:=VLOOKUP([.C12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table:style-name="ce4">
            <text:p>127</text:p>
          </table:table-cell>
          <table:table-cell office:value-type="date" office:date-value="2023-01-28T15:33:00" table:style-name="ce5">
            <text:p>28.01.23 15:33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462" table:style-name="ce6">
            <text:p>6462</text:p>
          </table:table-cell>
          <table:table-cell office:value-type="string" office:string-value="Железнодорожная" table:formula="of:=VLOOKUP([.C12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" table:style-name="ce4">
            <text:p>128</text:p>
          </table:table-cell>
          <table:table-cell office:value-type="date" office:date-value="2023-01-28T15:53:00" table:style-name="ce5">
            <text:p>28.01.23 15:53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782" table:style-name="ce6">
            <text:p>5782</text:p>
          </table:table-cell>
          <table:table-cell office:value-type="string" office:string-value="Волкова" table:formula="of:=VLOOKUP([.C129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" table:style-name="ce4">
            <text:p>12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524" table:style-name="ce6">
            <text:p>3524</text:p>
          </table:table-cell>
          <table:table-cell office:value-type="string" office:string-value="Волкова" table:formula="of:=VLOOKUP([.C130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" table:style-name="ce4">
            <text:p>13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562" table:style-name="ce6">
            <text:p>5562</text:p>
          </table:table-cell>
          <table:table-cell office:value-type="string" office:string-value="Гоголя" table:formula="of:=VLOOKUP([.C13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" table:style-name="ce4">
            <text:p>13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594" table:style-name="ce6">
            <text:p>3594</text:p>
          </table:table-cell>
          <table:table-cell office:value-type="string" office:string-value="Гоголя" table:formula="of:=VLOOKUP([.C13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" table:style-name="ce4">
            <text:p>13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05" table:style-name="ce6">
            <text:p>4805</text:p>
          </table:table-cell>
          <table:table-cell office:value-type="string" office:string-value="Гоголя" table:formula="of:=VLOOKUP([.C13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" table:style-name="ce4">
            <text:p>13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375" table:style-name="ce6">
            <text:p>4375</text:p>
          </table:table-cell>
          <table:table-cell office:value-type="string" office:string-value="Гоголя" table:formula="of:=VLOOKUP([.C13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" table:style-name="ce4">
            <text:p>13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264" table:style-name="ce6">
            <text:p>4264</text:p>
          </table:table-cell>
          <table:table-cell office:value-type="string" office:string-value="Гоголя" table:formula="of:=VLOOKUP([.C13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" table:style-name="ce4">
            <text:p>13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981" table:style-name="ce6">
            <text:p>5981</text:p>
          </table:table-cell>
          <table:table-cell office:value-type="string" office:string-value="Гоголя" table:formula="of:=VLOOKUP([.C13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" table:style-name="ce4">
            <text:p>13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920" table:style-name="ce6">
            <text:p>3920</text:p>
          </table:table-cell>
          <table:table-cell office:value-type="string" office:string-value="Гоголя" table:formula="of:=VLOOKUP([.C13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" table:style-name="ce4">
            <text:p>13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190" table:style-name="ce6">
            <text:p>4190</text:p>
          </table:table-cell>
          <table:table-cell office:value-type="string" office:string-value="Гоголя" table:formula="of:=VLOOKUP([.C13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" table:style-name="ce4">
            <text:p>13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227" table:style-name="ce6">
            <text:p>4227</text:p>
          </table:table-cell>
          <table:table-cell office:value-type="string" office:string-value="Гоголя" table:formula="of:=VLOOKUP([.C13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" table:style-name="ce4">
            <text:p>13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41" table:style-name="ce6">
            <text:p>4041</text:p>
          </table:table-cell>
          <table:table-cell office:value-type="string" office:string-value="Гоголя" table:formula="of:=VLOOKUP([.C14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" table:style-name="ce4">
            <text:p>14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803" table:style-name="ce6">
            <text:p>6803</text:p>
          </table:table-cell>
          <table:table-cell office:value-type="string" office:string-value="Волкова" table:formula="of:=VLOOKUP([.C14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" table:style-name="ce4">
            <text:p>14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89" table:style-name="ce6">
            <text:p>6389</text:p>
          </table:table-cell>
          <table:table-cell office:value-type="string" office:string-value="Гоголя" table:formula="of:=VLOOKUP([.C14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" table:style-name="ce4">
            <text:p>14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97" table:style-name="ce6">
            <text:p>6197</text:p>
          </table:table-cell>
          <table:table-cell office:value-type="string" office:string-value="Гоголя" table:formula="of:=VLOOKUP([.C14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" table:style-name="ce4">
            <text:p>14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265" table:style-name="ce6">
            <text:p>5265</text:p>
          </table:table-cell>
          <table:table-cell office:value-type="string" office:string-value="Железнодорожная" table:formula="of:=VLOOKUP([.C14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" table:style-name="ce4">
            <text:p>14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516" table:style-name="ce6">
            <text:p>5516</text:p>
          </table:table-cell>
          <table:table-cell office:value-type="string" office:string-value="Железнодорожная" table:formula="of:=VLOOKUP([.C14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" table:style-name="ce4">
            <text:p>14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94" table:style-name="ce6">
            <text:p>5894</text:p>
          </table:table-cell>
          <table:table-cell office:value-type="string" office:string-value="Железнодорожная" table:formula="of:=VLOOKUP([.C14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" table:style-name="ce4">
            <text:p>14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191" table:style-name="ce6">
            <text:p>4191</text:p>
          </table:table-cell>
          <table:table-cell office:value-type="string" office:string-value="Железнодорожная" table:formula="of:=VLOOKUP([.C14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" table:style-name="ce4">
            <text:p>14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91" table:style-name="ce6">
            <text:p>6591</text:p>
          </table:table-cell>
          <table:table-cell office:value-type="string" office:string-value="Железнодорожная" table:formula="of:=VLOOKUP([.C14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" table:style-name="ce4">
            <text:p>14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025" table:style-name="ce6">
            <text:p>5025</text:p>
          </table:table-cell>
          <table:table-cell office:value-type="string" office:string-value="Железнодорожная" table:formula="of:=VLOOKUP([.C14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" table:style-name="ce4">
            <text:p>14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07" table:style-name="ce6">
            <text:p>5907</text:p>
          </table:table-cell>
          <table:table-cell office:value-type="string" office:string-value="Железнодорожная" table:formula="of:=VLOOKUP([.C15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" table:style-name="ce4">
            <text:p>15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51" table:style-name="ce6">
            <text:p>3551</text:p>
          </table:table-cell>
          <table:table-cell office:value-type="string" office:string-value="Железнодорожная" table:formula="of:=VLOOKUP([.C15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" table:style-name="ce4">
            <text:p>15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69" table:style-name="ce6">
            <text:p>3869</text:p>
          </table:table-cell>
          <table:table-cell office:value-type="string" office:string-value="Волкова" table:formula="of:=VLOOKUP([.C152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" table:style-name="ce4">
            <text:p>15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35" table:style-name="ce6">
            <text:p>5935</text:p>
          </table:table-cell>
          <table:table-cell office:value-type="string" office:string-value="Железнодорожная" table:formula="of:=VLOOKUP([.C15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" table:style-name="ce4">
            <text:p>15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25" table:style-name="ce6">
            <text:p>3625</text:p>
          </table:table-cell>
          <table:table-cell office:value-type="string" office:string-value="Железнодорожная" table:formula="of:=VLOOKUP([.C15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" table:style-name="ce4">
            <text:p>15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201" table:style-name="ce6">
            <text:p>6201</text:p>
          </table:table-cell>
          <table:table-cell office:value-type="string" office:string-value="Железнодорожная" table:formula="of:=VLOOKUP([.C15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" table:style-name="ce4">
            <text:p>15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457" table:style-name="ce6">
            <text:p>5457</text:p>
          </table:table-cell>
          <table:table-cell office:value-type="string" office:string-value="Железнодорожная" table:formula="of:=VLOOKUP([.C15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" table:style-name="ce4">
            <text:p>15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840" table:style-name="ce6">
            <text:p>4840</text:p>
          </table:table-cell>
          <table:table-cell office:value-type="string" office:string-value="Железнодорожная" table:formula="of:=VLOOKUP([.C15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" table:style-name="ce4">
            <text:p>15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94" table:style-name="ce6">
            <text:p>5994</text:p>
          </table:table-cell>
          <table:table-cell office:value-type="string" office:string-value="Железнодорожная" table:formula="of:=VLOOKUP([.C15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" table:style-name="ce4">
            <text:p>15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11" table:style-name="ce6">
            <text:p>6511</text:p>
          </table:table-cell>
          <table:table-cell office:value-type="string" office:string-value="Железнодорожная" table:formula="of:=VLOOKUP([.C15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" table:style-name="ce4">
            <text:p>15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644" table:style-name="ce6">
            <text:p>4644</text:p>
          </table:table-cell>
          <table:table-cell office:value-type="string" office:string-value="Железнодорожная" table:formula="of:=VLOOKUP([.C16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" table:style-name="ce4">
            <text:p>16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96" table:style-name="ce6">
            <text:p>5196</text:p>
          </table:table-cell>
          <table:table-cell office:value-type="string" office:string-value="Железнодорожная" table:formula="of:=VLOOKUP([.C16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" table:style-name="ce4">
            <text:p>16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12" table:style-name="ce6">
            <text:p>3912</text:p>
          </table:table-cell>
          <table:table-cell office:value-type="string" office:string-value="Железнодорожная" table:formula="of:=VLOOKUP([.C16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" table:style-name="ce4">
            <text:p>16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826" table:style-name="ce6">
            <text:p>2826</text:p>
          </table:table-cell>
          <table:table-cell office:value-type="string" office:string-value="Волкова" table:formula="of:=VLOOKUP([.C163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" table:style-name="ce4">
            <text:p>16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62" table:style-name="ce6">
            <text:p>6562</text:p>
          </table:table-cell>
          <table:table-cell office:value-type="string" office:string-value="Железнодорожная" table:formula="of:=VLOOKUP([.C16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" table:style-name="ce4">
            <text:p>16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65" table:style-name="ce6">
            <text:p>6065</text:p>
          </table:table-cell>
          <table:table-cell office:value-type="string" office:string-value="Железнодорожная" table:formula="of:=VLOOKUP([.C16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" table:style-name="ce4">
            <text:p>16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679" table:style-name="ce6">
            <text:p>4679</text:p>
          </table:table-cell>
          <table:table-cell office:value-type="string" office:string-value="Железнодорожная" table:formula="of:=VLOOKUP([.C16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" table:style-name="ce4">
            <text:p>16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212" table:style-name="ce6">
            <text:p>4212</text:p>
          </table:table-cell>
          <table:table-cell office:value-type="string" office:string-value="Железнодорожная" table:formula="of:=VLOOKUP([.C16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39" table:style-name="ce6">
            <text:p>4039</text:p>
          </table:table-cell>
          <table:table-cell office:value-type="string" office:string-value="Железнодорожная" table:formula="of:=VLOOKUP([.C16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" table:style-name="ce4">
            <text:p>16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2" table:style-name="ce6">
            <text:p>6312</text:p>
          </table:table-cell>
          <table:table-cell office:value-type="string" office:string-value="Железнодорожная" table:formula="of:=VLOOKUP([.C16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" table:style-name="ce4">
            <text:p>16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50" table:style-name="ce6">
            <text:p>4950</text:p>
          </table:table-cell>
          <table:table-cell office:value-type="string" office:string-value="Железнодорожная" table:formula="of:=VLOOKUP([.C17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" table:style-name="ce4">
            <text:p>17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64" table:style-name="ce6">
            <text:p>3564</text:p>
          </table:table-cell>
          <table:table-cell office:value-type="string" office:string-value="Железнодорожная" table:formula="of:=VLOOKUP([.C17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" table:style-name="ce4">
            <text:p>17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25" table:style-name="ce6">
            <text:p>5125</text:p>
          </table:table-cell>
          <table:table-cell office:value-type="string" office:string-value="Железнодорожная" table:formula="of:=VLOOKUP([.C17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" table:style-name="ce4">
            <text:p>17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7" table:style-name="ce6">
            <text:p>6317</text:p>
          </table:table-cell>
          <table:table-cell office:value-type="string" office:string-value="Железнодорожная" table:formula="of:=VLOOKUP([.C17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" table:style-name="ce4">
            <text:p>17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345" table:style-name="ce6">
            <text:p>4345</text:p>
          </table:table-cell>
          <table:table-cell office:value-type="string" office:string-value="Волкова" table:formula="of:=VLOOKUP([.C17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" table:style-name="ce4">
            <text:p>17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46" table:style-name="ce6">
            <text:p>5546</text:p>
          </table:table-cell>
          <table:table-cell office:value-type="string" office:string-value="Железнодорожная" table:formula="of:=VLOOKUP([.C17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" table:style-name="ce4">
            <text:p>17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398" table:style-name="ce6">
            <text:p>4398</text:p>
          </table:table-cell>
          <table:table-cell office:value-type="string" office:string-value="Железнодорожная" table:formula="of:=VLOOKUP([.C17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" table:style-name="ce4">
            <text:p>17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50" table:style-name="ce6">
            <text:p>3650</text:p>
          </table:table-cell>
          <table:table-cell office:value-type="string" office:string-value="Железнодорожная" table:formula="of:=VLOOKUP([.C17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" table:style-name="ce4">
            <text:p>17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190" table:style-name="ce6">
            <text:p>3190</text:p>
          </table:table-cell>
          <table:table-cell office:value-type="string" office:string-value="Железнодорожная" table:formula="of:=VLOOKUP([.C17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" table:style-name="ce4">
            <text:p>17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219" table:style-name="ce6">
            <text:p>5219</text:p>
          </table:table-cell>
          <table:table-cell office:value-type="string" office:string-value="Железнодорожная" table:formula="of:=VLOOKUP([.C17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" table:style-name="ce4">
            <text:p>17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847" table:style-name="ce6">
            <text:p>3847</text:p>
          </table:table-cell>
          <table:table-cell office:value-type="string" office:string-value="Железнодорожная" table:formula="of:=VLOOKUP([.C18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" table:style-name="ce4">
            <text:p>18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120" table:style-name="ce6">
            <text:p>3120</text:p>
          </table:table-cell>
          <table:table-cell office:value-type="string" office:string-value="Пушкина" table:formula="of:=VLOOKUP([.C18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" table:style-name="ce4">
            <text:p>18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659" table:style-name="ce6">
            <text:p>6659</text:p>
          </table:table-cell>
          <table:table-cell office:value-type="string" office:string-value="Пушкина" table:formula="of:=VLOOKUP([.C18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" table:style-name="ce4">
            <text:p>18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558" table:style-name="ce6">
            <text:p>5558</text:p>
          </table:table-cell>
          <table:table-cell office:value-type="string" office:string-value="Пушкина" table:formula="of:=VLOOKUP([.C18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" table:style-name="ce4">
            <text:p>18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351" table:style-name="ce6">
            <text:p>5351</text:p>
          </table:table-cell>
          <table:table-cell office:value-type="string" office:string-value="Пушкина" table:formula="of:=VLOOKUP([.C18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" table:style-name="ce4">
            <text:p>18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30" table:style-name="ce6">
            <text:p>3830</text:p>
          </table:table-cell>
          <table:table-cell office:value-type="string" office:string-value="Волкова" table:formula="of:=VLOOKUP([.C185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" table:style-name="ce4">
            <text:p>18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544" table:style-name="ce6">
            <text:p>3544</text:p>
          </table:table-cell>
          <table:table-cell office:value-type="string" office:string-value="Пушкина" table:formula="of:=VLOOKUP([.C18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" table:style-name="ce4">
            <text:p>18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553" table:style-name="ce6">
            <text:p>6553</text:p>
          </table:table-cell>
          <table:table-cell office:value-type="string" office:string-value="Пушкина" table:formula="of:=VLOOKUP([.C18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" table:style-name="ce4">
            <text:p>18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042" table:style-name="ce6">
            <text:p>4042</text:p>
          </table:table-cell>
          <table:table-cell office:value-type="string" office:string-value="Пушкина" table:formula="of:=VLOOKUP([.C18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" table:style-name="ce4">
            <text:p>18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65" table:style-name="ce6">
            <text:p>3865</text:p>
          </table:table-cell>
          <table:table-cell office:value-type="string" office:string-value="Пушкина" table:formula="of:=VLOOKUP([.C18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" table:style-name="ce4">
            <text:p>18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815" table:style-name="ce6">
            <text:p>5815</text:p>
          </table:table-cell>
          <table:table-cell office:value-type="string" office:string-value="Пушкина" table:formula="of:=VLOOKUP([.C19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" table:style-name="ce4">
            <text:p>19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002" table:style-name="ce6">
            <text:p>3002</text:p>
          </table:table-cell>
          <table:table-cell office:value-type="string" office:string-value="Пушкина" table:formula="of:=VLOOKUP([.C19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" table:style-name="ce4">
            <text:p>19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368" table:style-name="ce6">
            <text:p>3368</text:p>
          </table:table-cell>
          <table:table-cell office:value-type="string" office:string-value="Гоголя" table:formula="of:=VLOOKUP([.C19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" table:style-name="ce4">
            <text:p>19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958" table:style-name="ce6">
            <text:p>6958</text:p>
          </table:table-cell>
          <table:table-cell office:value-type="string" office:string-value="Гоголя" table:formula="of:=VLOOKUP([.C19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" table:style-name="ce4">
            <text:p>19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909" table:style-name="ce6">
            <text:p>5909</text:p>
          </table:table-cell>
          <table:table-cell office:value-type="string" office:string-value="Гоголя" table:formula="of:=VLOOKUP([.C19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" table:style-name="ce4">
            <text:p>194</text:p>
          </table:table-cell>
          <table:table-cell office:value-type="date" office:date-value="2023-02-01T07:37:00" table:style-name="ce5">
            <text:p>01.02.23 7:37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46" table:style-name="ce6">
            <text:p>5546</text:p>
          </table:table-cell>
          <table:table-cell office:value-type="string" office:string-value="Железнодорожная" table:formula="of:=VLOOKUP([.C19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" table:style-name="ce4">
            <text:p>195</text:p>
          </table:table-cell>
          <table:table-cell office:value-type="date" office:date-value="2023-02-01T09:56:00" table:style-name="ce5">
            <text:p>01.02.23 9:56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351" table:style-name="ce6">
            <text:p>5351</text:p>
          </table:table-cell>
          <table:table-cell office:value-type="string" office:string-value="Пушкина" table:formula="of:=VLOOKUP([.C19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" table:style-name="ce4">
            <text:p>196</text:p>
          </table:table-cell>
          <table:table-cell office:value-type="date" office:date-value="2023-02-01T12:12:00" table:style-name="ce5">
            <text:p>01.02.23 12:1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847" table:style-name="ce6">
            <text:p>3847</text:p>
          </table:table-cell>
          <table:table-cell office:value-type="string" office:string-value="Железнодорожная" table:formula="of:=VLOOKUP([.C19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" table:style-name="ce4">
            <text:p>197</text:p>
          </table:table-cell>
          <table:table-cell office:value-type="date" office:date-value="2023-02-02T11:56:00" table:style-name="ce5">
            <text:p>02.02.23 11:5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981" table:style-name="ce6">
            <text:p>5981</text:p>
          </table:table-cell>
          <table:table-cell office:value-type="string" office:string-value="Гоголя" table:formula="of:=VLOOKUP([.C19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" table:style-name="ce4">
            <text:p>198</text:p>
          </table:table-cell>
          <table:table-cell office:value-type="date" office:date-value="2023-02-02T12:26:00" table:style-name="ce5">
            <text:p>02.02.23 12:26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64" table:style-name="ce6">
            <text:p>3564</text:p>
          </table:table-cell>
          <table:table-cell office:value-type="string" office:string-value="Железнодорожная" table:formula="of:=VLOOKUP([.C19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" table:style-name="ce4">
            <text:p>199</text:p>
          </table:table-cell>
          <table:table-cell office:value-type="date" office:date-value="2023-02-03T17:55:00" table:style-name="ce5">
            <text:p>03.02.23 17:55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65" table:style-name="ce6">
            <text:p>3865</text:p>
          </table:table-cell>
          <table:table-cell office:value-type="string" office:string-value="Пушкина" table:formula="of:=VLOOKUP([.C20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" table:style-name="ce4">
            <text:p>200</text:p>
          </table:table-cell>
          <table:table-cell office:value-type="date" office:date-value="2023-02-06T10:27:00" table:style-name="ce5">
            <text:p>06.02.23 10:27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457" table:style-name="ce6">
            <text:p>5457</text:p>
          </table:table-cell>
          <table:table-cell office:value-type="string" office:string-value="Железнодорожная" table:formula="of:=VLOOKUP([.C20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date" office:date-value="2023-02-07T07:18:00" table:style-name="ce5">
            <text:p>07.02.23 7:18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39" table:style-name="ce6">
            <text:p>4039</text:p>
          </table:table-cell>
          <table:table-cell office:value-type="string" office:string-value="Железнодорожная" table:formula="of:=VLOOKUP([.C20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" table:style-name="ce4">
            <text:p>202</text:p>
          </table:table-cell>
          <table:table-cell office:value-type="date" office:date-value="2023-02-07T09:21:00" table:style-name="ce5">
            <text:p>07.02.23 9:2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659" table:style-name="ce6">
            <text:p>6659</text:p>
          </table:table-cell>
          <table:table-cell office:value-type="string" office:string-value="Пушкина" table:formula="of:=VLOOKUP([.C20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" table:style-name="ce4">
            <text:p>203</text:p>
          </table:table-cell>
          <table:table-cell office:value-type="date" office:date-value="2023-02-08T16:06:00" table:style-name="ce5">
            <text:p>08.02.23 16:0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30" table:style-name="ce6">
            <text:p>3830</text:p>
          </table:table-cell>
          <table:table-cell office:value-type="string" office:string-value="Волкова" table:formula="of:=VLOOKUP([.C20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" table:style-name="ce4">
            <text:p>204</text:p>
          </table:table-cell>
          <table:table-cell office:value-type="date" office:date-value="2023-02-09T13:09:00" table:style-name="ce5">
            <text:p>09.02.23 13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227" table:style-name="ce6">
            <text:p>4227</text:p>
          </table:table-cell>
          <table:table-cell office:value-type="string" office:string-value="Гоголя" table:formula="of:=VLOOKUP([.C20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" table:style-name="ce4">
            <text:p>205</text:p>
          </table:table-cell>
          <table:table-cell office:value-type="date" office:date-value="2023-02-09T16:16:00" table:style-name="ce5">
            <text:p>09.02.23 16:16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958" table:style-name="ce6">
            <text:p>6958</text:p>
          </table:table-cell>
          <table:table-cell office:value-type="string" office:string-value="Гоголя" table:formula="of:=VLOOKUP([.C20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" table:style-name="ce4">
            <text:p>206</text:p>
          </table:table-cell>
          <table:table-cell office:value-type="date" office:date-value="2023-02-09T18:35:00" table:style-name="ce5">
            <text:p>09.02.23 18:3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2" table:style-name="ce6">
            <text:p>6312</text:p>
          </table:table-cell>
          <table:table-cell office:value-type="string" office:string-value="Железнодорожная" table:formula="of:=VLOOKUP([.C20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" table:style-name="ce4">
            <text:p>207</text:p>
          </table:table-cell>
          <table:table-cell office:value-type="date" office:date-value="2023-02-09T18:57:00" table:style-name="ce5">
            <text:p>09.02.23 18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120" table:style-name="ce6">
            <text:p>3120</text:p>
          </table:table-cell>
          <table:table-cell office:value-type="string" office:string-value="Пушкина" table:formula="of:=VLOOKUP([.C20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" table:style-name="ce4">
            <text:p>208</text:p>
          </table:table-cell>
          <table:table-cell office:value-type="date" office:date-value="2023-02-09T19:59:00" table:style-name="ce5">
            <text:p>09.02.23 19:59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909" table:style-name="ce6">
            <text:p>5909</text:p>
          </table:table-cell>
          <table:table-cell office:value-type="string" office:string-value="Гоголя" table:formula="of:=VLOOKUP([.C20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" table:style-name="ce4">
            <text:p>209</text:p>
          </table:table-cell>
          <table:table-cell office:value-type="date" office:date-value="2023-02-10T06:58:00" table:style-name="ce5">
            <text:p>10.02.23 6:58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201" table:style-name="ce6">
            <text:p>6201</text:p>
          </table:table-cell>
          <table:table-cell office:value-type="string" office:string-value="Железнодорожная" table:formula="of:=VLOOKUP([.C21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" table:style-name="ce4">
            <text:p>210</text:p>
          </table:table-cell>
          <table:table-cell office:value-type="date" office:date-value="2023-02-10T07:02:00" table:style-name="ce5">
            <text:p>10.02.23 7:02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91" table:style-name="ce6">
            <text:p>6591</text:p>
          </table:table-cell>
          <table:table-cell office:value-type="string" office:string-value="Железнодорожная" table:formula="of:=VLOOKUP([.C21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" table:style-name="ce4">
            <text:p>211</text:p>
          </table:table-cell>
          <table:table-cell office:value-type="date" office:date-value="2023-02-10T09:56:00" table:style-name="ce5">
            <text:p>10.02.23 9:56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94" table:style-name="ce6">
            <text:p>5994</text:p>
          </table:table-cell>
          <table:table-cell office:value-type="string" office:string-value="Железнодорожная" table:formula="of:=VLOOKUP([.C21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" table:style-name="ce4">
            <text:p>212</text:p>
          </table:table-cell>
          <table:table-cell office:value-type="date" office:date-value="2023-02-10T12:48:00" table:style-name="ce5">
            <text:p>10.02.23 12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025" table:style-name="ce6">
            <text:p>5025</text:p>
          </table:table-cell>
          <table:table-cell office:value-type="string" office:string-value="Железнодорожная" table:formula="of:=VLOOKUP([.C21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" table:style-name="ce4">
            <text:p>213</text:p>
          </table:table-cell>
          <table:table-cell office:value-type="date" office:date-value="2023-02-11T19:33:00" table:style-name="ce5">
            <text:p>11.02.23 19:33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212" table:style-name="ce6">
            <text:p>4212</text:p>
          </table:table-cell>
          <table:table-cell office:value-type="string" office:string-value="Железнодорожная" table:formula="of:=VLOOKUP([.C21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" table:style-name="ce4">
            <text:p>214</text:p>
          </table:table-cell>
          <table:table-cell office:value-type="date" office:date-value="2023-02-11T23:54:00" table:style-name="ce5">
            <text:p>11.02.23 23:54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51" table:style-name="ce6">
            <text:p>3551</text:p>
          </table:table-cell>
          <table:table-cell office:value-type="string" office:string-value="Железнодорожная" table:formula="of:=VLOOKUP([.C21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" table:style-name="ce4">
            <text:p>215</text:p>
          </table:table-cell>
          <table:table-cell office:value-type="date" office:date-value="2023-02-12T17:27:00" table:style-name="ce5">
            <text:p>12.02.23 17:2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89" table:style-name="ce6">
            <text:p>6389</text:p>
          </table:table-cell>
          <table:table-cell office:value-type="string" office:string-value="Гоголя" table:formula="of:=VLOOKUP([.C21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" table:style-name="ce4">
            <text:p>216</text:p>
          </table:table-cell>
          <table:table-cell office:value-type="date" office:date-value="2023-02-12T21:34:00" table:style-name="ce5">
            <text:p>12.02.23 21:34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62" table:style-name="ce6">
            <text:p>6562</text:p>
          </table:table-cell>
          <table:table-cell office:value-type="string" office:string-value="Железнодорожная" table:formula="of:=VLOOKUP([.C21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" table:style-name="ce4">
            <text:p>217</text:p>
          </table:table-cell>
          <table:table-cell office:value-type="date" office:date-value="2023-02-12T21:38:00" table:style-name="ce5">
            <text:p>12.02.23 21:38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96" table:style-name="ce6">
            <text:p>5196</text:p>
          </table:table-cell>
          <table:table-cell office:value-type="string" office:string-value="Железнодорожная" table:formula="of:=VLOOKUP([.C21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" table:style-name="ce4">
            <text:p>218</text:p>
          </table:table-cell>
          <table:table-cell office:value-type="date" office:date-value="2023-02-13T13:50:00" table:style-name="ce5">
            <text:p>13.02.23 13:5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562" table:style-name="ce6">
            <text:p>5562</text:p>
          </table:table-cell>
          <table:table-cell office:value-type="string" office:string-value="Гоголя" table:formula="of:=VLOOKUP([.C21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" table:style-name="ce4">
            <text:p>219</text:p>
          </table:table-cell>
          <table:table-cell office:value-type="date" office:date-value="2023-02-13T16:09:00" table:style-name="ce5">
            <text:p>13.02.23 16:09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12" table:style-name="ce6">
            <text:p>3912</text:p>
          </table:table-cell>
          <table:table-cell office:value-type="string" office:string-value="Железнодорожная" table:formula="of:=VLOOKUP([.C22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" table:style-name="ce4">
            <text:p>220</text:p>
          </table:table-cell>
          <table:table-cell office:value-type="date" office:date-value="2023-02-13T18:00:00" table:style-name="ce5">
            <text:p>13.02.23 18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05" table:style-name="ce6">
            <text:p>4805</text:p>
          </table:table-cell>
          <table:table-cell office:value-type="string" office:string-value="Гоголя" table:formula="of:=VLOOKUP([.C22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" table:style-name="ce4">
            <text:p>221</text:p>
          </table:table-cell>
          <table:table-cell office:value-type="date" office:date-value="2023-02-13T19:27:00" table:style-name="ce5">
            <text:p>13.02.23 19:27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11" table:style-name="ce6">
            <text:p>6511</text:p>
          </table:table-cell>
          <table:table-cell office:value-type="string" office:string-value="Железнодорожная" table:formula="of:=VLOOKUP([.C22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" table:style-name="ce4">
            <text:p>222</text:p>
          </table:table-cell>
          <table:table-cell office:value-type="date" office:date-value="2023-02-14T20:57:00" table:style-name="ce5">
            <text:p>14.02.23 20:57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375" table:style-name="ce6">
            <text:p>4375</text:p>
          </table:table-cell>
          <table:table-cell office:value-type="string" office:string-value="Гоголя" table:formula="of:=VLOOKUP([.C22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" table:style-name="ce4">
            <text:p>223</text:p>
          </table:table-cell>
          <table:table-cell office:value-type="date" office:date-value="2023-02-15T06:32:00" table:style-name="ce5">
            <text:p>15.02.23 6:3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25" table:style-name="ce6">
            <text:p>5125</text:p>
          </table:table-cell>
          <table:table-cell office:value-type="string" office:string-value="Железнодорожная" table:formula="of:=VLOOKUP([.C22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" table:style-name="ce4">
            <text:p>224</text:p>
          </table:table-cell>
          <table:table-cell office:value-type="date" office:date-value="2023-02-16T06:46:00" table:style-name="ce5">
            <text:p>16.02.23 6:46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920" table:style-name="ce6">
            <text:p>3920</text:p>
          </table:table-cell>
          <table:table-cell office:value-type="string" office:string-value="Гоголя" table:formula="of:=VLOOKUP([.C22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" table:style-name="ce4">
            <text:p>225</text:p>
          </table:table-cell>
          <table:table-cell office:value-type="date" office:date-value="2023-02-16T15:18:00" table:style-name="ce5">
            <text:p>16.02.23 15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803" table:style-name="ce6">
            <text:p>6803</text:p>
          </table:table-cell>
          <table:table-cell office:value-type="string" office:string-value="Волкова" table:formula="of:=VLOOKUP([.C22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" table:style-name="ce4">
            <text:p>226</text:p>
          </table:table-cell>
          <table:table-cell office:value-type="date" office:date-value="2023-02-17T10:10:00" table:style-name="ce5">
            <text:p>17.02.23 10:1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840" table:style-name="ce6">
            <text:p>4840</text:p>
          </table:table-cell>
          <table:table-cell office:value-type="string" office:string-value="Железнодорожная" table:formula="of:=VLOOKUP([.C22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" table:style-name="ce4">
            <text:p>227</text:p>
          </table:table-cell>
          <table:table-cell office:value-type="date" office:date-value="2023-02-17T10:57:00" table:style-name="ce5">
            <text:p>17.02.23 10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594" table:style-name="ce6">
            <text:p>3594</text:p>
          </table:table-cell>
          <table:table-cell office:value-type="string" office:string-value="Гоголя" table:formula="of:=VLOOKUP([.C22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8" table:style-name="ce4">
            <text:p>228</text:p>
          </table:table-cell>
          <table:table-cell office:value-type="date" office:date-value="2023-02-17T17:06:00" table:style-name="ce5">
            <text:p>17.02.23 17:06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815" table:style-name="ce6">
            <text:p>5815</text:p>
          </table:table-cell>
          <table:table-cell office:value-type="string" office:string-value="Пушкина" table:formula="of:=VLOOKUP([.C22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9" table:style-name="ce4">
            <text:p>229</text:p>
          </table:table-cell>
          <table:table-cell office:value-type="date" office:date-value="2023-02-17T23:18:00" table:style-name="ce5">
            <text:p>17.02.23 23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516" table:style-name="ce6">
            <text:p>5516</text:p>
          </table:table-cell>
          <table:table-cell office:value-type="string" office:string-value="Железнодорожная" table:formula="of:=VLOOKUP([.C23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0" table:style-name="ce4">
            <text:p>230</text:p>
          </table:table-cell>
          <table:table-cell office:value-type="date" office:date-value="2023-02-18T07:37:00" table:style-name="ce5">
            <text:p>18.02.23 7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50" table:style-name="ce6">
            <text:p>3650</text:p>
          </table:table-cell>
          <table:table-cell office:value-type="string" office:string-value="Железнодорожная" table:formula="of:=VLOOKUP([.C23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1" table:style-name="ce4">
            <text:p>231</text:p>
          </table:table-cell>
          <table:table-cell office:value-type="date" office:date-value="2023-02-18T11:14:00" table:style-name="ce5">
            <text:p>18.02.23 11:14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35" table:style-name="ce6">
            <text:p>5935</text:p>
          </table:table-cell>
          <table:table-cell office:value-type="string" office:string-value="Железнодорожная" table:formula="of:=VLOOKUP([.C23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2" table:style-name="ce4">
            <text:p>232</text:p>
          </table:table-cell>
          <table:table-cell office:value-type="date" office:date-value="2023-02-19T09:36:00" table:style-name="ce5">
            <text:p>19.02.23 9:36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25" table:style-name="ce6">
            <text:p>3625</text:p>
          </table:table-cell>
          <table:table-cell office:value-type="string" office:string-value="Железнодорожная" table:formula="of:=VLOOKUP([.C23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3" table:style-name="ce4">
            <text:p>233</text:p>
          </table:table-cell>
          <table:table-cell office:value-type="date" office:date-value="2023-02-19T10:06:00" table:style-name="ce5">
            <text:p>19.02.23 10:06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265" table:style-name="ce6">
            <text:p>5265</text:p>
          </table:table-cell>
          <table:table-cell office:value-type="string" office:string-value="Железнодорожная" table:formula="of:=VLOOKUP([.C23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4" table:style-name="ce4">
            <text:p>234</text:p>
          </table:table-cell>
          <table:table-cell office:value-type="date" office:date-value="2023-02-19T13:17:00" table:style-name="ce5">
            <text:p>19.02.23 13:17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042" table:style-name="ce6">
            <text:p>4042</text:p>
          </table:table-cell>
          <table:table-cell office:value-type="string" office:string-value="Пушкина" table:formula="of:=VLOOKUP([.C23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5" table:style-name="ce4">
            <text:p>235</text:p>
          </table:table-cell>
          <table:table-cell office:value-type="date" office:date-value="2023-02-20T20:47:00" table:style-name="ce5">
            <text:p>20.02.23 20:47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553" table:style-name="ce6">
            <text:p>6553</text:p>
          </table:table-cell>
          <table:table-cell office:value-type="string" office:string-value="Пушкина" table:formula="of:=VLOOKUP([.C23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6" table:style-name="ce4">
            <text:p>236</text:p>
          </table:table-cell>
          <table:table-cell office:value-type="date" office:date-value="2023-02-21T10:47:00" table:style-name="ce5">
            <text:p>21.02.23 10:4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191" table:style-name="ce6">
            <text:p>4191</text:p>
          </table:table-cell>
          <table:table-cell office:value-type="string" office:string-value="Железнодорожная" table:formula="of:=VLOOKUP([.C23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7" table:style-name="ce4">
            <text:p>237</text:p>
          </table:table-cell>
          <table:table-cell office:value-type="date" office:date-value="2023-02-21T13:43:00" table:style-name="ce5">
            <text:p>21.02.23 13:4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7" table:style-name="ce6">
            <text:p>6317</text:p>
          </table:table-cell>
          <table:table-cell office:value-type="string" office:string-value="Железнодорожная" table:formula="of:=VLOOKUP([.C23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8" table:style-name="ce4">
            <text:p>238</text:p>
          </table:table-cell>
          <table:table-cell office:value-type="date" office:date-value="2023-02-21T15:58:00" table:style-name="ce5">
            <text:p>21.02.23 15:58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368" table:style-name="ce6">
            <text:p>3368</text:p>
          </table:table-cell>
          <table:table-cell office:value-type="string" office:string-value="Гоголя" table:formula="of:=VLOOKUP([.C23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9" table:style-name="ce4">
            <text:p>239</text:p>
          </table:table-cell>
          <table:table-cell office:value-type="date" office:date-value="2023-02-21T20:29:00" table:style-name="ce5">
            <text:p>21.02.23 20:29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398" table:style-name="ce6">
            <text:p>4398</text:p>
          </table:table-cell>
          <table:table-cell office:value-type="string" office:string-value="Железнодорожная" table:formula="of:=VLOOKUP([.C24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0" table:style-name="ce4">
            <text:p>240</text:p>
          </table:table-cell>
          <table:table-cell office:value-type="date" office:date-value="2023-02-21T21:31:00" table:style-name="ce5">
            <text:p>21.02.23 21:31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345" table:style-name="ce6">
            <text:p>4345</text:p>
          </table:table-cell>
          <table:table-cell office:value-type="string" office:string-value="Волкова" table:formula="of:=VLOOKUP([.C24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1" table:style-name="ce4">
            <text:p>241</text:p>
          </table:table-cell>
          <table:table-cell office:value-type="date" office:date-value="2023-02-22T11:31:00" table:style-name="ce5">
            <text:p>22.02.23 11:31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002" table:style-name="ce6">
            <text:p>3002</text:p>
          </table:table-cell>
          <table:table-cell office:value-type="string" office:string-value="Пушкина" table:formula="of:=VLOOKUP([.C24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2" table:style-name="ce4">
            <text:p>242</text:p>
          </table:table-cell>
          <table:table-cell office:value-type="date" office:date-value="2023-02-22T13:13:00" table:style-name="ce5">
            <text:p>22.02.23 13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544" table:style-name="ce6">
            <text:p>3544</text:p>
          </table:table-cell>
          <table:table-cell office:value-type="string" office:string-value="Пушкина" table:formula="of:=VLOOKUP([.C24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3" table:style-name="ce4">
            <text:p>243</text:p>
          </table:table-cell>
          <table:table-cell office:value-type="date" office:date-value="2023-02-22T21:14:00" table:style-name="ce5">
            <text:p>22.02.23 21:1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826" table:style-name="ce6">
            <text:p>2826</text:p>
          </table:table-cell>
          <table:table-cell office:value-type="string" office:string-value="Волкова" table:formula="of:=VLOOKUP([.C24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4" table:style-name="ce4">
            <text:p>244</text:p>
          </table:table-cell>
          <table:table-cell office:value-type="date" office:date-value="2023-02-23T08:28:00" table:style-name="ce5">
            <text:p>23.02.23 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65" table:style-name="ce6">
            <text:p>6065</text:p>
          </table:table-cell>
          <table:table-cell office:value-type="string" office:string-value="Железнодорожная" table:formula="of:=VLOOKUP([.C24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5" table:style-name="ce4">
            <text:p>245</text:p>
          </table:table-cell>
          <table:table-cell office:value-type="date" office:date-value="2023-02-23T13:31:00" table:style-name="ce5">
            <text:p>23.02.23 13:3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219" table:style-name="ce6">
            <text:p>5219</text:p>
          </table:table-cell>
          <table:table-cell office:value-type="string" office:string-value="Железнодорожная" table:formula="of:=VLOOKUP([.C24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6" table:style-name="ce4">
            <text:p>246</text:p>
          </table:table-cell>
          <table:table-cell office:value-type="date" office:date-value="2023-02-23T18:52:00" table:style-name="ce5">
            <text:p>23.02.23 18:52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190" table:style-name="ce6">
            <text:p>3190</text:p>
          </table:table-cell>
          <table:table-cell office:value-type="string" office:string-value="Железнодорожная" table:formula="of:=VLOOKUP([.C24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7" table:style-name="ce4">
            <text:p>247</text:p>
          </table:table-cell>
          <table:table-cell office:value-type="date" office:date-value="2023-02-23T20:50:00" table:style-name="ce5">
            <text:p>23.02.23 20:5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41" table:style-name="ce6">
            <text:p>4041</text:p>
          </table:table-cell>
          <table:table-cell office:value-type="string" office:string-value="Гоголя" table:formula="of:=VLOOKUP([.C24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8" table:style-name="ce4">
            <text:p>248</text:p>
          </table:table-cell>
          <table:table-cell office:value-type="date" office:date-value="2023-02-24T10:47:00" table:style-name="ce5">
            <text:p>24.02.23 10:4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558" table:style-name="ce6">
            <text:p>5558</text:p>
          </table:table-cell>
          <table:table-cell office:value-type="string" office:string-value="Пушкина" table:formula="of:=VLOOKUP([.C24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9" table:style-name="ce4">
            <text:p>249</text:p>
          </table:table-cell>
          <table:table-cell office:value-type="date" office:date-value="2023-02-24T11:18:00" table:style-name="ce5">
            <text:p>24.02.23 11:18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50" table:style-name="ce6">
            <text:p>4950</text:p>
          </table:table-cell>
          <table:table-cell office:value-type="string" office:string-value="Железнодорожная" table:formula="of:=VLOOKUP([.C25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0" table:style-name="ce4">
            <text:p>250</text:p>
          </table:table-cell>
          <table:table-cell office:value-type="date" office:date-value="2023-02-24T14:59:00" table:style-name="ce5">
            <text:p>24.02.23 14:59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679" table:style-name="ce6">
            <text:p>4679</text:p>
          </table:table-cell>
          <table:table-cell office:value-type="string" office:string-value="Железнодорожная" table:formula="of:=VLOOKUP([.C25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1" table:style-name="ce4">
            <text:p>251</text:p>
          </table:table-cell>
          <table:table-cell office:value-type="date" office:date-value="2023-02-24T17:00:00" table:style-name="ce5">
            <text:p>24.02.23 17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07" table:style-name="ce6">
            <text:p>5907</text:p>
          </table:table-cell>
          <table:table-cell office:value-type="string" office:string-value="Железнодорожная" table:formula="of:=VLOOKUP([.C25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2" table:style-name="ce4">
            <text:p>252</text:p>
          </table:table-cell>
          <table:table-cell office:value-type="date" office:date-value="2023-02-25T09:47:00" table:style-name="ce5">
            <text:p>25.02.23 9:4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97" table:style-name="ce6">
            <text:p>6197</text:p>
          </table:table-cell>
          <table:table-cell office:value-type="string" office:string-value="Гоголя" table:formula="of:=VLOOKUP([.C25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3" table:style-name="ce4">
            <text:p>253</text:p>
          </table:table-cell>
          <table:table-cell office:value-type="date" office:date-value="2023-02-25T10:49:00" table:style-name="ce5">
            <text:p>25.02.23 10:49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264" table:style-name="ce6">
            <text:p>4264</text:p>
          </table:table-cell>
          <table:table-cell office:value-type="string" office:string-value="Гоголя" table:formula="of:=VLOOKUP([.C25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4" table:style-name="ce4">
            <text:p>254</text:p>
          </table:table-cell>
          <table:table-cell office:value-type="date" office:date-value="2023-02-26T10:37:00" table:style-name="ce5">
            <text:p>26.02.23 10:3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644" table:style-name="ce6">
            <text:p>4644</text:p>
          </table:table-cell>
          <table:table-cell office:value-type="string" office:string-value="Железнодорожная" table:formula="of:=VLOOKUP([.C25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5" table:style-name="ce4">
            <text:p>255</text:p>
          </table:table-cell>
          <table:table-cell office:value-type="date" office:date-value="2023-02-26T18:15:00" table:style-name="ce5">
            <text:p>26.02.23 18:15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524" table:style-name="ce6">
            <text:p>3524</text:p>
          </table:table-cell>
          <table:table-cell office:value-type="string" office:string-value="Волкова" table:formula="of:=VLOOKUP([.C25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6" table:style-name="ce4">
            <text:p>256</text:p>
          </table:table-cell>
          <table:table-cell office:value-type="date" office:date-value="2023-02-27T13:53:00" table:style-name="ce5">
            <text:p>27.02.23 13:53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69" table:style-name="ce6">
            <text:p>3869</text:p>
          </table:table-cell>
          <table:table-cell office:value-type="string" office:string-value="Волкова" table:formula="of:=VLOOKUP([.C257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7" table:style-name="ce4">
            <text:p>25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908" table:style-name="ce6">
            <text:p>2908</text:p>
          </table:table-cell>
          <table:table-cell office:value-type="string" office:string-value="Волкова" table:formula="of:=VLOOKUP([.C258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8" table:style-name="ce4">
            <text:p>25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84" table:style-name="ce6">
            <text:p>4884</text:p>
          </table:table-cell>
          <table:table-cell office:value-type="string" office:string-value="Гоголя" table:formula="of:=VLOOKUP([.C25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9" table:style-name="ce4">
            <text:p>25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670" table:style-name="ce6">
            <text:p>5670</text:p>
          </table:table-cell>
          <table:table-cell office:value-type="string" office:string-value="Гоголя" table:formula="of:=VLOOKUP([.C26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0" table:style-name="ce4">
            <text:p>26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687" table:style-name="ce6">
            <text:p>3687</text:p>
          </table:table-cell>
          <table:table-cell office:value-type="string" office:string-value="Гоголя" table:formula="of:=VLOOKUP([.C26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1" table:style-name="ce4">
            <text:p>26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091" table:style-name="ce6">
            <text:p>6091</text:p>
          </table:table-cell>
          <table:table-cell office:value-type="string" office:string-value="Гоголя" table:formula="of:=VLOOKUP([.C26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2" table:style-name="ce4">
            <text:p>26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741" table:style-name="ce6">
            <text:p>5741</text:p>
          </table:table-cell>
          <table:table-cell office:value-type="string" office:string-value="Гоголя" table:formula="of:=VLOOKUP([.C26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3" table:style-name="ce4">
            <text:p>26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23" table:style-name="ce6">
            <text:p>6623</text:p>
          </table:table-cell>
          <table:table-cell office:value-type="string" office:string-value="Гоголя" table:formula="of:=VLOOKUP([.C26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4" table:style-name="ce4">
            <text:p>26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39" table:style-name="ce6">
            <text:p>6139</text:p>
          </table:table-cell>
          <table:table-cell office:value-type="string" office:string-value="Гоголя" table:formula="of:=VLOOKUP([.C26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5" table:style-name="ce4">
            <text:p>26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590" table:style-name="ce6">
            <text:p>4590</text:p>
          </table:table-cell>
          <table:table-cell office:value-type="string" office:string-value="Гоголя" table:formula="of:=VLOOKUP([.C26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6" table:style-name="ce4">
            <text:p>26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40" table:style-name="ce6">
            <text:p>3740</text:p>
          </table:table-cell>
          <table:table-cell office:value-type="string" office:string-value="Гоголя" table:formula="of:=VLOOKUP([.C26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7" table:style-name="ce4">
            <text:p>26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053" table:style-name="ce6">
            <text:p>6053</text:p>
          </table:table-cell>
          <table:table-cell office:value-type="string" office:string-value="Гоголя" table:formula="of:=VLOOKUP([.C26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8" table:style-name="ce4">
            <text:p>26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543" table:style-name="ce6">
            <text:p>6543</text:p>
          </table:table-cell>
          <table:table-cell office:value-type="string" office:string-value="Волкова" table:formula="of:=VLOOKUP([.C269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9" table:style-name="ce4">
            <text:p>26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782" table:style-name="ce6">
            <text:p>4782</text:p>
          </table:table-cell>
          <table:table-cell office:value-type="string" office:string-value="Гоголя" table:formula="of:=VLOOKUP([.C27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0" table:style-name="ce4">
            <text:p>27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924" table:style-name="ce6">
            <text:p>2924</text:p>
          </table:table-cell>
          <table:table-cell office:value-type="string" office:string-value="Гоголя" table:formula="of:=VLOOKUP([.C27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1" table:style-name="ce4">
            <text:p>27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822" table:style-name="ce6">
            <text:p>3822</text:p>
          </table:table-cell>
          <table:table-cell office:value-type="string" office:string-value="Железнодорожная" table:formula="of:=VLOOKUP([.C27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2" table:style-name="ce4">
            <text:p>27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64" table:style-name="ce6">
            <text:p>5864</text:p>
          </table:table-cell>
          <table:table-cell office:value-type="string" office:string-value="Железнодорожная" table:formula="of:=VLOOKUP([.C27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3" table:style-name="ce4">
            <text:p>27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940" table:style-name="ce6">
            <text:p>2940</text:p>
          </table:table-cell>
          <table:table-cell office:value-type="string" office:string-value="Железнодорожная" table:formula="of:=VLOOKUP([.C27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4" table:style-name="ce4">
            <text:p>27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392" table:style-name="ce6">
            <text:p>6392</text:p>
          </table:table-cell>
          <table:table-cell office:value-type="string" office:string-value="Железнодорожная" table:formula="of:=VLOOKUP([.C27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5" table:style-name="ce4">
            <text:p>27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150" table:style-name="ce6">
            <text:p>6150</text:p>
          </table:table-cell>
          <table:table-cell office:value-type="string" office:string-value="Железнодорожная" table:formula="of:=VLOOKUP([.C27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6" table:style-name="ce4">
            <text:p>27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78" table:style-name="ce6">
            <text:p>4878</text:p>
          </table:table-cell>
          <table:table-cell office:value-type="string" office:string-value="Железнодорожная" table:formula="of:=VLOOKUP([.C27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7" table:style-name="ce4">
            <text:p>27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85" table:style-name="ce6">
            <text:p>4485</text:p>
          </table:table-cell>
          <table:table-cell office:value-type="string" office:string-value="Железнодорожная" table:formula="of:=VLOOKUP([.C27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8" table:style-name="ce4">
            <text:p>27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24" table:style-name="ce6">
            <text:p>5624</text:p>
          </table:table-cell>
          <table:table-cell office:value-type="string" office:string-value="Железнодорожная" table:formula="of:=VLOOKUP([.C27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9" table:style-name="ce4">
            <text:p>27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871" table:style-name="ce6">
            <text:p>5871</text:p>
          </table:table-cell>
          <table:table-cell office:value-type="string" office:string-value="Волкова" table:formula="of:=VLOOKUP([.C280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0" table:style-name="ce4">
            <text:p>28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73" table:style-name="ce6">
            <text:p>4073</text:p>
          </table:table-cell>
          <table:table-cell office:value-type="string" office:string-value="Железнодорожная" table:formula="of:=VLOOKUP([.C28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1" table:style-name="ce4">
            <text:p>28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84" table:style-name="ce6">
            <text:p>3484</text:p>
          </table:table-cell>
          <table:table-cell office:value-type="string" office:string-value="Железнодорожная" table:formula="of:=VLOOKUP([.C28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2" table:style-name="ce4">
            <text:p>28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66" table:style-name="ce6">
            <text:p>2866</text:p>
          </table:table-cell>
          <table:table-cell office:value-type="string" office:string-value="Железнодорожная" table:formula="of:=VLOOKUP([.C28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3" table:style-name="ce4">
            <text:p>28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76" table:style-name="ce6">
            <text:p>6576</text:p>
          </table:table-cell>
          <table:table-cell office:value-type="string" office:string-value="Железнодорожная" table:formula="of:=VLOOKUP([.C28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4" table:style-name="ce4">
            <text:p>28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149" table:style-name="ce6">
            <text:p>4149</text:p>
          </table:table-cell>
          <table:table-cell office:value-type="string" office:string-value="Железнодорожная" table:formula="of:=VLOOKUP([.C28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5" table:style-name="ce4">
            <text:p>28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04" table:style-name="ce6">
            <text:p>4904</text:p>
          </table:table-cell>
          <table:table-cell office:value-type="string" office:string-value="Железнодорожная" table:formula="of:=VLOOKUP([.C28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6" table:style-name="ce4">
            <text:p>28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38" table:style-name="ce6">
            <text:p>6938</text:p>
          </table:table-cell>
          <table:table-cell office:value-type="string" office:string-value="Железнодорожная" table:formula="of:=VLOOKUP([.C28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7" table:style-name="ce4">
            <text:p>28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06" table:style-name="ce6">
            <text:p>5306</text:p>
          </table:table-cell>
          <table:table-cell office:value-type="string" office:string-value="Железнодорожная" table:formula="of:=VLOOKUP([.C28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8" table:style-name="ce4">
            <text:p>28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47" table:style-name="ce6">
            <text:p>6347</text:p>
          </table:table-cell>
          <table:table-cell office:value-type="string" office:string-value="Железнодорожная" table:formula="of:=VLOOKUP([.C28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9" table:style-name="ce4">
            <text:p>28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50" table:style-name="ce6">
            <text:p>3450</text:p>
          </table:table-cell>
          <table:table-cell office:value-type="string" office:string-value="Железнодорожная" table:formula="of:=VLOOKUP([.C29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0" table:style-name="ce4">
            <text:p>29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946" table:style-name="ce6">
            <text:p>4946</text:p>
          </table:table-cell>
          <table:table-cell office:value-type="string" office:string-value="Волкова" table:formula="of:=VLOOKUP([.C29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1" table:style-name="ce4">
            <text:p>29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09" table:style-name="ce6">
            <text:p>6909</text:p>
          </table:table-cell>
          <table:table-cell office:value-type="string" office:string-value="Железнодорожная" table:formula="of:=VLOOKUP([.C29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2" table:style-name="ce4">
            <text:p>29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23" table:style-name="ce6">
            <text:p>5623</text:p>
          </table:table-cell>
          <table:table-cell office:value-type="string" office:string-value="Железнодорожная" table:formula="of:=VLOOKUP([.C29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3" table:style-name="ce4">
            <text:p>29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056" table:style-name="ce6">
            <text:p>3056</text:p>
          </table:table-cell>
          <table:table-cell office:value-type="string" office:string-value="Железнодорожная" table:formula="of:=VLOOKUP([.C29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4" table:style-name="ce4">
            <text:p>29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18" table:style-name="ce6">
            <text:p>3918</text:p>
          </table:table-cell>
          <table:table-cell office:value-type="string" office:string-value="Железнодорожная" table:formula="of:=VLOOKUP([.C29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39" table:style-name="ce6">
            <text:p>5639</text:p>
          </table:table-cell>
          <table:table-cell office:value-type="string" office:string-value="Железнодорожная" table:formula="of:=VLOOKUP([.C29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6" table:style-name="ce4">
            <text:p>29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999" table:style-name="ce6">
            <text:p>2999</text:p>
          </table:table-cell>
          <table:table-cell office:value-type="string" office:string-value="Железнодорожная" table:formula="of:=VLOOKUP([.C29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7" table:style-name="ce4">
            <text:p>29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05" table:style-name="ce6">
            <text:p>5305</text:p>
          </table:table-cell>
          <table:table-cell office:value-type="string" office:string-value="Железнодорожная" table:formula="of:=VLOOKUP([.C29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8" table:style-name="ce4">
            <text:p>29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86" table:style-name="ce6">
            <text:p>4086</text:p>
          </table:table-cell>
          <table:table-cell office:value-type="string" office:string-value="Железнодорожная" table:formula="of:=VLOOKUP([.C29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9" table:style-name="ce4">
            <text:p>29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86" table:style-name="ce6">
            <text:p>6386</text:p>
          </table:table-cell>
          <table:table-cell office:value-type="string" office:string-value="Железнодорожная" table:formula="of:=VLOOKUP([.C30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0" table:style-name="ce4">
            <text:p>30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191" table:style-name="ce6">
            <text:p>4191</text:p>
          </table:table-cell>
          <table:table-cell office:value-type="string" office:string-value="Железнодорожная" table:formula="of:=VLOOKUP([.C30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1" table:style-name="ce4">
            <text:p>30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53" table:style-name="ce6">
            <text:p>3853</text:p>
          </table:table-cell>
          <table:table-cell office:value-type="string" office:string-value="Волкова" table:formula="of:=VLOOKUP([.C302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2" table:style-name="ce4">
            <text:p>30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70" table:style-name="ce6">
            <text:p>4970</text:p>
          </table:table-cell>
          <table:table-cell office:value-type="string" office:string-value="Железнодорожная" table:formula="of:=VLOOKUP([.C30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3" table:style-name="ce4">
            <text:p>30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08" table:style-name="ce6">
            <text:p>5508</text:p>
          </table:table-cell>
          <table:table-cell office:value-type="string" office:string-value="Железнодорожная" table:formula="of:=VLOOKUP([.C30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4" table:style-name="ce4">
            <text:p>30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89" table:style-name="ce6">
            <text:p>6089</text:p>
          </table:table-cell>
          <table:table-cell office:value-type="string" office:string-value="Железнодорожная" table:formula="of:=VLOOKUP([.C30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5" table:style-name="ce4">
            <text:p>30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29" table:style-name="ce6">
            <text:p>4929</text:p>
          </table:table-cell>
          <table:table-cell office:value-type="string" office:string-value="Железнодорожная" table:formula="of:=VLOOKUP([.C30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6" table:style-name="ce4">
            <text:p>30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30" table:style-name="ce6">
            <text:p>3930</text:p>
          </table:table-cell>
          <table:table-cell office:value-type="string" office:string-value="Железнодорожная" table:formula="of:=VLOOKUP([.C30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7" table:style-name="ce4">
            <text:p>30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16" table:style-name="ce6">
            <text:p>6916</text:p>
          </table:table-cell>
          <table:table-cell office:value-type="string" office:string-value="Железнодорожная" table:formula="of:=VLOOKUP([.C30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8" table:style-name="ce4">
            <text:p>30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635" table:style-name="ce6">
            <text:p>3635</text:p>
          </table:table-cell>
          <table:table-cell office:value-type="string" office:string-value="Пушкина" table:formula="of:=VLOOKUP([.C30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9" table:style-name="ce4">
            <text:p>30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497" table:style-name="ce6">
            <text:p>6497</text:p>
          </table:table-cell>
          <table:table-cell office:value-type="string" office:string-value="Пушкина" table:formula="of:=VLOOKUP([.C31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0" table:style-name="ce4">
            <text:p>31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399" table:style-name="ce6">
            <text:p>3399</text:p>
          </table:table-cell>
          <table:table-cell office:value-type="string" office:string-value="Пушкина" table:formula="of:=VLOOKUP([.C31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1" table:style-name="ce4">
            <text:p>31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077" table:style-name="ce6">
            <text:p>3077</text:p>
          </table:table-cell>
          <table:table-cell office:value-type="string" office:string-value="Пушкина" table:formula="of:=VLOOKUP([.C31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2" table:style-name="ce4">
            <text:p>31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499" table:style-name="ce6">
            <text:p>4499</text:p>
          </table:table-cell>
          <table:table-cell office:value-type="string" office:string-value="Волкова" table:formula="of:=VLOOKUP([.C313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3" table:style-name="ce4">
            <text:p>31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742" table:style-name="ce6">
            <text:p>4742</text:p>
          </table:table-cell>
          <table:table-cell office:value-type="string" office:string-value="Пушкина" table:formula="of:=VLOOKUP([.C31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4" table:style-name="ce4">
            <text:p>31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680" table:style-name="ce6">
            <text:p>3680</text:p>
          </table:table-cell>
          <table:table-cell office:value-type="string" office:string-value="Пушкина" table:formula="of:=VLOOKUP([.C31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5" table:style-name="ce4">
            <text:p>31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423" table:style-name="ce6">
            <text:p>5423</text:p>
          </table:table-cell>
          <table:table-cell office:value-type="string" office:string-value="Пушкина" table:formula="of:=VLOOKUP([.C31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6" table:style-name="ce4">
            <text:p>31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232" table:style-name="ce6">
            <text:p>6232</text:p>
          </table:table-cell>
          <table:table-cell office:value-type="string" office:string-value="Пушкина" table:formula="of:=VLOOKUP([.C31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7" table:style-name="ce4">
            <text:p>31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465" table:style-name="ce6">
            <text:p>6465</text:p>
          </table:table-cell>
          <table:table-cell office:value-type="string" office:string-value="Пушкина" table:formula="of:=VLOOKUP([.C31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8" table:style-name="ce4">
            <text:p>31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266" table:style-name="ce6">
            <text:p>4266</text:p>
          </table:table-cell>
          <table:table-cell office:value-type="string" office:string-value="Пушкина" table:formula="of:=VLOOKUP([.C31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9" table:style-name="ce4">
            <text:p>31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434" table:style-name="ce6">
            <text:p>5434</text:p>
          </table:table-cell>
          <table:table-cell office:value-type="string" office:string-value="Гоголя" table:formula="of:=VLOOKUP([.C32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0" table:style-name="ce4">
            <text:p>32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815" table:style-name="ce6">
            <text:p>3815</text:p>
          </table:table-cell>
          <table:table-cell office:value-type="string" office:string-value="Гоголя" table:formula="of:=VLOOKUP([.C32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1" table:style-name="ce4">
            <text:p>32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205" table:style-name="ce6">
            <text:p>6205</text:p>
          </table:table-cell>
          <table:table-cell office:value-type="string" office:string-value="Гоголя" table:formula="of:=VLOOKUP([.C32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2" table:style-name="ce4">
            <text:p>322</text:p>
          </table:table-cell>
          <table:table-cell office:value-type="date" office:date-value="2023-03-01T07:58:00" table:style-name="ce5">
            <text:p>01.03.23 7:58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85" table:style-name="ce6">
            <text:p>4485</text:p>
          </table:table-cell>
          <table:table-cell office:value-type="string" office:string-value="Железнодорожная" table:formula="of:=VLOOKUP([.C32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3" table:style-name="ce4">
            <text:p>323</text:p>
          </table:table-cell>
          <table:table-cell office:value-type="date" office:date-value="2023-03-01T15:52:00" table:style-name="ce5">
            <text:p>01.03.23 15:52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056" table:style-name="ce6">
            <text:p>3056</text:p>
          </table:table-cell>
          <table:table-cell office:value-type="string" office:string-value="Железнодорожная" table:formula="of:=VLOOKUP([.C32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4" table:style-name="ce4">
            <text:p>324</text:p>
          </table:table-cell>
          <table:table-cell office:value-type="date" office:date-value="2023-03-01T20:18:00" table:style-name="ce5">
            <text:p>01.03.23 20:18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742" table:style-name="ce6">
            <text:p>4742</text:p>
          </table:table-cell>
          <table:table-cell office:value-type="string" office:string-value="Пушкина" table:formula="of:=VLOOKUP([.C32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5" table:style-name="ce4">
            <text:p>325</text:p>
          </table:table-cell>
          <table:table-cell office:value-type="date" office:date-value="2023-03-02T20:44:00" table:style-name="ce5">
            <text:p>02.03.23 20:44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191" table:style-name="ce6">
            <text:p>4191</text:p>
          </table:table-cell>
          <table:table-cell office:value-type="string" office:string-value="Железнодорожная" table:formula="of:=VLOOKUP([.C32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6" table:style-name="ce4">
            <text:p>326</text:p>
          </table:table-cell>
          <table:table-cell office:value-type="date" office:date-value="2023-03-02T21:31:00" table:style-name="ce5">
            <text:p>02.03.23 21:3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392" table:style-name="ce6">
            <text:p>6392</text:p>
          </table:table-cell>
          <table:table-cell office:value-type="string" office:string-value="Железнодорожная" table:formula="of:=VLOOKUP([.C32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7" table:style-name="ce4">
            <text:p>327</text:p>
          </table:table-cell>
          <table:table-cell office:value-type="date" office:date-value="2023-03-03T12:30:00" table:style-name="ce5">
            <text:p>03.03.23 12:3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64" table:style-name="ce6">
            <text:p>5864</text:p>
          </table:table-cell>
          <table:table-cell office:value-type="string" office:string-value="Железнодорожная" table:formula="of:=VLOOKUP([.C32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8" table:style-name="ce4">
            <text:p>328</text:p>
          </table:table-cell>
          <table:table-cell office:value-type="date" office:date-value="2023-03-03T16:18:00" table:style-name="ce5">
            <text:p>03.03.23 16:18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84" table:style-name="ce6">
            <text:p>4884</text:p>
          </table:table-cell>
          <table:table-cell office:value-type="string" office:string-value="Гоголя" table:formula="of:=VLOOKUP([.C32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9" table:style-name="ce4">
            <text:p>329</text:p>
          </table:table-cell>
          <table:table-cell office:value-type="date" office:date-value="2023-03-03T18:32:00" table:style-name="ce5">
            <text:p>03.03.23 18:32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76" table:style-name="ce6">
            <text:p>6576</text:p>
          </table:table-cell>
          <table:table-cell office:value-type="string" office:string-value="Железнодорожная" table:formula="of:=VLOOKUP([.C33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0" table:style-name="ce4">
            <text:p>330</text:p>
          </table:table-cell>
          <table:table-cell office:value-type="date" office:date-value="2023-03-05T06:23:00" table:style-name="ce5">
            <text:p>05.03.23 6:23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924" table:style-name="ce6">
            <text:p>2924</text:p>
          </table:table-cell>
          <table:table-cell office:value-type="string" office:string-value="Гоголя" table:formula="of:=VLOOKUP([.C33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1" table:style-name="ce4">
            <text:p>331</text:p>
          </table:table-cell>
          <table:table-cell office:value-type="date" office:date-value="2023-03-05T10:56:00" table:style-name="ce5">
            <text:p>05.03.23 10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590" table:style-name="ce6">
            <text:p>4590</text:p>
          </table:table-cell>
          <table:table-cell office:value-type="string" office:string-value="Гоголя" table:formula="of:=VLOOKUP([.C33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2" table:style-name="ce4">
            <text:p>332</text:p>
          </table:table-cell>
          <table:table-cell office:value-type="date" office:date-value="2023-03-07T16:07:00" table:style-name="ce5">
            <text:p>07.03.23 16:0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399" table:style-name="ce6">
            <text:p>3399</text:p>
          </table:table-cell>
          <table:table-cell office:value-type="string" office:string-value="Пушкина" table:formula="of:=VLOOKUP([.C33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3" table:style-name="ce4">
            <text:p>333</text:p>
          </table:table-cell>
          <table:table-cell office:value-type="date" office:date-value="2023-03-07T19:01:00" table:style-name="ce5">
            <text:p>07.03.23 19:0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497" table:style-name="ce6">
            <text:p>6497</text:p>
          </table:table-cell>
          <table:table-cell office:value-type="string" office:string-value="Пушкина" table:formula="of:=VLOOKUP([.C33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4" table:style-name="ce4">
            <text:p>334</text:p>
          </table:table-cell>
          <table:table-cell office:value-type="date" office:date-value="2023-03-08T12:53:00" table:style-name="ce5">
            <text:p>08.03.23 1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23" table:style-name="ce6">
            <text:p>6623</text:p>
          </table:table-cell>
          <table:table-cell office:value-type="string" office:string-value="Гоголя" table:formula="of:=VLOOKUP([.C33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5" table:style-name="ce4">
            <text:p>335</text:p>
          </table:table-cell>
          <table:table-cell office:value-type="date" office:date-value="2023-03-09T13:04:00" table:style-name="ce5">
            <text:p>09.03.23 13:0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946" table:style-name="ce6">
            <text:p>4946</text:p>
          </table:table-cell>
          <table:table-cell office:value-type="string" office:string-value="Волкова" table:formula="of:=VLOOKUP([.C33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6" table:style-name="ce4">
            <text:p>336</text:p>
          </table:table-cell>
          <table:table-cell office:value-type="date" office:date-value="2023-03-09T13:21:00" table:style-name="ce5">
            <text:p>09.03.23 13:21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09" table:style-name="ce6">
            <text:p>6909</text:p>
          </table:table-cell>
          <table:table-cell office:value-type="string" office:string-value="Железнодорожная" table:formula="of:=VLOOKUP([.C33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7" table:style-name="ce4">
            <text:p>337</text:p>
          </table:table-cell>
          <table:table-cell office:value-type="date" office:date-value="2023-03-09T14:11:00" table:style-name="ce5">
            <text:p>09.03.23 14:1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30" table:style-name="ce6">
            <text:p>3930</text:p>
          </table:table-cell>
          <table:table-cell office:value-type="string" office:string-value="Железнодорожная" table:formula="of:=VLOOKUP([.C33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8" table:style-name="ce4">
            <text:p>338</text:p>
          </table:table-cell>
          <table:table-cell office:value-type="date" office:date-value="2023-03-09T17:23:00" table:style-name="ce5">
            <text:p>09.03.23 17:23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86" table:style-name="ce6">
            <text:p>6386</text:p>
          </table:table-cell>
          <table:table-cell office:value-type="string" office:string-value="Железнодорожная" table:formula="of:=VLOOKUP([.C33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9" table:style-name="ce4">
            <text:p>339</text:p>
          </table:table-cell>
          <table:table-cell office:value-type="date" office:date-value="2023-03-10T13:25:00" table:style-name="ce5">
            <text:p>10.03.23 13:25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47" table:style-name="ce6">
            <text:p>6347</text:p>
          </table:table-cell>
          <table:table-cell office:value-type="string" office:string-value="Железнодорожная" table:formula="of:=VLOOKUP([.C34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0" table:style-name="ce4">
            <text:p>340</text:p>
          </table:table-cell>
          <table:table-cell office:value-type="date" office:date-value="2023-03-10T17:38:00" table:style-name="ce5">
            <text:p>10.03.23 17:38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465" table:style-name="ce6">
            <text:p>6465</text:p>
          </table:table-cell>
          <table:table-cell office:value-type="string" office:string-value="Пушкина" table:formula="of:=VLOOKUP([.C34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1" table:style-name="ce4">
            <text:p>341</text:p>
          </table:table-cell>
          <table:table-cell office:value-type="date" office:date-value="2023-03-10T22:29:00" table:style-name="ce5">
            <text:p>10.03.23 22:29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543" table:style-name="ce6">
            <text:p>6543</text:p>
          </table:table-cell>
          <table:table-cell office:value-type="string" office:string-value="Волкова" table:formula="of:=VLOOKUP([.C342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2" table:style-name="ce4">
            <text:p>342</text:p>
          </table:table-cell>
          <table:table-cell office:value-type="date" office:date-value="2023-03-11T16:19:00" table:style-name="ce5">
            <text:p>11.03.23 16:19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091" table:style-name="ce6">
            <text:p>6091</text:p>
          </table:table-cell>
          <table:table-cell office:value-type="string" office:string-value="Гоголя" table:formula="of:=VLOOKUP([.C34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3" table:style-name="ce4">
            <text:p>343</text:p>
          </table:table-cell>
          <table:table-cell office:value-type="date" office:date-value="2023-03-11T19:13:00" table:style-name="ce5">
            <text:p>11.03.23 19:13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53" table:style-name="ce6">
            <text:p>3853</text:p>
          </table:table-cell>
          <table:table-cell office:value-type="string" office:string-value="Волкова" table:formula="of:=VLOOKUP([.C34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4" table:style-name="ce4">
            <text:p>344</text:p>
          </table:table-cell>
          <table:table-cell office:value-type="date" office:date-value="2023-03-12T15:23:00" table:style-name="ce5">
            <text:p>12.03.23 15:23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73" table:style-name="ce6">
            <text:p>4073</text:p>
          </table:table-cell>
          <table:table-cell office:value-type="string" office:string-value="Железнодорожная" table:formula="of:=VLOOKUP([.C34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5" table:style-name="ce4">
            <text:p>345</text:p>
          </table:table-cell>
          <table:table-cell office:value-type="date" office:date-value="2023-03-13T16:15:00" table:style-name="ce5">
            <text:p>13.03.23 16:15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29" table:style-name="ce6">
            <text:p>4929</text:p>
          </table:table-cell>
          <table:table-cell office:value-type="string" office:string-value="Железнодорожная" table:formula="of:=VLOOKUP([.C34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6" table:style-name="ce4">
            <text:p>346</text:p>
          </table:table-cell>
          <table:table-cell office:value-type="date" office:date-value="2023-03-13T20:05:00" table:style-name="ce5">
            <text:p>13.03.23 20:05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18" table:style-name="ce6">
            <text:p>3918</text:p>
          </table:table-cell>
          <table:table-cell office:value-type="string" office:string-value="Железнодорожная" table:formula="of:=VLOOKUP([.C34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7" table:style-name="ce4">
            <text:p>347</text:p>
          </table:table-cell>
          <table:table-cell office:value-type="date" office:date-value="2023-03-14T23:32:00" table:style-name="ce5">
            <text:p>14.03.23 23:32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871" table:style-name="ce6">
            <text:p>5871</text:p>
          </table:table-cell>
          <table:table-cell office:value-type="string" office:string-value="Волкова" table:formula="of:=VLOOKUP([.C348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8" table:style-name="ce4">
            <text:p>348</text:p>
          </table:table-cell>
          <table:table-cell office:value-type="date" office:date-value="2023-03-15T20:03:00" table:style-name="ce5">
            <text:p>15.03.23 20:03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50" table:style-name="ce6">
            <text:p>3450</text:p>
          </table:table-cell>
          <table:table-cell office:value-type="string" office:string-value="Железнодорожная" table:formula="of:=VLOOKUP([.C34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9" table:style-name="ce4">
            <text:p>349</text:p>
          </table:table-cell>
          <table:table-cell office:value-type="date" office:date-value="2023-03-16T17:55:00" table:style-name="ce5">
            <text:p>16.03.23 17:55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89" table:style-name="ce6">
            <text:p>6089</text:p>
          </table:table-cell>
          <table:table-cell office:value-type="string" office:string-value="Железнодорожная" table:formula="of:=VLOOKUP([.C35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0" table:style-name="ce4">
            <text:p>350</text:p>
          </table:table-cell>
          <table:table-cell office:value-type="date" office:date-value="2023-03-16T18:30:00" table:style-name="ce5">
            <text:p>16.03.23 18:3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670" table:style-name="ce6">
            <text:p>5670</text:p>
          </table:table-cell>
          <table:table-cell office:value-type="string" office:string-value="Гоголя" table:formula="of:=VLOOKUP([.C35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1" table:style-name="ce4">
            <text:p>351</text:p>
          </table:table-cell>
          <table:table-cell office:value-type="date" office:date-value="2023-03-16T21:44:00" table:style-name="ce5">
            <text:p>16.03.23 21:4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08" table:style-name="ce6">
            <text:p>5508</text:p>
          </table:table-cell>
          <table:table-cell office:value-type="string" office:string-value="Железнодорожная" table:formula="of:=VLOOKUP([.C35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2" table:style-name="ce4">
            <text:p>352</text:p>
          </table:table-cell>
          <table:table-cell office:value-type="date" office:date-value="2023-03-16T23:41:00" table:style-name="ce5">
            <text:p>16.03.23 23:41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70" table:style-name="ce6">
            <text:p>4970</text:p>
          </table:table-cell>
          <table:table-cell office:value-type="string" office:string-value="Железнодорожная" table:formula="of:=VLOOKUP([.C35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3" table:style-name="ce4">
            <text:p>353</text:p>
          </table:table-cell>
          <table:table-cell office:value-type="date" office:date-value="2023-03-17T07:06:00" table:style-name="ce5">
            <text:p>17.03.23 7:0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149" table:style-name="ce6">
            <text:p>4149</text:p>
          </table:table-cell>
          <table:table-cell office:value-type="string" office:string-value="Железнодорожная" table:formula="of:=VLOOKUP([.C35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4" table:style-name="ce4">
            <text:p>354</text:p>
          </table:table-cell>
          <table:table-cell office:value-type="date" office:date-value="2023-03-17T08:37:00" table:style-name="ce5">
            <text:p>17.03.23 8:3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782" table:style-name="ce6">
            <text:p>4782</text:p>
          </table:table-cell>
          <table:table-cell office:value-type="string" office:string-value="Гоголя" table:formula="of:=VLOOKUP([.C35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5" table:style-name="ce4">
            <text:p>355</text:p>
          </table:table-cell>
          <table:table-cell office:value-type="date" office:date-value="2023-03-17T17:01:00" table:style-name="ce5">
            <text:p>17.03.23 17:01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86" table:style-name="ce6">
            <text:p>4086</text:p>
          </table:table-cell>
          <table:table-cell office:value-type="string" office:string-value="Железнодорожная" table:formula="of:=VLOOKUP([.C35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6" table:style-name="ce4">
            <text:p>356</text:p>
          </table:table-cell>
          <table:table-cell office:value-type="date" office:date-value="2023-03-18T21:31:00" table:style-name="ce5">
            <text:p>18.03.23 21:31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05" table:style-name="ce6">
            <text:p>5305</text:p>
          </table:table-cell>
          <table:table-cell office:value-type="string" office:string-value="Железнодорожная" table:formula="of:=VLOOKUP([.C35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7" table:style-name="ce4">
            <text:p>357</text:p>
          </table:table-cell>
          <table:table-cell office:value-type="date" office:date-value="2023-03-18T23:24:00" table:style-name="ce5">
            <text:p>18.03.23 23:2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822" table:style-name="ce6">
            <text:p>3822</text:p>
          </table:table-cell>
          <table:table-cell office:value-type="string" office:string-value="Железнодорожная" table:formula="of:=VLOOKUP([.C35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8" table:style-name="ce4">
            <text:p>358</text:p>
          </table:table-cell>
          <table:table-cell office:value-type="date" office:date-value="2023-03-19T10:02:00" table:style-name="ce5">
            <text:p>19.03.23 10:02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38" table:style-name="ce6">
            <text:p>6938</text:p>
          </table:table-cell>
          <table:table-cell office:value-type="string" office:string-value="Железнодорожная" table:formula="of:=VLOOKUP([.C35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9" table:style-name="ce4">
            <text:p>359</text:p>
          </table:table-cell>
          <table:table-cell office:value-type="date" office:date-value="2023-03-19T13:49:00" table:style-name="ce5">
            <text:p>19.03.23 13:4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423" table:style-name="ce6">
            <text:p>5423</text:p>
          </table:table-cell>
          <table:table-cell office:value-type="string" office:string-value="Пушкина" table:formula="of:=VLOOKUP([.C36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0" table:style-name="ce4">
            <text:p>360</text:p>
          </table:table-cell>
          <table:table-cell office:value-type="date" office:date-value="2023-03-19T14:24:00" table:style-name="ce5">
            <text:p>19.03.23 14:24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680" table:style-name="ce6">
            <text:p>3680</text:p>
          </table:table-cell>
          <table:table-cell office:value-type="string" office:string-value="Пушкина" table:formula="of:=VLOOKUP([.C36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1" table:style-name="ce4">
            <text:p>361</text:p>
          </table:table-cell>
          <table:table-cell office:value-type="date" office:date-value="2023-03-20T14:06:00" table:style-name="ce5">
            <text:p>20.03.23 14:0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940" table:style-name="ce6">
            <text:p>2940</text:p>
          </table:table-cell>
          <table:table-cell office:value-type="string" office:string-value="Железнодорожная" table:formula="of:=VLOOKUP([.C36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2" table:style-name="ce4">
            <text:p>362</text:p>
          </table:table-cell>
          <table:table-cell office:value-type="date" office:date-value="2023-03-20T17:42:00" table:style-name="ce5">
            <text:p>20.03.23 17:42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077" table:style-name="ce6">
            <text:p>3077</text:p>
          </table:table-cell>
          <table:table-cell office:value-type="string" office:string-value="Пушкина" table:formula="of:=VLOOKUP([.C36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3" table:style-name="ce4">
            <text:p>363</text:p>
          </table:table-cell>
          <table:table-cell office:value-type="date" office:date-value="2023-03-20T19:32:00" table:style-name="ce5">
            <text:p>20.03.23 19:3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16" table:style-name="ce6">
            <text:p>6916</text:p>
          </table:table-cell>
          <table:table-cell office:value-type="string" office:string-value="Железнодорожная" table:formula="of:=VLOOKUP([.C36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4" table:style-name="ce4">
            <text:p>364</text:p>
          </table:table-cell>
          <table:table-cell office:value-type="date" office:date-value="2023-03-21T09:09:00" table:style-name="ce5">
            <text:p>21.03.23 9:09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434" table:style-name="ce6">
            <text:p>5434</text:p>
          </table:table-cell>
          <table:table-cell office:value-type="string" office:string-value="Гоголя" table:formula="of:=VLOOKUP([.C36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5" table:style-name="ce4">
            <text:p>365</text:p>
          </table:table-cell>
          <table:table-cell office:value-type="date" office:date-value="2023-03-21T13:43:00" table:style-name="ce5">
            <text:p>21.03.23 13:43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815" table:style-name="ce6">
            <text:p>3815</text:p>
          </table:table-cell>
          <table:table-cell office:value-type="string" office:string-value="Гоголя" table:formula="of:=VLOOKUP([.C36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6" table:style-name="ce4">
            <text:p>366</text:p>
          </table:table-cell>
          <table:table-cell office:value-type="date" office:date-value="2023-03-21T15:36:00" table:style-name="ce5">
            <text:p>21.03.23 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266" table:style-name="ce6">
            <text:p>4266</text:p>
          </table:table-cell>
          <table:table-cell office:value-type="string" office:string-value="Пушкина" table:formula="of:=VLOOKUP([.C36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7" table:style-name="ce4">
            <text:p>367</text:p>
          </table:table-cell>
          <table:table-cell office:value-type="date" office:date-value="2023-03-22T14:59:00" table:style-name="ce5">
            <text:p>22.03.23 14:59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687" table:style-name="ce6">
            <text:p>3687</text:p>
          </table:table-cell>
          <table:table-cell office:value-type="string" office:string-value="Гоголя" table:formula="of:=VLOOKUP([.C36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8" table:style-name="ce4">
            <text:p>368</text:p>
          </table:table-cell>
          <table:table-cell office:value-type="date" office:date-value="2023-03-23T11:38:00" table:style-name="ce5">
            <text:p>23.03.23 11:38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24" table:style-name="ce6">
            <text:p>5624</text:p>
          </table:table-cell>
          <table:table-cell office:value-type="string" office:string-value="Железнодорожная" table:formula="of:=VLOOKUP([.C36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9" table:style-name="ce4">
            <text:p>369</text:p>
          </table:table-cell>
          <table:table-cell office:value-type="date" office:date-value="2023-03-23T19:27:00" table:style-name="ce5">
            <text:p>23.03.23 19:27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999" table:style-name="ce6">
            <text:p>2999</text:p>
          </table:table-cell>
          <table:table-cell office:value-type="string" office:string-value="Железнодорожная" table:formula="of:=VLOOKUP([.C37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0" table:style-name="ce4">
            <text:p>370</text:p>
          </table:table-cell>
          <table:table-cell office:value-type="date" office:date-value="2023-03-24T10:46:00" table:style-name="ce5">
            <text:p>24.03.23 10:4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499" table:style-name="ce6">
            <text:p>4499</text:p>
          </table:table-cell>
          <table:table-cell office:value-type="string" office:string-value="Волкова" table:formula="of:=VLOOKUP([.C37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1" table:style-name="ce4">
            <text:p>371</text:p>
          </table:table-cell>
          <table:table-cell office:value-type="date" office:date-value="2023-03-24T17:03:00" table:style-name="ce5">
            <text:p>24.03.23 17:03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908" table:style-name="ce6">
            <text:p>2908</text:p>
          </table:table-cell>
          <table:table-cell office:value-type="string" office:string-value="Волкова" table:formula="of:=VLOOKUP([.C372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2" table:style-name="ce4">
            <text:p>372</text:p>
          </table:table-cell>
          <table:table-cell office:value-type="date" office:date-value="2023-03-24T23:14:00" table:style-name="ce5">
            <text:p>24.03.23 23:14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39" table:style-name="ce6">
            <text:p>6139</text:p>
          </table:table-cell>
          <table:table-cell office:value-type="string" office:string-value="Гоголя" table:formula="of:=VLOOKUP([.C37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3" table:style-name="ce4">
            <text:p>373</text:p>
          </table:table-cell>
          <table:table-cell office:value-type="date" office:date-value="2023-03-25T08:16:00" table:style-name="ce5">
            <text:p>25.03.23 8:16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205" table:style-name="ce6">
            <text:p>6205</text:p>
          </table:table-cell>
          <table:table-cell office:value-type="string" office:string-value="Гоголя" table:formula="of:=VLOOKUP([.C37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4" table:style-name="ce4">
            <text:p>374</text:p>
          </table:table-cell>
          <table:table-cell office:value-type="date" office:date-value="2023-03-25T15:08:00" table:style-name="ce5">
            <text:p>25.03.23 15:0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053" table:style-name="ce6">
            <text:p>6053</text:p>
          </table:table-cell>
          <table:table-cell office:value-type="string" office:string-value="Гоголя" table:formula="of:=VLOOKUP([.C37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5" table:style-name="ce4">
            <text:p>375</text:p>
          </table:table-cell>
          <table:table-cell office:value-type="date" office:date-value="2023-03-25T17:31:00" table:style-name="ce5">
            <text:p>25.03.23 17:31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635" table:style-name="ce6">
            <text:p>3635</text:p>
          </table:table-cell>
          <table:table-cell office:value-type="string" office:string-value="Пушкина" table:formula="of:=VLOOKUP([.C37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6" table:style-name="ce4">
            <text:p>376</text:p>
          </table:table-cell>
          <table:table-cell office:value-type="date" office:date-value="2023-03-25T18:14:00" table:style-name="ce5">
            <text:p>25.03.23 18:14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04" table:style-name="ce6">
            <text:p>4904</text:p>
          </table:table-cell>
          <table:table-cell office:value-type="string" office:string-value="Железнодорожная" table:formula="of:=VLOOKUP([.C37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7" table:style-name="ce4">
            <text:p>377</text:p>
          </table:table-cell>
          <table:table-cell office:value-type="date" office:date-value="2023-03-25T22:32:00" table:style-name="ce5">
            <text:p>25.03.23 22:32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66" table:style-name="ce6">
            <text:p>2866</text:p>
          </table:table-cell>
          <table:table-cell office:value-type="string" office:string-value="Железнодорожная" table:formula="of:=VLOOKUP([.C37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8" table:style-name="ce4">
            <text:p>378</text:p>
          </table:table-cell>
          <table:table-cell office:value-type="date" office:date-value="2023-03-26T09:48:00" table:style-name="ce5">
            <text:p>26.03.23 9:4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40" table:style-name="ce6">
            <text:p>3740</text:p>
          </table:table-cell>
          <table:table-cell office:value-type="string" office:string-value="Гоголя" table:formula="of:=VLOOKUP([.C37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9" table:style-name="ce4">
            <text:p>379</text:p>
          </table:table-cell>
          <table:table-cell office:value-type="date" office:date-value="2023-03-26T21:27:00" table:style-name="ce5">
            <text:p>26.03.23 21:27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741" table:style-name="ce6">
            <text:p>5741</text:p>
          </table:table-cell>
          <table:table-cell office:value-type="string" office:string-value="Гоголя" table:formula="of:=VLOOKUP([.C38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0" table:style-name="ce4">
            <text:p>380</text:p>
          </table:table-cell>
          <table:table-cell office:value-type="date" office:date-value="2023-03-27T08:00:00" table:style-name="ce5">
            <text:p>27.03.23 8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84" table:style-name="ce6">
            <text:p>3484</text:p>
          </table:table-cell>
          <table:table-cell office:value-type="string" office:string-value="Железнодорожная" table:formula="of:=VLOOKUP([.C38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>
          <table:table-cell office:value-type="float" office:value="381" table:style-name="ce4">
            <text:p>381</text:p>
          </table:table-cell>
          <table:table-cell office:value-type="date" office:date-value="2023-03-27T16:00:00" table:style-name="ce5">
            <text:p>27.03.23 1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39" table:style-name="ce6">
            <text:p>5639</text:p>
          </table:table-cell>
          <table:table-cell office:value-type="string" office:string-value="Железнодорожная" table:formula="of:=VLOOKUP([.C38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2" table:style-name="ce4">
            <text:p>382</text:p>
          </table:table-cell>
          <table:table-cell office:value-type="date" office:date-value="2023-03-27T17:59:00" table:style-name="ce5">
            <text:p>27.03.23 17:59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23" table:style-name="ce6">
            <text:p>5623</text:p>
          </table:table-cell>
          <table:table-cell office:value-type="string" office:string-value="Железнодорожная" table:formula="of:=VLOOKUP([.C38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3" table:style-name="ce4">
            <text:p>383</text:p>
          </table:table-cell>
          <table:table-cell office:value-type="date" office:date-value="2023-03-27T22:27:00" table:style-name="ce5">
            <text:p>27.03.23 22:2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232" table:style-name="ce6">
            <text:p>6232</text:p>
          </table:table-cell>
          <table:table-cell office:value-type="string" office:string-value="Пушкина" table:formula="of:=VLOOKUP([.C38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4" table:style-name="ce4">
            <text:p>384</text:p>
          </table:table-cell>
          <table:table-cell office:value-type="date" office:date-value="2023-03-28T14:30:00" table:style-name="ce5">
            <text:p>28.03.23 14:3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06" table:style-name="ce6">
            <text:p>5306</text:p>
          </table:table-cell>
          <table:table-cell office:value-type="string" office:string-value="Железнодорожная" table:formula="of:=VLOOKUP([.C38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5" table:style-name="ce4">
            <text:p>385</text:p>
          </table:table-cell>
          <table:table-cell office:value-type="date" office:date-value="2023-03-28T16:27:00" table:style-name="ce5">
            <text:p>28.03.23 16:2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78" table:style-name="ce6">
            <text:p>4878</text:p>
          </table:table-cell>
          <table:table-cell office:value-type="string" office:string-value="Железнодорожная" table:formula="of:=VLOOKUP([.C38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6" table:style-name="ce4">
            <text:p>38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516" table:style-name="ce6">
            <text:p>3516</text:p>
          </table:table-cell>
          <table:table-cell office:value-type="string" office:string-value="Волкова" table:formula="of:=VLOOKUP([.C387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7" table:style-name="ce4">
            <text:p>38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08" table:style-name="ce6">
            <text:p>4808</text:p>
          </table:table-cell>
          <table:table-cell office:value-type="string" office:string-value="Гоголя" table:formula="of:=VLOOKUP([.C38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8" table:style-name="ce4">
            <text:p>38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674" table:style-name="ce6">
            <text:p>3674</text:p>
          </table:table-cell>
          <table:table-cell office:value-type="string" office:string-value="Гоголя" table:formula="of:=VLOOKUP([.C38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9" table:style-name="ce4">
            <text:p>38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237" table:style-name="ce6">
            <text:p>5237</text:p>
          </table:table-cell>
          <table:table-cell office:value-type="string" office:string-value="Гоголя" table:formula="of:=VLOOKUP([.C39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0" table:style-name="ce4">
            <text:p>39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482" table:style-name="ce6">
            <text:p>3482</text:p>
          </table:table-cell>
          <table:table-cell office:value-type="string" office:string-value="Гоголя" table:formula="of:=VLOOKUP([.C39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1" table:style-name="ce4">
            <text:p>39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137" table:style-name="ce6">
            <text:p>4137</text:p>
          </table:table-cell>
          <table:table-cell office:value-type="string" office:string-value="Гоголя" table:formula="of:=VLOOKUP([.C39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2" table:style-name="ce4">
            <text:p>39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52" table:style-name="ce6">
            <text:p>4052</text:p>
          </table:table-cell>
          <table:table-cell office:value-type="string" office:string-value="Гоголя" table:formula="of:=VLOOKUP([.C39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3" table:style-name="ce4">
            <text:p>39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22" table:style-name="ce6">
            <text:p>3722</text:p>
          </table:table-cell>
          <table:table-cell office:value-type="string" office:string-value="Гоголя" table:formula="of:=VLOOKUP([.C39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4" table:style-name="ce4">
            <text:p>39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207" table:style-name="ce6">
            <text:p>6207</text:p>
          </table:table-cell>
          <table:table-cell office:value-type="string" office:string-value="Гоголя" table:formula="of:=VLOOKUP([.C39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5" table:style-name="ce4">
            <text:p>39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65" table:style-name="ce6">
            <text:p>6365</text:p>
          </table:table-cell>
          <table:table-cell office:value-type="string" office:string-value="Гоголя" table:formula="of:=VLOOKUP([.C39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6" table:style-name="ce4">
            <text:p>39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40" table:style-name="ce6">
            <text:p>6640</text:p>
          </table:table-cell>
          <table:table-cell office:value-type="string" office:string-value="Гоголя" table:formula="of:=VLOOKUP([.C39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7" table:style-name="ce4">
            <text:p>39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06" table:style-name="ce6">
            <text:p>3806</text:p>
          </table:table-cell>
          <table:table-cell office:value-type="string" office:string-value="Волкова" table:formula="of:=VLOOKUP([.C398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8" table:style-name="ce4">
            <text:p>39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93" table:style-name="ce6">
            <text:p>5093</text:p>
          </table:table-cell>
          <table:table-cell office:value-type="string" office:string-value="Гоголя" table:formula="of:=VLOOKUP([.C39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9" table:style-name="ce4">
            <text:p>39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52" table:style-name="ce6">
            <text:p>4052</text:p>
          </table:table-cell>
          <table:table-cell office:value-type="string" office:string-value="Гоголя" table:formula="of:=VLOOKUP([.C40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0" table:style-name="ce4">
            <text:p>40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424" table:style-name="ce6">
            <text:p>6424</text:p>
          </table:table-cell>
          <table:table-cell office:value-type="string" office:string-value="Железнодорожная" table:formula="of:=VLOOKUP([.C40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1" table:style-name="ce4">
            <text:p>40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55" table:style-name="ce6">
            <text:p>4555</text:p>
          </table:table-cell>
          <table:table-cell office:value-type="string" office:string-value="Железнодорожная" table:formula="of:=VLOOKUP([.C40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2" table:style-name="ce4">
            <text:p>40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53" table:style-name="ce6">
            <text:p>3953</text:p>
          </table:table-cell>
          <table:table-cell office:value-type="string" office:string-value="Железнодорожная" table:formula="of:=VLOOKUP([.C40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3" table:style-name="ce4">
            <text:p>40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975" table:style-name="ce6">
            <text:p>5975</text:p>
          </table:table-cell>
          <table:table-cell office:value-type="string" office:string-value="Железнодорожная" table:formula="of:=VLOOKUP([.C40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4" table:style-name="ce4">
            <text:p>40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862" table:style-name="ce6">
            <text:p>2862</text:p>
          </table:table-cell>
          <table:table-cell office:value-type="string" office:string-value="Железнодорожная" table:formula="of:=VLOOKUP([.C40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5" table:style-name="ce4">
            <text:p>40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656" table:style-name="ce6">
            <text:p>4656</text:p>
          </table:table-cell>
          <table:table-cell office:value-type="string" office:string-value="Железнодорожная" table:formula="of:=VLOOKUP([.C40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6" table:style-name="ce4">
            <text:p>40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127" table:style-name="ce6">
            <text:p>6127</text:p>
          </table:table-cell>
          <table:table-cell office:value-type="string" office:string-value="Железнодорожная" table:formula="of:=VLOOKUP([.C40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7" table:style-name="ce4">
            <text:p>40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47" table:style-name="ce6">
            <text:p>5647</text:p>
          </table:table-cell>
          <table:table-cell office:value-type="string" office:string-value="Железнодорожная" table:formula="of:=VLOOKUP([.C40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8" table:style-name="ce4">
            <text:p>40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817" table:style-name="ce6">
            <text:p>5817</text:p>
          </table:table-cell>
          <table:table-cell office:value-type="string" office:string-value="Волкова" table:formula="of:=VLOOKUP([.C409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9" table:style-name="ce4">
            <text:p>40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03" table:style-name="ce6">
            <text:p>3903</text:p>
          </table:table-cell>
          <table:table-cell office:value-type="string" office:string-value="Железнодорожная" table:formula="of:=VLOOKUP([.C41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0" table:style-name="ce4">
            <text:p>41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57" table:style-name="ce6">
            <text:p>5357</text:p>
          </table:table-cell>
          <table:table-cell office:value-type="string" office:string-value="Железнодорожная" table:formula="of:=VLOOKUP([.C41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1" table:style-name="ce4">
            <text:p>41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98" table:style-name="ce6">
            <text:p>3998</text:p>
          </table:table-cell>
          <table:table-cell office:value-type="string" office:string-value="Железнодорожная" table:formula="of:=VLOOKUP([.C41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2" table:style-name="ce4">
            <text:p>41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27" table:style-name="ce6">
            <text:p>4027</text:p>
          </table:table-cell>
          <table:table-cell office:value-type="string" office:string-value="Железнодорожная" table:formula="of:=VLOOKUP([.C41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3" table:style-name="ce4">
            <text:p>41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816" table:style-name="ce6">
            <text:p>6816</text:p>
          </table:table-cell>
          <table:table-cell office:value-type="string" office:string-value="Железнодорожная" table:formula="of:=VLOOKUP([.C41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4" table:style-name="ce4">
            <text:p>41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90" table:style-name="ce6">
            <text:p>5390</text:p>
          </table:table-cell>
          <table:table-cell office:value-type="string" office:string-value="Железнодорожная" table:formula="of:=VLOOKUP([.C41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5" table:style-name="ce4">
            <text:p>41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4" table:style-name="ce6">
            <text:p>3284</text:p>
          </table:table-cell>
          <table:table-cell office:value-type="string" office:string-value="Железнодорожная" table:formula="of:=VLOOKUP([.C41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6" table:style-name="ce4">
            <text:p>41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36" table:style-name="ce6">
            <text:p>6536</text:p>
          </table:table-cell>
          <table:table-cell office:value-type="string" office:string-value="Железнодорожная" table:formula="of:=VLOOKUP([.C41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7" table:style-name="ce4">
            <text:p>41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79" table:style-name="ce6">
            <text:p>3679</text:p>
          </table:table-cell>
          <table:table-cell office:value-type="string" office:string-value="Железнодорожная" table:formula="of:=VLOOKUP([.C41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8" table:style-name="ce4">
            <text:p>41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31" table:style-name="ce6">
            <text:p>4931</text:p>
          </table:table-cell>
          <table:table-cell office:value-type="string" office:string-value="Железнодорожная" table:formula="of:=VLOOKUP([.C41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9" table:style-name="ce4">
            <text:p>41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077" table:style-name="ce6">
            <text:p>6077</text:p>
          </table:table-cell>
          <table:table-cell office:value-type="string" office:string-value="Волкова" table:formula="of:=VLOOKUP([.C420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0" table:style-name="ce4">
            <text:p>42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38" table:style-name="ce6">
            <text:p>6938</text:p>
          </table:table-cell>
          <table:table-cell office:value-type="string" office:string-value="Железнодорожная" table:formula="of:=VLOOKUP([.C42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1" table:style-name="ce4">
            <text:p>42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642" table:style-name="ce6">
            <text:p>6642</text:p>
          </table:table-cell>
          <table:table-cell office:value-type="string" office:string-value="Железнодорожная" table:formula="of:=VLOOKUP([.C42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2" table:style-name="ce4">
            <text:p>42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42" table:style-name="ce6">
            <text:p>4942</text:p>
          </table:table-cell>
          <table:table-cell office:value-type="string" office:string-value="Железнодорожная" table:formula="of:=VLOOKUP([.C42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3" table:style-name="ce4">
            <text:p>42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12" table:style-name="ce6">
            <text:p>4412</text:p>
          </table:table-cell>
          <table:table-cell office:value-type="string" office:string-value="Железнодорожная" table:formula="of:=VLOOKUP([.C42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>
          <table:table-cell office:value-type="float" office:value="424" table:style-name="ce4">
            <text:p>42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81" table:style-name="ce6">
            <text:p>5381</text:p>
          </table:table-cell>
          <table:table-cell office:value-type="string" office:string-value="Железнодорожная" table:formula="of:=VLOOKUP([.C42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5" table:style-name="ce4">
            <text:p>42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276" table:style-name="ce6">
            <text:p>4276</text:p>
          </table:table-cell>
          <table:table-cell office:value-type="string" office:string-value="Железнодорожная" table:formula="of:=VLOOKUP([.C42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6" table:style-name="ce4">
            <text:p>42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26" table:style-name="ce6">
            <text:p>3426</text:p>
          </table:table-cell>
          <table:table-cell office:value-type="string" office:string-value="Железнодорожная" table:formula="of:=VLOOKUP([.C42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7" table:style-name="ce4">
            <text:p>42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19" table:style-name="ce6">
            <text:p>6019</text:p>
          </table:table-cell>
          <table:table-cell office:value-type="string" office:string-value="Железнодорожная" table:formula="of:=VLOOKUP([.C42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8" table:style-name="ce4">
            <text:p>42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office:value-type="string" office:string-value="Железнодорожная" table:formula="of:=VLOOKUP([.C42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9" table:style-name="ce4">
            <text:p>42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870" table:style-name="ce6">
            <text:p>4870</text:p>
          </table:table-cell>
          <table:table-cell office:value-type="string" office:string-value="Железнодорожная" table:formula="of:=VLOOKUP([.C43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0" table:style-name="ce4">
            <text:p>43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357" table:style-name="ce6">
            <text:p>5357</text:p>
          </table:table-cell>
          <table:table-cell office:value-type="string" office:string-value="Волкова" table:formula="of:=VLOOKUP([.C43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1" table:style-name="ce4">
            <text:p>43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474" table:style-name="ce6">
            <text:p>6474</text:p>
          </table:table-cell>
          <table:table-cell office:value-type="string" office:string-value="Железнодорожная" table:formula="of:=VLOOKUP([.C43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2" table:style-name="ce4">
            <text:p>43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21" table:style-name="ce6">
            <text:p>6321</text:p>
          </table:table-cell>
          <table:table-cell office:value-type="string" office:string-value="Железнодорожная" table:formula="of:=VLOOKUP([.C43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3" table:style-name="ce4">
            <text:p>43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23" table:style-name="ce6">
            <text:p>3523</text:p>
          </table:table-cell>
          <table:table-cell office:value-type="string" office:string-value="Железнодорожная" table:formula="of:=VLOOKUP([.C43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4" table:style-name="ce4">
            <text:p>43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046" table:style-name="ce6">
            <text:p>5046</text:p>
          </table:table-cell>
          <table:table-cell office:value-type="string" office:string-value="Железнодорожная" table:formula="of:=VLOOKUP([.C43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5" table:style-name="ce4">
            <text:p>43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36" table:style-name="ce6">
            <text:p>5136</text:p>
          </table:table-cell>
          <table:table-cell office:value-type="string" office:string-value="Железнодорожная" table:formula="of:=VLOOKUP([.C43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6" table:style-name="ce4">
            <text:p>43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33" table:style-name="ce6">
            <text:p>2833</text:p>
          </table:table-cell>
          <table:table-cell office:value-type="string" office:string-value="Железнодорожная" table:formula="of:=VLOOKUP([.C43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7" table:style-name="ce4">
            <text:p>43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416" table:style-name="ce6">
            <text:p>5416</text:p>
          </table:table-cell>
          <table:table-cell office:value-type="string" office:string-value="Пушкина" table:formula="of:=VLOOKUP([.C43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8" table:style-name="ce4">
            <text:p>43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27" table:style-name="ce6">
            <text:p>3827</text:p>
          </table:table-cell>
          <table:table-cell office:value-type="string" office:string-value="Пушкина" table:formula="of:=VLOOKUP([.C43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9" table:style-name="ce4">
            <text:p>43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729" table:style-name="ce6">
            <text:p>3729</text:p>
          </table:table-cell>
          <table:table-cell office:value-type="string" office:string-value="Пушкина" table:formula="of:=VLOOKUP([.C44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0" table:style-name="ce4">
            <text:p>44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795" table:style-name="ce6">
            <text:p>6795</text:p>
          </table:table-cell>
          <table:table-cell office:value-type="string" office:string-value="Пушкина" table:formula="of:=VLOOKUP([.C44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1" table:style-name="ce4">
            <text:p>44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779" table:style-name="ce6">
            <text:p>4779</text:p>
          </table:table-cell>
          <table:table-cell office:value-type="string" office:string-value="Волкова" table:formula="of:=VLOOKUP([.C442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2" table:style-name="ce4">
            <text:p>44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215" table:style-name="ce6">
            <text:p>3215</text:p>
          </table:table-cell>
          <table:table-cell office:value-type="string" office:string-value="Пушкина" table:formula="of:=VLOOKUP([.C44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3" table:style-name="ce4">
            <text:p>44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788" table:style-name="ce6">
            <text:p>4788</text:p>
          </table:table-cell>
          <table:table-cell office:value-type="string" office:string-value="Пушкина" table:formula="of:=VLOOKUP([.C44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4" table:style-name="ce4">
            <text:p>44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873" table:style-name="ce6">
            <text:p>6873</text:p>
          </table:table-cell>
          <table:table-cell office:value-type="string" office:string-value="Пушкина" table:formula="of:=VLOOKUP([.C44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5" table:style-name="ce4">
            <text:p>44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699" table:style-name="ce6">
            <text:p>4699</text:p>
          </table:table-cell>
          <table:table-cell office:value-type="string" office:string-value="Пушкина" table:formula="of:=VLOOKUP([.C44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6" table:style-name="ce4">
            <text:p>44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506" table:style-name="ce6">
            <text:p>4506</text:p>
          </table:table-cell>
          <table:table-cell office:value-type="string" office:string-value="Пушкина" table:formula="of:=VLOOKUP([.C44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7" table:style-name="ce4">
            <text:p>44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253" table:style-name="ce6">
            <text:p>3253</text:p>
          </table:table-cell>
          <table:table-cell office:value-type="string" office:string-value="Пушкина" table:formula="of:=VLOOKUP([.C44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8" table:style-name="ce4">
            <text:p>44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799" table:style-name="ce6">
            <text:p>4799</text:p>
          </table:table-cell>
          <table:table-cell office:value-type="string" office:string-value="Гоголя" table:formula="of:=VLOOKUP([.C44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9" table:style-name="ce4">
            <text:p>44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750" table:style-name="ce6">
            <text:p>3750</text:p>
          </table:table-cell>
          <table:table-cell office:value-type="string" office:string-value="Гоголя" table:formula="of:=VLOOKUP([.C45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0" table:style-name="ce4">
            <text:p>45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280" table:style-name="ce6">
            <text:p>5280</text:p>
          </table:table-cell>
          <table:table-cell office:value-type="string" office:string-value="Гоголя" table:formula="of:=VLOOKUP([.C45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1" table:style-name="ce4">
            <text:p>451</text:p>
          </table:table-cell>
          <table:table-cell office:value-type="date" office:date-value="2023-04-01T16:38:00" table:style-name="ce5">
            <text:p>01.04.23 16:38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52" table:style-name="ce6">
            <text:p>4052</text:p>
          </table:table-cell>
          <table:table-cell office:value-type="string" office:string-value="Гоголя" table:formula="of:=VLOOKUP([.C45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2" table:style-name="ce4">
            <text:p>452</text:p>
          </table:table-cell>
          <table:table-cell office:value-type="date" office:date-value="2023-04-02T17:39:00" table:style-name="ce5">
            <text:p>02.04.23 17:39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474" table:style-name="ce6">
            <text:p>6474</text:p>
          </table:table-cell>
          <table:table-cell office:value-type="string" office:string-value="Железнодорожная" table:formula="of:=VLOOKUP([.C45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3" table:style-name="ce4">
            <text:p>453</text:p>
          </table:table-cell>
          <table:table-cell office:value-type="date" office:date-value="2023-04-02T21:15:00" table:style-name="ce5">
            <text:p>02.04.23 21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276" table:style-name="ce6">
            <text:p>4276</text:p>
          </table:table-cell>
          <table:table-cell office:value-type="string" office:string-value="Железнодорожная" table:formula="of:=VLOOKUP([.C45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4" table:style-name="ce4">
            <text:p>454</text:p>
          </table:table-cell>
          <table:table-cell office:value-type="date" office:date-value="2023-04-02T23:13:00" table:style-name="ce5">
            <text:p>02.04.23 23:1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862" table:style-name="ce6">
            <text:p>2862</text:p>
          </table:table-cell>
          <table:table-cell office:value-type="string" office:string-value="Железнодорожная" table:formula="of:=VLOOKUP([.C45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5" table:style-name="ce4">
            <text:p>455</text:p>
          </table:table-cell>
          <table:table-cell office:value-type="date" office:date-value="2023-04-03T15:36:00" table:style-name="ce5">
            <text:p>03.04.23 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253" table:style-name="ce6">
            <text:p>3253</text:p>
          </table:table-cell>
          <table:table-cell office:value-type="string" office:string-value="Пушкина" table:formula="of:=VLOOKUP([.C45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6" table:style-name="ce4">
            <text:p>456</text:p>
          </table:table-cell>
          <table:table-cell office:value-type="date" office:date-value="2023-04-03T22:08:00" table:style-name="ce5">
            <text:p>03.04.23 22:08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31" table:style-name="ce6">
            <text:p>4931</text:p>
          </table:table-cell>
          <table:table-cell office:value-type="string" office:string-value="Железнодорожная" table:formula="of:=VLOOKUP([.C45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7" table:style-name="ce4">
            <text:p>457</text:p>
          </table:table-cell>
          <table:table-cell office:value-type="date" office:date-value="2023-04-04T12:17:00" table:style-name="ce5">
            <text:p>04.04.23 12:17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26" table:style-name="ce6">
            <text:p>3426</text:p>
          </table:table-cell>
          <table:table-cell office:value-type="string" office:string-value="Железнодорожная" table:formula="of:=VLOOKUP([.C45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8" table:style-name="ce4">
            <text:p>458</text:p>
          </table:table-cell>
          <table:table-cell office:value-type="date" office:date-value="2023-04-05T09:16:00" table:style-name="ce5">
            <text:p>05.04.23 9:1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52" table:style-name="ce6">
            <text:p>4052</text:p>
          </table:table-cell>
          <table:table-cell office:value-type="string" office:string-value="Гоголя" table:formula="of:=VLOOKUP([.C45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9" table:style-name="ce4">
            <text:p>459</text:p>
          </table:table-cell>
          <table:table-cell office:value-type="date" office:date-value="2023-04-05T22:35:00" table:style-name="ce5">
            <text:p>05.04.23 22:35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38" table:style-name="ce6">
            <text:p>6938</text:p>
          </table:table-cell>
          <table:table-cell office:value-type="string" office:string-value="Железнодорожная" table:formula="of:=VLOOKUP([.C46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0" table:style-name="ce4">
            <text:p>460</text:p>
          </table:table-cell>
          <table:table-cell office:value-type="date" office:date-value="2023-04-06T08:06:00" table:style-name="ce5">
            <text:p>06.04.23 8:06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975" table:style-name="ce6">
            <text:p>5975</text:p>
          </table:table-cell>
          <table:table-cell office:value-type="string" office:string-value="Железнодорожная" table:formula="of:=VLOOKUP([.C46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1" table:style-name="ce4">
            <text:p>461</text:p>
          </table:table-cell>
          <table:table-cell office:value-type="date" office:date-value="2023-04-06T15:33:00" table:style-name="ce5">
            <text:p>06.04.23 15:33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19" table:style-name="ce6">
            <text:p>6019</text:p>
          </table:table-cell>
          <table:table-cell office:value-type="string" office:string-value="Железнодорожная" table:formula="of:=VLOOKUP([.C46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2" table:style-name="ce4">
            <text:p>462</text:p>
          </table:table-cell>
          <table:table-cell office:value-type="date" office:date-value="2023-04-06T21:46:00" table:style-name="ce5">
            <text:p>06.04.23 21:4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53" table:style-name="ce6">
            <text:p>3953</text:p>
          </table:table-cell>
          <table:table-cell office:value-type="string" office:string-value="Железнодорожная" table:formula="of:=VLOOKUP([.C46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3" table:style-name="ce4">
            <text:p>463</text:p>
          </table:table-cell>
          <table:table-cell office:value-type="date" office:date-value="2023-04-06T21:55:00" table:style-name="ce5">
            <text:p>06.04.23 21:55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817" table:style-name="ce6">
            <text:p>5817</text:p>
          </table:table-cell>
          <table:table-cell office:value-type="string" office:string-value="Волкова" table:formula="of:=VLOOKUP([.C46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4" table:style-name="ce4">
            <text:p>464</text:p>
          </table:table-cell>
          <table:table-cell office:value-type="date" office:date-value="2023-04-07T07:11:00" table:style-name="ce5">
            <text:p>07.04.23 7:11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12" table:style-name="ce6">
            <text:p>4412</text:p>
          </table:table-cell>
          <table:table-cell office:value-type="string" office:string-value="Железнодорожная" table:formula="of:=VLOOKUP([.C46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5" table:style-name="ce4">
            <text:p>465</text:p>
          </table:table-cell>
          <table:table-cell office:value-type="date" office:date-value="2023-04-09T17:25:00" table:style-name="ce5">
            <text:p>09.04.23 17:25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47" table:style-name="ce6">
            <text:p>5647</text:p>
          </table:table-cell>
          <table:table-cell office:value-type="string" office:string-value="Железнодорожная" table:formula="of:=VLOOKUP([.C46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6" table:style-name="ce4">
            <text:p>466</text:p>
          </table:table-cell>
          <table:table-cell office:value-type="date" office:date-value="2023-04-10T16:57:00" table:style-name="ce5">
            <text:p>10.04.23 16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416" table:style-name="ce6">
            <text:p>5416</text:p>
          </table:table-cell>
          <table:table-cell office:value-type="string" office:string-value="Пушкина" table:formula="of:=VLOOKUP([.C46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7" table:style-name="ce4">
            <text:p>467</text:p>
          </table:table-cell>
          <table:table-cell office:value-type="date" office:date-value="2023-04-10T17:21:00" table:style-name="ce5">
            <text:p>10.04.23 17:21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046" table:style-name="ce6">
            <text:p>5046</text:p>
          </table:table-cell>
          <table:table-cell office:value-type="string" office:string-value="Железнодорожная" table:formula="of:=VLOOKUP([.C46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8" table:style-name="ce4">
            <text:p>468</text:p>
          </table:table-cell>
          <table:table-cell office:value-type="date" office:date-value="2023-04-10T19:23:00" table:style-name="ce5">
            <text:p>10.04.23 19:23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79" table:style-name="ce6">
            <text:p>3679</text:p>
          </table:table-cell>
          <table:table-cell office:value-type="string" office:string-value="Железнодорожная" table:formula="of:=VLOOKUP([.C46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9" table:style-name="ce4">
            <text:p>469</text:p>
          </table:table-cell>
          <table:table-cell office:value-type="date" office:date-value="2023-04-10T19:40:00" table:style-name="ce5">
            <text:p>10.04.23 19:4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127" table:style-name="ce6">
            <text:p>6127</text:p>
          </table:table-cell>
          <table:table-cell office:value-type="string" office:string-value="Железнодорожная" table:formula="of:=VLOOKUP([.C47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0" table:style-name="ce4">
            <text:p>470</text:p>
          </table:table-cell>
          <table:table-cell office:value-type="date" office:date-value="2023-04-10T22:28:00" table:style-name="ce5">
            <text:p>10.04.23 22:28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729" table:style-name="ce6">
            <text:p>3729</text:p>
          </table:table-cell>
          <table:table-cell office:value-type="string" office:string-value="Пушкина" table:formula="of:=VLOOKUP([.C47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1" table:style-name="ce4">
            <text:p>471</text:p>
          </table:table-cell>
          <table:table-cell office:value-type="date" office:date-value="2023-04-11T08:58:00" table:style-name="ce5">
            <text:p>11.04.23 8:58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4" table:style-name="ce6">
            <text:p>3284</text:p>
          </table:table-cell>
          <table:table-cell office:value-type="string" office:string-value="Железнодорожная" table:formula="of:=VLOOKUP([.C47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2" table:style-name="ce4">
            <text:p>472</text:p>
          </table:table-cell>
          <table:table-cell office:value-type="date" office:date-value="2023-04-11T17:35:00" table:style-name="ce5">
            <text:p>11.04.23 17:35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779" table:style-name="ce6">
            <text:p>4779</text:p>
          </table:table-cell>
          <table:table-cell office:value-type="string" office:string-value="Волкова" table:formula="of:=VLOOKUP([.C473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3" table:style-name="ce4">
            <text:p>473</text:p>
          </table:table-cell>
          <table:table-cell office:value-type="date" office:date-value="2023-04-11T21:50:00" table:style-name="ce5">
            <text:p>11.04.23 21:5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42" table:style-name="ce6">
            <text:p>4942</text:p>
          </table:table-cell>
          <table:table-cell office:value-type="string" office:string-value="Железнодорожная" table:formula="of:=VLOOKUP([.C47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4" table:style-name="ce4">
            <text:p>474</text:p>
          </table:table-cell>
          <table:table-cell office:value-type="date" office:date-value="2023-04-11T22:02:00" table:style-name="ce5">
            <text:p>11.04.23 22:0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office:value-type="string" office:string-value="Железнодорожная" table:formula="of:=VLOOKUP([.C47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5" table:style-name="ce4">
            <text:p>475</text:p>
          </table:table-cell>
          <table:table-cell office:value-type="date" office:date-value="2023-04-12T16:11:00" table:style-name="ce5">
            <text:p>12.04.23 16:11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077" table:style-name="ce6">
            <text:p>6077</text:p>
          </table:table-cell>
          <table:table-cell office:value-type="string" office:string-value="Волкова" table:formula="of:=VLOOKUP([.C47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6" table:style-name="ce4">
            <text:p>476</text:p>
          </table:table-cell>
          <table:table-cell office:value-type="date" office:date-value="2023-04-13T13:23:00" table:style-name="ce5">
            <text:p>13.04.23 13:23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506" table:style-name="ce6">
            <text:p>4506</text:p>
          </table:table-cell>
          <table:table-cell office:value-type="string" office:string-value="Пушкина" table:formula="of:=VLOOKUP([.C47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7" table:style-name="ce4">
            <text:p>477</text:p>
          </table:table-cell>
          <table:table-cell office:value-type="date" office:date-value="2023-04-13T21:24:00" table:style-name="ce5">
            <text:p>13.04.23 21:24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516" table:style-name="ce6">
            <text:p>3516</text:p>
          </table:table-cell>
          <table:table-cell office:value-type="string" office:string-value="Волкова" table:formula="of:=VLOOKUP([.C478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8" table:style-name="ce4">
            <text:p>478</text:p>
          </table:table-cell>
          <table:table-cell office:value-type="date" office:date-value="2023-04-14T06:36:00" table:style-name="ce5">
            <text:p>14.04.23 6:3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816" table:style-name="ce6">
            <text:p>6816</text:p>
          </table:table-cell>
          <table:table-cell office:value-type="string" office:string-value="Железнодорожная" table:formula="of:=VLOOKUP([.C47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9" table:style-name="ce4">
            <text:p>479</text:p>
          </table:table-cell>
          <table:table-cell office:value-type="date" office:date-value="2023-04-14T15:40:00" table:style-name="ce5">
            <text:p>14.04.23 15:4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674" table:style-name="ce6">
            <text:p>3674</text:p>
          </table:table-cell>
          <table:table-cell office:value-type="string" office:string-value="Гоголя" table:formula="of:=VLOOKUP([.C48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0" table:style-name="ce4">
            <text:p>480</text:p>
          </table:table-cell>
          <table:table-cell office:value-type="date" office:date-value="2023-04-14T22:59:00" table:style-name="ce5">
            <text:p>14.04.23 22:59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27" table:style-name="ce6">
            <text:p>4027</text:p>
          </table:table-cell>
          <table:table-cell office:value-type="string" office:string-value="Железнодорожная" table:formula="of:=VLOOKUP([.C48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1" table:style-name="ce4">
            <text:p>481</text:p>
          </table:table-cell>
          <table:table-cell office:value-type="date" office:date-value="2023-04-15T17:50:00" table:style-name="ce5">
            <text:p>15.04.23 17:5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795" table:style-name="ce6">
            <text:p>6795</text:p>
          </table:table-cell>
          <table:table-cell office:value-type="string" office:string-value="Пушкина" table:formula="of:=VLOOKUP([.C48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2" table:style-name="ce4">
            <text:p>482</text:p>
          </table:table-cell>
          <table:table-cell office:value-type="date" office:date-value="2023-04-15T19:13:00" table:style-name="ce5">
            <text:p>15.04.23 19:13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280" table:style-name="ce6">
            <text:p>5280</text:p>
          </table:table-cell>
          <table:table-cell office:value-type="string" office:string-value="Гоголя" table:formula="of:=VLOOKUP([.C48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3" table:style-name="ce4">
            <text:p>483</text:p>
          </table:table-cell>
          <table:table-cell office:value-type="date" office:date-value="2023-04-15T19:18:00" table:style-name="ce5">
            <text:p>15.04.23 19:18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870" table:style-name="ce6">
            <text:p>4870</text:p>
          </table:table-cell>
          <table:table-cell office:value-type="string" office:string-value="Железнодорожная" table:formula="of:=VLOOKUP([.C48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4" table:style-name="ce4">
            <text:p>484</text:p>
          </table:table-cell>
          <table:table-cell office:value-type="date" office:date-value="2023-04-15T19:37:00" table:style-name="ce5">
            <text:p>15.04.23 19:37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750" table:style-name="ce6">
            <text:p>3750</text:p>
          </table:table-cell>
          <table:table-cell office:value-type="string" office:string-value="Гоголя" table:formula="of:=VLOOKUP([.C48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5" table:style-name="ce4">
            <text:p>485</text:p>
          </table:table-cell>
          <table:table-cell office:value-type="date" office:date-value="2023-04-16T15:08:00" table:style-name="ce5">
            <text:p>16.04.23 15:08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57" table:style-name="ce6">
            <text:p>5357</text:p>
          </table:table-cell>
          <table:table-cell office:value-type="string" office:string-value="Железнодорожная" table:formula="of:=VLOOKUP([.C48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6" table:style-name="ce4">
            <text:p>486</text:p>
          </table:table-cell>
          <table:table-cell office:value-type="date" office:date-value="2023-04-16T22:39:00" table:style-name="ce5">
            <text:p>16.04.23 22:3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873" table:style-name="ce6">
            <text:p>6873</text:p>
          </table:table-cell>
          <table:table-cell office:value-type="string" office:string-value="Пушкина" table:formula="of:=VLOOKUP([.C48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7" table:style-name="ce4">
            <text:p>487</text:p>
          </table:table-cell>
          <table:table-cell office:value-type="date" office:date-value="2023-04-17T06:47:00" table:style-name="ce5">
            <text:p>17.04.23 6:4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36" table:style-name="ce6">
            <text:p>6536</text:p>
          </table:table-cell>
          <table:table-cell office:value-type="string" office:string-value="Железнодорожная" table:formula="of:=VLOOKUP([.C48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8" table:style-name="ce4">
            <text:p>488</text:p>
          </table:table-cell>
          <table:table-cell office:value-type="date" office:date-value="2023-04-17T09:04:00" table:style-name="ce5">
            <text:p>17.04.23 9:04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33" table:style-name="ce6">
            <text:p>2833</text:p>
          </table:table-cell>
          <table:table-cell office:value-type="string" office:string-value="Железнодорожная" table:formula="of:=VLOOKUP([.C48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9" table:style-name="ce4">
            <text:p>489</text:p>
          </table:table-cell>
          <table:table-cell office:value-type="date" office:date-value="2023-04-17T17:18:00" table:style-name="ce5">
            <text:p>17.04.23 17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06" table:style-name="ce6">
            <text:p>3806</text:p>
          </table:table-cell>
          <table:table-cell office:value-type="string" office:string-value="Волкова" table:formula="of:=VLOOKUP([.C490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0" table:style-name="ce4">
            <text:p>490</text:p>
          </table:table-cell>
          <table:table-cell office:value-type="date" office:date-value="2023-04-18T14:45:00" table:style-name="ce5">
            <text:p>18.04.23 14:45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90" table:style-name="ce6">
            <text:p>5390</text:p>
          </table:table-cell>
          <table:table-cell office:value-type="string" office:string-value="Железнодорожная" table:formula="of:=VLOOKUP([.C49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1" table:style-name="ce4">
            <text:p>491</text:p>
          </table:table-cell>
          <table:table-cell office:value-type="date" office:date-value="2023-04-18T20:58:00" table:style-name="ce5">
            <text:p>18.04.23 20:5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40" table:style-name="ce6">
            <text:p>6640</text:p>
          </table:table-cell>
          <table:table-cell office:value-type="string" office:string-value="Гоголя" table:formula="of:=VLOOKUP([.C49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2" table:style-name="ce4">
            <text:p>492</text:p>
          </table:table-cell>
          <table:table-cell office:value-type="date" office:date-value="2023-04-18T23:48:00" table:style-name="ce5">
            <text:p>18.04.23 23:48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93" table:style-name="ce6">
            <text:p>5093</text:p>
          </table:table-cell>
          <table:table-cell office:value-type="string" office:string-value="Гоголя" table:formula="of:=VLOOKUP([.C49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3" table:style-name="ce4">
            <text:p>493</text:p>
          </table:table-cell>
          <table:table-cell office:value-type="date" office:date-value="2023-04-19T07:18:00" table:style-name="ce5">
            <text:p>19.04.23 7:1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65" table:style-name="ce6">
            <text:p>6365</text:p>
          </table:table-cell>
          <table:table-cell office:value-type="string" office:string-value="Гоголя" table:formula="of:=VLOOKUP([.C49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4" table:style-name="ce4">
            <text:p>494</text:p>
          </table:table-cell>
          <table:table-cell office:value-type="date" office:date-value="2023-04-19T11:50:00" table:style-name="ce5">
            <text:p>19.04.23 11:5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237" table:style-name="ce6">
            <text:p>5237</text:p>
          </table:table-cell>
          <table:table-cell office:value-type="string" office:string-value="Гоголя" table:formula="of:=VLOOKUP([.C49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5" table:style-name="ce4">
            <text:p>495</text:p>
          </table:table-cell>
          <table:table-cell office:value-type="date" office:date-value="2023-04-19T16:01:00" table:style-name="ce5">
            <text:p>19.04.23 16:01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21" table:style-name="ce6">
            <text:p>6321</text:p>
          </table:table-cell>
          <table:table-cell office:value-type="string" office:string-value="Железнодорожная" table:formula="of:=VLOOKUP([.C49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6" table:style-name="ce4">
            <text:p>496</text:p>
          </table:table-cell>
          <table:table-cell office:value-type="date" office:date-value="2023-04-19T22:30:00" table:style-name="ce5">
            <text:p>19.04.23 22:3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22" table:style-name="ce6">
            <text:p>3722</text:p>
          </table:table-cell>
          <table:table-cell office:value-type="string" office:string-value="Гоголя" table:formula="of:=VLOOKUP([.C49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7" table:style-name="ce4">
            <text:p>497</text:p>
          </table:table-cell>
          <table:table-cell office:value-type="date" office:date-value="2023-04-22T08:17:00" table:style-name="ce5">
            <text:p>22.04.23 8:1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424" table:style-name="ce6">
            <text:p>6424</text:p>
          </table:table-cell>
          <table:table-cell office:value-type="string" office:string-value="Железнодорожная" table:formula="of:=VLOOKUP([.C49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8" table:style-name="ce4">
            <text:p>498</text:p>
          </table:table-cell>
          <table:table-cell office:value-type="date" office:date-value="2023-04-23T07:01:00" table:style-name="ce5">
            <text:p>23.04.23 7:01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137" table:style-name="ce6">
            <text:p>4137</text:p>
          </table:table-cell>
          <table:table-cell office:value-type="string" office:string-value="Гоголя" table:formula="of:=VLOOKUP([.C49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9" table:style-name="ce4">
            <text:p>499</text:p>
          </table:table-cell>
          <table:table-cell office:value-type="date" office:date-value="2023-04-23T16:51:00" table:style-name="ce5">
            <text:p>23.04.23 16:51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799" table:style-name="ce6">
            <text:p>4799</text:p>
          </table:table-cell>
          <table:table-cell office:value-type="string" office:string-value="Гоголя" table:formula="of:=VLOOKUP([.C50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0" table:style-name="ce4">
            <text:p>500</text:p>
          </table:table-cell>
          <table:table-cell office:value-type="date" office:date-value="2023-04-24T14:36:00" table:style-name="ce5">
            <text:p>24.04.23 14:3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55" table:style-name="ce6">
            <text:p>4555</text:p>
          </table:table-cell>
          <table:table-cell office:value-type="string" office:string-value="Железнодорожная" table:formula="of:=VLOOKUP([.C50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1" table:style-name="ce4">
            <text:p>501</text:p>
          </table:table-cell>
          <table:table-cell office:value-type="date" office:date-value="2023-04-24T14:53:00" table:style-name="ce5">
            <text:p>24.04.23 14:53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36" table:style-name="ce6">
            <text:p>5136</text:p>
          </table:table-cell>
          <table:table-cell office:value-type="string" office:string-value="Железнодорожная" table:formula="of:=VLOOKUP([.C50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2" table:style-name="ce4">
            <text:p>502</text:p>
          </table:table-cell>
          <table:table-cell office:value-type="date" office:date-value="2023-04-24T23:30:00" table:style-name="ce5">
            <text:p>24.04.23 23:3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656" table:style-name="ce6">
            <text:p>4656</text:p>
          </table:table-cell>
          <table:table-cell office:value-type="string" office:string-value="Железнодорожная" table:formula="of:=VLOOKUP([.C50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3" table:style-name="ce4">
            <text:p>503</text:p>
          </table:table-cell>
          <table:table-cell office:value-type="date" office:date-value="2023-04-25T23:41:00" table:style-name="ce5">
            <text:p>25.04.23 23:41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215" table:style-name="ce6">
            <text:p>3215</text:p>
          </table:table-cell>
          <table:table-cell office:value-type="string" office:string-value="Пушкина" table:formula="of:=VLOOKUP([.C50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4" table:style-name="ce4">
            <text:p>504</text:p>
          </table:table-cell>
          <table:table-cell office:value-type="date" office:date-value="2023-04-26T06:22:00" table:style-name="ce5">
            <text:p>26.04.23 6:22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788" table:style-name="ce6">
            <text:p>4788</text:p>
          </table:table-cell>
          <table:table-cell office:value-type="string" office:string-value="Пушкина" table:formula="of:=VLOOKUP([.C50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5" table:style-name="ce4">
            <text:p>505</text:p>
          </table:table-cell>
          <table:table-cell office:value-type="date" office:date-value="2023-04-26T06:26:00" table:style-name="ce5">
            <text:p>26.04.23 6:26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08" table:style-name="ce6">
            <text:p>4808</text:p>
          </table:table-cell>
          <table:table-cell office:value-type="string" office:string-value="Гоголя" table:formula="of:=VLOOKUP([.C50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6" table:style-name="ce4">
            <text:p>506</text:p>
          </table:table-cell>
          <table:table-cell office:value-type="date" office:date-value="2023-04-26T11:55:00" table:style-name="ce5">
            <text:p>26.04.23 11:55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27" table:style-name="ce6">
            <text:p>3827</text:p>
          </table:table-cell>
          <table:table-cell office:value-type="string" office:string-value="Пушкина" table:formula="of:=VLOOKUP([.C50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7" table:style-name="ce4">
            <text:p>507</text:p>
          </table:table-cell>
          <table:table-cell office:value-type="date" office:date-value="2023-04-27T10:02:00" table:style-name="ce5">
            <text:p>27.04.23 10:02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23" table:style-name="ce6">
            <text:p>3523</text:p>
          </table:table-cell>
          <table:table-cell office:value-type="string" office:string-value="Железнодорожная" table:formula="of:=VLOOKUP([.C50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8" table:style-name="ce4">
            <text:p>508</text:p>
          </table:table-cell>
          <table:table-cell office:value-type="date" office:date-value="2023-04-27T14:20:00" table:style-name="ce5">
            <text:p>27.04.23 14:2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642" table:style-name="ce6">
            <text:p>6642</text:p>
          </table:table-cell>
          <table:table-cell office:value-type="string" office:string-value="Железнодорожная" table:formula="of:=VLOOKUP([.C50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9" table:style-name="ce4">
            <text:p>509</text:p>
          </table:table-cell>
          <table:table-cell office:value-type="date" office:date-value="2023-04-27T19:31:00" table:style-name="ce5">
            <text:p>27.04.23 19:31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98" table:style-name="ce6">
            <text:p>3998</text:p>
          </table:table-cell>
          <table:table-cell office:value-type="string" office:string-value="Железнодорожная" table:formula="of:=VLOOKUP([.C51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0" table:style-name="ce4">
            <text:p>510</text:p>
          </table:table-cell>
          <table:table-cell office:value-type="date" office:date-value="2023-04-27T22:06:00" table:style-name="ce5">
            <text:p>27.04.23 22:06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357" table:style-name="ce6">
            <text:p>5357</text:p>
          </table:table-cell>
          <table:table-cell office:value-type="string" office:string-value="Волкова" table:formula="of:=VLOOKUP([.C51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1" table:style-name="ce4">
            <text:p>511</text:p>
          </table:table-cell>
          <table:table-cell office:value-type="date" office:date-value="2023-04-28T06:51:00" table:style-name="ce5">
            <text:p>28.04.23 6:5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03" table:style-name="ce6">
            <text:p>3903</text:p>
          </table:table-cell>
          <table:table-cell office:value-type="string" office:string-value="Железнодорожная" table:formula="of:=VLOOKUP([.C51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2" table:style-name="ce4">
            <text:p>512</text:p>
          </table:table-cell>
          <table:table-cell office:value-type="date" office:date-value="2023-04-28T07:47:00" table:style-name="ce5">
            <text:p>28.04.23 7:4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699" table:style-name="ce6">
            <text:p>4699</text:p>
          </table:table-cell>
          <table:table-cell office:value-type="string" office:string-value="Пушкина" table:formula="of:=VLOOKUP([.C51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3" table:style-name="ce4">
            <text:p>51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74" table:style-name="ce6">
            <text:p>6274</text:p>
          </table:table-cell>
          <table:table-cell office:value-type="string" office:string-value="Волкова" table:formula="of:=VLOOKUP([.C51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4" table:style-name="ce4">
            <text:p>51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115" table:style-name="ce6">
            <text:p>6115</text:p>
          </table:table-cell>
          <table:table-cell office:value-type="string" office:string-value="Гоголя" table:formula="of:=VLOOKUP([.C51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5" table:style-name="ce4">
            <text:p>51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696" table:style-name="ce6">
            <text:p>3696</text:p>
          </table:table-cell>
          <table:table-cell office:value-type="string" office:string-value="Гоголя" table:formula="of:=VLOOKUP([.C51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6" table:style-name="ce4">
            <text:p>51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938" table:style-name="ce6">
            <text:p>4938</text:p>
          </table:table-cell>
          <table:table-cell office:value-type="string" office:string-value="Гоголя" table:formula="of:=VLOOKUP([.C51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7" table:style-name="ce4">
            <text:p>51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924" table:style-name="ce6">
            <text:p>6924</text:p>
          </table:table-cell>
          <table:table-cell office:value-type="string" office:string-value="Гоголя" table:formula="of:=VLOOKUP([.C51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8" table:style-name="ce4">
            <text:p>51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37" table:style-name="ce6">
            <text:p>5537</text:p>
          </table:table-cell>
          <table:table-cell office:value-type="string" office:string-value="Гоголя" table:formula="of:=VLOOKUP([.C51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9" table:style-name="ce4">
            <text:p>51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725" table:style-name="ce6">
            <text:p>4725</text:p>
          </table:table-cell>
          <table:table-cell office:value-type="string" office:string-value="Гоголя" table:formula="of:=VLOOKUP([.C52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0" table:style-name="ce4">
            <text:p>52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91" table:style-name="ce6">
            <text:p>5091</text:p>
          </table:table-cell>
          <table:table-cell office:value-type="string" office:string-value="Гоголя" table:formula="of:=VLOOKUP([.C52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1" table:style-name="ce4">
            <text:p>52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445" table:style-name="ce6">
            <text:p>5445</text:p>
          </table:table-cell>
          <table:table-cell office:value-type="string" office:string-value="Гоголя" table:formula="of:=VLOOKUP([.C52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2" table:style-name="ce4">
            <text:p>52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99" table:style-name="ce6">
            <text:p>6399</text:p>
          </table:table-cell>
          <table:table-cell office:value-type="string" office:string-value="Гоголя" table:formula="of:=VLOOKUP([.C52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3" table:style-name="ce4">
            <text:p>52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441" table:style-name="ce6">
            <text:p>4441</text:p>
          </table:table-cell>
          <table:table-cell office:value-type="string" office:string-value="Гоголя" table:formula="of:=VLOOKUP([.C52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4" table:style-name="ce4">
            <text:p>52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47" table:style-name="ce6">
            <text:p>2947</text:p>
          </table:table-cell>
          <table:table-cell office:value-type="string" office:string-value="Волкова" table:formula="of:=VLOOKUP([.C525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5" table:style-name="ce4">
            <text:p>52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122" table:style-name="ce6">
            <text:p>4122</text:p>
          </table:table-cell>
          <table:table-cell office:value-type="string" office:string-value="Гоголя" table:formula="of:=VLOOKUP([.C52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6" table:style-name="ce4">
            <text:p>52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98" table:style-name="ce6">
            <text:p>3798</text:p>
          </table:table-cell>
          <table:table-cell office:value-type="string" office:string-value="Гоголя" table:formula="of:=VLOOKUP([.C52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7" table:style-name="ce4">
            <text:p>52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790" table:style-name="ce6">
            <text:p>6790</text:p>
          </table:table-cell>
          <table:table-cell office:value-type="string" office:string-value="Железнодорожная" table:formula="of:=VLOOKUP([.C52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8" table:style-name="ce4">
            <text:p>52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45" table:style-name="ce6">
            <text:p>4545</text:p>
          </table:table-cell>
          <table:table-cell office:value-type="string" office:string-value="Железнодорожная" table:formula="of:=VLOOKUP([.C52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9" table:style-name="ce4">
            <text:p>52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289" table:style-name="ce6">
            <text:p>4289</text:p>
          </table:table-cell>
          <table:table-cell office:value-type="string" office:string-value="Железнодорожная" table:formula="of:=VLOOKUP([.C53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0" table:style-name="ce4">
            <text:p>53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743" table:style-name="ce6">
            <text:p>5743</text:p>
          </table:table-cell>
          <table:table-cell office:value-type="string" office:string-value="Железнодорожная" table:formula="of:=VLOOKUP([.C53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1" table:style-name="ce4">
            <text:p>53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77" table:style-name="ce6">
            <text:p>5877</text:p>
          </table:table-cell>
          <table:table-cell office:value-type="string" office:string-value="Железнодорожная" table:formula="of:=VLOOKUP([.C53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2" table:style-name="ce4">
            <text:p>53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34" table:style-name="ce6">
            <text:p>5834</text:p>
          </table:table-cell>
          <table:table-cell office:value-type="string" office:string-value="Железнодорожная" table:formula="of:=VLOOKUP([.C53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3" table:style-name="ce4">
            <text:p>53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91" table:style-name="ce6">
            <text:p>4991</text:p>
          </table:table-cell>
          <table:table-cell office:value-type="string" office:string-value="Железнодорожная" table:formula="of:=VLOOKUP([.C53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4" table:style-name="ce4">
            <text:p>53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42" table:style-name="ce6">
            <text:p>3942</text:p>
          </table:table-cell>
          <table:table-cell office:value-type="string" office:string-value="Железнодорожная" table:formula="of:=VLOOKUP([.C53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5" table:style-name="ce4">
            <text:p>53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91" table:style-name="ce6">
            <text:p>6291</text:p>
          </table:table-cell>
          <table:table-cell office:value-type="string" office:string-value="Волкова" table:formula="of:=VLOOKUP([.C53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6" table:style-name="ce4">
            <text:p>53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551" table:style-name="ce6">
            <text:p>6551</text:p>
          </table:table-cell>
          <table:table-cell office:value-type="string" office:string-value="Железнодорожная" table:formula="of:=VLOOKUP([.C53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7" table:style-name="ce4">
            <text:p>53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59" table:style-name="ce6">
            <text:p>3659</text:p>
          </table:table-cell>
          <table:table-cell office:value-type="string" office:string-value="Железнодорожная" table:formula="of:=VLOOKUP([.C53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8" table:style-name="ce4">
            <text:p>53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670" table:style-name="ce6">
            <text:p>6670</text:p>
          </table:table-cell>
          <table:table-cell office:value-type="string" office:string-value="Железнодорожная" table:formula="of:=VLOOKUP([.C53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9" table:style-name="ce4">
            <text:p>53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04" table:style-name="ce6">
            <text:p>4304</text:p>
          </table:table-cell>
          <table:table-cell office:value-type="string" office:string-value="Железнодорожная" table:formula="of:=VLOOKUP([.C54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0" table:style-name="ce4">
            <text:p>54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87" table:style-name="ce6">
            <text:p>5987</text:p>
          </table:table-cell>
          <table:table-cell office:value-type="string" office:string-value="Железнодорожная" table:formula="of:=VLOOKUP([.C54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1" table:style-name="ce4">
            <text:p>54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475" table:style-name="ce6">
            <text:p>3475</text:p>
          </table:table-cell>
          <table:table-cell office:value-type="string" office:string-value="Железнодорожная" table:formula="of:=VLOOKUP([.C54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2" table:style-name="ce4">
            <text:p>54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36" table:style-name="ce6">
            <text:p>6336</text:p>
          </table:table-cell>
          <table:table-cell office:value-type="string" office:string-value="Железнодорожная" table:formula="of:=VLOOKUP([.C54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3" table:style-name="ce4">
            <text:p>54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89" table:style-name="ce6">
            <text:p>6089</text:p>
          </table:table-cell>
          <table:table-cell office:value-type="string" office:string-value="Железнодорожная" table:formula="of:=VLOOKUP([.C54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4" table:style-name="ce4">
            <text:p>54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701" table:style-name="ce6">
            <text:p>3701</text:p>
          </table:table-cell>
          <table:table-cell office:value-type="string" office:string-value="Железнодорожная" table:formula="of:=VLOOKUP([.C54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5" table:style-name="ce4">
            <text:p>54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32" table:style-name="ce6">
            <text:p>4132</text:p>
          </table:table-cell>
          <table:table-cell office:value-type="string" office:string-value="Железнодорожная" table:formula="of:=VLOOKUP([.C54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6" table:style-name="ce4">
            <text:p>54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852" table:style-name="ce6">
            <text:p>5852</text:p>
          </table:table-cell>
          <table:table-cell office:value-type="string" office:string-value="Волкова" table:formula="of:=VLOOKUP([.C547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7" table:style-name="ce4">
            <text:p>54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03" table:style-name="ce6">
            <text:p>3003</text:p>
          </table:table-cell>
          <table:table-cell office:value-type="string" office:string-value="Железнодорожная" table:formula="of:=VLOOKUP([.C54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8" table:style-name="ce4">
            <text:p>54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99" table:style-name="ce6">
            <text:p>5099</text:p>
          </table:table-cell>
          <table:table-cell office:value-type="string" office:string-value="Железнодорожная" table:formula="of:=VLOOKUP([.C54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9" table:style-name="ce4">
            <text:p>54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74" table:style-name="ce6">
            <text:p>4174</text:p>
          </table:table-cell>
          <table:table-cell office:value-type="string" office:string-value="Железнодорожная" table:formula="of:=VLOOKUP([.C55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0" table:style-name="ce4">
            <text:p>55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175" table:style-name="ce6">
            <text:p>6175</text:p>
          </table:table-cell>
          <table:table-cell office:value-type="string" office:string-value="Железнодорожная" table:formula="of:=VLOOKUP([.C55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1" table:style-name="ce4">
            <text:p>55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26" table:style-name="ce6">
            <text:p>3826</text:p>
          </table:table-cell>
          <table:table-cell office:value-type="string" office:string-value="Железнодорожная" table:formula="of:=VLOOKUP([.C55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2" table:style-name="ce4">
            <text:p>55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46" table:style-name="ce6">
            <text:p>4146</text:p>
          </table:table-cell>
          <table:table-cell office:value-type="string" office:string-value="Железнодорожная" table:formula="of:=VLOOKUP([.C55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3" table:style-name="ce4">
            <text:p>55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23" table:style-name="ce6">
            <text:p>3523</text:p>
          </table:table-cell>
          <table:table-cell office:value-type="string" office:string-value="Железнодорожная" table:formula="of:=VLOOKUP([.C55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4" table:style-name="ce4">
            <text:p>55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06" table:style-name="ce6">
            <text:p>5406</text:p>
          </table:table-cell>
          <table:table-cell office:value-type="string" office:string-value="Железнодорожная" table:formula="of:=VLOOKUP([.C55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5" table:style-name="ce4">
            <text:p>55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30" table:style-name="ce6">
            <text:p>5930</text:p>
          </table:table-cell>
          <table:table-cell office:value-type="string" office:string-value="Железнодорожная" table:formula="of:=VLOOKUP([.C55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6" table:style-name="ce4">
            <text:p>55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709" table:style-name="ce6">
            <text:p>6709</text:p>
          </table:table-cell>
          <table:table-cell office:value-type="string" office:string-value="Железнодорожная" table:formula="of:=VLOOKUP([.C55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7" table:style-name="ce4">
            <text:p>55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95" table:style-name="ce6">
            <text:p>3195</text:p>
          </table:table-cell>
          <table:table-cell office:value-type="string" office:string-value="Волкова" table:formula="of:=VLOOKUP([.C558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8" table:style-name="ce4">
            <text:p>55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32" table:style-name="ce6">
            <text:p>5432</text:p>
          </table:table-cell>
          <table:table-cell office:value-type="string" office:string-value="Железнодорожная" table:formula="of:=VLOOKUP([.C55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9" table:style-name="ce4">
            <text:p>55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60" table:style-name="ce6">
            <text:p>5260</text:p>
          </table:table-cell>
          <table:table-cell office:value-type="string" office:string-value="Железнодорожная" table:formula="of:=VLOOKUP([.C56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0" table:style-name="ce4">
            <text:p>56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22" table:style-name="ce6">
            <text:p>4322</text:p>
          </table:table-cell>
          <table:table-cell office:value-type="string" office:string-value="Железнодорожная" table:formula="of:=VLOOKUP([.C56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1" table:style-name="ce4">
            <text:p>56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11" table:style-name="ce6">
            <text:p>6011</text:p>
          </table:table-cell>
          <table:table-cell office:value-type="string" office:string-value="Железнодорожная" table:formula="of:=VLOOKUP([.C56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2" table:style-name="ce4">
            <text:p>56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692" table:style-name="ce6">
            <text:p>6692</text:p>
          </table:table-cell>
          <table:table-cell office:value-type="string" office:string-value="Железнодорожная" table:formula="of:=VLOOKUP([.C56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3" table:style-name="ce4">
            <text:p>56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95" table:style-name="ce6">
            <text:p>4695</text:p>
          </table:table-cell>
          <table:table-cell office:value-type="string" office:string-value="Железнодорожная" table:formula="of:=VLOOKUP([.C56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4" table:style-name="ce4">
            <text:p>56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31" table:style-name="ce6">
            <text:p>5931</text:p>
          </table:table-cell>
          <table:table-cell office:value-type="string" office:string-value="Пушкина" table:formula="of:=VLOOKUP([.C56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5" table:style-name="ce4">
            <text:p>56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67" table:style-name="ce6">
            <text:p>3767</text:p>
          </table:table-cell>
          <table:table-cell office:value-type="string" office:string-value="Пушкина" table:formula="of:=VLOOKUP([.C56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6" table:style-name="ce4">
            <text:p>56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610" table:style-name="ce6">
            <text:p>6610</text:p>
          </table:table-cell>
          <table:table-cell office:value-type="string" office:string-value="Пушкина" table:formula="of:=VLOOKUP([.C56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7" table:style-name="ce4">
            <text:p>56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813" table:style-name="ce6">
            <text:p>6813</text:p>
          </table:table-cell>
          <table:table-cell office:value-type="string" office:string-value="Пушкина" table:formula="of:=VLOOKUP([.C56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8" table:style-name="ce4">
            <text:p>56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662" table:style-name="ce6">
            <text:p>6662</text:p>
          </table:table-cell>
          <table:table-cell office:value-type="string" office:string-value="Волкова" table:formula="of:=VLOOKUP([.C569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9" table:style-name="ce4">
            <text:p>56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580" table:style-name="ce6">
            <text:p>4580</text:p>
          </table:table-cell>
          <table:table-cell office:value-type="string" office:string-value="Пушкина" table:formula="of:=VLOOKUP([.C57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0" table:style-name="ce4">
            <text:p>57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61" table:style-name="ce6">
            <text:p>5561</text:p>
          </table:table-cell>
          <table:table-cell office:value-type="string" office:string-value="Пушкина" table:formula="of:=VLOOKUP([.C57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1" table:style-name="ce4">
            <text:p>57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00" table:style-name="ce6">
            <text:p>3300</text:p>
          </table:table-cell>
          <table:table-cell office:value-type="string" office:string-value="Пушкина" table:formula="of:=VLOOKUP([.C57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2" table:style-name="ce4">
            <text:p>57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52" table:style-name="ce6">
            <text:p>3752</text:p>
          </table:table-cell>
          <table:table-cell office:value-type="string" office:string-value="Пушкина" table:formula="of:=VLOOKUP([.C57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3" table:style-name="ce4">
            <text:p>57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39" table:style-name="ce6">
            <text:p>5439</text:p>
          </table:table-cell>
          <table:table-cell office:value-type="string" office:string-value="Пушкина" table:formula="of:=VLOOKUP([.C57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4" table:style-name="ce4">
            <text:p>57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71" table:style-name="ce6">
            <text:p>3371</text:p>
          </table:table-cell>
          <table:table-cell office:value-type="string" office:string-value="Пушкина" table:formula="of:=VLOOKUP([.C57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5" table:style-name="ce4">
            <text:p>57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137" table:style-name="ce6">
            <text:p>4137</text:p>
          </table:table-cell>
          <table:table-cell office:value-type="string" office:string-value="Гоголя" table:formula="of:=VLOOKUP([.C57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6" table:style-name="ce4">
            <text:p>57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501" table:style-name="ce6">
            <text:p>3501</text:p>
          </table:table-cell>
          <table:table-cell office:value-type="string" office:string-value="Гоголя" table:formula="of:=VLOOKUP([.C577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77" table:style-name="ce4">
            <text:p>57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557" table:style-name="ce6">
            <text:p>6557</text:p>
          </table:table-cell>
          <table:table-cell office:value-type="string" office:string-value="Гоголя" table:formula="of:=VLOOKUP([.C578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78" table:style-name="ce4">
            <text:p>578</text:p>
          </table:table-cell>
          <table:table-cell office:value-type="date" office:date-value="2023-05-02T12:00:00" table:style-name="ce5">
            <text:p>02.05.23 12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23" table:style-name="ce6">
            <text:p>3523</text:p>
          </table:table-cell>
          <table:table-cell office:value-type="string" office:string-value="Железнодорожная" table:formula="of:=VLOOKUP([.C579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79" table:style-name="ce4">
            <text:p>579</text:p>
          </table:table-cell>
          <table:table-cell office:value-type="date" office:date-value="2023-05-02T20:00:00" table:style-name="ce5">
            <text:p>02.05.23 20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30" table:style-name="ce6">
            <text:p>5930</text:p>
          </table:table-cell>
          <table:table-cell office:value-type="string" office:string-value="Железнодорожная" table:formula="of:=VLOOKUP([.C580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0" table:style-name="ce4">
            <text:p>580</text:p>
          </table:table-cell>
          <table:table-cell office:value-type="date" office:date-value="2023-05-02T21:09:00" table:style-name="ce5">
            <text:p>02.05.23 21:09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175" table:style-name="ce6">
            <text:p>6175</text:p>
          </table:table-cell>
          <table:table-cell office:value-type="string" office:string-value="Железнодорожная" table:formula="of:=VLOOKUP([.C581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1" table:style-name="ce4">
            <text:p>581</text:p>
          </table:table-cell>
          <table:table-cell office:value-type="date" office:date-value="2023-05-02T22:34:00" table:style-name="ce5">
            <text:p>02.05.23 22:3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06" table:style-name="ce6">
            <text:p>5406</text:p>
          </table:table-cell>
          <table:table-cell office:value-type="string" office:string-value="Железнодорожная" table:formula="of:=VLOOKUP([.C582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2" table:style-name="ce4">
            <text:p>582</text:p>
          </table:table-cell>
          <table:table-cell office:value-type="date" office:date-value="2023-05-02T23:25:00" table:style-name="ce5">
            <text:p>02.05.23 23:25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852" table:style-name="ce6">
            <text:p>5852</text:p>
          </table:table-cell>
          <table:table-cell office:value-type="string" office:string-value="Волкова" table:formula="of:=VLOOKUP([.C583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3" table:style-name="ce4">
            <text:p>583</text:p>
          </table:table-cell>
          <table:table-cell office:value-type="date" office:date-value="2023-05-03T14:11:00" table:style-name="ce5">
            <text:p>03.05.23 14:11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696" table:style-name="ce6">
            <text:p>3696</text:p>
          </table:table-cell>
          <table:table-cell office:value-type="string" office:string-value="Гоголя" table:formula="of:=VLOOKUP([.C584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4" table:style-name="ce4">
            <text:p>584</text:p>
          </table:table-cell>
          <table:table-cell office:value-type="date" office:date-value="2023-05-03T20:02:00" table:style-name="ce5">
            <text:p>03.05.23 20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938" table:style-name="ce6">
            <text:p>4938</text:p>
          </table:table-cell>
          <table:table-cell office:value-type="string" office:string-value="Гоголя" table:formula="of:=VLOOKUP([.C585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5" table:style-name="ce4">
            <text:p>585</text:p>
          </table:table-cell>
          <table:table-cell office:value-type="date" office:date-value="2023-05-04T19:49:00" table:style-name="ce5">
            <text:p>04.05.23 19:49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610" table:style-name="ce6">
            <text:p>6610</text:p>
          </table:table-cell>
          <table:table-cell office:value-type="string" office:string-value="Пушкина" table:formula="of:=VLOOKUP([.C586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6" table:style-name="ce4">
            <text:p>586</text:p>
          </table:table-cell>
          <table:table-cell office:value-type="date" office:date-value="2023-05-05T07:48:00" table:style-name="ce5">
            <text:p>05.05.23 7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34" table:style-name="ce6">
            <text:p>5834</text:p>
          </table:table-cell>
          <table:table-cell office:value-type="string" office:string-value="Железнодорожная" table:formula="of:=VLOOKUP([.C587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7" table:style-name="ce4">
            <text:p>587</text:p>
          </table:table-cell>
          <table:table-cell office:value-type="date" office:date-value="2023-05-05T07:50:00" table:style-name="ce5">
            <text:p>05.05.23 7:5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52" table:style-name="ce6">
            <text:p>3752</text:p>
          </table:table-cell>
          <table:table-cell office:value-type="string" office:string-value="Пушкина" table:formula="of:=VLOOKUP([.C588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8" table:style-name="ce4">
            <text:p>588</text:p>
          </table:table-cell>
          <table:table-cell office:value-type="date" office:date-value="2023-05-05T13:17:00" table:style-name="ce5">
            <text:p>05.05.23 13:1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47" table:style-name="ce6">
            <text:p>2947</text:p>
          </table:table-cell>
          <table:table-cell office:value-type="string" office:string-value="Волкова" table:formula="of:=VLOOKUP([.C589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9" table:style-name="ce4">
            <text:p>589</text:p>
          </table:table-cell>
          <table:table-cell office:value-type="date" office:date-value="2023-05-05T16:14:00" table:style-name="ce5">
            <text:p>05.05.23 16:1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91" table:style-name="ce6">
            <text:p>6291</text:p>
          </table:table-cell>
          <table:table-cell office:value-type="string" office:string-value="Волкова" table:formula="of:=VLOOKUP([.C590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0" table:style-name="ce4">
            <text:p>590</text:p>
          </table:table-cell>
          <table:table-cell office:value-type="date" office:date-value="2023-05-06T07:16:00" table:style-name="ce5">
            <text:p>06.05.23 7:16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441" table:style-name="ce6">
            <text:p>4441</text:p>
          </table:table-cell>
          <table:table-cell office:value-type="string" office:string-value="Гоголя" table:formula="of:=VLOOKUP([.C591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1" table:style-name="ce4">
            <text:p>591</text:p>
          </table:table-cell>
          <table:table-cell office:value-type="date" office:date-value="2023-05-06T13:14:00" table:style-name="ce5">
            <text:p>06.05.23 13:1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03" table:style-name="ce6">
            <text:p>3003</text:p>
          </table:table-cell>
          <table:table-cell office:value-type="string" office:string-value="Железнодорожная" table:formula="of:=VLOOKUP([.C592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2" table:style-name="ce4">
            <text:p>592</text:p>
          </table:table-cell>
          <table:table-cell office:value-type="date" office:date-value="2023-05-06T19:24:00" table:style-name="ce5">
            <text:p>06.05.23 19:24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67" table:style-name="ce6">
            <text:p>3767</text:p>
          </table:table-cell>
          <table:table-cell office:value-type="string" office:string-value="Пушкина" table:formula="of:=VLOOKUP([.C593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3" table:style-name="ce4">
            <text:p>593</text:p>
          </table:table-cell>
          <table:table-cell office:value-type="date" office:date-value="2023-05-07T14:04:00" table:style-name="ce5">
            <text:p>07.05.23 14:04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89" table:style-name="ce6">
            <text:p>6089</text:p>
          </table:table-cell>
          <table:table-cell office:value-type="string" office:string-value="Железнодорожная" table:formula="of:=VLOOKUP([.C594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4" table:style-name="ce4">
            <text:p>594</text:p>
          </table:table-cell>
          <table:table-cell office:value-type="date" office:date-value="2023-05-07T23:34:00" table:style-name="ce5">
            <text:p>07.05.23 23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813" table:style-name="ce6">
            <text:p>6813</text:p>
          </table:table-cell>
          <table:table-cell office:value-type="string" office:string-value="Пушкина" table:formula="of:=VLOOKUP([.C595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5" table:style-name="ce4">
            <text:p>595</text:p>
          </table:table-cell>
          <table:table-cell office:value-type="date" office:date-value="2023-05-08T12:17:00" table:style-name="ce5">
            <text:p>08.05.23 12:1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122" table:style-name="ce6">
            <text:p>4122</text:p>
          </table:table-cell>
          <table:table-cell office:value-type="string" office:string-value="Гоголя" table:formula="of:=VLOOKUP([.C596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6" table:style-name="ce4">
            <text:p>596</text:p>
          </table:table-cell>
          <table:table-cell office:value-type="date" office:date-value="2023-05-08T13:45:00" table:style-name="ce5">
            <text:p>08.05.23 13:45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98" table:style-name="ce6">
            <text:p>3798</text:p>
          </table:table-cell>
          <table:table-cell office:value-type="string" office:string-value="Гоголя" table:formula="of:=VLOOKUP([.C597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7" table:style-name="ce4">
            <text:p>597</text:p>
          </table:table-cell>
          <table:table-cell office:value-type="date" office:date-value="2023-05-09T07:54:00" table:style-name="ce5">
            <text:p>09.05.23 7:54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725" table:style-name="ce6">
            <text:p>4725</text:p>
          </table:table-cell>
          <table:table-cell office:value-type="string" office:string-value="Гоголя" table:formula="of:=VLOOKUP([.C598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8" table:style-name="ce4">
            <text:p>598</text:p>
          </table:table-cell>
          <table:table-cell office:value-type="date" office:date-value="2023-05-10T10:24:00" table:style-name="ce5">
            <text:p>10.05.23 10:24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45" table:style-name="ce6">
            <text:p>4545</text:p>
          </table:table-cell>
          <table:table-cell office:value-type="string" office:string-value="Железнодорожная" table:formula="of:=VLOOKUP([.C599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9" table:style-name="ce4">
            <text:p>599</text:p>
          </table:table-cell>
          <table:table-cell office:value-type="date" office:date-value="2023-05-11T07:02:00" table:style-name="ce5">
            <text:p>11.05.23 7:02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59" table:style-name="ce6">
            <text:p>3659</text:p>
          </table:table-cell>
          <table:table-cell office:value-type="string" office:string-value="Железнодорожная" table:formula="of:=VLOOKUP([.C600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0" table:style-name="ce4">
            <text:p>600</text:p>
          </table:table-cell>
          <table:table-cell office:value-type="date" office:date-value="2023-05-11T16:57:00" table:style-name="ce5">
            <text:p>11.05.23 16:57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61" table:style-name="ce6">
            <text:p>5561</text:p>
          </table:table-cell>
          <table:table-cell office:value-type="string" office:string-value="Пушкина" table:formula="of:=VLOOKUP([.C601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1" table:style-name="ce4">
            <text:p>601</text:p>
          </table:table-cell>
          <table:table-cell office:value-type="date" office:date-value="2023-05-11T18:13:00" table:style-name="ce5">
            <text:p>11.05.23 18:13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71" table:style-name="ce6">
            <text:p>3371</text:p>
          </table:table-cell>
          <table:table-cell office:value-type="string" office:string-value="Пушкина" table:formula="of:=VLOOKUP([.C602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2" table:style-name="ce4">
            <text:p>602</text:p>
          </table:table-cell>
          <table:table-cell office:value-type="date" office:date-value="2023-05-11T22:09:00" table:style-name="ce5">
            <text:p>11.05.23 22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99" table:style-name="ce6">
            <text:p>6399</text:p>
          </table:table-cell>
          <table:table-cell office:value-type="string" office:string-value="Гоголя" table:formula="of:=VLOOKUP([.C603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3" table:style-name="ce4">
            <text:p>603</text:p>
          </table:table-cell>
          <table:table-cell office:value-type="date" office:date-value="2023-05-12T14:51:00" table:style-name="ce5">
            <text:p>12.05.23 14:5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662" table:style-name="ce6">
            <text:p>6662</text:p>
          </table:table-cell>
          <table:table-cell office:value-type="string" office:string-value="Волкова" table:formula="of:=VLOOKUP([.C604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4" table:style-name="ce4">
            <text:p>604</text:p>
          </table:table-cell>
          <table:table-cell office:value-type="date" office:date-value="2023-05-12T16:00:00" table:style-name="ce5">
            <text:p>12.05.23 1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557" table:style-name="ce6">
            <text:p>6557</text:p>
          </table:table-cell>
          <table:table-cell office:value-type="string" office:string-value="Гоголя" table:formula="of:=VLOOKUP([.C605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5" table:style-name="ce4">
            <text:p>605</text:p>
          </table:table-cell>
          <table:table-cell office:value-type="date" office:date-value="2023-05-12T22:58:00" table:style-name="ce5">
            <text:p>12.05.23 22:5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924" table:style-name="ce6">
            <text:p>6924</text:p>
          </table:table-cell>
          <table:table-cell office:value-type="string" office:string-value="Гоголя" table:formula="of:=VLOOKUP([.C606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6" table:style-name="ce4">
            <text:p>606</text:p>
          </table:table-cell>
          <table:table-cell office:value-type="date" office:date-value="2023-05-13T11:42:00" table:style-name="ce5">
            <text:p>13.05.23 11:42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42" table:style-name="ce6">
            <text:p>3942</text:p>
          </table:table-cell>
          <table:table-cell office:value-type="string" office:string-value="Железнодорожная" table:formula="of:=VLOOKUP([.C607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7" table:style-name="ce4">
            <text:p>607</text:p>
          </table:table-cell>
          <table:table-cell office:value-type="date" office:date-value="2023-05-13T18:00:00" table:style-name="ce5">
            <text:p>13.05.23 18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551" table:style-name="ce6">
            <text:p>6551</text:p>
          </table:table-cell>
          <table:table-cell office:value-type="string" office:string-value="Железнодорожная" table:formula="of:=VLOOKUP([.C608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8" table:style-name="ce4">
            <text:p>608</text:p>
          </table:table-cell>
          <table:table-cell office:value-type="date" office:date-value="2023-05-13T20:10:00" table:style-name="ce5">
            <text:p>13.05.23 20:1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501" table:style-name="ce6">
            <text:p>3501</text:p>
          </table:table-cell>
          <table:table-cell office:value-type="string" office:string-value="Гоголя" table:formula="of:=VLOOKUP([.C609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9" table:style-name="ce4">
            <text:p>609</text:p>
          </table:table-cell>
          <table:table-cell office:value-type="date" office:date-value="2023-05-14T12:10:00" table:style-name="ce5">
            <text:p>14.05.23 12:1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39" table:style-name="ce6">
            <text:p>5439</text:p>
          </table:table-cell>
          <table:table-cell office:value-type="string" office:string-value="Пушкина" table:formula="of:=VLOOKUP([.C610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0" table:style-name="ce4">
            <text:p>610</text:p>
          </table:table-cell>
          <table:table-cell office:value-type="date" office:date-value="2023-05-14T13:31:00" table:style-name="ce5">
            <text:p>14.05.23 13:31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670" table:style-name="ce6">
            <text:p>6670</text:p>
          </table:table-cell>
          <table:table-cell office:value-type="string" office:string-value="Железнодорожная" table:formula="of:=VLOOKUP([.C611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1" table:style-name="ce4">
            <text:p>611</text:p>
          </table:table-cell>
          <table:table-cell office:value-type="date" office:date-value="2023-05-14T20:10:00" table:style-name="ce5">
            <text:p>14.05.23 20:1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99" table:style-name="ce6">
            <text:p>5099</text:p>
          </table:table-cell>
          <table:table-cell office:value-type="string" office:string-value="Железнодорожная" table:formula="of:=VLOOKUP([.C612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2" table:style-name="ce4">
            <text:p>612</text:p>
          </table:table-cell>
          <table:table-cell office:value-type="date" office:date-value="2023-05-16T13:54:00" table:style-name="ce5">
            <text:p>16.05.23 13:5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91" table:style-name="ce6">
            <text:p>4991</text:p>
          </table:table-cell>
          <table:table-cell office:value-type="string" office:string-value="Железнодорожная" table:formula="of:=VLOOKUP([.C613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3" table:style-name="ce4">
            <text:p>613</text:p>
          </table:table-cell>
          <table:table-cell office:value-type="date" office:date-value="2023-05-16T21:35:00" table:style-name="ce5">
            <text:p>16.05.23 21:35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04" table:style-name="ce6">
            <text:p>4304</text:p>
          </table:table-cell>
          <table:table-cell office:value-type="string" office:string-value="Железнодорожная" table:formula="of:=VLOOKUP([.C614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4" table:style-name="ce4">
            <text:p>614</text:p>
          </table:table-cell>
          <table:table-cell office:value-type="date" office:date-value="2023-05-17T06:57:00" table:style-name="ce5">
            <text:p>17.05.23 6:5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475" table:style-name="ce6">
            <text:p>3475</text:p>
          </table:table-cell>
          <table:table-cell office:value-type="string" office:string-value="Железнодорожная" table:formula="of:=VLOOKUP([.C615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5" table:style-name="ce4">
            <text:p>615</text:p>
          </table:table-cell>
          <table:table-cell office:value-type="date" office:date-value="2023-05-18T13:48:00" table:style-name="ce5">
            <text:p>18.05.23 13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31" table:style-name="ce6">
            <text:p>5931</text:p>
          </table:table-cell>
          <table:table-cell office:value-type="string" office:string-value="Пушкина" table:formula="of:=VLOOKUP([.C616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6" table:style-name="ce4">
            <text:p>616</text:p>
          </table:table-cell>
          <table:table-cell office:value-type="date" office:date-value="2023-05-18T17:48:00" table:style-name="ce5">
            <text:p>18.05.23 17:4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46" table:style-name="ce6">
            <text:p>4146</text:p>
          </table:table-cell>
          <table:table-cell office:value-type="string" office:string-value="Железнодорожная" table:formula="of:=VLOOKUP([.C617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7" table:style-name="ce4">
            <text:p>617</text:p>
          </table:table-cell>
          <table:table-cell office:value-type="date" office:date-value="2023-05-19T19:55:00" table:style-name="ce5">
            <text:p>19.05.23 19:55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60" table:style-name="ce6">
            <text:p>5260</text:p>
          </table:table-cell>
          <table:table-cell office:value-type="string" office:string-value="Железнодорожная" table:formula="of:=VLOOKUP([.C618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8" table:style-name="ce4">
            <text:p>618</text:p>
          </table:table-cell>
          <table:table-cell office:value-type="date" office:date-value="2023-05-19T23:53:00" table:style-name="ce5">
            <text:p>19.05.23 23:5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22" table:style-name="ce6">
            <text:p>4322</text:p>
          </table:table-cell>
          <table:table-cell office:value-type="string" office:string-value="Железнодорожная" table:formula="of:=VLOOKUP([.C619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9" table:style-name="ce4">
            <text:p>619</text:p>
          </table:table-cell>
          <table:table-cell office:value-type="date" office:date-value="2023-05-20T23:47:00" table:style-name="ce5">
            <text:p>20.05.23 23:47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74" table:style-name="ce6">
            <text:p>4174</text:p>
          </table:table-cell>
          <table:table-cell office:value-type="string" office:string-value="Железнодорожная" table:formula="of:=VLOOKUP([.C620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0" table:style-name="ce4">
            <text:p>620</text:p>
          </table:table-cell>
          <table:table-cell office:value-type="date" office:date-value="2023-05-21T09:22:00" table:style-name="ce5">
            <text:p>21.05.23 9:22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32" table:style-name="ce6">
            <text:p>5432</text:p>
          </table:table-cell>
          <table:table-cell office:value-type="string" office:string-value="Железнодорожная" table:formula="of:=VLOOKUP([.C621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1" table:style-name="ce4">
            <text:p>621</text:p>
          </table:table-cell>
          <table:table-cell office:value-type="date" office:date-value="2023-05-22T06:20:00" table:style-name="ce5">
            <text:p>22.05.23 6:2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580" table:style-name="ce6">
            <text:p>4580</text:p>
          </table:table-cell>
          <table:table-cell office:value-type="string" office:string-value="Пушкина" table:formula="of:=VLOOKUP([.C622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2" table:style-name="ce4">
            <text:p>622</text:p>
          </table:table-cell>
          <table:table-cell office:value-type="date" office:date-value="2023-05-22T07:11:00" table:style-name="ce5">
            <text:p>22.05.23 7:11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74" table:style-name="ce6">
            <text:p>6274</text:p>
          </table:table-cell>
          <table:table-cell office:value-type="string" office:string-value="Волкова" table:formula="of:=VLOOKUP([.C623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3" table:style-name="ce4">
            <text:p>623</text:p>
          </table:table-cell>
          <table:table-cell office:value-type="date" office:date-value="2023-05-22T09:43:00" table:style-name="ce5">
            <text:p>22.05.23 9:43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115" table:style-name="ce6">
            <text:p>6115</text:p>
          </table:table-cell>
          <table:table-cell office:value-type="string" office:string-value="Гоголя" table:formula="of:=VLOOKUP([.C624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4" table:style-name="ce4">
            <text:p>624</text:p>
          </table:table-cell>
          <table:table-cell office:value-type="date" office:date-value="2023-05-22T10:09:00" table:style-name="ce5">
            <text:p>22.05.23 1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87" table:style-name="ce6">
            <text:p>5987</text:p>
          </table:table-cell>
          <table:table-cell office:value-type="string" office:string-value="Железнодорожная" table:formula="of:=VLOOKUP([.C625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5" table:style-name="ce4">
            <text:p>625</text:p>
          </table:table-cell>
          <table:table-cell office:value-type="date" office:date-value="2023-05-22T11:32:00" table:style-name="ce5">
            <text:p>22.05.23 11:3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95" table:style-name="ce6">
            <text:p>3195</text:p>
          </table:table-cell>
          <table:table-cell office:value-type="string" office:string-value="Волкова" table:formula="of:=VLOOKUP([.C626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6" table:style-name="ce4">
            <text:p>626</text:p>
          </table:table-cell>
          <table:table-cell office:value-type="date" office:date-value="2023-05-22T14:56:00" table:style-name="ce5">
            <text:p>22.05.23 14:56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701" table:style-name="ce6">
            <text:p>3701</text:p>
          </table:table-cell>
          <table:table-cell office:value-type="string" office:string-value="Железнодорожная" table:formula="of:=VLOOKUP([.C627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7" table:style-name="ce4">
            <text:p>627</text:p>
          </table:table-cell>
          <table:table-cell office:value-type="date" office:date-value="2023-05-22T23:36:00" table:style-name="ce5">
            <text:p>22.05.23 23:36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137" table:style-name="ce6">
            <text:p>4137</text:p>
          </table:table-cell>
          <table:table-cell office:value-type="string" office:string-value="Гоголя" table:formula="of:=VLOOKUP([.C628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8" table:style-name="ce4">
            <text:p>628</text:p>
          </table:table-cell>
          <table:table-cell office:value-type="date" office:date-value="2023-05-23T06:33:00" table:style-name="ce5">
            <text:p>23.05.23 6:33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36" table:style-name="ce6">
            <text:p>6336</text:p>
          </table:table-cell>
          <table:table-cell office:value-type="string" office:string-value="Железнодорожная" table:formula="of:=VLOOKUP([.C629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9" table:style-name="ce4">
            <text:p>629</text:p>
          </table:table-cell>
          <table:table-cell office:value-type="date" office:date-value="2023-05-23T23:33:00" table:style-name="ce5">
            <text:p>23.05.23 23:33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743" table:style-name="ce6">
            <text:p>5743</text:p>
          </table:table-cell>
          <table:table-cell office:value-type="string" office:string-value="Железнодорожная" table:formula="of:=VLOOKUP([.C630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0" table:style-name="ce4">
            <text:p>630</text:p>
          </table:table-cell>
          <table:table-cell office:value-type="date" office:date-value="2023-05-24T08:54:00" table:style-name="ce5">
            <text:p>24.05.23 8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790" table:style-name="ce6">
            <text:p>6790</text:p>
          </table:table-cell>
          <table:table-cell office:value-type="string" office:string-value="Железнодорожная" table:formula="of:=VLOOKUP([.C631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1" table:style-name="ce4">
            <text:p>631</text:p>
          </table:table-cell>
          <table:table-cell office:value-type="date" office:date-value="2023-05-24T12:20:00" table:style-name="ce5">
            <text:p>24.05.23 12:2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445" table:style-name="ce6">
            <text:p>5445</text:p>
          </table:table-cell>
          <table:table-cell office:value-type="string" office:string-value="Гоголя" table:formula="of:=VLOOKUP([.C632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2" table:style-name="ce4">
            <text:p>632</text:p>
          </table:table-cell>
          <table:table-cell office:value-type="date" office:date-value="2023-05-24T21:24:00" table:style-name="ce5">
            <text:p>24.05.23 21:24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32" table:style-name="ce6">
            <text:p>4132</text:p>
          </table:table-cell>
          <table:table-cell office:value-type="string" office:string-value="Железнодорожная" table:formula="of:=VLOOKUP([.C633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3" table:style-name="ce4">
            <text:p>633</text:p>
          </table:table-cell>
          <table:table-cell office:value-type="date" office:date-value="2023-05-24T23:00:00" table:style-name="ce5">
            <text:p>24.05.23 23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709" table:style-name="ce6">
            <text:p>6709</text:p>
          </table:table-cell>
          <table:table-cell office:value-type="string" office:string-value="Железнодорожная" table:formula="of:=VLOOKUP([.C634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4" table:style-name="ce4">
            <text:p>634</text:p>
          </table:table-cell>
          <table:table-cell office:value-type="date" office:date-value="2023-05-25T16:51:00" table:style-name="ce5">
            <text:p>25.05.23 16:51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00" table:style-name="ce6">
            <text:p>3300</text:p>
          </table:table-cell>
          <table:table-cell office:value-type="string" office:string-value="Пушкина" table:formula="of:=VLOOKUP([.C635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5" table:style-name="ce4">
            <text:p>635</text:p>
          </table:table-cell>
          <table:table-cell office:value-type="date" office:date-value="2023-05-25T19:30:00" table:style-name="ce5">
            <text:p>25.05.23 19:3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77" table:style-name="ce6">
            <text:p>5877</text:p>
          </table:table-cell>
          <table:table-cell office:value-type="string" office:string-value="Железнодорожная" table:formula="of:=VLOOKUP([.C636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6" table:style-name="ce4">
            <text:p>636</text:p>
          </table:table-cell>
          <table:table-cell office:value-type="date" office:date-value="2023-05-25T20:53:00" table:style-name="ce5">
            <text:p>25.05.23 20:53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289" table:style-name="ce6">
            <text:p>4289</text:p>
          </table:table-cell>
          <table:table-cell office:value-type="string" office:string-value="Железнодорожная" table:formula="of:=VLOOKUP([.C637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7" table:style-name="ce4">
            <text:p>637</text:p>
          </table:table-cell>
          <table:table-cell office:value-type="date" office:date-value="2023-05-26T08:47:00" table:style-name="ce5">
            <text:p>26.05.23 8:47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11" table:style-name="ce6">
            <text:p>6011</text:p>
          </table:table-cell>
          <table:table-cell office:value-type="string" office:string-value="Железнодорожная" table:formula="of:=VLOOKUP([.C638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8" table:style-name="ce4">
            <text:p>638</text:p>
          </table:table-cell>
          <table:table-cell office:value-type="date" office:date-value="2023-05-26T13:55:00" table:style-name="ce5">
            <text:p>26.05.23 13:5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91" table:style-name="ce6">
            <text:p>5091</text:p>
          </table:table-cell>
          <table:table-cell office:value-type="string" office:string-value="Гоголя" table:formula="of:=VLOOKUP([.C639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9" table:style-name="ce4">
            <text:p>639</text:p>
          </table:table-cell>
          <table:table-cell office:value-type="date" office:date-value="2023-05-27T08:24:00" table:style-name="ce5">
            <text:p>27.05.23 8:24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692" table:style-name="ce6">
            <text:p>6692</text:p>
          </table:table-cell>
          <table:table-cell office:value-type="string" office:string-value="Железнодорожная" table:formula="of:=VLOOKUP([.C640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0" table:style-name="ce4">
            <text:p>640</text:p>
          </table:table-cell>
          <table:table-cell office:value-type="date" office:date-value="2023-05-27T11:25:00" table:style-name="ce5">
            <text:p>27.05.23 11:25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37" table:style-name="ce6">
            <text:p>5537</text:p>
          </table:table-cell>
          <table:table-cell office:value-type="string" office:string-value="Гоголя" table:formula="of:=VLOOKUP([.C641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1" table:style-name="ce4">
            <text:p>641</text:p>
          </table:table-cell>
          <table:table-cell office:value-type="date" office:date-value="2023-05-27T11:29:00" table:style-name="ce5">
            <text:p>27.05.23 11:29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95" table:style-name="ce6">
            <text:p>4695</text:p>
          </table:table-cell>
          <table:table-cell office:value-type="string" office:string-value="Железнодорожная" table:formula="of:=VLOOKUP([.C642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2" table:style-name="ce4">
            <text:p>64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071" table:style-name="ce6">
            <text:p>6071</text:p>
          </table:table-cell>
          <table:table-cell office:value-type="string" office:string-value="Волкова" table:formula="of:=VLOOKUP([.C64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3" table:style-name="ce4">
            <text:p>64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621" table:style-name="ce6">
            <text:p>6621</text:p>
          </table:table-cell>
          <table:table-cell office:value-type="string" office:string-value="Гоголя" table:formula="of:=VLOOKUP([.C64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4" table:style-name="ce4">
            <text:p>64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987" table:style-name="ce6">
            <text:p>4987</text:p>
          </table:table-cell>
          <table:table-cell office:value-type="string" office:string-value="Гоголя" table:formula="of:=VLOOKUP([.C64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5" table:style-name="ce4">
            <text:p>64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471" table:style-name="ce6">
            <text:p>4471</text:p>
          </table:table-cell>
          <table:table-cell office:value-type="string" office:string-value="Гоголя" table:formula="of:=VLOOKUP([.C64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6" table:style-name="ce4">
            <text:p>64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880" table:style-name="ce6">
            <text:p>2880</text:p>
          </table:table-cell>
          <table:table-cell office:value-type="string" office:string-value="Гоголя" table:formula="of:=VLOOKUP([.C64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7" table:style-name="ce4">
            <text:p>64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66" table:style-name="ce6">
            <text:p>5666</text:p>
          </table:table-cell>
          <table:table-cell office:value-type="string" office:string-value="Гоголя" table:formula="of:=VLOOKUP([.C64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8" table:style-name="ce4">
            <text:p>64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81" table:style-name="ce6">
            <text:p>6181</text:p>
          </table:table-cell>
          <table:table-cell office:value-type="string" office:string-value="Гоголя" table:formula="of:=VLOOKUP([.C64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9" table:style-name="ce4">
            <text:p>64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166" table:style-name="ce6">
            <text:p>5166</text:p>
          </table:table-cell>
          <table:table-cell office:value-type="string" office:string-value="Гоголя" table:formula="of:=VLOOKUP([.C65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0" table:style-name="ce4">
            <text:p>65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33" table:style-name="ce6">
            <text:p>3233</text:p>
          </table:table-cell>
          <table:table-cell office:value-type="string" office:string-value="Гоголя" table:formula="of:=VLOOKUP([.C65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1" table:style-name="ce4">
            <text:p>65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80" table:style-name="ce6">
            <text:p>6580</text:p>
          </table:table-cell>
          <table:table-cell office:value-type="string" office:string-value="Гоголя" table:formula="of:=VLOOKUP([.C65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2" table:style-name="ce4">
            <text:p>65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895" table:style-name="ce6">
            <text:p>3895</text:p>
          </table:table-cell>
          <table:table-cell office:value-type="string" office:string-value="Гоголя" table:formula="of:=VLOOKUP([.C65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3" table:style-name="ce4">
            <text:p>65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96" table:style-name="ce6">
            <text:p>3096</text:p>
          </table:table-cell>
          <table:table-cell office:value-type="string" office:string-value="Волкова" table:formula="of:=VLOOKUP([.C65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4" table:style-name="ce4">
            <text:p>65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06" table:style-name="ce6">
            <text:p>3206</text:p>
          </table:table-cell>
          <table:table-cell office:value-type="string" office:string-value="Гоголя" table:formula="of:=VLOOKUP([.C65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5" table:style-name="ce4">
            <text:p>65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528" table:style-name="ce6">
            <text:p>5528</text:p>
          </table:table-cell>
          <table:table-cell office:value-type="string" office:string-value="Гоголя" table:formula="of:=VLOOKUP([.C65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6" table:style-name="ce4">
            <text:p>65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95" table:style-name="ce6">
            <text:p>4895</text:p>
          </table:table-cell>
          <table:table-cell office:value-type="string" office:string-value="Железнодорожная" table:formula="of:=VLOOKUP([.C65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7" table:style-name="ce4">
            <text:p>65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90" table:style-name="ce6">
            <text:p>4890</text:p>
          </table:table-cell>
          <table:table-cell office:value-type="string" office:string-value="Железнодорожная" table:formula="of:=VLOOKUP([.C65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8" table:style-name="ce4">
            <text:p>65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867" table:style-name="ce6">
            <text:p>3867</text:p>
          </table:table-cell>
          <table:table-cell office:value-type="string" office:string-value="Железнодорожная" table:formula="of:=VLOOKUP([.C65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9" table:style-name="ce4">
            <text:p>65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94" table:style-name="ce6">
            <text:p>3994</text:p>
          </table:table-cell>
          <table:table-cell office:value-type="string" office:string-value="Железнодорожная" table:formula="of:=VLOOKUP([.C66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0" table:style-name="ce4">
            <text:p>66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28" table:style-name="ce6">
            <text:p>6528</text:p>
          </table:table-cell>
          <table:table-cell office:value-type="string" office:string-value="Железнодорожная" table:formula="of:=VLOOKUP([.C66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1" table:style-name="ce4">
            <text:p>66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035" table:style-name="ce6">
            <text:p>5035</text:p>
          </table:table-cell>
          <table:table-cell office:value-type="string" office:string-value="Железнодорожная" table:formula="of:=VLOOKUP([.C66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2" table:style-name="ce4">
            <text:p>66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352" table:style-name="ce6">
            <text:p>5352</text:p>
          </table:table-cell>
          <table:table-cell office:value-type="string" office:string-value="Железнодорожная" table:formula="of:=VLOOKUP([.C66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3" table:style-name="ce4">
            <text:p>66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35" table:style-name="ce6">
            <text:p>5535</text:p>
          </table:table-cell>
          <table:table-cell office:value-type="string" office:string-value="Железнодорожная" table:formula="of:=VLOOKUP([.C66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4" table:style-name="ce4">
            <text:p>66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41" table:style-name="ce6">
            <text:p>5341</text:p>
          </table:table-cell>
          <table:table-cell office:value-type="string" office:string-value="Волкова" table:formula="of:=VLOOKUP([.C665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5" table:style-name="ce4">
            <text:p>66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07" table:style-name="ce6">
            <text:p>3507</text:p>
          </table:table-cell>
          <table:table-cell office:value-type="string" office:string-value="Железнодорожная" table:formula="of:=VLOOKUP([.C66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6" table:style-name="ce4">
            <text:p>66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57" table:style-name="ce6">
            <text:p>5557</text:p>
          </table:table-cell>
          <table:table-cell office:value-type="string" office:string-value="Железнодорожная" table:formula="of:=VLOOKUP([.C66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7" table:style-name="ce4">
            <text:p>66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80" table:style-name="ce6">
            <text:p>5780</text:p>
          </table:table-cell>
          <table:table-cell office:value-type="string" office:string-value="Железнодорожная" table:formula="of:=VLOOKUP([.C66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8" table:style-name="ce4">
            <text:p>66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43" table:style-name="ce6">
            <text:p>3843</text:p>
          </table:table-cell>
          <table:table-cell office:value-type="string" office:string-value="Железнодорожная" table:formula="of:=VLOOKUP([.C66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9" table:style-name="ce4">
            <text:p>66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62" table:style-name="ce6">
            <text:p>6062</text:p>
          </table:table-cell>
          <table:table-cell office:value-type="string" office:string-value="Железнодорожная" table:formula="of:=VLOOKUP([.C67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0" table:style-name="ce4">
            <text:p>67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97" table:style-name="ce6">
            <text:p>3997</text:p>
          </table:table-cell>
          <table:table-cell office:value-type="string" office:string-value="Железнодорожная" table:formula="of:=VLOOKUP([.C67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1" table:style-name="ce4">
            <text:p>67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295" table:style-name="ce6">
            <text:p>4295</text:p>
          </table:table-cell>
          <table:table-cell office:value-type="string" office:string-value="Железнодорожная" table:formula="of:=VLOOKUP([.C67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2" table:style-name="ce4">
            <text:p>67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26" table:style-name="ce6">
            <text:p>6026</text:p>
          </table:table-cell>
          <table:table-cell office:value-type="string" office:string-value="Железнодорожная" table:formula="of:=VLOOKUP([.C67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3" table:style-name="ce4">
            <text:p>67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92" table:style-name="ce6">
            <text:p>4892</text:p>
          </table:table-cell>
          <table:table-cell office:value-type="string" office:string-value="Железнодорожная" table:formula="of:=VLOOKUP([.C67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4" table:style-name="ce4">
            <text:p>67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95" table:style-name="ce6">
            <text:p>2895</text:p>
          </table:table-cell>
          <table:table-cell office:value-type="string" office:string-value="Железнодорожная" table:formula="of:=VLOOKUP([.C67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5" table:style-name="ce4">
            <text:p>67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47" table:style-name="ce6">
            <text:p>5947</text:p>
          </table:table-cell>
          <table:table-cell office:value-type="string" office:string-value="Волкова" table:formula="of:=VLOOKUP([.C676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6" table:style-name="ce4">
            <text:p>67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13" table:style-name="ce6">
            <text:p>2813</text:p>
          </table:table-cell>
          <table:table-cell office:value-type="string" office:string-value="Железнодорожная" table:formula="of:=VLOOKUP([.C67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7" table:style-name="ce4">
            <text:p>67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57" table:style-name="ce6">
            <text:p>5857</text:p>
          </table:table-cell>
          <table:table-cell office:value-type="string" office:string-value="Железнодорожная" table:formula="of:=VLOOKUP([.C67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8" table:style-name="ce4">
            <text:p>67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26" table:style-name="ce6">
            <text:p>6026</text:p>
          </table:table-cell>
          <table:table-cell office:value-type="string" office:string-value="Железнодорожная" table:formula="of:=VLOOKUP([.C67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9" table:style-name="ce4">
            <text:p>67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84" table:style-name="ce6">
            <text:p>6384</text:p>
          </table:table-cell>
          <table:table-cell office:value-type="string" office:string-value="Железнодорожная" table:formula="of:=VLOOKUP([.C68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0" table:style-name="ce4">
            <text:p>68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15" table:style-name="ce6">
            <text:p>3215</text:p>
          </table:table-cell>
          <table:table-cell office:value-type="string" office:string-value="Железнодорожная" table:formula="of:=VLOOKUP([.C68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1" table:style-name="ce4">
            <text:p>68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79" table:style-name="ce6">
            <text:p>5979</text:p>
          </table:table-cell>
          <table:table-cell office:value-type="string" office:string-value="Железнодорожная" table:formula="of:=VLOOKUP([.C68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2" table:style-name="ce4">
            <text:p>68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29" table:style-name="ce6">
            <text:p>5129</text:p>
          </table:table-cell>
          <table:table-cell office:value-type="string" office:string-value="Железнодорожная" table:formula="of:=VLOOKUP([.C68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3" table:style-name="ce4">
            <text:p>68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01" table:style-name="ce6">
            <text:p>3601</text:p>
          </table:table-cell>
          <table:table-cell office:value-type="string" office:string-value="Железнодорожная" table:formula="of:=VLOOKUP([.C68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4" table:style-name="ce4">
            <text:p>68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59" table:style-name="ce6">
            <text:p>6459</text:p>
          </table:table-cell>
          <table:table-cell office:value-type="string" office:string-value="Железнодорожная" table:formula="of:=VLOOKUP([.C68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5" table:style-name="ce4">
            <text:p>68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52" table:style-name="ce6">
            <text:p>5552</text:p>
          </table:table-cell>
          <table:table-cell office:value-type="string" office:string-value="Железнодорожная" table:formula="of:=VLOOKUP([.C68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6" table:style-name="ce4">
            <text:p>68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76" table:style-name="ce6">
            <text:p>3776</text:p>
          </table:table-cell>
          <table:table-cell office:value-type="string" office:string-value="Волкова" table:formula="of:=VLOOKUP([.C68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7" table:style-name="ce4">
            <text:p>68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90" table:style-name="ce6">
            <text:p>4890</text:p>
          </table:table-cell>
          <table:table-cell office:value-type="string" office:string-value="Железнодорожная" table:formula="of:=VLOOKUP([.C68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8" table:style-name="ce4">
            <text:p>68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82" table:style-name="ce6">
            <text:p>5482</text:p>
          </table:table-cell>
          <table:table-cell office:value-type="string" office:string-value="Железнодорожная" table:formula="of:=VLOOKUP([.C68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9" table:style-name="ce4">
            <text:p>68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office:value-type="string" office:string-value="Железнодорожная" table:formula="of:=VLOOKUP([.C69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0" table:style-name="ce4">
            <text:p>69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448" table:style-name="ce6">
            <text:p>3448</text:p>
          </table:table-cell>
          <table:table-cell office:value-type="string" office:string-value="Железнодорожная" table:formula="of:=VLOOKUP([.C69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1" table:style-name="ce4">
            <text:p>69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96" table:style-name="ce6">
            <text:p>3996</text:p>
          </table:table-cell>
          <table:table-cell office:value-type="string" office:string-value="Железнодорожная" table:formula="of:=VLOOKUP([.C69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2" table:style-name="ce4">
            <text:p>69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5" table:style-name="ce6">
            <text:p>3095</text:p>
          </table:table-cell>
          <table:table-cell office:value-type="string" office:string-value="Железнодорожная" table:formula="of:=VLOOKUP([.C69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3" table:style-name="ce4">
            <text:p>69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03" table:style-name="ce6">
            <text:p>2903</text:p>
          </table:table-cell>
          <table:table-cell office:value-type="string" office:string-value="Пушкина" table:formula="of:=VLOOKUP([.C69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4" table:style-name="ce4">
            <text:p>69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44" table:style-name="ce6">
            <text:p>3844</text:p>
          </table:table-cell>
          <table:table-cell office:value-type="string" office:string-value="Пушкина" table:formula="of:=VLOOKUP([.C69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5" table:style-name="ce4">
            <text:p>69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25" table:style-name="ce6">
            <text:p>6325</text:p>
          </table:table-cell>
          <table:table-cell office:value-type="string" office:string-value="Пушкина" table:formula="of:=VLOOKUP([.C69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6" table:style-name="ce4">
            <text:p>69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292" table:style-name="ce6">
            <text:p>3292</text:p>
          </table:table-cell>
          <table:table-cell office:value-type="string" office:string-value="Пушкина" table:formula="of:=VLOOKUP([.C69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7" table:style-name="ce4">
            <text:p>69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18" table:style-name="ce6">
            <text:p>3018</text:p>
          </table:table-cell>
          <table:table-cell office:value-type="string" office:string-value="Волкова" table:formula="of:=VLOOKUP([.C69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8" table:style-name="ce4">
            <text:p>69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44" table:style-name="ce6">
            <text:p>6344</text:p>
          </table:table-cell>
          <table:table-cell office:value-type="string" office:string-value="Пушкина" table:formula="of:=VLOOKUP([.C69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9" table:style-name="ce4">
            <text:p>69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156" table:style-name="ce6">
            <text:p>5156</text:p>
          </table:table-cell>
          <table:table-cell office:value-type="string" office:string-value="Пушкина" table:formula="of:=VLOOKUP([.C70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0" table:style-name="ce4">
            <text:p>70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58" table:style-name="ce6">
            <text:p>3158</text:p>
          </table:table-cell>
          <table:table-cell office:value-type="string" office:string-value="Пушкина" table:formula="of:=VLOOKUP([.C70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1" table:style-name="ce4">
            <text:p>70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873" table:style-name="ce6">
            <text:p>2873</text:p>
          </table:table-cell>
          <table:table-cell office:value-type="string" office:string-value="Пушкина" table:formula="of:=VLOOKUP([.C70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2" table:style-name="ce4">
            <text:p>70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38" table:style-name="ce6">
            <text:p>3038</text:p>
          </table:table-cell>
          <table:table-cell office:value-type="string" office:string-value="Пушкина" table:formula="of:=VLOOKUP([.C70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3" table:style-name="ce4">
            <text:p>70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716" table:style-name="ce6">
            <text:p>6716</text:p>
          </table:table-cell>
          <table:table-cell office:value-type="string" office:string-value="Пушкина" table:formula="of:=VLOOKUP([.C70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4" table:style-name="ce4">
            <text:p>70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977" table:style-name="ce6">
            <text:p>3977</text:p>
          </table:table-cell>
          <table:table-cell office:value-type="string" office:string-value="Гоголя" table:formula="of:=VLOOKUP([.C70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5" table:style-name="ce4">
            <text:p>70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696" table:style-name="ce6">
            <text:p>3696</text:p>
          </table:table-cell>
          <table:table-cell office:value-type="string" office:string-value="Гоголя" table:formula="of:=VLOOKUP([.C70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6" table:style-name="ce4">
            <text:p>70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679" table:style-name="ce6">
            <text:p>4679</text:p>
          </table:table-cell>
          <table:table-cell office:value-type="string" office:string-value="Гоголя" table:formula="of:=VLOOKUP([.C70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7" table:style-name="ce4">
            <text:p>707</text:p>
          </table:table-cell>
          <table:table-cell office:value-type="date" office:date-value="2023-06-01T10:57:00" table:style-name="ce5">
            <text:p>01.06.23 10:5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528" table:style-name="ce6">
            <text:p>5528</text:p>
          </table:table-cell>
          <table:table-cell office:value-type="string" office:string-value="Гоголя" table:formula="of:=VLOOKUP([.C70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8" table:style-name="ce4">
            <text:p>708</text:p>
          </table:table-cell>
          <table:table-cell office:value-type="date" office:date-value="2023-06-01T13:03:00" table:style-name="ce5">
            <text:p>01.06.23 13:0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office:value-type="string" office:string-value="Железнодорожная" table:formula="of:=VLOOKUP([.C70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9" table:style-name="ce4">
            <text:p>709</text:p>
          </table:table-cell>
          <table:table-cell office:value-type="date" office:date-value="2023-06-02T08:03:00" table:style-name="ce5">
            <text:p>02.06.23 8:03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071" table:style-name="ce6">
            <text:p>6071</text:p>
          </table:table-cell>
          <table:table-cell office:value-type="string" office:string-value="Волкова" table:formula="of:=VLOOKUP([.C710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0" table:style-name="ce4">
            <text:p>710</text:p>
          </table:table-cell>
          <table:table-cell office:value-type="date" office:date-value="2023-06-03T08:06:00" table:style-name="ce5">
            <text:p>03.06.23 8:06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57" table:style-name="ce6">
            <text:p>5857</text:p>
          </table:table-cell>
          <table:table-cell office:value-type="string" office:string-value="Железнодорожная" table:formula="of:=VLOOKUP([.C71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1" table:style-name="ce4">
            <text:p>711</text:p>
          </table:table-cell>
          <table:table-cell office:value-type="date" office:date-value="2023-06-03T16:28:00" table:style-name="ce5">
            <text:p>03.06.23 16:2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79" table:style-name="ce6">
            <text:p>5979</text:p>
          </table:table-cell>
          <table:table-cell office:value-type="string" office:string-value="Железнодорожная" table:formula="of:=VLOOKUP([.C71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2" table:style-name="ce4">
            <text:p>712</text:p>
          </table:table-cell>
          <table:table-cell office:value-type="date" office:date-value="2023-06-03T19:04:00" table:style-name="ce5">
            <text:p>03.06.23 19:04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47" table:style-name="ce6">
            <text:p>5947</text:p>
          </table:table-cell>
          <table:table-cell office:value-type="string" office:string-value="Волкова" table:formula="of:=VLOOKUP([.C71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3" table:style-name="ce4">
            <text:p>713</text:p>
          </table:table-cell>
          <table:table-cell office:value-type="date" office:date-value="2023-06-04T11:10:00" table:style-name="ce5">
            <text:p>04.06.23 11:1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62" table:style-name="ce6">
            <text:p>6062</text:p>
          </table:table-cell>
          <table:table-cell office:value-type="string" office:string-value="Железнодорожная" table:formula="of:=VLOOKUP([.C71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4" table:style-name="ce4">
            <text:p>714</text:p>
          </table:table-cell>
          <table:table-cell office:value-type="date" office:date-value="2023-06-04T15:54:00" table:style-name="ce5">
            <text:p>04.06.23 15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95" table:style-name="ce6">
            <text:p>4895</text:p>
          </table:table-cell>
          <table:table-cell office:value-type="string" office:string-value="Железнодорожная" table:formula="of:=VLOOKUP([.C71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5" table:style-name="ce4">
            <text:p>715</text:p>
          </table:table-cell>
          <table:table-cell office:value-type="date" office:date-value="2023-06-06T06:48:00" table:style-name="ce5">
            <text:p>06.06.23 6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26" table:style-name="ce6">
            <text:p>6026</text:p>
          </table:table-cell>
          <table:table-cell office:value-type="string" office:string-value="Железнодорожная" table:formula="of:=VLOOKUP([.C71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6" table:style-name="ce4">
            <text:p>716</text:p>
          </table:table-cell>
          <table:table-cell office:value-type="date" office:date-value="2023-06-06T10:09:00" table:style-name="ce5">
            <text:p>06.06.23 10:0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448" table:style-name="ce6">
            <text:p>3448</text:p>
          </table:table-cell>
          <table:table-cell office:value-type="string" office:string-value="Железнодорожная" table:formula="of:=VLOOKUP([.C71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7" table:style-name="ce4">
            <text:p>717</text:p>
          </table:table-cell>
          <table:table-cell office:value-type="date" office:date-value="2023-06-06T10:21:00" table:style-name="ce5">
            <text:p>06.06.23 10:21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33" table:style-name="ce6">
            <text:p>3233</text:p>
          </table:table-cell>
          <table:table-cell office:value-type="string" office:string-value="Гоголя" table:formula="of:=VLOOKUP([.C71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8" table:style-name="ce4">
            <text:p>718</text:p>
          </table:table-cell>
          <table:table-cell office:value-type="date" office:date-value="2023-06-06T14:27:00" table:style-name="ce5">
            <text:p>06.06.23 14:2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66" table:style-name="ce6">
            <text:p>5666</text:p>
          </table:table-cell>
          <table:table-cell office:value-type="string" office:string-value="Гоголя" table:formula="of:=VLOOKUP([.C71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9" table:style-name="ce4">
            <text:p>719</text:p>
          </table:table-cell>
          <table:table-cell office:value-type="date" office:date-value="2023-06-06T18:59:00" table:style-name="ce5">
            <text:p>06.06.23 18:59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295" table:style-name="ce6">
            <text:p>4295</text:p>
          </table:table-cell>
          <table:table-cell office:value-type="string" office:string-value="Железнодорожная" table:formula="of:=VLOOKUP([.C72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0" table:style-name="ce4">
            <text:p>720</text:p>
          </table:table-cell>
          <table:table-cell office:value-type="date" office:date-value="2023-06-06T22:53:00" table:style-name="ce5">
            <text:p>06.06.23 2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81" table:style-name="ce6">
            <text:p>6181</text:p>
          </table:table-cell>
          <table:table-cell office:value-type="string" office:string-value="Гоголя" table:formula="of:=VLOOKUP([.C72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1" table:style-name="ce4">
            <text:p>721</text:p>
          </table:table-cell>
          <table:table-cell office:value-type="date" office:date-value="2023-06-07T06:45:00" table:style-name="ce5">
            <text:p>07.06.23 6:45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80" table:style-name="ce6">
            <text:p>6580</text:p>
          </table:table-cell>
          <table:table-cell office:value-type="string" office:string-value="Гоголя" table:formula="of:=VLOOKUP([.C72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2" table:style-name="ce4">
            <text:p>722</text:p>
          </table:table-cell>
          <table:table-cell office:value-type="date" office:date-value="2023-06-07T10:23:00" table:style-name="ce5">
            <text:p>07.06.23 10:23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44" table:style-name="ce6">
            <text:p>3844</text:p>
          </table:table-cell>
          <table:table-cell office:value-type="string" office:string-value="Пушкина" table:formula="of:=VLOOKUP([.C72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3" table:style-name="ce4">
            <text:p>723</text:p>
          </table:table-cell>
          <table:table-cell office:value-type="date" office:date-value="2023-06-07T11:46:00" table:style-name="ce5">
            <text:p>07.06.23 11:46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035" table:style-name="ce6">
            <text:p>5035</text:p>
          </table:table-cell>
          <table:table-cell office:value-type="string" office:string-value="Железнодорожная" table:formula="of:=VLOOKUP([.C72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4" table:style-name="ce4">
            <text:p>724</text:p>
          </table:table-cell>
          <table:table-cell office:value-type="date" office:date-value="2023-06-07T18:12:00" table:style-name="ce5">
            <text:p>07.06.23 18:12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895" table:style-name="ce6">
            <text:p>3895</text:p>
          </table:table-cell>
          <table:table-cell office:value-type="string" office:string-value="Гоголя" table:formula="of:=VLOOKUP([.C72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5" table:style-name="ce4">
            <text:p>725</text:p>
          </table:table-cell>
          <table:table-cell office:value-type="date" office:date-value="2023-06-08T09:43:00" table:style-name="ce5">
            <text:p>08.06.23 9:43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90" table:style-name="ce6">
            <text:p>4890</text:p>
          </table:table-cell>
          <table:table-cell office:value-type="string" office:string-value="Железнодорожная" table:formula="of:=VLOOKUP([.C72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6" table:style-name="ce4">
            <text:p>726</text:p>
          </table:table-cell>
          <table:table-cell office:value-type="date" office:date-value="2023-06-08T19:25:00" table:style-name="ce5">
            <text:p>08.06.23 19:2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166" table:style-name="ce6">
            <text:p>5166</text:p>
          </table:table-cell>
          <table:table-cell office:value-type="string" office:string-value="Гоголя" table:formula="of:=VLOOKUP([.C72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7" table:style-name="ce4">
            <text:p>727</text:p>
          </table:table-cell>
          <table:table-cell office:value-type="date" office:date-value="2023-06-09T07:47:00" table:style-name="ce5">
            <text:p>09.06.23 7:47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18" table:style-name="ce6">
            <text:p>3018</text:p>
          </table:table-cell>
          <table:table-cell office:value-type="string" office:string-value="Волкова" table:formula="of:=VLOOKUP([.C72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8" table:style-name="ce4">
            <text:p>728</text:p>
          </table:table-cell>
          <table:table-cell office:value-type="date" office:date-value="2023-06-09T09:59:00" table:style-name="ce5">
            <text:p>09.06.23 9:59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292" table:style-name="ce6">
            <text:p>3292</text:p>
          </table:table-cell>
          <table:table-cell office:value-type="string" office:string-value="Пушкина" table:formula="of:=VLOOKUP([.C72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9" table:style-name="ce4">
            <text:p>729</text:p>
          </table:table-cell>
          <table:table-cell office:value-type="date" office:date-value="2023-06-09T14:08:00" table:style-name="ce5">
            <text:p>09.06.23 14:08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35" table:style-name="ce6">
            <text:p>5535</text:p>
          </table:table-cell>
          <table:table-cell office:value-type="string" office:string-value="Железнодорожная" table:formula="of:=VLOOKUP([.C73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0" table:style-name="ce4">
            <text:p>730</text:p>
          </table:table-cell>
          <table:table-cell office:value-type="date" office:date-value="2023-06-09T21:00:00" table:style-name="ce5">
            <text:p>09.06.23 21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352" table:style-name="ce6">
            <text:p>5352</text:p>
          </table:table-cell>
          <table:table-cell office:value-type="string" office:string-value="Железнодорожная" table:formula="of:=VLOOKUP([.C73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1" table:style-name="ce4">
            <text:p>731</text:p>
          </table:table-cell>
          <table:table-cell office:value-type="date" office:date-value="2023-06-09T21:54:00" table:style-name="ce5">
            <text:p>09.06.23 21:54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44" table:style-name="ce6">
            <text:p>6344</text:p>
          </table:table-cell>
          <table:table-cell office:value-type="string" office:string-value="Пушкина" table:formula="of:=VLOOKUP([.C73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2" table:style-name="ce4">
            <text:p>732</text:p>
          </table:table-cell>
          <table:table-cell office:value-type="date" office:date-value="2023-06-10T16:35:00" table:style-name="ce5">
            <text:p>10.06.23 16:35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06" table:style-name="ce6">
            <text:p>3206</text:p>
          </table:table-cell>
          <table:table-cell office:value-type="string" office:string-value="Гоголя" table:formula="of:=VLOOKUP([.C73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3" table:style-name="ce4">
            <text:p>733</text:p>
          </table:table-cell>
          <table:table-cell office:value-type="date" office:date-value="2023-06-10T16:47:00" table:style-name="ce5">
            <text:p>10.06.23 16:4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57" table:style-name="ce6">
            <text:p>5557</text:p>
          </table:table-cell>
          <table:table-cell office:value-type="string" office:string-value="Железнодорожная" table:formula="of:=VLOOKUP([.C73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4" table:style-name="ce4">
            <text:p>734</text:p>
          </table:table-cell>
          <table:table-cell office:value-type="date" office:date-value="2023-06-10T20:48:00" table:style-name="ce5">
            <text:p>10.06.23 20:48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873" table:style-name="ce6">
            <text:p>2873</text:p>
          </table:table-cell>
          <table:table-cell office:value-type="string" office:string-value="Пушкина" table:formula="of:=VLOOKUP([.C73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5" table:style-name="ce4">
            <text:p>735</text:p>
          </table:table-cell>
          <table:table-cell office:value-type="date" office:date-value="2023-06-10T22:46:00" table:style-name="ce5">
            <text:p>10.06.23 22:46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82" table:style-name="ce6">
            <text:p>5482</text:p>
          </table:table-cell>
          <table:table-cell office:value-type="string" office:string-value="Железнодорожная" table:formula="of:=VLOOKUP([.C73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6" table:style-name="ce4">
            <text:p>736</text:p>
          </table:table-cell>
          <table:table-cell office:value-type="date" office:date-value="2023-06-11T08:02:00" table:style-name="ce5">
            <text:p>11.06.23 8:02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15" table:style-name="ce6">
            <text:p>3215</text:p>
          </table:table-cell>
          <table:table-cell office:value-type="string" office:string-value="Железнодорожная" table:formula="of:=VLOOKUP([.C73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7" table:style-name="ce4">
            <text:p>737</text:p>
          </table:table-cell>
          <table:table-cell office:value-type="date" office:date-value="2023-06-11T14:06:00" table:style-name="ce5">
            <text:p>11.06.23 14:06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07" table:style-name="ce6">
            <text:p>3507</text:p>
          </table:table-cell>
          <table:table-cell office:value-type="string" office:string-value="Железнодорожная" table:formula="of:=VLOOKUP([.C73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8" table:style-name="ce4">
            <text:p>738</text:p>
          </table:table-cell>
          <table:table-cell office:value-type="date" office:date-value="2023-06-11T15:18:00" table:style-name="ce5">
            <text:p>11.06.23 15:18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696" table:style-name="ce6">
            <text:p>3696</text:p>
          </table:table-cell>
          <table:table-cell office:value-type="string" office:string-value="Гоголя" table:formula="of:=VLOOKUP([.C73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9" table:style-name="ce4">
            <text:p>739</text:p>
          </table:table-cell>
          <table:table-cell office:value-type="date" office:date-value="2023-06-12T14:21:00" table:style-name="ce5">
            <text:p>12.06.23 14:21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92" table:style-name="ce6">
            <text:p>4892</text:p>
          </table:table-cell>
          <table:table-cell office:value-type="string" office:string-value="Железнодорожная" table:formula="of:=VLOOKUP([.C74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0" table:style-name="ce4">
            <text:p>740</text:p>
          </table:table-cell>
          <table:table-cell office:value-type="date" office:date-value="2023-06-12T19:20:00" table:style-name="ce5">
            <text:p>12.06.23 19:2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26" table:style-name="ce6">
            <text:p>6026</text:p>
          </table:table-cell>
          <table:table-cell office:value-type="string" office:string-value="Железнодорожная" table:formula="of:=VLOOKUP([.C74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1" table:style-name="ce4">
            <text:p>741</text:p>
          </table:table-cell>
          <table:table-cell office:value-type="date" office:date-value="2023-06-12T23:00:00" table:style-name="ce5">
            <text:p>12.06.23 23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471" table:style-name="ce6">
            <text:p>4471</text:p>
          </table:table-cell>
          <table:table-cell office:value-type="string" office:string-value="Гоголя" table:formula="of:=VLOOKUP([.C74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2" table:style-name="ce4">
            <text:p>742</text:p>
          </table:table-cell>
          <table:table-cell office:value-type="date" office:date-value="2023-06-13T06:58:00" table:style-name="ce5">
            <text:p>13.06.23 6:5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977" table:style-name="ce6">
            <text:p>3977</text:p>
          </table:table-cell>
          <table:table-cell office:value-type="string" office:string-value="Гоголя" table:formula="of:=VLOOKUP([.C74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3" table:style-name="ce4">
            <text:p>743</text:p>
          </table:table-cell>
          <table:table-cell office:value-type="date" office:date-value="2023-06-13T08:40:00" table:style-name="ce5">
            <text:p>13.06.23 8:4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987" table:style-name="ce6">
            <text:p>4987</text:p>
          </table:table-cell>
          <table:table-cell office:value-type="string" office:string-value="Гоголя" table:formula="of:=VLOOKUP([.C74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4" table:style-name="ce4">
            <text:p>744</text:p>
          </table:table-cell>
          <table:table-cell office:value-type="date" office:date-value="2023-06-13T23:14:00" table:style-name="ce5">
            <text:p>13.06.23 23:14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03" table:style-name="ce6">
            <text:p>2903</text:p>
          </table:table-cell>
          <table:table-cell office:value-type="string" office:string-value="Пушкина" table:formula="of:=VLOOKUP([.C74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5" table:style-name="ce4">
            <text:p>745</text:p>
          </table:table-cell>
          <table:table-cell office:value-type="date" office:date-value="2023-06-14T13:49:00" table:style-name="ce5">
            <text:p>14.06.23 13:49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38" table:style-name="ce6">
            <text:p>3038</text:p>
          </table:table-cell>
          <table:table-cell office:value-type="string" office:string-value="Пушкина" table:formula="of:=VLOOKUP([.C74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6" table:style-name="ce4">
            <text:p>746</text:p>
          </table:table-cell>
          <table:table-cell office:value-type="date" office:date-value="2023-06-15T16:24:00" table:style-name="ce5">
            <text:p>15.06.23 16:2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13" table:style-name="ce6">
            <text:p>2813</text:p>
          </table:table-cell>
          <table:table-cell office:value-type="string" office:string-value="Железнодорожная" table:formula="of:=VLOOKUP([.C74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7" table:style-name="ce4">
            <text:p>747</text:p>
          </table:table-cell>
          <table:table-cell office:value-type="date" office:date-value="2023-06-15T19:00:00" table:style-name="ce5">
            <text:p>15.06.23 19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43" table:style-name="ce6">
            <text:p>3843</text:p>
          </table:table-cell>
          <table:table-cell office:value-type="string" office:string-value="Железнодорожная" table:formula="of:=VLOOKUP([.C74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8" table:style-name="ce4">
            <text:p>748</text:p>
          </table:table-cell>
          <table:table-cell office:value-type="date" office:date-value="2023-06-16T07:24:00" table:style-name="ce5">
            <text:p>16.06.23 7:2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867" table:style-name="ce6">
            <text:p>3867</text:p>
          </table:table-cell>
          <table:table-cell office:value-type="string" office:string-value="Железнодорожная" table:formula="of:=VLOOKUP([.C74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9" table:style-name="ce4">
            <text:p>749</text:p>
          </table:table-cell>
          <table:table-cell office:value-type="date" office:date-value="2023-06-17T20:02:00" table:style-name="ce5">
            <text:p>17.06.23 20:0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95" table:style-name="ce6">
            <text:p>2895</text:p>
          </table:table-cell>
          <table:table-cell office:value-type="string" office:string-value="Железнодорожная" table:formula="of:=VLOOKUP([.C75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0" table:style-name="ce4">
            <text:p>750</text:p>
          </table:table-cell>
          <table:table-cell office:value-type="date" office:date-value="2023-06-18T06:59:00" table:style-name="ce5">
            <text:p>18.06.23 6:59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156" table:style-name="ce6">
            <text:p>5156</text:p>
          </table:table-cell>
          <table:table-cell office:value-type="string" office:string-value="Пушкина" table:formula="of:=VLOOKUP([.C75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1" table:style-name="ce4">
            <text:p>751</text:p>
          </table:table-cell>
          <table:table-cell office:value-type="date" office:date-value="2023-06-18T20:00:00" table:style-name="ce5">
            <text:p>18.06.23 20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90" table:style-name="ce6">
            <text:p>4890</text:p>
          </table:table-cell>
          <table:table-cell office:value-type="string" office:string-value="Железнодорожная" table:formula="of:=VLOOKUP([.C75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2" table:style-name="ce4">
            <text:p>752</text:p>
          </table:table-cell>
          <table:table-cell office:value-type="date" office:date-value="2023-06-19T21:20:00" table:style-name="ce5">
            <text:p>19.06.23 21:2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58" table:style-name="ce6">
            <text:p>3158</text:p>
          </table:table-cell>
          <table:table-cell office:value-type="string" office:string-value="Пушкина" table:formula="of:=VLOOKUP([.C75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3" table:style-name="ce4">
            <text:p>753</text:p>
          </table:table-cell>
          <table:table-cell office:value-type="date" office:date-value="2023-06-19T23:53:00" table:style-name="ce5">
            <text:p>19.06.23 23:53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80" table:style-name="ce6">
            <text:p>5780</text:p>
          </table:table-cell>
          <table:table-cell office:value-type="string" office:string-value="Железнодорожная" table:formula="of:=VLOOKUP([.C75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4" table:style-name="ce4">
            <text:p>754</text:p>
          </table:table-cell>
          <table:table-cell office:value-type="date" office:date-value="2023-06-20T08:23:00" table:style-name="ce5">
            <text:p>20.06.23 8:23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84" table:style-name="ce6">
            <text:p>6384</text:p>
          </table:table-cell>
          <table:table-cell office:value-type="string" office:string-value="Железнодорожная" table:formula="of:=VLOOKUP([.C75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5" table:style-name="ce4">
            <text:p>755</text:p>
          </table:table-cell>
          <table:table-cell office:value-type="date" office:date-value="2023-06-21T23:50:00" table:style-name="ce5">
            <text:p>21.06.23 23:5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679" table:style-name="ce6">
            <text:p>4679</text:p>
          </table:table-cell>
          <table:table-cell office:value-type="string" office:string-value="Гоголя" table:formula="of:=VLOOKUP([.C75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6" table:style-name="ce4">
            <text:p>756</text:p>
          </table:table-cell>
          <table:table-cell office:value-type="date" office:date-value="2023-06-22T07:00:00" table:style-name="ce5">
            <text:p>22.06.23 7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01" table:style-name="ce6">
            <text:p>3601</text:p>
          </table:table-cell>
          <table:table-cell office:value-type="string" office:string-value="Железнодорожная" table:formula="of:=VLOOKUP([.C75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7" table:style-name="ce4">
            <text:p>757</text:p>
          </table:table-cell>
          <table:table-cell office:value-type="date" office:date-value="2023-06-22T09:17:00" table:style-name="ce5">
            <text:p>22.06.23 9:1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97" table:style-name="ce6">
            <text:p>3997</text:p>
          </table:table-cell>
          <table:table-cell office:value-type="string" office:string-value="Железнодорожная" table:formula="of:=VLOOKUP([.C75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8" table:style-name="ce4">
            <text:p>758</text:p>
          </table:table-cell>
          <table:table-cell office:value-type="date" office:date-value="2023-06-22T11:41:00" table:style-name="ce5">
            <text:p>22.06.23 11:41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28" table:style-name="ce6">
            <text:p>6528</text:p>
          </table:table-cell>
          <table:table-cell office:value-type="string" office:string-value="Железнодорожная" table:formula="of:=VLOOKUP([.C75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9" table:style-name="ce4">
            <text:p>759</text:p>
          </table:table-cell>
          <table:table-cell office:value-type="date" office:date-value="2023-06-22T23:38:00" table:style-name="ce5">
            <text:p>22.06.23 23:38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25" table:style-name="ce6">
            <text:p>6325</text:p>
          </table:table-cell>
          <table:table-cell office:value-type="string" office:string-value="Пушкина" table:formula="of:=VLOOKUP([.C76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0" table:style-name="ce4">
            <text:p>760</text:p>
          </table:table-cell>
          <table:table-cell office:value-type="date" office:date-value="2023-06-23T06:14:00" table:style-name="ce5">
            <text:p>23.06.23 6:1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880" table:style-name="ce6">
            <text:p>2880</text:p>
          </table:table-cell>
          <table:table-cell office:value-type="string" office:string-value="Гоголя" table:formula="of:=VLOOKUP([.C76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1" table:style-name="ce4">
            <text:p>761</text:p>
          </table:table-cell>
          <table:table-cell office:value-type="date" office:date-value="2023-06-23T08:14:00" table:style-name="ce5">
            <text:p>23.06.23 8:1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621" table:style-name="ce6">
            <text:p>6621</text:p>
          </table:table-cell>
          <table:table-cell office:value-type="string" office:string-value="Гоголя" table:formula="of:=VLOOKUP([.C76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2" table:style-name="ce4">
            <text:p>762</text:p>
          </table:table-cell>
          <table:table-cell office:value-type="date" office:date-value="2023-06-23T13:23:00" table:style-name="ce5">
            <text:p>23.06.23 13:23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76" table:style-name="ce6">
            <text:p>3776</text:p>
          </table:table-cell>
          <table:table-cell office:value-type="string" office:string-value="Волкова" table:formula="of:=VLOOKUP([.C76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3" table:style-name="ce4">
            <text:p>763</text:p>
          </table:table-cell>
          <table:table-cell office:value-type="date" office:date-value="2023-06-23T20:01:00" table:style-name="ce5">
            <text:p>23.06.23 20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29" table:style-name="ce6">
            <text:p>5129</text:p>
          </table:table-cell>
          <table:table-cell office:value-type="string" office:string-value="Железнодорожная" table:formula="of:=VLOOKUP([.C76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4" table:style-name="ce4">
            <text:p>764</text:p>
          </table:table-cell>
          <table:table-cell office:value-type="date" office:date-value="2023-06-25T06:55:00" table:style-name="ce5">
            <text:p>25.06.23 6:55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41" table:style-name="ce6">
            <text:p>5341</text:p>
          </table:table-cell>
          <table:table-cell office:value-type="string" office:string-value="Волкова" table:formula="of:=VLOOKUP([.C765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5" table:style-name="ce4">
            <text:p>765</text:p>
          </table:table-cell>
          <table:table-cell office:value-type="date" office:date-value="2023-06-25T13:52:00" table:style-name="ce5">
            <text:p>25.06.23 13:52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716" table:style-name="ce6">
            <text:p>6716</text:p>
          </table:table-cell>
          <table:table-cell office:value-type="string" office:string-value="Пушкина" table:formula="of:=VLOOKUP([.C76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6" table:style-name="ce4">
            <text:p>766</text:p>
          </table:table-cell>
          <table:table-cell office:value-type="date" office:date-value="2023-06-25T22:32:00" table:style-name="ce5">
            <text:p>25.06.23 22:32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52" table:style-name="ce6">
            <text:p>5552</text:p>
          </table:table-cell>
          <table:table-cell office:value-type="string" office:string-value="Железнодорожная" table:formula="of:=VLOOKUP([.C76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7" table:style-name="ce4">
            <text:p>767</text:p>
          </table:table-cell>
          <table:table-cell office:value-type="date" office:date-value="2023-06-26T09:33:00" table:style-name="ce5">
            <text:p>26.06.23 9:3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59" table:style-name="ce6">
            <text:p>6459</text:p>
          </table:table-cell>
          <table:table-cell office:value-type="string" office:string-value="Железнодорожная" table:formula="of:=VLOOKUP([.C76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8" table:style-name="ce4">
            <text:p>768</text:p>
          </table:table-cell>
          <table:table-cell office:value-type="date" office:date-value="2023-06-26T14:53:00" table:style-name="ce5">
            <text:p>26.06.23 14:53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96" table:style-name="ce6">
            <text:p>3096</text:p>
          </table:table-cell>
          <table:table-cell office:value-type="string" office:string-value="Волкова" table:formula="of:=VLOOKUP([.C769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9" table:style-name="ce4">
            <text:p>769</text:p>
          </table:table-cell>
          <table:table-cell office:value-type="date" office:date-value="2023-06-26T19:38:00" table:style-name="ce5">
            <text:p>26.06.23 19:38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5" table:style-name="ce6">
            <text:p>3095</text:p>
          </table:table-cell>
          <table:table-cell office:value-type="string" office:string-value="Железнодорожная" table:formula="of:=VLOOKUP([.C77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0" table:style-name="ce4">
            <text:p>770</text:p>
          </table:table-cell>
          <table:table-cell office:value-type="date" office:date-value="2023-06-27T06:54:00" table:style-name="ce5">
            <text:p>27.06.23 6:54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94" table:style-name="ce6">
            <text:p>3994</text:p>
          </table:table-cell>
          <table:table-cell office:value-type="string" office:string-value="Железнодорожная" table:formula="of:=VLOOKUP([.C77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1" table:style-name="ce4">
            <text:p>771</text:p>
          </table:table-cell>
          <table:table-cell office:value-type="date" office:date-value="2023-06-28T15:28:00" table:style-name="ce5">
            <text:p>28.06.23 15:28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96" table:style-name="ce6">
            <text:p>3996</text:p>
          </table:table-cell>
          <table:table-cell office:value-type="string" office:string-value="Железнодорожная" table:formula="of:=VLOOKUP([.C77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2" table:style-name="ce4">
            <text:p>77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249" table:style-name="ce6">
            <text:p>3249</text:p>
          </table:table-cell>
          <table:table-cell office:value-type="string" office:string-value="Волкова" table:formula="of:=VLOOKUP([.C77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3" table:style-name="ce4">
            <text:p>77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955" table:style-name="ce6">
            <text:p>6955</text:p>
          </table:table-cell>
          <table:table-cell office:value-type="string" office:string-value="Гоголя" table:formula="of:=VLOOKUP([.C77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4" table:style-name="ce4">
            <text:p>77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319" table:style-name="ce6">
            <text:p>5319</text:p>
          </table:table-cell>
          <table:table-cell office:value-type="string" office:string-value="Гоголя" table:formula="of:=VLOOKUP([.C77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5" table:style-name="ce4">
            <text:p>77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office:value-type="string" office:string-value="Гоголя" table:formula="of:=VLOOKUP([.C77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6" table:style-name="ce4">
            <text:p>77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215" table:style-name="ce6">
            <text:p>5215</text:p>
          </table:table-cell>
          <table:table-cell office:value-type="string" office:string-value="Гоголя" table:formula="of:=VLOOKUP([.C77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7" table:style-name="ce4">
            <text:p>77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458" table:style-name="ce6">
            <text:p>4458</text:p>
          </table:table-cell>
          <table:table-cell office:value-type="string" office:string-value="Гоголя" table:formula="of:=VLOOKUP([.C77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8" table:style-name="ce4">
            <text:p>77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148" table:style-name="ce6">
            <text:p>5148</text:p>
          </table:table-cell>
          <table:table-cell office:value-type="string" office:string-value="Гоголя" table:formula="of:=VLOOKUP([.C77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9" table:style-name="ce4">
            <text:p>77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06" table:style-name="ce6">
            <text:p>6506</text:p>
          </table:table-cell>
          <table:table-cell office:value-type="string" office:string-value="Гоголя" table:formula="of:=VLOOKUP([.C78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0" table:style-name="ce4">
            <text:p>78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875" table:style-name="ce6">
            <text:p>2875</text:p>
          </table:table-cell>
          <table:table-cell office:value-type="string" office:string-value="Гоголя" table:formula="of:=VLOOKUP([.C78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1" table:style-name="ce4">
            <text:p>78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142" table:style-name="ce6">
            <text:p>3142</text:p>
          </table:table-cell>
          <table:table-cell office:value-type="string" office:string-value="Гоголя" table:formula="of:=VLOOKUP([.C78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2" table:style-name="ce4">
            <text:p>78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515" table:style-name="ce6">
            <text:p>4515</text:p>
          </table:table-cell>
          <table:table-cell office:value-type="string" office:string-value="Гоголя" table:formula="of:=VLOOKUP([.C78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3" table:style-name="ce4">
            <text:p>78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56" table:style-name="ce6">
            <text:p>3856</text:p>
          </table:table-cell>
          <table:table-cell office:value-type="string" office:string-value="Волкова" table:formula="of:=VLOOKUP([.C78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4" table:style-name="ce4">
            <text:p>78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48" table:style-name="ce6">
            <text:p>6548</text:p>
          </table:table-cell>
          <table:table-cell office:value-type="string" office:string-value="Гоголя" table:formula="of:=VLOOKUP([.C78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5" table:style-name="ce4">
            <text:p>78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72" table:style-name="ce6">
            <text:p>3272</text:p>
          </table:table-cell>
          <table:table-cell office:value-type="string" office:string-value="Гоголя" table:formula="of:=VLOOKUP([.C78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6" table:style-name="ce4">
            <text:p>78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192" table:style-name="ce6">
            <text:p>4192</text:p>
          </table:table-cell>
          <table:table-cell office:value-type="string" office:string-value="Железнодорожная" table:formula="of:=VLOOKUP([.C78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7" table:style-name="ce4">
            <text:p>78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106" table:style-name="ce6">
            <text:p>6106</text:p>
          </table:table-cell>
          <table:table-cell office:value-type="string" office:string-value="Железнодорожная" table:formula="of:=VLOOKUP([.C78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8" table:style-name="ce4">
            <text:p>78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38" table:style-name="ce6">
            <text:p>3938</text:p>
          </table:table-cell>
          <table:table-cell office:value-type="string" office:string-value="Железнодорожная" table:formula="of:=VLOOKUP([.C78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9" table:style-name="ce4">
            <text:p>78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078" table:style-name="ce6">
            <text:p>4078</text:p>
          </table:table-cell>
          <table:table-cell office:value-type="string" office:string-value="Железнодорожная" table:formula="of:=VLOOKUP([.C79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0" table:style-name="ce4">
            <text:p>79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08" table:style-name="ce6">
            <text:p>4808</text:p>
          </table:table-cell>
          <table:table-cell office:value-type="string" office:string-value="Железнодорожная" table:formula="of:=VLOOKUP([.C79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1" table:style-name="ce4">
            <text:p>79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984" table:style-name="ce6">
            <text:p>4984</text:p>
          </table:table-cell>
          <table:table-cell office:value-type="string" office:string-value="Железнодорожная" table:formula="of:=VLOOKUP([.C79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2" table:style-name="ce4">
            <text:p>79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98" table:style-name="ce6">
            <text:p>3298</text:p>
          </table:table-cell>
          <table:table-cell office:value-type="string" office:string-value="Железнодорожная" table:formula="of:=VLOOKUP([.C79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3" table:style-name="ce4">
            <text:p>79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82" table:style-name="ce6">
            <text:p>5582</text:p>
          </table:table-cell>
          <table:table-cell office:value-type="string" office:string-value="Железнодорожная" table:formula="of:=VLOOKUP([.C79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4" table:style-name="ce4">
            <text:p>79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801" table:style-name="ce6">
            <text:p>2801</text:p>
          </table:table-cell>
          <table:table-cell office:value-type="string" office:string-value="Волкова" table:formula="of:=VLOOKUP([.C795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5" table:style-name="ce4">
            <text:p>79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054" table:style-name="ce6">
            <text:p>4054</text:p>
          </table:table-cell>
          <table:table-cell office:value-type="string" office:string-value="Железнодорожная" table:formula="of:=VLOOKUP([.C79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6" table:style-name="ce4">
            <text:p>79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48" table:style-name="ce6">
            <text:p>4948</text:p>
          </table:table-cell>
          <table:table-cell office:value-type="string" office:string-value="Железнодорожная" table:formula="of:=VLOOKUP([.C79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7" table:style-name="ce4">
            <text:p>79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93" table:style-name="ce6">
            <text:p>6093</text:p>
          </table:table-cell>
          <table:table-cell office:value-type="string" office:string-value="Железнодорожная" table:formula="of:=VLOOKUP([.C79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8" table:style-name="ce4">
            <text:p>79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77" table:style-name="ce6">
            <text:p>3177</text:p>
          </table:table-cell>
          <table:table-cell office:value-type="string" office:string-value="Железнодорожная" table:formula="of:=VLOOKUP([.C79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9" table:style-name="ce4">
            <text:p>79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3" table:style-name="ce6">
            <text:p>4863</text:p>
          </table:table-cell>
          <table:table-cell office:value-type="string" office:string-value="Железнодорожная" table:formula="of:=VLOOKUP([.C80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0" table:style-name="ce4">
            <text:p>80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56" table:style-name="ce6">
            <text:p>4356</text:p>
          </table:table-cell>
          <table:table-cell office:value-type="string" office:string-value="Железнодорожная" table:formula="of:=VLOOKUP([.C80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1" table:style-name="ce4">
            <text:p>80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150" table:style-name="ce6">
            <text:p>6150</text:p>
          </table:table-cell>
          <table:table-cell office:value-type="string" office:string-value="Железнодорожная" table:formula="of:=VLOOKUP([.C80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2" table:style-name="ce4">
            <text:p>80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85" table:style-name="ce6">
            <text:p>5885</text:p>
          </table:table-cell>
          <table:table-cell office:value-type="string" office:string-value="Железнодорожная" table:formula="of:=VLOOKUP([.C80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3" table:style-name="ce4">
            <text:p>80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43" table:style-name="ce6">
            <text:p>3543</text:p>
          </table:table-cell>
          <table:table-cell office:value-type="string" office:string-value="Железнодорожная" table:formula="of:=VLOOKUP([.C80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4" table:style-name="ce4">
            <text:p>80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30" table:style-name="ce6">
            <text:p>4830</text:p>
          </table:table-cell>
          <table:table-cell office:value-type="string" office:string-value="Железнодорожная" table:formula="of:=VLOOKUP([.C80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5" table:style-name="ce4">
            <text:p>80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55" table:style-name="ce6">
            <text:p>5455</text:p>
          </table:table-cell>
          <table:table-cell office:value-type="string" office:string-value="Волкова" table:formula="of:=VLOOKUP([.C806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6" table:style-name="ce4">
            <text:p>80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78" table:style-name="ce6">
            <text:p>4978</text:p>
          </table:table-cell>
          <table:table-cell office:value-type="string" office:string-value="Железнодорожная" table:formula="of:=VLOOKUP([.C80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7" table:style-name="ce4">
            <text:p>80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8" table:style-name="ce6">
            <text:p>4868</text:p>
          </table:table-cell>
          <table:table-cell office:value-type="string" office:string-value="Железнодорожная" table:formula="of:=VLOOKUP([.C80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8" table:style-name="ce4">
            <text:p>80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13" table:style-name="ce6">
            <text:p>4913</text:p>
          </table:table-cell>
          <table:table-cell office:value-type="string" office:string-value="Железнодорожная" table:formula="of:=VLOOKUP([.C80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9" table:style-name="ce4">
            <text:p>80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55" table:style-name="ce6">
            <text:p>3055</text:p>
          </table:table-cell>
          <table:table-cell office:value-type="string" office:string-value="Железнодорожная" table:formula="of:=VLOOKUP([.C81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0" table:style-name="ce4">
            <text:p>81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37" table:style-name="ce6">
            <text:p>3537</text:p>
          </table:table-cell>
          <table:table-cell office:value-type="string" office:string-value="Железнодорожная" table:formula="of:=VLOOKUP([.C81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1" table:style-name="ce4">
            <text:p>81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77" table:style-name="ce6">
            <text:p>4877</text:p>
          </table:table-cell>
          <table:table-cell office:value-type="string" office:string-value="Железнодорожная" table:formula="of:=VLOOKUP([.C81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2" table:style-name="ce4">
            <text:p>81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68" table:style-name="ce6">
            <text:p>3068</text:p>
          </table:table-cell>
          <table:table-cell office:value-type="string" office:string-value="Железнодорожная" table:formula="of:=VLOOKUP([.C81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3" table:style-name="ce4">
            <text:p>81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59" table:style-name="ce6">
            <text:p>3159</text:p>
          </table:table-cell>
          <table:table-cell office:value-type="string" office:string-value="Железнодорожная" table:formula="of:=VLOOKUP([.C81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4" table:style-name="ce4">
            <text:p>81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750" table:style-name="ce6">
            <text:p>4750</text:p>
          </table:table-cell>
          <table:table-cell office:value-type="string" office:string-value="Железнодорожная" table:formula="of:=VLOOKUP([.C81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5" table:style-name="ce4">
            <text:p>81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739" table:style-name="ce6">
            <text:p>6739</text:p>
          </table:table-cell>
          <table:table-cell office:value-type="string" office:string-value="Железнодорожная" table:formula="of:=VLOOKUP([.C81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6" table:style-name="ce4">
            <text:p>81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76" table:style-name="ce6">
            <text:p>2976</text:p>
          </table:table-cell>
          <table:table-cell office:value-type="string" office:string-value="Волкова" table:formula="of:=VLOOKUP([.C81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7" table:style-name="ce4">
            <text:p>81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63" table:style-name="ce6">
            <text:p>2863</text:p>
          </table:table-cell>
          <table:table-cell office:value-type="string" office:string-value="Железнодорожная" table:formula="of:=VLOOKUP([.C81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8" table:style-name="ce4">
            <text:p>81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81" table:style-name="ce6">
            <text:p>5081</text:p>
          </table:table-cell>
          <table:table-cell office:value-type="string" office:string-value="Железнодорожная" table:formula="of:=VLOOKUP([.C81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9" table:style-name="ce4">
            <text:p>81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864" table:style-name="ce6">
            <text:p>6864</text:p>
          </table:table-cell>
          <table:table-cell office:value-type="string" office:string-value="Железнодорожная" table:formula="of:=VLOOKUP([.C82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0" table:style-name="ce4">
            <text:p>82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09" table:style-name="ce6">
            <text:p>2809</text:p>
          </table:table-cell>
          <table:table-cell office:value-type="string" office:string-value="Железнодорожная" table:formula="of:=VLOOKUP([.C82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1" table:style-name="ce4">
            <text:p>82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00" table:style-name="ce6">
            <text:p>5900</text:p>
          </table:table-cell>
          <table:table-cell office:value-type="string" office:string-value="Железнодорожная" table:formula="of:=VLOOKUP([.C82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2" table:style-name="ce4">
            <text:p>82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427" table:style-name="ce6">
            <text:p>4427</text:p>
          </table:table-cell>
          <table:table-cell office:value-type="string" office:string-value="Железнодорожная" table:formula="of:=VLOOKUP([.C82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3" table:style-name="ce4">
            <text:p>82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82" table:style-name="ce6">
            <text:p>5482</text:p>
          </table:table-cell>
          <table:table-cell office:value-type="string" office:string-value="Пушкина" table:formula="of:=VLOOKUP([.C82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4" table:style-name="ce4">
            <text:p>82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698" table:style-name="ce6">
            <text:p>5698</text:p>
          </table:table-cell>
          <table:table-cell office:value-type="string" office:string-value="Пушкина" table:formula="of:=VLOOKUP([.C82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5" table:style-name="ce4">
            <text:p>82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159" table:style-name="ce6">
            <text:p>5159</text:p>
          </table:table-cell>
          <table:table-cell office:value-type="string" office:string-value="Пушкина" table:formula="of:=VLOOKUP([.C82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6" table:style-name="ce4">
            <text:p>82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61" table:style-name="ce6">
            <text:p>3061</text:p>
          </table:table-cell>
          <table:table-cell office:value-type="string" office:string-value="Пушкина" table:formula="of:=VLOOKUP([.C82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7" table:style-name="ce4">
            <text:p>82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727" table:style-name="ce6">
            <text:p>6727</text:p>
          </table:table-cell>
          <table:table-cell office:value-type="string" office:string-value="Волкова" table:formula="of:=VLOOKUP([.C82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8" table:style-name="ce4">
            <text:p>82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509" table:style-name="ce6">
            <text:p>3509</text:p>
          </table:table-cell>
          <table:table-cell office:value-type="string" office:string-value="Пушкина" table:formula="of:=VLOOKUP([.C82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9" table:style-name="ce4">
            <text:p>82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092" table:style-name="ce6">
            <text:p>6092</text:p>
          </table:table-cell>
          <table:table-cell office:value-type="string" office:string-value="Пушкина" table:formula="of:=VLOOKUP([.C83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0" table:style-name="ce4">
            <text:p>83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229" table:style-name="ce6">
            <text:p>5229</text:p>
          </table:table-cell>
          <table:table-cell office:value-type="string" office:string-value="Пушкина" table:formula="of:=VLOOKUP([.C83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1" table:style-name="ce4">
            <text:p>83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34" table:style-name="ce6">
            <text:p>3834</text:p>
          </table:table-cell>
          <table:table-cell office:value-type="string" office:string-value="Пушкина" table:formula="of:=VLOOKUP([.C83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2" table:style-name="ce4">
            <text:p>83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752" table:style-name="ce6">
            <text:p>4752</text:p>
          </table:table-cell>
          <table:table-cell office:value-type="string" office:string-value="Пушкина" table:formula="of:=VLOOKUP([.C83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3" table:style-name="ce4">
            <text:p>83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750" table:style-name="ce6">
            <text:p>4750</text:p>
          </table:table-cell>
          <table:table-cell office:value-type="string" office:string-value="Пушкина" table:formula="of:=VLOOKUP([.C83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4" table:style-name="ce4">
            <text:p>83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947" table:style-name="ce6">
            <text:p>2947</text:p>
          </table:table-cell>
          <table:table-cell office:value-type="string" office:string-value="Гоголя" table:formula="of:=VLOOKUP([.C83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5" table:style-name="ce4">
            <text:p>83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027" table:style-name="ce6">
            <text:p>3027</text:p>
          </table:table-cell>
          <table:table-cell office:value-type="string" office:string-value="Гоголя" table:formula="of:=VLOOKUP([.C83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6" table:style-name="ce4">
            <text:p>83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554" table:style-name="ce6">
            <text:p>4554</text:p>
          </table:table-cell>
          <table:table-cell office:value-type="string" office:string-value="Гоголя" table:formula="of:=VLOOKUP([.C83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7" table:style-name="ce4">
            <text:p>837</text:p>
          </table:table-cell>
          <table:table-cell office:value-type="date" office:date-value="2023-07-01T19:59:00" table:style-name="ce5">
            <text:p>01.07.23 19:59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864" table:style-name="ce6">
            <text:p>6864</text:p>
          </table:table-cell>
          <table:table-cell office:value-type="string" office:string-value="Железнодорожная" table:formula="of:=VLOOKUP([.C83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8" table:style-name="ce4">
            <text:p>838</text:p>
          </table:table-cell>
          <table:table-cell office:value-type="date" office:date-value="2023-07-01T22:17:00" table:style-name="ce5">
            <text:p>01.07.23 22:1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078" table:style-name="ce6">
            <text:p>4078</text:p>
          </table:table-cell>
          <table:table-cell office:value-type="string" office:string-value="Железнодорожная" table:formula="of:=VLOOKUP([.C83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9" table:style-name="ce4">
            <text:p>839</text:p>
          </table:table-cell>
          <table:table-cell office:value-type="date" office:date-value="2023-07-02T07:12:00" table:style-name="ce5">
            <text:p>02.07.23 7:12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875" table:style-name="ce6">
            <text:p>2875</text:p>
          </table:table-cell>
          <table:table-cell office:value-type="string" office:string-value="Гоголя" table:formula="of:=VLOOKUP([.C84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0" table:style-name="ce4">
            <text:p>840</text:p>
          </table:table-cell>
          <table:table-cell office:value-type="date" office:date-value="2023-07-02T09:14:00" table:style-name="ce5">
            <text:p>02.07.23 9:14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37" table:style-name="ce6">
            <text:p>3537</text:p>
          </table:table-cell>
          <table:table-cell office:value-type="string" office:string-value="Железнодорожная" table:formula="of:=VLOOKUP([.C84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1" table:style-name="ce4">
            <text:p>841</text:p>
          </table:table-cell>
          <table:table-cell office:value-type="date" office:date-value="2023-07-03T15:06:00" table:style-name="ce5">
            <text:p>03.07.23 15:06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85" table:style-name="ce6">
            <text:p>5885</text:p>
          </table:table-cell>
          <table:table-cell office:value-type="string" office:string-value="Железнодорожная" table:formula="of:=VLOOKUP([.C84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2" table:style-name="ce4">
            <text:p>842</text:p>
          </table:table-cell>
          <table:table-cell office:value-type="date" office:date-value="2023-07-04T17:02:00" table:style-name="ce5">
            <text:p>04.07.23 17:02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427" table:style-name="ce6">
            <text:p>4427</text:p>
          </table:table-cell>
          <table:table-cell office:value-type="string" office:string-value="Железнодорожная" table:formula="of:=VLOOKUP([.C84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3" table:style-name="ce4">
            <text:p>843</text:p>
          </table:table-cell>
          <table:table-cell office:value-type="date" office:date-value="2023-07-05T06:51:00" table:style-name="ce5">
            <text:p>05.07.23 6:51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77" table:style-name="ce6">
            <text:p>4877</text:p>
          </table:table-cell>
          <table:table-cell office:value-type="string" office:string-value="Железнодорожная" table:formula="of:=VLOOKUP([.C84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4" table:style-name="ce4">
            <text:p>844</text:p>
          </table:table-cell>
          <table:table-cell office:value-type="date" office:date-value="2023-07-05T07:31:00" table:style-name="ce5">
            <text:p>05.07.23 7:3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554" table:style-name="ce6">
            <text:p>4554</text:p>
          </table:table-cell>
          <table:table-cell office:value-type="string" office:string-value="Гоголя" table:formula="of:=VLOOKUP([.C84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5" table:style-name="ce4">
            <text:p>845</text:p>
          </table:table-cell>
          <table:table-cell office:value-type="date" office:date-value="2023-07-05T10:08:00" table:style-name="ce5">
            <text:p>05.07.23 10:0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215" table:style-name="ce6">
            <text:p>5215</text:p>
          </table:table-cell>
          <table:table-cell office:value-type="string" office:string-value="Гоголя" table:formula="of:=VLOOKUP([.C84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6" table:style-name="ce4">
            <text:p>846</text:p>
          </table:table-cell>
          <table:table-cell office:value-type="date" office:date-value="2023-07-05T12:14:00" table:style-name="ce5">
            <text:p>05.07.23 12:1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59" table:style-name="ce6">
            <text:p>3159</text:p>
          </table:table-cell>
          <table:table-cell office:value-type="string" office:string-value="Железнодорожная" table:formula="of:=VLOOKUP([.C84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7" table:style-name="ce4">
            <text:p>847</text:p>
          </table:table-cell>
          <table:table-cell office:value-type="date" office:date-value="2023-07-05T13:03:00" table:style-name="ce5">
            <text:p>05.07.23 13:03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509" table:style-name="ce6">
            <text:p>3509</text:p>
          </table:table-cell>
          <table:table-cell office:value-type="string" office:string-value="Пушкина" table:formula="of:=VLOOKUP([.C848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8" table:style-name="ce4">
            <text:p>848</text:p>
          </table:table-cell>
          <table:table-cell office:value-type="date" office:date-value="2023-07-05T13:29:00" table:style-name="ce5">
            <text:p>05.07.23 13:29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192" table:style-name="ce6">
            <text:p>4192</text:p>
          </table:table-cell>
          <table:table-cell office:value-type="string" office:string-value="Железнодорожная" table:formula="of:=VLOOKUP([.C84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9" table:style-name="ce4">
            <text:p>849</text:p>
          </table:table-cell>
          <table:table-cell office:value-type="date" office:date-value="2023-07-06T08:34:00" table:style-name="ce5">
            <text:p>06.07.23 8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61" table:style-name="ce6">
            <text:p>3061</text:p>
          </table:table-cell>
          <table:table-cell office:value-type="string" office:string-value="Пушкина" table:formula="of:=VLOOKUP([.C85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0" table:style-name="ce4">
            <text:p>850</text:p>
          </table:table-cell>
          <table:table-cell office:value-type="date" office:date-value="2023-07-06T11:34:00" table:style-name="ce5">
            <text:p>06.07.23 11:3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98" table:style-name="ce6">
            <text:p>3298</text:p>
          </table:table-cell>
          <table:table-cell office:value-type="string" office:string-value="Железнодорожная" table:formula="of:=VLOOKUP([.C85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1" table:style-name="ce4">
            <text:p>851</text:p>
          </table:table-cell>
          <table:table-cell office:value-type="date" office:date-value="2023-07-06T13:57:00" table:style-name="ce5">
            <text:p>06.07.23 13:57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159" table:style-name="ce6">
            <text:p>5159</text:p>
          </table:table-cell>
          <table:table-cell office:value-type="string" office:string-value="Пушкина" table:formula="of:=VLOOKUP([.C85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2" table:style-name="ce4">
            <text:p>852</text:p>
          </table:table-cell>
          <table:table-cell office:value-type="date" office:date-value="2023-07-06T17:11:00" table:style-name="ce5">
            <text:p>06.07.23 17:11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458" table:style-name="ce6">
            <text:p>4458</text:p>
          </table:table-cell>
          <table:table-cell office:value-type="string" office:string-value="Гоголя" table:formula="of:=VLOOKUP([.C85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3" table:style-name="ce4">
            <text:p>853</text:p>
          </table:table-cell>
          <table:table-cell office:value-type="date" office:date-value="2023-07-07T07:04:00" table:style-name="ce5">
            <text:p>07.07.23 7:04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319" table:style-name="ce6">
            <text:p>5319</text:p>
          </table:table-cell>
          <table:table-cell office:value-type="string" office:string-value="Гоголя" table:formula="of:=VLOOKUP([.C85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4" table:style-name="ce4">
            <text:p>854</text:p>
          </table:table-cell>
          <table:table-cell office:value-type="date" office:date-value="2023-07-07T13:29:00" table:style-name="ce5">
            <text:p>07.07.23 13:29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750" table:style-name="ce6">
            <text:p>4750</text:p>
          </table:table-cell>
          <table:table-cell office:value-type="string" office:string-value="Пушкина" table:formula="of:=VLOOKUP([.C85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5" table:style-name="ce4">
            <text:p>855</text:p>
          </table:table-cell>
          <table:table-cell office:value-type="date" office:date-value="2023-07-07T18:41:00" table:style-name="ce5">
            <text:p>07.07.23 18:41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8" table:style-name="ce6">
            <text:p>4868</text:p>
          </table:table-cell>
          <table:table-cell office:value-type="string" office:string-value="Железнодорожная" table:formula="of:=VLOOKUP([.C85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6" table:style-name="ce4">
            <text:p>856</text:p>
          </table:table-cell>
          <table:table-cell office:value-type="date" office:date-value="2023-07-08T06:06:00" table:style-name="ce5">
            <text:p>08.07.23 6:0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106" table:style-name="ce6">
            <text:p>6106</text:p>
          </table:table-cell>
          <table:table-cell office:value-type="string" office:string-value="Железнодорожная" table:formula="of:=VLOOKUP([.C85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7" table:style-name="ce4">
            <text:p>857</text:p>
          </table:table-cell>
          <table:table-cell office:value-type="date" office:date-value="2023-07-08T14:38:00" table:style-name="ce5">
            <text:p>08.07.23 14:3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48" table:style-name="ce6">
            <text:p>4948</text:p>
          </table:table-cell>
          <table:table-cell office:value-type="string" office:string-value="Железнодорожная" table:formula="of:=VLOOKUP([.C85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8" table:style-name="ce4">
            <text:p>858</text:p>
          </table:table-cell>
          <table:table-cell office:value-type="date" office:date-value="2023-07-08T17:56:00" table:style-name="ce5">
            <text:p>08.07.23 17:56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955" table:style-name="ce6">
            <text:p>6955</text:p>
          </table:table-cell>
          <table:table-cell office:value-type="string" office:string-value="Гоголя" table:formula="of:=VLOOKUP([.C85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9" table:style-name="ce4">
            <text:p>859</text:p>
          </table:table-cell>
          <table:table-cell office:value-type="date" office:date-value="2023-07-08T19:13:00" table:style-name="ce5">
            <text:p>08.07.23 19:13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82" table:style-name="ce6">
            <text:p>5582</text:p>
          </table:table-cell>
          <table:table-cell office:value-type="string" office:string-value="Железнодорожная" table:formula="of:=VLOOKUP([.C86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0" table:style-name="ce4">
            <text:p>860</text:p>
          </table:table-cell>
          <table:table-cell office:value-type="date" office:date-value="2023-07-09T10:08:00" table:style-name="ce5">
            <text:p>09.07.23 10:08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93" table:style-name="ce6">
            <text:p>6093</text:p>
          </table:table-cell>
          <table:table-cell office:value-type="string" office:string-value="Железнодорожная" table:formula="of:=VLOOKUP([.C86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1" table:style-name="ce4">
            <text:p>861</text:p>
          </table:table-cell>
          <table:table-cell office:value-type="date" office:date-value="2023-07-11T07:27:00" table:style-name="ce5">
            <text:p>11.07.23 7:2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72" table:style-name="ce6">
            <text:p>3272</text:p>
          </table:table-cell>
          <table:table-cell office:value-type="string" office:string-value="Гоголя" table:formula="of:=VLOOKUP([.C86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2" table:style-name="ce4">
            <text:p>862</text:p>
          </table:table-cell>
          <table:table-cell office:value-type="date" office:date-value="2023-07-11T10:55:00" table:style-name="ce5">
            <text:p>11.07.23 10:55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56" table:style-name="ce6">
            <text:p>3856</text:p>
          </table:table-cell>
          <table:table-cell office:value-type="string" office:string-value="Волкова" table:formula="of:=VLOOKUP([.C86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3" table:style-name="ce4">
            <text:p>863</text:p>
          </table:table-cell>
          <table:table-cell office:value-type="date" office:date-value="2023-07-11T12:49:00" table:style-name="ce5">
            <text:p>11.07.23 12:49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63" table:style-name="ce6">
            <text:p>2863</text:p>
          </table:table-cell>
          <table:table-cell office:value-type="string" office:string-value="Железнодорожная" table:formula="of:=VLOOKUP([.C86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4" table:style-name="ce4">
            <text:p>864</text:p>
          </table:table-cell>
          <table:table-cell office:value-type="date" office:date-value="2023-07-12T09:15:00" table:style-name="ce5">
            <text:p>12.07.23 9:15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739" table:style-name="ce6">
            <text:p>6739</text:p>
          </table:table-cell>
          <table:table-cell office:value-type="string" office:string-value="Железнодорожная" table:formula="of:=VLOOKUP([.C86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5" table:style-name="ce4">
            <text:p>865</text:p>
          </table:table-cell>
          <table:table-cell office:value-type="date" office:date-value="2023-07-12T17:20:00" table:style-name="ce5">
            <text:p>12.07.23 17:2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55" table:style-name="ce6">
            <text:p>5455</text:p>
          </table:table-cell>
          <table:table-cell office:value-type="string" office:string-value="Волкова" table:formula="of:=VLOOKUP([.C866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6" table:style-name="ce4">
            <text:p>866</text:p>
          </table:table-cell>
          <table:table-cell office:value-type="date" office:date-value="2023-07-12T18:20:00" table:style-name="ce5">
            <text:p>12.07.23 18:2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752" table:style-name="ce6">
            <text:p>4752</text:p>
          </table:table-cell>
          <table:table-cell office:value-type="string" office:string-value="Пушкина" table:formula="of:=VLOOKUP([.C86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7" table:style-name="ce4">
            <text:p>867</text:p>
          </table:table-cell>
          <table:table-cell office:value-type="date" office:date-value="2023-07-12T23:20:00" table:style-name="ce5">
            <text:p>12.07.23 23:2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801" table:style-name="ce6">
            <text:p>2801</text:p>
          </table:table-cell>
          <table:table-cell office:value-type="string" office:string-value="Волкова" table:formula="of:=VLOOKUP([.C86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8" table:style-name="ce4">
            <text:p>868</text:p>
          </table:table-cell>
          <table:table-cell office:value-type="date" office:date-value="2023-07-13T12:19:00" table:style-name="ce5">
            <text:p>13.07.23 12:19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00" table:style-name="ce6">
            <text:p>5900</text:p>
          </table:table-cell>
          <table:table-cell office:value-type="string" office:string-value="Железнодорожная" table:formula="of:=VLOOKUP([.C86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9" table:style-name="ce4">
            <text:p>869</text:p>
          </table:table-cell>
          <table:table-cell office:value-type="date" office:date-value="2023-07-13T12:25:00" table:style-name="ce5">
            <text:p>13.07.23 12:25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727" table:style-name="ce6">
            <text:p>6727</text:p>
          </table:table-cell>
          <table:table-cell office:value-type="string" office:string-value="Волкова" table:formula="of:=VLOOKUP([.C870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0" table:style-name="ce4">
            <text:p>870</text:p>
          </table:table-cell>
          <table:table-cell office:value-type="date" office:date-value="2023-07-13T14:06:00" table:style-name="ce5">
            <text:p>13.07.23 14:06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698" table:style-name="ce6">
            <text:p>5698</text:p>
          </table:table-cell>
          <table:table-cell office:value-type="string" office:string-value="Пушкина" table:formula="of:=VLOOKUP([.C87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1" table:style-name="ce4">
            <text:p>871</text:p>
          </table:table-cell>
          <table:table-cell office:value-type="date" office:date-value="2023-07-13T21:40:00" table:style-name="ce5">
            <text:p>13.07.23 21:4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office:value-type="string" office:string-value="Гоголя" table:formula="of:=VLOOKUP([.C87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2" table:style-name="ce4">
            <text:p>872</text:p>
          </table:table-cell>
          <table:table-cell office:value-type="date" office:date-value="2023-07-14T09:48:00" table:style-name="ce5">
            <text:p>14.07.23 9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13" table:style-name="ce6">
            <text:p>4913</text:p>
          </table:table-cell>
          <table:table-cell office:value-type="string" office:string-value="Железнодорожная" table:formula="of:=VLOOKUP([.C87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3" table:style-name="ce4">
            <text:p>873</text:p>
          </table:table-cell>
          <table:table-cell office:value-type="date" office:date-value="2023-07-14T20:33:00" table:style-name="ce5">
            <text:p>14.07.23 20:33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34" table:style-name="ce6">
            <text:p>3834</text:p>
          </table:table-cell>
          <table:table-cell office:value-type="string" office:string-value="Пушкина" table:formula="of:=VLOOKUP([.C87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4" table:style-name="ce4">
            <text:p>874</text:p>
          </table:table-cell>
          <table:table-cell office:value-type="date" office:date-value="2023-07-15T09:45:00" table:style-name="ce5">
            <text:p>15.07.23 9:45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38" table:style-name="ce6">
            <text:p>3938</text:p>
          </table:table-cell>
          <table:table-cell office:value-type="string" office:string-value="Железнодорожная" table:formula="of:=VLOOKUP([.C87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5" table:style-name="ce4">
            <text:p>875</text:p>
          </table:table-cell>
          <table:table-cell office:value-type="date" office:date-value="2023-07-16T14:47:00" table:style-name="ce5">
            <text:p>16.07.23 14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81" table:style-name="ce6">
            <text:p>5081</text:p>
          </table:table-cell>
          <table:table-cell office:value-type="string" office:string-value="Железнодорожная" table:formula="of:=VLOOKUP([.C87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6" table:style-name="ce4">
            <text:p>876</text:p>
          </table:table-cell>
          <table:table-cell office:value-type="date" office:date-value="2023-07-16T18:09:00" table:style-name="ce5">
            <text:p>16.07.23 18:09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48" table:style-name="ce6">
            <text:p>6548</text:p>
          </table:table-cell>
          <table:table-cell office:value-type="string" office:string-value="Гоголя" table:formula="of:=VLOOKUP([.C87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7" table:style-name="ce4">
            <text:p>877</text:p>
          </table:table-cell>
          <table:table-cell office:value-type="date" office:date-value="2023-07-17T21:50:00" table:style-name="ce5">
            <text:p>17.07.23 21:5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06" table:style-name="ce6">
            <text:p>6506</text:p>
          </table:table-cell>
          <table:table-cell office:value-type="string" office:string-value="Гоголя" table:formula="of:=VLOOKUP([.C87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8" table:style-name="ce4">
            <text:p>878</text:p>
          </table:table-cell>
          <table:table-cell office:value-type="date" office:date-value="2023-07-18T07:31:00" table:style-name="ce5">
            <text:p>18.07.23 7:3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984" table:style-name="ce6">
            <text:p>4984</text:p>
          </table:table-cell>
          <table:table-cell office:value-type="string" office:string-value="Железнодорожная" table:formula="of:=VLOOKUP([.C87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9" table:style-name="ce4">
            <text:p>879</text:p>
          </table:table-cell>
          <table:table-cell office:value-type="date" office:date-value="2023-07-19T09:14:00" table:style-name="ce5">
            <text:p>19.07.23 9:14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249" table:style-name="ce6">
            <text:p>3249</text:p>
          </table:table-cell>
          <table:table-cell office:value-type="string" office:string-value="Волкова" table:formula="of:=VLOOKUP([.C880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0" table:style-name="ce4">
            <text:p>880</text:p>
          </table:table-cell>
          <table:table-cell office:value-type="date" office:date-value="2023-07-20T11:02:00" table:style-name="ce5">
            <text:p>20.07.23 11:02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43" table:style-name="ce6">
            <text:p>3543</text:p>
          </table:table-cell>
          <table:table-cell office:value-type="string" office:string-value="Железнодорожная" table:formula="of:=VLOOKUP([.C88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1" table:style-name="ce4">
            <text:p>881</text:p>
          </table:table-cell>
          <table:table-cell office:value-type="date" office:date-value="2023-07-21T08:39:00" table:style-name="ce5">
            <text:p>21.07.23 8:3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09" table:style-name="ce6">
            <text:p>2809</text:p>
          </table:table-cell>
          <table:table-cell office:value-type="string" office:string-value="Железнодорожная" table:formula="of:=VLOOKUP([.C88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2" table:style-name="ce4">
            <text:p>882</text:p>
          </table:table-cell>
          <table:table-cell office:value-type="date" office:date-value="2023-07-21T09:25:00" table:style-name="ce5">
            <text:p>21.07.23 9:25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76" table:style-name="ce6">
            <text:p>2976</text:p>
          </table:table-cell>
          <table:table-cell office:value-type="string" office:string-value="Волкова" table:formula="of:=VLOOKUP([.C88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3" table:style-name="ce4">
            <text:p>883</text:p>
          </table:table-cell>
          <table:table-cell office:value-type="date" office:date-value="2023-07-21T14:12:00" table:style-name="ce5">
            <text:p>21.07.23 14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054" table:style-name="ce6">
            <text:p>4054</text:p>
          </table:table-cell>
          <table:table-cell office:value-type="string" office:string-value="Железнодорожная" table:formula="of:=VLOOKUP([.C88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4" table:style-name="ce4">
            <text:p>884</text:p>
          </table:table-cell>
          <table:table-cell office:value-type="date" office:date-value="2023-07-21T17:12:00" table:style-name="ce5">
            <text:p>21.07.23 17:12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68" table:style-name="ce6">
            <text:p>3068</text:p>
          </table:table-cell>
          <table:table-cell office:value-type="string" office:string-value="Железнодорожная" table:formula="of:=VLOOKUP([.C88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5" table:style-name="ce4">
            <text:p>885</text:p>
          </table:table-cell>
          <table:table-cell office:value-type="date" office:date-value="2023-07-21T20:17:00" table:style-name="ce5">
            <text:p>21.07.23 20:17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027" table:style-name="ce6">
            <text:p>3027</text:p>
          </table:table-cell>
          <table:table-cell office:value-type="string" office:string-value="Гоголя" table:formula="of:=VLOOKUP([.C88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6" table:style-name="ce4">
            <text:p>886</text:p>
          </table:table-cell>
          <table:table-cell office:value-type="date" office:date-value="2023-07-21T22:52:00" table:style-name="ce5">
            <text:p>21.07.23 22:52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092" table:style-name="ce6">
            <text:p>6092</text:p>
          </table:table-cell>
          <table:table-cell office:value-type="string" office:string-value="Пушкина" table:formula="of:=VLOOKUP([.C88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7" table:style-name="ce4">
            <text:p>887</text:p>
          </table:table-cell>
          <table:table-cell office:value-type="date" office:date-value="2023-07-22T13:28:00" table:style-name="ce5">
            <text:p>22.07.23 13:28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750" table:style-name="ce6">
            <text:p>4750</text:p>
          </table:table-cell>
          <table:table-cell office:value-type="string" office:string-value="Железнодорожная" table:formula="of:=VLOOKUP([.C88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8" table:style-name="ce4">
            <text:p>888</text:p>
          </table:table-cell>
          <table:table-cell office:value-type="date" office:date-value="2023-07-22T17:04:00" table:style-name="ce5">
            <text:p>22.07.23 17:0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77" table:style-name="ce6">
            <text:p>3177</text:p>
          </table:table-cell>
          <table:table-cell office:value-type="string" office:string-value="Железнодорожная" table:formula="of:=VLOOKUP([.C88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9" table:style-name="ce4">
            <text:p>889</text:p>
          </table:table-cell>
          <table:table-cell office:value-type="date" office:date-value="2023-07-22T22:55:00" table:style-name="ce5">
            <text:p>22.07.23 22:55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82" table:style-name="ce6">
            <text:p>5482</text:p>
          </table:table-cell>
          <table:table-cell office:value-type="string" office:string-value="Пушкина" table:formula="of:=VLOOKUP([.C89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0" table:style-name="ce4">
            <text:p>890</text:p>
          </table:table-cell>
          <table:table-cell office:value-type="date" office:date-value="2023-07-23T06:41:00" table:style-name="ce5">
            <text:p>23.07.23 6:4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148" table:style-name="ce6">
            <text:p>5148</text:p>
          </table:table-cell>
          <table:table-cell office:value-type="string" office:string-value="Гоголя" table:formula="of:=VLOOKUP([.C89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1" table:style-name="ce4">
            <text:p>891</text:p>
          </table:table-cell>
          <table:table-cell office:value-type="date" office:date-value="2023-07-24T13:18:00" table:style-name="ce5">
            <text:p>24.07.23 13:18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229" table:style-name="ce6">
            <text:p>5229</text:p>
          </table:table-cell>
          <table:table-cell office:value-type="string" office:string-value="Пушкина" table:formula="of:=VLOOKUP([.C89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2" table:style-name="ce4">
            <text:p>892</text:p>
          </table:table-cell>
          <table:table-cell office:value-type="date" office:date-value="2023-07-24T15:03:00" table:style-name="ce5">
            <text:p>24.07.23 15:03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56" table:style-name="ce6">
            <text:p>4356</text:p>
          </table:table-cell>
          <table:table-cell office:value-type="string" office:string-value="Железнодорожная" table:formula="of:=VLOOKUP([.C89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3" table:style-name="ce4">
            <text:p>893</text:p>
          </table:table-cell>
          <table:table-cell office:value-type="date" office:date-value="2023-07-24T17:37:00" table:style-name="ce5">
            <text:p>24.07.23 17:37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142" table:style-name="ce6">
            <text:p>3142</text:p>
          </table:table-cell>
          <table:table-cell office:value-type="string" office:string-value="Гоголя" table:formula="of:=VLOOKUP([.C89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4" table:style-name="ce4">
            <text:p>894</text:p>
          </table:table-cell>
          <table:table-cell office:value-type="date" office:date-value="2023-07-26T09:52:00" table:style-name="ce5">
            <text:p>26.07.23 9:5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30" table:style-name="ce6">
            <text:p>4830</text:p>
          </table:table-cell>
          <table:table-cell office:value-type="string" office:string-value="Железнодорожная" table:formula="of:=VLOOKUP([.C89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5" table:style-name="ce4">
            <text:p>895</text:p>
          </table:table-cell>
          <table:table-cell office:value-type="date" office:date-value="2023-07-26T18:32:00" table:style-name="ce5">
            <text:p>26.07.23 18:32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78" table:style-name="ce6">
            <text:p>4978</text:p>
          </table:table-cell>
          <table:table-cell office:value-type="string" office:string-value="Железнодорожная" table:formula="of:=VLOOKUP([.C89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6" table:style-name="ce4">
            <text:p>896</text:p>
          </table:table-cell>
          <table:table-cell office:value-type="date" office:date-value="2023-07-26T22:24:00" table:style-name="ce5">
            <text:p>26.07.23 22:24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3" table:style-name="ce6">
            <text:p>4863</text:p>
          </table:table-cell>
          <table:table-cell office:value-type="string" office:string-value="Железнодорожная" table:formula="of:=VLOOKUP([.C89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7" table:style-name="ce4">
            <text:p>897</text:p>
          </table:table-cell>
          <table:table-cell office:value-type="date" office:date-value="2023-07-27T12:55:00" table:style-name="ce5">
            <text:p>27.07.23 12:55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08" table:style-name="ce6">
            <text:p>4808</text:p>
          </table:table-cell>
          <table:table-cell office:value-type="string" office:string-value="Железнодорожная" table:formula="of:=VLOOKUP([.C89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8" table:style-name="ce4">
            <text:p>898</text:p>
          </table:table-cell>
          <table:table-cell office:value-type="date" office:date-value="2023-07-28T10:10:00" table:style-name="ce5">
            <text:p>28.07.23 10:1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515" table:style-name="ce6">
            <text:p>4515</text:p>
          </table:table-cell>
          <table:table-cell office:value-type="string" office:string-value="Гоголя" table:formula="of:=VLOOKUP([.C89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9" table:style-name="ce4">
            <text:p>899</text:p>
          </table:table-cell>
          <table:table-cell office:value-type="date" office:date-value="2023-07-28T14:18:00" table:style-name="ce5">
            <text:p>28.07.23 14:1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947" table:style-name="ce6">
            <text:p>2947</text:p>
          </table:table-cell>
          <table:table-cell office:value-type="string" office:string-value="Гоголя" table:formula="of:=VLOOKUP([.C90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0" table:style-name="ce4">
            <text:p>900</text:p>
          </table:table-cell>
          <table:table-cell office:value-type="date" office:date-value="2023-07-28T14:36:00" table:style-name="ce5">
            <text:p>28.07.23 14:36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55" table:style-name="ce6">
            <text:p>3055</text:p>
          </table:table-cell>
          <table:table-cell office:value-type="string" office:string-value="Железнодорожная" table:formula="of:=VLOOKUP([.C90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1" table:style-name="ce4">
            <text:p>901</text:p>
          </table:table-cell>
          <table:table-cell office:value-type="date" office:date-value="2023-07-28T14:46:00" table:style-name="ce5">
            <text:p>28.07.23 14:46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150" table:style-name="ce6">
            <text:p>6150</text:p>
          </table:table-cell>
          <table:table-cell office:value-type="string" office:string-value="Железнодорожная" table:formula="of:=VLOOKUP([.C90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2" table:style-name="ce4">
            <text:p>90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86" table:style-name="ce6">
            <text:p>3086</text:p>
          </table:table-cell>
          <table:table-cell office:value-type="string" office:string-value="Волкова" table:formula="of:=VLOOKUP([.C90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3" table:style-name="ce4">
            <text:p>90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800" table:style-name="ce6">
            <text:p>5800</text:p>
          </table:table-cell>
          <table:table-cell office:value-type="string" office:string-value="Гоголя" table:formula="of:=VLOOKUP([.C90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4" table:style-name="ce4">
            <text:p>90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75" table:style-name="ce6">
            <text:p>5675</text:p>
          </table:table-cell>
          <table:table-cell office:value-type="string" office:string-value="Гоголя" table:formula="of:=VLOOKUP([.C90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5" table:style-name="ce4">
            <text:p>90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877" table:style-name="ce6">
            <text:p>2877</text:p>
          </table:table-cell>
          <table:table-cell office:value-type="string" office:string-value="Гоголя" table:formula="of:=VLOOKUP([.C90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6" table:style-name="ce4">
            <text:p>90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992" table:style-name="ce6">
            <text:p>3992</text:p>
          </table:table-cell>
          <table:table-cell office:value-type="string" office:string-value="Гоголя" table:formula="of:=VLOOKUP([.C90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7" table:style-name="ce4">
            <text:p>90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514" table:style-name="ce6">
            <text:p>4514</text:p>
          </table:table-cell>
          <table:table-cell office:value-type="string" office:string-value="Гоголя" table:formula="of:=VLOOKUP([.C90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8" table:style-name="ce4">
            <text:p>90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842" table:style-name="ce6">
            <text:p>4842</text:p>
          </table:table-cell>
          <table:table-cell office:value-type="string" office:string-value="Гоголя" table:formula="of:=VLOOKUP([.C90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9" table:style-name="ce4">
            <text:p>90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86" table:style-name="ce6">
            <text:p>6586</text:p>
          </table:table-cell>
          <table:table-cell office:value-type="string" office:string-value="Гоголя" table:formula="of:=VLOOKUP([.C91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0" table:style-name="ce4">
            <text:p>91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588" table:style-name="ce6">
            <text:p>5588</text:p>
          </table:table-cell>
          <table:table-cell office:value-type="string" office:string-value="Гоголя" table:formula="of:=VLOOKUP([.C91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1" table:style-name="ce4">
            <text:p>91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658" table:style-name="ce6">
            <text:p>5658</text:p>
          </table:table-cell>
          <table:table-cell office:value-type="string" office:string-value="Гоголя" table:formula="of:=VLOOKUP([.C91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2" table:style-name="ce4">
            <text:p>91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921" table:style-name="ce6">
            <text:p>2921</text:p>
          </table:table-cell>
          <table:table-cell office:value-type="string" office:string-value="Гоголя" table:formula="of:=VLOOKUP([.C91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3" table:style-name="ce4">
            <text:p>91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89" table:style-name="ce6">
            <text:p>2989</text:p>
          </table:table-cell>
          <table:table-cell office:value-type="string" office:string-value="Волкова" table:formula="of:=VLOOKUP([.C91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4" table:style-name="ce4">
            <text:p>91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625" table:style-name="ce6">
            <text:p>4625</text:p>
          </table:table-cell>
          <table:table-cell office:value-type="string" office:string-value="Гоголя" table:formula="of:=VLOOKUP([.C91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5" table:style-name="ce4">
            <text:p>91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31" table:style-name="ce6">
            <text:p>6631</text:p>
          </table:table-cell>
          <table:table-cell office:value-type="string" office:string-value="Гоголя" table:formula="of:=VLOOKUP([.C91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6" table:style-name="ce4">
            <text:p>91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296" table:style-name="ce6">
            <text:p>3296</text:p>
          </table:table-cell>
          <table:table-cell office:value-type="string" office:string-value="Железнодорожная" table:formula="of:=VLOOKUP([.C91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7" table:style-name="ce4">
            <text:p>91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993" table:style-name="ce6">
            <text:p>5993</text:p>
          </table:table-cell>
          <table:table-cell office:value-type="string" office:string-value="Железнодорожная" table:formula="of:=VLOOKUP([.C91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8" table:style-name="ce4">
            <text:p>91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13" table:style-name="ce6">
            <text:p>4813</text:p>
          </table:table-cell>
          <table:table-cell office:value-type="string" office:string-value="Железнодорожная" table:formula="of:=VLOOKUP([.C91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9" table:style-name="ce4">
            <text:p>91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416" table:style-name="ce6">
            <text:p>3416</text:p>
          </table:table-cell>
          <table:table-cell office:value-type="string" office:string-value="Железнодорожная" table:formula="of:=VLOOKUP([.C92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0" table:style-name="ce4">
            <text:p>92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093" table:style-name="ce6">
            <text:p>4093</text:p>
          </table:table-cell>
          <table:table-cell office:value-type="string" office:string-value="Железнодорожная" table:formula="of:=VLOOKUP([.C92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1" table:style-name="ce4">
            <text:p>92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670" table:style-name="ce6">
            <text:p>3670</text:p>
          </table:table-cell>
          <table:table-cell office:value-type="string" office:string-value="Железнодорожная" table:formula="of:=VLOOKUP([.C92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2" table:style-name="ce4">
            <text:p>92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84" table:style-name="ce6">
            <text:p>4984</text:p>
          </table:table-cell>
          <table:table-cell office:value-type="string" office:string-value="Железнодорожная" table:formula="of:=VLOOKUP([.C92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3" table:style-name="ce4">
            <text:p>92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937" table:style-name="ce6">
            <text:p>2937</text:p>
          </table:table-cell>
          <table:table-cell office:value-type="string" office:string-value="Железнодорожная" table:formula="of:=VLOOKUP([.C92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4" table:style-name="ce4">
            <text:p>92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267" table:style-name="ce6">
            <text:p>4267</text:p>
          </table:table-cell>
          <table:table-cell office:value-type="string" office:string-value="Волкова" table:formula="of:=VLOOKUP([.C925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5" table:style-name="ce4">
            <text:p>92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14" table:style-name="ce6">
            <text:p>5514</text:p>
          </table:table-cell>
          <table:table-cell office:value-type="string" office:string-value="Железнодорожная" table:formula="of:=VLOOKUP([.C92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6" table:style-name="ce4">
            <text:p>92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00" table:style-name="ce6">
            <text:p>3100</text:p>
          </table:table-cell>
          <table:table-cell office:value-type="string" office:string-value="Железнодорожная" table:formula="of:=VLOOKUP([.C92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7" table:style-name="ce4">
            <text:p>92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09" table:style-name="ce6">
            <text:p>5109</text:p>
          </table:table-cell>
          <table:table-cell office:value-type="string" office:string-value="Железнодорожная" table:formula="of:=VLOOKUP([.C92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8" table:style-name="ce4">
            <text:p>92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75" table:style-name="ce6">
            <text:p>3275</text:p>
          </table:table-cell>
          <table:table-cell office:value-type="string" office:string-value="Железнодорожная" table:formula="of:=VLOOKUP([.C92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9" table:style-name="ce4">
            <text:p>92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3" table:style-name="ce6">
            <text:p>3093</text:p>
          </table:table-cell>
          <table:table-cell office:value-type="string" office:string-value="Железнодорожная" table:formula="of:=VLOOKUP([.C93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0" table:style-name="ce4">
            <text:p>93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281" table:style-name="ce6">
            <text:p>4281</text:p>
          </table:table-cell>
          <table:table-cell office:value-type="string" office:string-value="Железнодорожная" table:formula="of:=VLOOKUP([.C93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1" table:style-name="ce4">
            <text:p>93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99" table:style-name="ce6">
            <text:p>5599</text:p>
          </table:table-cell>
          <table:table-cell office:value-type="string" office:string-value="Железнодорожная" table:formula="of:=VLOOKUP([.C93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2" table:style-name="ce4">
            <text:p>93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06" table:style-name="ce6">
            <text:p>4906</text:p>
          </table:table-cell>
          <table:table-cell office:value-type="string" office:string-value="Железнодорожная" table:formula="of:=VLOOKUP([.C93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3" table:style-name="ce4">
            <text:p>93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03" table:style-name="ce6">
            <text:p>3803</text:p>
          </table:table-cell>
          <table:table-cell office:value-type="string" office:string-value="Железнодорожная" table:formula="of:=VLOOKUP([.C93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4" table:style-name="ce4">
            <text:p>93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80" table:style-name="ce6">
            <text:p>3580</text:p>
          </table:table-cell>
          <table:table-cell office:value-type="string" office:string-value="Железнодорожная" table:formula="of:=VLOOKUP([.C93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5" table:style-name="ce4">
            <text:p>93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65" table:style-name="ce6">
            <text:p>3165</text:p>
          </table:table-cell>
          <table:table-cell office:value-type="string" office:string-value="Волкова" table:formula="of:=VLOOKUP([.C936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6" table:style-name="ce4">
            <text:p>93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35" table:style-name="ce6">
            <text:p>5535</text:p>
          </table:table-cell>
          <table:table-cell office:value-type="string" office:string-value="Железнодорожная" table:formula="of:=VLOOKUP([.C93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7" table:style-name="ce4">
            <text:p>93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35" table:style-name="ce6">
            <text:p>3235</text:p>
          </table:table-cell>
          <table:table-cell office:value-type="string" office:string-value="Железнодорожная" table:formula="of:=VLOOKUP([.C93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8" table:style-name="ce4">
            <text:p>93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60" table:style-name="ce6">
            <text:p>3260</text:p>
          </table:table-cell>
          <table:table-cell office:value-type="string" office:string-value="Железнодорожная" table:formula="of:=VLOOKUP([.C93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9" table:style-name="ce4">
            <text:p>93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92" table:style-name="ce6">
            <text:p>5092</text:p>
          </table:table-cell>
          <table:table-cell office:value-type="string" office:string-value="Железнодорожная" table:formula="of:=VLOOKUP([.C94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0" table:style-name="ce4">
            <text:p>94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42" table:style-name="ce6">
            <text:p>3942</text:p>
          </table:table-cell>
          <table:table-cell office:value-type="string" office:string-value="Железнодорожная" table:formula="of:=VLOOKUP([.C94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1" table:style-name="ce4">
            <text:p>94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530" table:style-name="ce6">
            <text:p>4530</text:p>
          </table:table-cell>
          <table:table-cell office:value-type="string" office:string-value="Железнодорожная" table:formula="of:=VLOOKUP([.C94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2" table:style-name="ce4">
            <text:p>94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17" table:style-name="ce6">
            <text:p>3317</text:p>
          </table:table-cell>
          <table:table-cell office:value-type="string" office:string-value="Железнодорожная" table:formula="of:=VLOOKUP([.C94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3" table:style-name="ce4">
            <text:p>94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267" table:style-name="ce6">
            <text:p>6267</text:p>
          </table:table-cell>
          <table:table-cell office:value-type="string" office:string-value="Железнодорожная" table:formula="of:=VLOOKUP([.C94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4" table:style-name="ce4">
            <text:p>94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04" table:style-name="ce6">
            <text:p>3004</text:p>
          </table:table-cell>
          <table:table-cell office:value-type="string" office:string-value="Железнодорожная" table:formula="of:=VLOOKUP([.C94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5" table:style-name="ce4">
            <text:p>94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087" table:style-name="ce6">
            <text:p>4087</text:p>
          </table:table-cell>
          <table:table-cell office:value-type="string" office:string-value="Железнодорожная" table:formula="of:=VLOOKUP([.C94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6" table:style-name="ce4">
            <text:p>94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81" table:style-name="ce6">
            <text:p>6281</text:p>
          </table:table-cell>
          <table:table-cell office:value-type="string" office:string-value="Волкова" table:formula="of:=VLOOKUP([.C94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7" table:style-name="ce4">
            <text:p>94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82" table:style-name="ce6">
            <text:p>5582</text:p>
          </table:table-cell>
          <table:table-cell office:value-type="string" office:string-value="Железнодорожная" table:formula="of:=VLOOKUP([.C94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8" table:style-name="ce4">
            <text:p>94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59" table:style-name="ce6">
            <text:p>4959</text:p>
          </table:table-cell>
          <table:table-cell office:value-type="string" office:string-value="Железнодорожная" table:formula="of:=VLOOKUP([.C94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9" table:style-name="ce4">
            <text:p>94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2" table:style-name="ce6">
            <text:p>4862</text:p>
          </table:table-cell>
          <table:table-cell office:value-type="string" office:string-value="Железнодорожная" table:formula="of:=VLOOKUP([.C95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0" table:style-name="ce4">
            <text:p>95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62" table:style-name="ce6">
            <text:p>6462</text:p>
          </table:table-cell>
          <table:table-cell office:value-type="string" office:string-value="Железнодорожная" table:formula="of:=VLOOKUP([.C95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1" table:style-name="ce4">
            <text:p>95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03" table:style-name="ce6">
            <text:p>5403</text:p>
          </table:table-cell>
          <table:table-cell office:value-type="string" office:string-value="Железнодорожная" table:formula="of:=VLOOKUP([.C95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2" table:style-name="ce4">
            <text:p>95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85" table:style-name="ce6">
            <text:p>4685</text:p>
          </table:table-cell>
          <table:table-cell office:value-type="string" office:string-value="Железнодорожная" table:formula="of:=VLOOKUP([.C95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3" table:style-name="ce4">
            <text:p>95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145" table:style-name="ce6">
            <text:p>4145</text:p>
          </table:table-cell>
          <table:table-cell office:value-type="string" office:string-value="Пушкина" table:formula="of:=VLOOKUP([.C95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4" table:style-name="ce4">
            <text:p>95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110" table:style-name="ce6">
            <text:p>4110</text:p>
          </table:table-cell>
          <table:table-cell office:value-type="string" office:string-value="Пушкина" table:formula="of:=VLOOKUP([.C95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5" table:style-name="ce4">
            <text:p>95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058" table:style-name="ce6">
            <text:p>4058</text:p>
          </table:table-cell>
          <table:table-cell office:value-type="string" office:string-value="Пушкина" table:formula="of:=VLOOKUP([.C95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6" table:style-name="ce4">
            <text:p>95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909" table:style-name="ce6">
            <text:p>4909</text:p>
          </table:table-cell>
          <table:table-cell office:value-type="string" office:string-value="Пушкина" table:formula="of:=VLOOKUP([.C95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7" table:style-name="ce4">
            <text:p>95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44" table:style-name="ce6">
            <text:p>5544</text:p>
          </table:table-cell>
          <table:table-cell office:value-type="string" office:string-value="Волкова" table:formula="of:=VLOOKUP([.C95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8" table:style-name="ce4">
            <text:p>95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06" table:style-name="ce6">
            <text:p>3306</text:p>
          </table:table-cell>
          <table:table-cell office:value-type="string" office:string-value="Пушкина" table:formula="of:=VLOOKUP([.C95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9" table:style-name="ce4">
            <text:p>95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575" table:style-name="ce6">
            <text:p>6575</text:p>
          </table:table-cell>
          <table:table-cell office:value-type="string" office:string-value="Пушкина" table:formula="of:=VLOOKUP([.C96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0" table:style-name="ce4">
            <text:p>96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00" table:style-name="ce6">
            <text:p>6300</text:p>
          </table:table-cell>
          <table:table-cell office:value-type="string" office:string-value="Пушкина" table:formula="of:=VLOOKUP([.C96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1" table:style-name="ce4">
            <text:p>96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58" table:style-name="ce6">
            <text:p>5558</text:p>
          </table:table-cell>
          <table:table-cell office:value-type="string" office:string-value="Пушкина" table:formula="of:=VLOOKUP([.C96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2" table:style-name="ce4">
            <text:p>96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05" table:style-name="ce6">
            <text:p>5905</text:p>
          </table:table-cell>
          <table:table-cell office:value-type="string" office:string-value="Пушкина" table:formula="of:=VLOOKUP([.C96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3" table:style-name="ce4">
            <text:p>96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30" table:style-name="ce6">
            <text:p>3430</text:p>
          </table:table-cell>
          <table:table-cell office:value-type="string" office:string-value="Пушкина" table:formula="of:=VLOOKUP([.C96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4" table:style-name="ce4">
            <text:p>96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393" table:style-name="ce6">
            <text:p>5393</text:p>
          </table:table-cell>
          <table:table-cell office:value-type="string" office:string-value="Гоголя" table:formula="of:=VLOOKUP([.C96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5" table:style-name="ce4">
            <text:p>96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59" table:style-name="ce6">
            <text:p>5559</text:p>
          </table:table-cell>
          <table:table-cell office:value-type="string" office:string-value="Гоголя" table:formula="of:=VLOOKUP([.C96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6" table:style-name="ce4">
            <text:p>96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097" table:style-name="ce6">
            <text:p>4097</text:p>
          </table:table-cell>
          <table:table-cell office:value-type="string" office:string-value="Гоголя" table:formula="of:=VLOOKUP([.C96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7" table:style-name="ce4">
            <text:p>967</text:p>
          </table:table-cell>
          <table:table-cell office:value-type="date" office:date-value="2023-08-02T19:18:00" table:style-name="ce5">
            <text:p>02.08.23 19:1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921" table:style-name="ce6">
            <text:p>2921</text:p>
          </table:table-cell>
          <table:table-cell office:value-type="string" office:string-value="Гоголя" table:formula="of:=VLOOKUP([.C96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8" table:style-name="ce4">
            <text:p>968</text:p>
          </table:table-cell>
          <table:table-cell office:value-type="date" office:date-value="2023-08-02T23:49:00" table:style-name="ce5">
            <text:p>02.08.23 23:4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658" table:style-name="ce6">
            <text:p>5658</text:p>
          </table:table-cell>
          <table:table-cell office:value-type="string" office:string-value="Гоголя" table:formula="of:=VLOOKUP([.C96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9" table:style-name="ce4">
            <text:p>969</text:p>
          </table:table-cell>
          <table:table-cell office:value-type="date" office:date-value="2023-08-03T10:43:00" table:style-name="ce5">
            <text:p>03.08.23 10:43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514" table:style-name="ce6">
            <text:p>4514</text:p>
          </table:table-cell>
          <table:table-cell office:value-type="string" office:string-value="Гоголя" table:formula="of:=VLOOKUP([.C97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0" table:style-name="ce4">
            <text:p>970</text:p>
          </table:table-cell>
          <table:table-cell office:value-type="date" office:date-value="2023-08-03T13:27:00" table:style-name="ce5">
            <text:p>03.08.23 1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58" table:style-name="ce6">
            <text:p>5558</text:p>
          </table:table-cell>
          <table:table-cell office:value-type="string" office:string-value="Пушкина" table:formula="of:=VLOOKUP([.C97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1" table:style-name="ce4">
            <text:p>971</text:p>
          </table:table-cell>
          <table:table-cell office:value-type="date" office:date-value="2023-08-03T22:05:00" table:style-name="ce5">
            <text:p>03.08.23 22:0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84" table:style-name="ce6">
            <text:p>4984</text:p>
          </table:table-cell>
          <table:table-cell office:value-type="string" office:string-value="Железнодорожная" table:formula="of:=VLOOKUP([.C97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2" table:style-name="ce4">
            <text:p>972</text:p>
          </table:table-cell>
          <table:table-cell office:value-type="date" office:date-value="2023-08-04T09:17:00" table:style-name="ce5">
            <text:p>04.08.23 9:17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04" table:style-name="ce6">
            <text:p>3004</text:p>
          </table:table-cell>
          <table:table-cell office:value-type="string" office:string-value="Железнодорожная" table:formula="of:=VLOOKUP([.C97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3" table:style-name="ce4">
            <text:p>973</text:p>
          </table:table-cell>
          <table:table-cell office:value-type="date" office:date-value="2023-08-04T18:10:00" table:style-name="ce5">
            <text:p>04.08.23 18:1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82" table:style-name="ce6">
            <text:p>5582</text:p>
          </table:table-cell>
          <table:table-cell office:value-type="string" office:string-value="Железнодорожная" table:formula="of:=VLOOKUP([.C97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4" table:style-name="ce4">
            <text:p>974</text:p>
          </table:table-cell>
          <table:table-cell office:value-type="date" office:date-value="2023-08-05T13:58:00" table:style-name="ce5">
            <text:p>05.08.23 13:58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800" table:style-name="ce6">
            <text:p>5800</text:p>
          </table:table-cell>
          <table:table-cell office:value-type="string" office:string-value="Гоголя" table:formula="of:=VLOOKUP([.C97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5" table:style-name="ce4">
            <text:p>975</text:p>
          </table:table-cell>
          <table:table-cell office:value-type="date" office:date-value="2023-08-05T19:54:00" table:style-name="ce5">
            <text:p>05.08.23 19:5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75" table:style-name="ce6">
            <text:p>3275</text:p>
          </table:table-cell>
          <table:table-cell office:value-type="string" office:string-value="Железнодорожная" table:formula="of:=VLOOKUP([.C97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6" table:style-name="ce4">
            <text:p>976</text:p>
          </table:table-cell>
          <table:table-cell office:value-type="date" office:date-value="2023-08-05T23:04:00" table:style-name="ce5">
            <text:p>05.08.23 23:0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267" table:style-name="ce6">
            <text:p>4267</text:p>
          </table:table-cell>
          <table:table-cell office:value-type="string" office:string-value="Волкова" table:formula="of:=VLOOKUP([.C97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7" table:style-name="ce4">
            <text:p>977</text:p>
          </table:table-cell>
          <table:table-cell office:value-type="date" office:date-value="2023-08-06T16:37:00" table:style-name="ce5">
            <text:p>06.08.23 16:3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937" table:style-name="ce6">
            <text:p>2937</text:p>
          </table:table-cell>
          <table:table-cell office:value-type="string" office:string-value="Железнодорожная" table:formula="of:=VLOOKUP([.C97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8" table:style-name="ce4">
            <text:p>978</text:p>
          </table:table-cell>
          <table:table-cell office:value-type="date" office:date-value="2023-08-06T20:09:00" table:style-name="ce5">
            <text:p>06.08.23 2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3" table:style-name="ce6">
            <text:p>3093</text:p>
          </table:table-cell>
          <table:table-cell office:value-type="string" office:string-value="Железнодорожная" table:formula="of:=VLOOKUP([.C97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9" table:style-name="ce4">
            <text:p>979</text:p>
          </table:table-cell>
          <table:table-cell office:value-type="date" office:date-value="2023-08-08T09:15:00" table:style-name="ce5">
            <text:p>08.08.23 9:1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35" table:style-name="ce6">
            <text:p>5535</text:p>
          </table:table-cell>
          <table:table-cell office:value-type="string" office:string-value="Железнодорожная" table:formula="of:=VLOOKUP([.C98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0" table:style-name="ce4">
            <text:p>980</text:p>
          </table:table-cell>
          <table:table-cell office:value-type="date" office:date-value="2023-08-08T13:23:00" table:style-name="ce5">
            <text:p>08.08.23 13:23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877" table:style-name="ce6">
            <text:p>2877</text:p>
          </table:table-cell>
          <table:table-cell office:value-type="string" office:string-value="Гоголя" table:formula="of:=VLOOKUP([.C98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1" table:style-name="ce4">
            <text:p>981</text:p>
          </table:table-cell>
          <table:table-cell office:value-type="date" office:date-value="2023-08-09T23:24:00" table:style-name="ce5">
            <text:p>09.08.23 23:2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393" table:style-name="ce6">
            <text:p>5393</text:p>
          </table:table-cell>
          <table:table-cell office:value-type="string" office:string-value="Гоголя" table:formula="of:=VLOOKUP([.C98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2" table:style-name="ce4">
            <text:p>982</text:p>
          </table:table-cell>
          <table:table-cell office:value-type="date" office:date-value="2023-08-10T13:57:00" table:style-name="ce5">
            <text:p>10.08.23 13:57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992" table:style-name="ce6">
            <text:p>3992</text:p>
          </table:table-cell>
          <table:table-cell office:value-type="string" office:string-value="Гоголя" table:formula="of:=VLOOKUP([.C98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3" table:style-name="ce4">
            <text:p>983</text:p>
          </table:table-cell>
          <table:table-cell office:value-type="date" office:date-value="2023-08-10T14:16:00" table:style-name="ce5">
            <text:p>10.08.23 14:16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85" table:style-name="ce6">
            <text:p>4685</text:p>
          </table:table-cell>
          <table:table-cell office:value-type="string" office:string-value="Железнодорожная" table:formula="of:=VLOOKUP([.C98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4" table:style-name="ce4">
            <text:p>984</text:p>
          </table:table-cell>
          <table:table-cell office:value-type="date" office:date-value="2023-08-11T10:18:00" table:style-name="ce5">
            <text:p>11.08.23 10:18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99" table:style-name="ce6">
            <text:p>5599</text:p>
          </table:table-cell>
          <table:table-cell office:value-type="string" office:string-value="Железнодорожная" table:formula="of:=VLOOKUP([.C98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5" table:style-name="ce4">
            <text:p>985</text:p>
          </table:table-cell>
          <table:table-cell office:value-type="date" office:date-value="2023-08-11T14:48:00" table:style-name="ce5">
            <text:p>11.08.23 14:48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03" table:style-name="ce6">
            <text:p>3803</text:p>
          </table:table-cell>
          <table:table-cell office:value-type="string" office:string-value="Железнодорожная" table:formula="of:=VLOOKUP([.C98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6" table:style-name="ce4">
            <text:p>986</text:p>
          </table:table-cell>
          <table:table-cell office:value-type="date" office:date-value="2023-08-11T15:06:00" table:style-name="ce5">
            <text:p>11.08.23 15:06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80" table:style-name="ce6">
            <text:p>3580</text:p>
          </table:table-cell>
          <table:table-cell office:value-type="string" office:string-value="Железнодорожная" table:formula="of:=VLOOKUP([.C98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7" table:style-name="ce4">
            <text:p>987</text:p>
          </table:table-cell>
          <table:table-cell office:value-type="date" office:date-value="2023-08-11T15:37:00" table:style-name="ce5">
            <text:p>11.08.23 15:3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89" table:style-name="ce6">
            <text:p>2989</text:p>
          </table:table-cell>
          <table:table-cell office:value-type="string" office:string-value="Волкова" table:formula="of:=VLOOKUP([.C98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8" table:style-name="ce4">
            <text:p>988</text:p>
          </table:table-cell>
          <table:table-cell office:value-type="date" office:date-value="2023-08-12T11:16:00" table:style-name="ce5">
            <text:p>12.08.23 11:1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59" table:style-name="ce6">
            <text:p>5559</text:p>
          </table:table-cell>
          <table:table-cell office:value-type="string" office:string-value="Гоголя" table:formula="of:=VLOOKUP([.C98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9" table:style-name="ce4">
            <text:p>989</text:p>
          </table:table-cell>
          <table:table-cell office:value-type="date" office:date-value="2023-08-12T12:33:00" table:style-name="ce5">
            <text:p>12.08.23 12:33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60" table:style-name="ce6">
            <text:p>3260</text:p>
          </table:table-cell>
          <table:table-cell office:value-type="string" office:string-value="Железнодорожная" table:formula="of:=VLOOKUP([.C99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0" table:style-name="ce4">
            <text:p>990</text:p>
          </table:table-cell>
          <table:table-cell office:value-type="date" office:date-value="2023-08-12T13:00:00" table:style-name="ce5">
            <text:p>12.08.23 13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993" table:style-name="ce6">
            <text:p>5993</text:p>
          </table:table-cell>
          <table:table-cell office:value-type="string" office:string-value="Железнодорожная" table:formula="of:=VLOOKUP([.C99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1" table:style-name="ce4">
            <text:p>991</text:p>
          </table:table-cell>
          <table:table-cell office:value-type="date" office:date-value="2023-08-12T16:30:00" table:style-name="ce5">
            <text:p>12.08.23 16:3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62" table:style-name="ce6">
            <text:p>6462</text:p>
          </table:table-cell>
          <table:table-cell office:value-type="string" office:string-value="Железнодорожная" table:formula="of:=VLOOKUP([.C99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2" table:style-name="ce4">
            <text:p>992</text:p>
          </table:table-cell>
          <table:table-cell office:value-type="date" office:date-value="2023-08-13T12:59:00" table:style-name="ce5">
            <text:p>13.08.23 12:59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31" table:style-name="ce6">
            <text:p>6631</text:p>
          </table:table-cell>
          <table:table-cell office:value-type="string" office:string-value="Гоголя" table:formula="of:=VLOOKUP([.C99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3" table:style-name="ce4">
            <text:p>993</text:p>
          </table:table-cell>
          <table:table-cell office:value-type="date" office:date-value="2023-08-14T07:59:00" table:style-name="ce5">
            <text:p>14.08.23 7:59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416" table:style-name="ce6">
            <text:p>3416</text:p>
          </table:table-cell>
          <table:table-cell office:value-type="string" office:string-value="Железнодорожная" table:formula="of:=VLOOKUP([.C99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4" table:style-name="ce4">
            <text:p>994</text:p>
          </table:table-cell>
          <table:table-cell office:value-type="date" office:date-value="2023-08-15T08:30:00" table:style-name="ce5">
            <text:p>15.08.23 8:3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097" table:style-name="ce6">
            <text:p>4097</text:p>
          </table:table-cell>
          <table:table-cell office:value-type="string" office:string-value="Гоголя" table:formula="of:=VLOOKUP([.C99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5" table:style-name="ce4">
            <text:p>995</text:p>
          </table:table-cell>
          <table:table-cell office:value-type="date" office:date-value="2023-08-15T09:06:00" table:style-name="ce5">
            <text:p>15.08.23 9:06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42" table:style-name="ce6">
            <text:p>3942</text:p>
          </table:table-cell>
          <table:table-cell office:value-type="string" office:string-value="Железнодорожная" table:formula="of:=VLOOKUP([.C99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6" table:style-name="ce4">
            <text:p>996</text:p>
          </table:table-cell>
          <table:table-cell office:value-type="date" office:date-value="2023-08-15T10:32:00" table:style-name="ce5">
            <text:p>15.08.23 10:32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65" table:style-name="ce6">
            <text:p>3165</text:p>
          </table:table-cell>
          <table:table-cell office:value-type="string" office:string-value="Волкова" table:formula="of:=VLOOKUP([.C99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7" table:style-name="ce4">
            <text:p>997</text:p>
          </table:table-cell>
          <table:table-cell office:value-type="date" office:date-value="2023-08-16T07:41:00" table:style-name="ce5">
            <text:p>16.08.23 7:4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17" table:style-name="ce6">
            <text:p>3317</text:p>
          </table:table-cell>
          <table:table-cell office:value-type="string" office:string-value="Железнодорожная" table:formula="of:=VLOOKUP([.C99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8" table:style-name="ce4">
            <text:p>998</text:p>
          </table:table-cell>
          <table:table-cell office:value-type="date" office:date-value="2023-08-16T18:40:00" table:style-name="ce5">
            <text:p>16.08.23 18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625" table:style-name="ce6">
            <text:p>4625</text:p>
          </table:table-cell>
          <table:table-cell office:value-type="string" office:string-value="Гоголя" table:formula="of:=VLOOKUP([.C99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9" table:style-name="ce4">
            <text:p>999</text:p>
          </table:table-cell>
          <table:table-cell office:value-type="date" office:date-value="2023-08-17T07:10:00" table:style-name="ce5">
            <text:p>17.08.23 7:1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75" table:style-name="ce6">
            <text:p>5675</text:p>
          </table:table-cell>
          <table:table-cell office:value-type="string" office:string-value="Гоголя" table:formula="of:=VLOOKUP([.C100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0" table:style-name="ce4">
            <text:p>1000</text:p>
          </table:table-cell>
          <table:table-cell office:value-type="date" office:date-value="2023-08-17T17:29:00" table:style-name="ce5">
            <text:p>17.08.23 17:29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13" table:style-name="ce6">
            <text:p>4813</text:p>
          </table:table-cell>
          <table:table-cell office:value-type="string" office:string-value="Железнодорожная" table:formula="of:=VLOOKUP([.C100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1" table:style-name="ce4">
            <text:p>1001</text:p>
          </table:table-cell>
          <table:table-cell office:value-type="date" office:date-value="2023-08-17T20:28:00" table:style-name="ce5">
            <text:p>17.08.23 20:28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35" table:style-name="ce6">
            <text:p>3235</text:p>
          </table:table-cell>
          <table:table-cell office:value-type="string" office:string-value="Железнодорожная" table:formula="of:=VLOOKUP([.C100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2" table:style-name="ce4">
            <text:p>1002</text:p>
          </table:table-cell>
          <table:table-cell office:value-type="date" office:date-value="2023-08-18T06:09:00" table:style-name="ce5">
            <text:p>18.08.23 6:09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670" table:style-name="ce6">
            <text:p>3670</text:p>
          </table:table-cell>
          <table:table-cell office:value-type="string" office:string-value="Железнодорожная" table:formula="of:=VLOOKUP([.C100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3" table:style-name="ce4">
            <text:p>1003</text:p>
          </table:table-cell>
          <table:table-cell office:value-type="date" office:date-value="2023-08-18T06:32:00" table:style-name="ce5">
            <text:p>18.08.23 6:32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058" table:style-name="ce6">
            <text:p>4058</text:p>
          </table:table-cell>
          <table:table-cell office:value-type="string" office:string-value="Пушкина" table:formula="of:=VLOOKUP([.C100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4" table:style-name="ce4">
            <text:p>1004</text:p>
          </table:table-cell>
          <table:table-cell office:value-type="date" office:date-value="2023-08-18T16:27:00" table:style-name="ce5">
            <text:p>18.08.23 16:27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14" table:style-name="ce6">
            <text:p>5514</text:p>
          </table:table-cell>
          <table:table-cell office:value-type="string" office:string-value="Железнодорожная" table:formula="of:=VLOOKUP([.C100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5" table:style-name="ce4">
            <text:p>1005</text:p>
          </table:table-cell>
          <table:table-cell office:value-type="date" office:date-value="2023-08-19T06:14:00" table:style-name="ce5">
            <text:p>19.08.23 6:14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2" table:style-name="ce6">
            <text:p>4862</text:p>
          </table:table-cell>
          <table:table-cell office:value-type="string" office:string-value="Железнодорожная" table:formula="of:=VLOOKUP([.C100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6" table:style-name="ce4">
            <text:p>1006</text:p>
          </table:table-cell>
          <table:table-cell office:value-type="date" office:date-value="2023-08-19T11:11:00" table:style-name="ce5">
            <text:p>19.08.23 11:1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44" table:style-name="ce6">
            <text:p>5544</text:p>
          </table:table-cell>
          <table:table-cell office:value-type="string" office:string-value="Волкова" table:formula="of:=VLOOKUP([.C100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7" table:style-name="ce4">
            <text:p>1007</text:p>
          </table:table-cell>
          <table:table-cell office:value-type="date" office:date-value="2023-08-20T13:30:00" table:style-name="ce5">
            <text:p>20.08.23 13:3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03" table:style-name="ce6">
            <text:p>5403</text:p>
          </table:table-cell>
          <table:table-cell office:value-type="string" office:string-value="Железнодорожная" table:formula="of:=VLOOKUP([.C100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8" table:style-name="ce4">
            <text:p>1008</text:p>
          </table:table-cell>
          <table:table-cell office:value-type="date" office:date-value="2023-08-20T15:36:00" table:style-name="ce5">
            <text:p>20.08.23 15:36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06" table:style-name="ce6">
            <text:p>3306</text:p>
          </table:table-cell>
          <table:table-cell office:value-type="string" office:string-value="Пушкина" table:formula="of:=VLOOKUP([.C100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9" table:style-name="ce4">
            <text:p>1009</text:p>
          </table:table-cell>
          <table:table-cell office:value-type="date" office:date-value="2023-08-20T18:57:00" table:style-name="ce5">
            <text:p>20.08.23 18:5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00" table:style-name="ce6">
            <text:p>3100</text:p>
          </table:table-cell>
          <table:table-cell office:value-type="string" office:string-value="Железнодорожная" table:formula="of:=VLOOKUP([.C101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0" table:style-name="ce4">
            <text:p>1010</text:p>
          </table:table-cell>
          <table:table-cell office:value-type="date" office:date-value="2023-08-21T06:01:00" table:style-name="ce5">
            <text:p>21.08.23 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842" table:style-name="ce6">
            <text:p>4842</text:p>
          </table:table-cell>
          <table:table-cell office:value-type="string" office:string-value="Гоголя" table:formula="of:=VLOOKUP([.C101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1" table:style-name="ce4">
            <text:p>1011</text:p>
          </table:table-cell>
          <table:table-cell office:value-type="date" office:date-value="2023-08-21T08:48:00" table:style-name="ce5">
            <text:p>21.08.23 8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145" table:style-name="ce6">
            <text:p>4145</text:p>
          </table:table-cell>
          <table:table-cell office:value-type="string" office:string-value="Пушкина" table:formula="of:=VLOOKUP([.C101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2" table:style-name="ce4">
            <text:p>1012</text:p>
          </table:table-cell>
          <table:table-cell office:value-type="date" office:date-value="2023-08-21T19:12:00" table:style-name="ce5">
            <text:p>21.08.23 19:1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81" table:style-name="ce6">
            <text:p>6281</text:p>
          </table:table-cell>
          <table:table-cell office:value-type="string" office:string-value="Волкова" table:formula="of:=VLOOKUP([.C101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3" table:style-name="ce4">
            <text:p>1013</text:p>
          </table:table-cell>
          <table:table-cell office:value-type="date" office:date-value="2023-08-21T23:18:00" table:style-name="ce5">
            <text:p>21.08.23 23:1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86" table:style-name="ce6">
            <text:p>3086</text:p>
          </table:table-cell>
          <table:table-cell office:value-type="string" office:string-value="Волкова" table:formula="of:=VLOOKUP([.C101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4" table:style-name="ce4">
            <text:p>1014</text:p>
          </table:table-cell>
          <table:table-cell office:value-type="date" office:date-value="2023-08-22T06:45:00" table:style-name="ce5">
            <text:p>22.08.23 6:45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530" table:style-name="ce6">
            <text:p>4530</text:p>
          </table:table-cell>
          <table:table-cell office:value-type="string" office:string-value="Железнодорожная" table:formula="of:=VLOOKUP([.C101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5" table:style-name="ce4">
            <text:p>1015</text:p>
          </table:table-cell>
          <table:table-cell office:value-type="date" office:date-value="2023-08-22T10:15:00" table:style-name="ce5">
            <text:p>22.08.23 10:15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30" table:style-name="ce6">
            <text:p>3430</text:p>
          </table:table-cell>
          <table:table-cell office:value-type="string" office:string-value="Пушкина" table:formula="of:=VLOOKUP([.C101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6" table:style-name="ce4">
            <text:p>1016</text:p>
          </table:table-cell>
          <table:table-cell office:value-type="date" office:date-value="2023-08-22T22:14:00" table:style-name="ce5">
            <text:p>22.08.23 22:1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909" table:style-name="ce6">
            <text:p>4909</text:p>
          </table:table-cell>
          <table:table-cell office:value-type="string" office:string-value="Пушкина" table:formula="of:=VLOOKUP([.C101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7" table:style-name="ce4">
            <text:p>1017</text:p>
          </table:table-cell>
          <table:table-cell office:value-type="date" office:date-value="2023-08-22T22:20:00" table:style-name="ce5">
            <text:p>22.08.23 22:2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575" table:style-name="ce6">
            <text:p>6575</text:p>
          </table:table-cell>
          <table:table-cell office:value-type="string" office:string-value="Пушкина" table:formula="of:=VLOOKUP([.C1018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8" table:style-name="ce4">
            <text:p>1018</text:p>
          </table:table-cell>
          <table:table-cell office:value-type="date" office:date-value="2023-08-23T18:25:00" table:style-name="ce5">
            <text:p>23.08.23 18:25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06" table:style-name="ce6">
            <text:p>4906</text:p>
          </table:table-cell>
          <table:table-cell office:value-type="string" office:string-value="Железнодорожная" table:formula="of:=VLOOKUP([.C101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9" table:style-name="ce4">
            <text:p>1019</text:p>
          </table:table-cell>
          <table:table-cell office:value-type="date" office:date-value="2023-08-24T12:23:00" table:style-name="ce5">
            <text:p>24.08.23 12:23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267" table:style-name="ce6">
            <text:p>6267</text:p>
          </table:table-cell>
          <table:table-cell office:value-type="string" office:string-value="Железнодорожная" table:formula="of:=VLOOKUP([.C102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0" table:style-name="ce4">
            <text:p>1020</text:p>
          </table:table-cell>
          <table:table-cell office:value-type="date" office:date-value="2023-08-24T16:57:00" table:style-name="ce5">
            <text:p>24.08.23 16:57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86" table:style-name="ce6">
            <text:p>6586</text:p>
          </table:table-cell>
          <table:table-cell office:value-type="string" office:string-value="Гоголя" table:formula="of:=VLOOKUP([.C102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1" table:style-name="ce4">
            <text:p>1021</text:p>
          </table:table-cell>
          <table:table-cell office:value-type="date" office:date-value="2023-08-25T08:42:00" table:style-name="ce5">
            <text:p>25.08.23 8:42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59" table:style-name="ce6">
            <text:p>4959</text:p>
          </table:table-cell>
          <table:table-cell office:value-type="string" office:string-value="Железнодорожная" table:formula="of:=VLOOKUP([.C102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2" table:style-name="ce4">
            <text:p>1022</text:p>
          </table:table-cell>
          <table:table-cell office:value-type="date" office:date-value="2023-08-26T08:37:00" table:style-name="ce5">
            <text:p>26.08.23 8:37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110" table:style-name="ce6">
            <text:p>4110</text:p>
          </table:table-cell>
          <table:table-cell office:value-type="string" office:string-value="Пушкина" table:formula="of:=VLOOKUP([.C102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3" table:style-name="ce4">
            <text:p>1023</text:p>
          </table:table-cell>
          <table:table-cell office:value-type="date" office:date-value="2023-08-26T10:37:00" table:style-name="ce5">
            <text:p>26.08.23 10:3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093" table:style-name="ce6">
            <text:p>4093</text:p>
          </table:table-cell>
          <table:table-cell office:value-type="string" office:string-value="Железнодорожная" table:formula="of:=VLOOKUP([.C102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4" table:style-name="ce4">
            <text:p>1024</text:p>
          </table:table-cell>
          <table:table-cell office:value-type="date" office:date-value="2023-08-26T22:26:00" table:style-name="ce5">
            <text:p>26.08.23 22:26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281" table:style-name="ce6">
            <text:p>4281</text:p>
          </table:table-cell>
          <table:table-cell office:value-type="string" office:string-value="Железнодорожная" table:formula="of:=VLOOKUP([.C102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5" table:style-name="ce4">
            <text:p>1025</text:p>
          </table:table-cell>
          <table:table-cell office:value-type="date" office:date-value="2023-08-27T11:56:00" table:style-name="ce5">
            <text:p>27.08.23 11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588" table:style-name="ce6">
            <text:p>5588</text:p>
          </table:table-cell>
          <table:table-cell office:value-type="string" office:string-value="Гоголя" table:formula="of:=VLOOKUP([.C102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6" table:style-name="ce4">
            <text:p>1026</text:p>
          </table:table-cell>
          <table:table-cell office:value-type="date" office:date-value="2023-08-27T19:15:00" table:style-name="ce5">
            <text:p>27.08.23 19:15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00" table:style-name="ce6">
            <text:p>6300</text:p>
          </table:table-cell>
          <table:table-cell office:value-type="string" office:string-value="Пушкина" table:formula="of:=VLOOKUP([.C102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7" table:style-name="ce4">
            <text:p>1027</text:p>
          </table:table-cell>
          <table:table-cell office:value-type="date" office:date-value="2023-08-27T21:13:00" table:style-name="ce5">
            <text:p>27.08.23 21:1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087" table:style-name="ce6">
            <text:p>4087</text:p>
          </table:table-cell>
          <table:table-cell office:value-type="string" office:string-value="Железнодорожная" table:formula="of:=VLOOKUP([.C102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8" table:style-name="ce4">
            <text:p>1028</text:p>
          </table:table-cell>
          <table:table-cell office:value-type="date" office:date-value="2023-08-27T22:30:00" table:style-name="ce5">
            <text:p>27.08.23 2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92" table:style-name="ce6">
            <text:p>5092</text:p>
          </table:table-cell>
          <table:table-cell office:value-type="string" office:string-value="Железнодорожная" table:formula="of:=VLOOKUP([.C102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9" table:style-name="ce4">
            <text:p>1029</text:p>
          </table:table-cell>
          <table:table-cell office:value-type="date" office:date-value="2023-08-27T23:05:00" table:style-name="ce5">
            <text:p>27.08.23 23:05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05" table:style-name="ce6">
            <text:p>5905</text:p>
          </table:table-cell>
          <table:table-cell office:value-type="string" office:string-value="Пушкина" table:formula="of:=VLOOKUP([.C103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0" table:style-name="ce4">
            <text:p>1030</text:p>
          </table:table-cell>
          <table:table-cell office:value-type="date" office:date-value="2023-08-28T13:30:00" table:style-name="ce5">
            <text:p>28.08.23 13:3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296" table:style-name="ce6">
            <text:p>3296</text:p>
          </table:table-cell>
          <table:table-cell office:value-type="string" office:string-value="Железнодорожная" table:formula="of:=VLOOKUP([.C103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1" table:style-name="ce4">
            <text:p>1031</text:p>
          </table:table-cell>
          <table:table-cell office:value-type="date" office:date-value="2023-08-28T21:07:00" table:style-name="ce5">
            <text:p>28.08.23 21:07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09" table:style-name="ce6">
            <text:p>5109</text:p>
          </table:table-cell>
          <table:table-cell office:value-type="string" office:string-value="Железнодорожная" table:formula="of:=VLOOKUP([.C103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2" table:style-name="ce4">
            <text:p>103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28" table:style-name="ce6">
            <text:p>6228</text:p>
          </table:table-cell>
          <table:table-cell office:value-type="string" office:string-value="Волкова" table:formula="of:=VLOOKUP([.C103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3" table:style-name="ce4">
            <text:p>103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768" table:style-name="ce6">
            <text:p>4768</text:p>
          </table:table-cell>
          <table:table-cell office:value-type="string" office:string-value="Гоголя" table:formula="of:=VLOOKUP([.C103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4" table:style-name="ce4">
            <text:p>103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148" table:style-name="ce6">
            <text:p>3148</text:p>
          </table:table-cell>
          <table:table-cell office:value-type="string" office:string-value="Гоголя" table:formula="of:=VLOOKUP([.C103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5" table:style-name="ce4">
            <text:p>103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717" table:style-name="ce6">
            <text:p>3717</text:p>
          </table:table-cell>
          <table:table-cell office:value-type="string" office:string-value="Гоголя" table:formula="of:=VLOOKUP([.C103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6" table:style-name="ce4">
            <text:p>103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385" table:style-name="ce6">
            <text:p>3385</text:p>
          </table:table-cell>
          <table:table-cell office:value-type="string" office:string-value="Гоголя" table:formula="of:=VLOOKUP([.C103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7" table:style-name="ce4">
            <text:p>103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59" table:style-name="ce6">
            <text:p>5659</text:p>
          </table:table-cell>
          <table:table-cell office:value-type="string" office:string-value="Гоголя" table:formula="of:=VLOOKUP([.C103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8" table:style-name="ce4">
            <text:p>103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361" table:style-name="ce6">
            <text:p>5361</text:p>
          </table:table-cell>
          <table:table-cell office:value-type="string" office:string-value="Гоголя" table:formula="of:=VLOOKUP([.C103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9" table:style-name="ce4">
            <text:p>103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74" table:style-name="ce6">
            <text:p>4374</text:p>
          </table:table-cell>
          <table:table-cell office:value-type="string" office:string-value="Гоголя" table:formula="of:=VLOOKUP([.C104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0" table:style-name="ce4">
            <text:p>104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15" table:style-name="ce6">
            <text:p>5015</text:p>
          </table:table-cell>
          <table:table-cell office:value-type="string" office:string-value="Гоголя" table:formula="of:=VLOOKUP([.C104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1" table:style-name="ce4">
            <text:p>104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853" table:style-name="ce6">
            <text:p>6853</text:p>
          </table:table-cell>
          <table:table-cell office:value-type="string" office:string-value="Гоголя" table:formula="of:=VLOOKUP([.C104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2" table:style-name="ce4">
            <text:p>104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33" table:style-name="ce6">
            <text:p>4333</text:p>
          </table:table-cell>
          <table:table-cell office:value-type="string" office:string-value="Гоголя" table:formula="of:=VLOOKUP([.C104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3" table:style-name="ce4">
            <text:p>104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244" table:style-name="ce6">
            <text:p>4244</text:p>
          </table:table-cell>
          <table:table-cell office:value-type="string" office:string-value="Волкова" table:formula="of:=VLOOKUP([.C104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4" table:style-name="ce4">
            <text:p>104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800" table:style-name="ce6">
            <text:p>4800</text:p>
          </table:table-cell>
          <table:table-cell office:value-type="string" office:string-value="Гоголя" table:formula="of:=VLOOKUP([.C104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5" table:style-name="ce4">
            <text:p>104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37" table:style-name="ce6">
            <text:p>6637</text:p>
          </table:table-cell>
          <table:table-cell office:value-type="string" office:string-value="Гоголя" table:formula="of:=VLOOKUP([.C104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6" table:style-name="ce4">
            <text:p>104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036" table:style-name="ce6">
            <text:p>6036</text:p>
          </table:table-cell>
          <table:table-cell office:value-type="string" office:string-value="Железнодорожная" table:formula="of:=VLOOKUP([.C104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7" table:style-name="ce4">
            <text:p>104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64" table:style-name="ce6">
            <text:p>4564</text:p>
          </table:table-cell>
          <table:table-cell office:value-type="string" office:string-value="Железнодорожная" table:formula="of:=VLOOKUP([.C104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8" table:style-name="ce4">
            <text:p>104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741" table:style-name="ce6">
            <text:p>4741</text:p>
          </table:table-cell>
          <table:table-cell office:value-type="string" office:string-value="Железнодорожная" table:formula="of:=VLOOKUP([.C104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9" table:style-name="ce4">
            <text:p>104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848" table:style-name="ce6">
            <text:p>2848</text:p>
          </table:table-cell>
          <table:table-cell office:value-type="string" office:string-value="Железнодорожная" table:formula="of:=VLOOKUP([.C105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0" table:style-name="ce4">
            <text:p>105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68" table:style-name="ce6">
            <text:p>6568</text:p>
          </table:table-cell>
          <table:table-cell office:value-type="string" office:string-value="Железнодорожная" table:formula="of:=VLOOKUP([.C105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1" table:style-name="ce4">
            <text:p>105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36" table:style-name="ce6">
            <text:p>4836</text:p>
          </table:table-cell>
          <table:table-cell office:value-type="string" office:string-value="Железнодорожная" table:formula="of:=VLOOKUP([.C105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2" table:style-name="ce4">
            <text:p>105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54" table:style-name="ce6">
            <text:p>5254</text:p>
          </table:table-cell>
          <table:table-cell office:value-type="string" office:string-value="Железнодорожная" table:formula="of:=VLOOKUP([.C105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3" table:style-name="ce4">
            <text:p>105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317" table:style-name="ce6">
            <text:p>5317</text:p>
          </table:table-cell>
          <table:table-cell office:value-type="string" office:string-value="Железнодорожная" table:formula="of:=VLOOKUP([.C105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4" table:style-name="ce4">
            <text:p>105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552" table:style-name="ce6">
            <text:p>3552</text:p>
          </table:table-cell>
          <table:table-cell office:value-type="string" office:string-value="Волкова" table:formula="of:=VLOOKUP([.C1055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5" table:style-name="ce4">
            <text:p>105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44" table:style-name="ce6">
            <text:p>5744</text:p>
          </table:table-cell>
          <table:table-cell office:value-type="string" office:string-value="Железнодорожная" table:formula="of:=VLOOKUP([.C105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6" table:style-name="ce4">
            <text:p>105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664" table:style-name="ce6">
            <text:p>5664</text:p>
          </table:table-cell>
          <table:table-cell office:value-type="string" office:string-value="Железнодорожная" table:formula="of:=VLOOKUP([.C105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7" table:style-name="ce4">
            <text:p>105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19" table:style-name="ce6">
            <text:p>4319</text:p>
          </table:table-cell>
          <table:table-cell office:value-type="string" office:string-value="Железнодорожная" table:formula="of:=VLOOKUP([.C105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8" table:style-name="ce4">
            <text:p>105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32" table:style-name="ce6">
            <text:p>4632</text:p>
          </table:table-cell>
          <table:table-cell office:value-type="string" office:string-value="Железнодорожная" table:formula="of:=VLOOKUP([.C105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9" table:style-name="ce4">
            <text:p>105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80" table:style-name="ce6">
            <text:p>5880</text:p>
          </table:table-cell>
          <table:table-cell office:value-type="string" office:string-value="Железнодорожная" table:formula="of:=VLOOKUP([.C106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0" table:style-name="ce4">
            <text:p>106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25" table:style-name="ce6">
            <text:p>3325</text:p>
          </table:table-cell>
          <table:table-cell office:value-type="string" office:string-value="Железнодорожная" table:formula="of:=VLOOKUP([.C106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1" table:style-name="ce4">
            <text:p>106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52" table:style-name="ce6">
            <text:p>5752</text:p>
          </table:table-cell>
          <table:table-cell office:value-type="string" office:string-value="Железнодорожная" table:formula="of:=VLOOKUP([.C106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2" table:style-name="ce4">
            <text:p>106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07" table:style-name="ce6">
            <text:p>5807</text:p>
          </table:table-cell>
          <table:table-cell office:value-type="string" office:string-value="Железнодорожная" table:formula="of:=VLOOKUP([.C106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3" table:style-name="ce4">
            <text:p>106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76" table:style-name="ce6">
            <text:p>3076</text:p>
          </table:table-cell>
          <table:table-cell office:value-type="string" office:string-value="Железнодорожная" table:formula="of:=VLOOKUP([.C106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4" table:style-name="ce4">
            <text:p>106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92" table:style-name="ce6">
            <text:p>3592</text:p>
          </table:table-cell>
          <table:table-cell office:value-type="string" office:string-value="Железнодорожная" table:formula="of:=VLOOKUP([.C106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5" table:style-name="ce4">
            <text:p>106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79" table:style-name="ce6">
            <text:p>2979</text:p>
          </table:table-cell>
          <table:table-cell office:value-type="string" office:string-value="Волкова" table:formula="of:=VLOOKUP([.C1066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6" table:style-name="ce4">
            <text:p>106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56" table:style-name="ce6">
            <text:p>5256</text:p>
          </table:table-cell>
          <table:table-cell office:value-type="string" office:string-value="Железнодорожная" table:formula="of:=VLOOKUP([.C106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7" table:style-name="ce4">
            <text:p>106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60" table:style-name="ce6">
            <text:p>5160</text:p>
          </table:table-cell>
          <table:table-cell office:value-type="string" office:string-value="Железнодорожная" table:formula="of:=VLOOKUP([.C106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8" table:style-name="ce4">
            <text:p>106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47" table:style-name="ce6">
            <text:p>3347</text:p>
          </table:table-cell>
          <table:table-cell office:value-type="string" office:string-value="Железнодорожная" table:formula="of:=VLOOKUP([.C106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9" table:style-name="ce4">
            <text:p>106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72" table:style-name="ce6">
            <text:p>5772</text:p>
          </table:table-cell>
          <table:table-cell office:value-type="string" office:string-value="Железнодорожная" table:formula="of:=VLOOKUP([.C107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0" table:style-name="ce4">
            <text:p>107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63" table:style-name="ce6">
            <text:p>3163</text:p>
          </table:table-cell>
          <table:table-cell office:value-type="string" office:string-value="Железнодорожная" table:formula="of:=VLOOKUP([.C107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1" table:style-name="ce4">
            <text:p>107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53" table:style-name="ce6">
            <text:p>6453</text:p>
          </table:table-cell>
          <table:table-cell office:value-type="string" office:string-value="Железнодорожная" table:formula="of:=VLOOKUP([.C107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2" table:style-name="ce4">
            <text:p>107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07" table:style-name="ce6">
            <text:p>3807</text:p>
          </table:table-cell>
          <table:table-cell office:value-type="string" office:string-value="Железнодорожная" table:formula="of:=VLOOKUP([.C107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3" table:style-name="ce4">
            <text:p>107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19" table:style-name="ce6">
            <text:p>6019</text:p>
          </table:table-cell>
          <table:table-cell office:value-type="string" office:string-value="Железнодорожная" table:formula="of:=VLOOKUP([.C107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4" table:style-name="ce4">
            <text:p>107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95" table:style-name="ce6">
            <text:p>3895</text:p>
          </table:table-cell>
          <table:table-cell office:value-type="string" office:string-value="Железнодорожная" table:formula="of:=VLOOKUP([.C107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5" table:style-name="ce4">
            <text:p>107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53" table:style-name="ce6">
            <text:p>3153</text:p>
          </table:table-cell>
          <table:table-cell office:value-type="string" office:string-value="Железнодорожная" table:formula="of:=VLOOKUP([.C107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6" table:style-name="ce4">
            <text:p>107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409" table:style-name="ce6">
            <text:p>4409</text:p>
          </table:table-cell>
          <table:table-cell office:value-type="string" office:string-value="Волкова" table:formula="of:=VLOOKUP([.C107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7" table:style-name="ce4">
            <text:p>107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79" table:style-name="ce6">
            <text:p>4879</text:p>
          </table:table-cell>
          <table:table-cell office:value-type="string" office:string-value="Железнодорожная" table:formula="of:=VLOOKUP([.C107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8" table:style-name="ce4">
            <text:p>107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986" table:style-name="ce6">
            <text:p>2986</text:p>
          </table:table-cell>
          <table:table-cell office:value-type="string" office:string-value="Железнодорожная" table:formula="of:=VLOOKUP([.C107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9" table:style-name="ce4">
            <text:p>107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10" table:style-name="ce6">
            <text:p>3610</text:p>
          </table:table-cell>
          <table:table-cell office:value-type="string" office:string-value="Железнодорожная" table:formula="of:=VLOOKUP([.C108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0" table:style-name="ce4">
            <text:p>108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746" table:style-name="ce6">
            <text:p>3746</text:p>
          </table:table-cell>
          <table:table-cell office:value-type="string" office:string-value="Железнодорожная" table:formula="of:=VLOOKUP([.C108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1" table:style-name="ce4">
            <text:p>108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3" table:style-name="ce6">
            <text:p>3093</text:p>
          </table:table-cell>
          <table:table-cell office:value-type="string" office:string-value="Железнодорожная" table:formula="of:=VLOOKUP([.C108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2" table:style-name="ce4">
            <text:p>108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835" table:style-name="ce6">
            <text:p>6835</text:p>
          </table:table-cell>
          <table:table-cell office:value-type="string" office:string-value="Железнодорожная" table:formula="of:=VLOOKUP([.C108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3" table:style-name="ce4">
            <text:p>108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22" table:style-name="ce6">
            <text:p>3422</text:p>
          </table:table-cell>
          <table:table-cell office:value-type="string" office:string-value="Пушкина" table:formula="of:=VLOOKUP([.C108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4" table:style-name="ce4">
            <text:p>108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334" table:style-name="ce6">
            <text:p>4334</text:p>
          </table:table-cell>
          <table:table-cell office:value-type="string" office:string-value="Пушкина" table:formula="of:=VLOOKUP([.C108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5" table:style-name="ce4">
            <text:p>108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86" table:style-name="ce6">
            <text:p>5386</text:p>
          </table:table-cell>
          <table:table-cell office:value-type="string" office:string-value="Пушкина" table:formula="of:=VLOOKUP([.C108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6" table:style-name="ce4">
            <text:p>108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06" table:style-name="ce6">
            <text:p>3006</text:p>
          </table:table-cell>
          <table:table-cell office:value-type="string" office:string-value="Пушкина" table:formula="of:=VLOOKUP([.C108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7" table:style-name="ce4">
            <text:p>108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552" table:style-name="ce6">
            <text:p>4552</text:p>
          </table:table-cell>
          <table:table-cell office:value-type="string" office:string-value="Волкова" table:formula="of:=VLOOKUP([.C108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8" table:style-name="ce4">
            <text:p>108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684" table:style-name="ce6">
            <text:p>4684</text:p>
          </table:table-cell>
          <table:table-cell office:value-type="string" office:string-value="Пушкина" table:formula="of:=VLOOKUP([.C108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9" table:style-name="ce4">
            <text:p>108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813" table:style-name="ce6">
            <text:p>6813</text:p>
          </table:table-cell>
          <table:table-cell office:value-type="string" office:string-value="Пушкина" table:formula="of:=VLOOKUP([.C109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0" table:style-name="ce4">
            <text:p>109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19" table:style-name="ce6">
            <text:p>5319</text:p>
          </table:table-cell>
          <table:table-cell office:value-type="string" office:string-value="Пушкина" table:formula="of:=VLOOKUP([.C109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1" table:style-name="ce4">
            <text:p>109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87" table:style-name="ce6">
            <text:p>3887</text:p>
          </table:table-cell>
          <table:table-cell office:value-type="string" office:string-value="Пушкина" table:formula="of:=VLOOKUP([.C109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2" table:style-name="ce4">
            <text:p>109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95" table:style-name="ce6">
            <text:p>5495</text:p>
          </table:table-cell>
          <table:table-cell office:value-type="string" office:string-value="Пушкина" table:formula="of:=VLOOKUP([.C109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3" table:style-name="ce4">
            <text:p>109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08" table:style-name="ce6">
            <text:p>3408</text:p>
          </table:table-cell>
          <table:table-cell office:value-type="string" office:string-value="Пушкина" table:formula="of:=VLOOKUP([.C109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4" table:style-name="ce4">
            <text:p>109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314" table:style-name="ce6">
            <text:p>6314</text:p>
          </table:table-cell>
          <table:table-cell office:value-type="string" office:string-value="Гоголя" table:formula="of:=VLOOKUP([.C109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5" table:style-name="ce4">
            <text:p>109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93" table:style-name="ce6">
            <text:p>5593</text:p>
          </table:table-cell>
          <table:table-cell office:value-type="string" office:string-value="Гоголя" table:formula="of:=VLOOKUP([.C109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6" table:style-name="ce4">
            <text:p>109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984" table:style-name="ce6">
            <text:p>5984</text:p>
          </table:table-cell>
          <table:table-cell office:value-type="string" office:string-value="Гоголя" table:formula="of:=VLOOKUP([.C109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7" table:style-name="ce4">
            <text:p>1097</text:p>
          </table:table-cell>
          <table:table-cell office:value-type="date" office:date-value="2023-09-01T16:26:00" table:style-name="ce5">
            <text:p>01.09.23 16:26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19" table:style-name="ce6">
            <text:p>4319</text:p>
          </table:table-cell>
          <table:table-cell office:value-type="string" office:string-value="Железнодорожная" table:formula="of:=VLOOKUP([.C109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8" table:style-name="ce4">
            <text:p>1098</text:p>
          </table:table-cell>
          <table:table-cell office:value-type="date" office:date-value="2023-09-01T20:48:00" table:style-name="ce5">
            <text:p>01.09.23 20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47" table:style-name="ce6">
            <text:p>3347</text:p>
          </table:table-cell>
          <table:table-cell office:value-type="string" office:string-value="Железнодорожная" table:formula="of:=VLOOKUP([.C109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9" table:style-name="ce4">
            <text:p>1099</text:p>
          </table:table-cell>
          <table:table-cell office:value-type="date" office:date-value="2023-09-01T22:59:00" table:style-name="ce5">
            <text:p>01.09.23 22:59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19" table:style-name="ce6">
            <text:p>5319</text:p>
          </table:table-cell>
          <table:table-cell office:value-type="string" office:string-value="Пушкина" table:formula="of:=VLOOKUP([.C110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0" table:style-name="ce4">
            <text:p>1100</text:p>
          </table:table-cell>
          <table:table-cell office:value-type="date" office:date-value="2023-09-02T09:48:00" table:style-name="ce5">
            <text:p>02.09.23 9:4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664" table:style-name="ce6">
            <text:p>5664</text:p>
          </table:table-cell>
          <table:table-cell office:value-type="string" office:string-value="Железнодорожная" table:formula="of:=VLOOKUP([.C110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1" table:style-name="ce4">
            <text:p>1101</text:p>
          </table:table-cell>
          <table:table-cell office:value-type="date" office:date-value="2023-09-02T18:07:00" table:style-name="ce5">
            <text:p>02.09.23 18:0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59" table:style-name="ce6">
            <text:p>5659</text:p>
          </table:table-cell>
          <table:table-cell office:value-type="string" office:string-value="Гоголя" table:formula="of:=VLOOKUP([.C110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2" table:style-name="ce4">
            <text:p>1102</text:p>
          </table:table-cell>
          <table:table-cell office:value-type="date" office:date-value="2023-09-03T08:48:00" table:style-name="ce5">
            <text:p>03.09.23 8:48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684" table:style-name="ce6">
            <text:p>4684</text:p>
          </table:table-cell>
          <table:table-cell office:value-type="string" office:string-value="Пушкина" table:formula="of:=VLOOKUP([.C110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3" table:style-name="ce4">
            <text:p>1103</text:p>
          </table:table-cell>
          <table:table-cell office:value-type="date" office:date-value="2023-09-03T09:51:00" table:style-name="ce5">
            <text:p>03.09.23 9:51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3" table:style-name="ce6">
            <text:p>3093</text:p>
          </table:table-cell>
          <table:table-cell office:value-type="string" office:string-value="Железнодорожная" table:formula="of:=VLOOKUP([.C110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4" table:style-name="ce4">
            <text:p>1104</text:p>
          </table:table-cell>
          <table:table-cell office:value-type="date" office:date-value="2023-09-03T10:24:00" table:style-name="ce5">
            <text:p>03.09.23 10:24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53" table:style-name="ce6">
            <text:p>6453</text:p>
          </table:table-cell>
          <table:table-cell office:value-type="string" office:string-value="Железнодорожная" table:formula="of:=VLOOKUP([.C110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5" table:style-name="ce4">
            <text:p>1105</text:p>
          </table:table-cell>
          <table:table-cell office:value-type="date" office:date-value="2023-09-03T10:40:00" table:style-name="ce5">
            <text:p>03.09.23 10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800" table:style-name="ce6">
            <text:p>4800</text:p>
          </table:table-cell>
          <table:table-cell office:value-type="string" office:string-value="Гоголя" table:formula="of:=VLOOKUP([.C110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6" table:style-name="ce4">
            <text:p>1106</text:p>
          </table:table-cell>
          <table:table-cell office:value-type="date" office:date-value="2023-09-03T13:36:00" table:style-name="ce5">
            <text:p>03.09.23 13:36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552" table:style-name="ce6">
            <text:p>4552</text:p>
          </table:table-cell>
          <table:table-cell office:value-type="string" office:string-value="Волкова" table:formula="of:=VLOOKUP([.C110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7" table:style-name="ce4">
            <text:p>1107</text:p>
          </table:table-cell>
          <table:table-cell office:value-type="date" office:date-value="2023-09-05T09:47:00" table:style-name="ce5">
            <text:p>05.09.23 9:4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36" table:style-name="ce6">
            <text:p>4836</text:p>
          </table:table-cell>
          <table:table-cell office:value-type="string" office:string-value="Железнодорожная" table:formula="of:=VLOOKUP([.C110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8" table:style-name="ce4">
            <text:p>1108</text:p>
          </table:table-cell>
          <table:table-cell office:value-type="date" office:date-value="2023-09-05T09:49:00" table:style-name="ce5">
            <text:p>05.09.23 9:49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361" table:style-name="ce6">
            <text:p>5361</text:p>
          </table:table-cell>
          <table:table-cell office:value-type="string" office:string-value="Гоголя" table:formula="of:=VLOOKUP([.C110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9" table:style-name="ce4">
            <text:p>1109</text:p>
          </table:table-cell>
          <table:table-cell office:value-type="date" office:date-value="2023-09-05T16:33:00" table:style-name="ce5">
            <text:p>05.09.23 16:33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33" table:style-name="ce6">
            <text:p>4333</text:p>
          </table:table-cell>
          <table:table-cell office:value-type="string" office:string-value="Гоголя" table:formula="of:=VLOOKUP([.C111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0" table:style-name="ce4">
            <text:p>1110</text:p>
          </table:table-cell>
          <table:table-cell office:value-type="date" office:date-value="2023-09-05T16:44:00" table:style-name="ce5">
            <text:p>05.09.23 16:44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244" table:style-name="ce6">
            <text:p>4244</text:p>
          </table:table-cell>
          <table:table-cell office:value-type="string" office:string-value="Волкова" table:formula="of:=VLOOKUP([.C1111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1" table:style-name="ce4">
            <text:p>1111</text:p>
          </table:table-cell>
          <table:table-cell office:value-type="date" office:date-value="2023-09-05T23:57:00" table:style-name="ce5">
            <text:p>05.09.23 23:5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036" table:style-name="ce6">
            <text:p>6036</text:p>
          </table:table-cell>
          <table:table-cell office:value-type="string" office:string-value="Железнодорожная" table:formula="of:=VLOOKUP([.C111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2" table:style-name="ce4">
            <text:p>1112</text:p>
          </table:table-cell>
          <table:table-cell office:value-type="date" office:date-value="2023-09-07T08:36:00" table:style-name="ce5">
            <text:p>07.09.23 8:36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32" table:style-name="ce6">
            <text:p>4632</text:p>
          </table:table-cell>
          <table:table-cell office:value-type="string" office:string-value="Железнодорожная" table:formula="of:=VLOOKUP([.C111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3" table:style-name="ce4">
            <text:p>1113</text:p>
          </table:table-cell>
          <table:table-cell office:value-type="date" office:date-value="2023-09-07T23:28:00" table:style-name="ce5">
            <text:p>07.09.23 23:2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28" table:style-name="ce6">
            <text:p>6228</text:p>
          </table:table-cell>
          <table:table-cell office:value-type="string" office:string-value="Волкова" table:formula="of:=VLOOKUP([.C111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4" table:style-name="ce4">
            <text:p>1114</text:p>
          </table:table-cell>
          <table:table-cell office:value-type="date" office:date-value="2023-09-09T08:02:00" table:style-name="ce5">
            <text:p>09.09.23 8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717" table:style-name="ce6">
            <text:p>3717</text:p>
          </table:table-cell>
          <table:table-cell office:value-type="string" office:string-value="Гоголя" table:formula="of:=VLOOKUP([.C111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5" table:style-name="ce4">
            <text:p>1115</text:p>
          </table:table-cell>
          <table:table-cell office:value-type="date" office:date-value="2023-09-09T09:46:00" table:style-name="ce5">
            <text:p>09.09.23 9:46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80" table:style-name="ce6">
            <text:p>5880</text:p>
          </table:table-cell>
          <table:table-cell office:value-type="string" office:string-value="Железнодорожная" table:formula="of:=VLOOKUP([.C111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6" table:style-name="ce4">
            <text:p>1116</text:p>
          </table:table-cell>
          <table:table-cell office:value-type="date" office:date-value="2023-09-09T10:03:00" table:style-name="ce5">
            <text:p>09.09.23 10:0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53" table:style-name="ce6">
            <text:p>3153</text:p>
          </table:table-cell>
          <table:table-cell office:value-type="string" office:string-value="Железнодорожная" table:formula="of:=VLOOKUP([.C111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7" table:style-name="ce4">
            <text:p>1117</text:p>
          </table:table-cell>
          <table:table-cell office:value-type="date" office:date-value="2023-09-09T17:26:00" table:style-name="ce5">
            <text:p>09.09.23 17:26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10" table:style-name="ce6">
            <text:p>3610</text:p>
          </table:table-cell>
          <table:table-cell office:value-type="string" office:string-value="Железнодорожная" table:formula="of:=VLOOKUP([.C111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8" table:style-name="ce4">
            <text:p>1118</text:p>
          </table:table-cell>
          <table:table-cell office:value-type="date" office:date-value="2023-09-10T08:21:00" table:style-name="ce5">
            <text:p>10.09.23 8:2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984" table:style-name="ce6">
            <text:p>5984</text:p>
          </table:table-cell>
          <table:table-cell office:value-type="string" office:string-value="Гоголя" table:formula="of:=VLOOKUP([.C111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9" table:style-name="ce4">
            <text:p>1119</text:p>
          </table:table-cell>
          <table:table-cell office:value-type="date" office:date-value="2023-09-10T14:54:00" table:style-name="ce5">
            <text:p>10.09.23 14:54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95" table:style-name="ce6">
            <text:p>5495</text:p>
          </table:table-cell>
          <table:table-cell office:value-type="string" office:string-value="Пушкина" table:formula="of:=VLOOKUP([.C112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0" table:style-name="ce4">
            <text:p>1120</text:p>
          </table:table-cell>
          <table:table-cell office:value-type="date" office:date-value="2023-09-10T16:16:00" table:style-name="ce5">
            <text:p>10.09.23 16:1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37" table:style-name="ce6">
            <text:p>6637</text:p>
          </table:table-cell>
          <table:table-cell office:value-type="string" office:string-value="Гоголя" table:formula="of:=VLOOKUP([.C112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1" table:style-name="ce4">
            <text:p>1121</text:p>
          </table:table-cell>
          <table:table-cell office:value-type="date" office:date-value="2023-09-11T11:33:00" table:style-name="ce5">
            <text:p>11.09.23 11:33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60" table:style-name="ce6">
            <text:p>5160</text:p>
          </table:table-cell>
          <table:table-cell office:value-type="string" office:string-value="Железнодорожная" table:formula="of:=VLOOKUP([.C112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2" table:style-name="ce4">
            <text:p>1122</text:p>
          </table:table-cell>
          <table:table-cell office:value-type="date" office:date-value="2023-09-11T14:44:00" table:style-name="ce5">
            <text:p>11.09.23 14:44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813" table:style-name="ce6">
            <text:p>6813</text:p>
          </table:table-cell>
          <table:table-cell office:value-type="string" office:string-value="Пушкина" table:formula="of:=VLOOKUP([.C112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3" table:style-name="ce4">
            <text:p>1123</text:p>
          </table:table-cell>
          <table:table-cell office:value-type="date" office:date-value="2023-09-12T09:26:00" table:style-name="ce5">
            <text:p>12.09.23 9:2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93" table:style-name="ce6">
            <text:p>5593</text:p>
          </table:table-cell>
          <table:table-cell office:value-type="string" office:string-value="Гоголя" table:formula="of:=VLOOKUP([.C112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4" table:style-name="ce4">
            <text:p>1124</text:p>
          </table:table-cell>
          <table:table-cell office:value-type="date" office:date-value="2023-09-12T20:25:00" table:style-name="ce5">
            <text:p>12.09.23 20:2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54" table:style-name="ce6">
            <text:p>5254</text:p>
          </table:table-cell>
          <table:table-cell office:value-type="string" office:string-value="Железнодорожная" table:formula="of:=VLOOKUP([.C112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5" table:style-name="ce4">
            <text:p>1125</text:p>
          </table:table-cell>
          <table:table-cell office:value-type="date" office:date-value="2023-09-12T21:37:00" table:style-name="ce5">
            <text:p>12.09.23 21:3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848" table:style-name="ce6">
            <text:p>2848</text:p>
          </table:table-cell>
          <table:table-cell office:value-type="string" office:string-value="Железнодорожная" table:formula="of:=VLOOKUP([.C112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6" table:style-name="ce4">
            <text:p>1126</text:p>
          </table:table-cell>
          <table:table-cell office:value-type="date" office:date-value="2023-09-14T12:36:00" table:style-name="ce5">
            <text:p>14.09.23 12:36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06" table:style-name="ce6">
            <text:p>3006</text:p>
          </table:table-cell>
          <table:table-cell office:value-type="string" office:string-value="Пушкина" table:formula="of:=VLOOKUP([.C112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7" table:style-name="ce4">
            <text:p>1127</text:p>
          </table:table-cell>
          <table:table-cell office:value-type="date" office:date-value="2023-09-14T13:32:00" table:style-name="ce5">
            <text:p>14.09.23 13:32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07" table:style-name="ce6">
            <text:p>5807</text:p>
          </table:table-cell>
          <table:table-cell office:value-type="string" office:string-value="Железнодорожная" table:formula="of:=VLOOKUP([.C112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8" table:style-name="ce4">
            <text:p>1128</text:p>
          </table:table-cell>
          <table:table-cell office:value-type="date" office:date-value="2023-09-15T22:07:00" table:style-name="ce5">
            <text:p>15.09.23 22:07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741" table:style-name="ce6">
            <text:p>4741</text:p>
          </table:table-cell>
          <table:table-cell office:value-type="string" office:string-value="Железнодорожная" table:formula="of:=VLOOKUP([.C112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9" table:style-name="ce4">
            <text:p>1129</text:p>
          </table:table-cell>
          <table:table-cell office:value-type="date" office:date-value="2023-09-16T06:29:00" table:style-name="ce5">
            <text:p>16.09.23 6:29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76" table:style-name="ce6">
            <text:p>3076</text:p>
          </table:table-cell>
          <table:table-cell office:value-type="string" office:string-value="Железнодорожная" table:formula="of:=VLOOKUP([.C113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0" table:style-name="ce4">
            <text:p>1130</text:p>
          </table:table-cell>
          <table:table-cell office:value-type="date" office:date-value="2023-09-16T17:47:00" table:style-name="ce5">
            <text:p>16.09.23 17:4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25" table:style-name="ce6">
            <text:p>3325</text:p>
          </table:table-cell>
          <table:table-cell office:value-type="string" office:string-value="Железнодорожная" table:formula="of:=VLOOKUP([.C113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1" table:style-name="ce4">
            <text:p>1131</text:p>
          </table:table-cell>
          <table:table-cell office:value-type="date" office:date-value="2023-09-17T06:04:00" table:style-name="ce5">
            <text:p>17.09.23 6:0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314" table:style-name="ce6">
            <text:p>6314</text:p>
          </table:table-cell>
          <table:table-cell office:value-type="string" office:string-value="Гоголя" table:formula="of:=VLOOKUP([.C113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2" table:style-name="ce4">
            <text:p>1132</text:p>
          </table:table-cell>
          <table:table-cell office:value-type="date" office:date-value="2023-09-17T08:00:00" table:style-name="ce5">
            <text:p>17.09.23 8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22" table:style-name="ce6">
            <text:p>3422</text:p>
          </table:table-cell>
          <table:table-cell office:value-type="string" office:string-value="Пушкина" table:formula="of:=VLOOKUP([.C113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3" table:style-name="ce4">
            <text:p>1133</text:p>
          </table:table-cell>
          <table:table-cell office:value-type="date" office:date-value="2023-09-18T06:35:00" table:style-name="ce5">
            <text:p>18.09.23 6:35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746" table:style-name="ce6">
            <text:p>3746</text:p>
          </table:table-cell>
          <table:table-cell office:value-type="string" office:string-value="Железнодорожная" table:formula="of:=VLOOKUP([.C113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4" table:style-name="ce4">
            <text:p>1134</text:p>
          </table:table-cell>
          <table:table-cell office:value-type="date" office:date-value="2023-09-19T09:34:00" table:style-name="ce5">
            <text:p>19.09.23 9:3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385" table:style-name="ce6">
            <text:p>3385</text:p>
          </table:table-cell>
          <table:table-cell office:value-type="string" office:string-value="Гоголя" table:formula="of:=VLOOKUP([.C113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5" table:style-name="ce4">
            <text:p>1135</text:p>
          </table:table-cell>
          <table:table-cell office:value-type="date" office:date-value="2023-09-19T16:03:00" table:style-name="ce5">
            <text:p>19.09.23 16:03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853" table:style-name="ce6">
            <text:p>6853</text:p>
          </table:table-cell>
          <table:table-cell office:value-type="string" office:string-value="Гоголя" table:formula="of:=VLOOKUP([.C113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6" table:style-name="ce4">
            <text:p>1136</text:p>
          </table:table-cell>
          <table:table-cell office:value-type="date" office:date-value="2023-09-19T21:01:00" table:style-name="ce5">
            <text:p>19.09.23 21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07" table:style-name="ce6">
            <text:p>3807</text:p>
          </table:table-cell>
          <table:table-cell office:value-type="string" office:string-value="Железнодорожная" table:formula="of:=VLOOKUP([.C113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7" table:style-name="ce4">
            <text:p>1137</text:p>
          </table:table-cell>
          <table:table-cell office:value-type="date" office:date-value="2023-09-19T21:47:00" table:style-name="ce5">
            <text:p>19.09.23 21:47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79" table:style-name="ce6">
            <text:p>2979</text:p>
          </table:table-cell>
          <table:table-cell office:value-type="string" office:string-value="Волкова" table:formula="of:=VLOOKUP([.C113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8" table:style-name="ce4">
            <text:p>1138</text:p>
          </table:table-cell>
          <table:table-cell office:value-type="date" office:date-value="2023-09-19T23:53:00" table:style-name="ce5">
            <text:p>19.09.23 23:5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95" table:style-name="ce6">
            <text:p>3895</text:p>
          </table:table-cell>
          <table:table-cell office:value-type="string" office:string-value="Железнодорожная" table:formula="of:=VLOOKUP([.C113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9" table:style-name="ce4">
            <text:p>1139</text:p>
          </table:table-cell>
          <table:table-cell office:value-type="date" office:date-value="2023-09-20T10:26:00" table:style-name="ce5">
            <text:p>20.09.23 10:26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79" table:style-name="ce6">
            <text:p>4879</text:p>
          </table:table-cell>
          <table:table-cell office:value-type="string" office:string-value="Железнодорожная" table:formula="of:=VLOOKUP([.C114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0" table:style-name="ce4">
            <text:p>1140</text:p>
          </table:table-cell>
          <table:table-cell office:value-type="date" office:date-value="2023-09-20T23:56:00" table:style-name="ce5">
            <text:p>20.09.23 23:56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409" table:style-name="ce6">
            <text:p>4409</text:p>
          </table:table-cell>
          <table:table-cell office:value-type="string" office:string-value="Волкова" table:formula="of:=VLOOKUP([.C1141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1" table:style-name="ce4">
            <text:p>1141</text:p>
          </table:table-cell>
          <table:table-cell office:value-type="date" office:date-value="2023-09-21T07:05:00" table:style-name="ce5">
            <text:p>21.09.23 7:0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56" table:style-name="ce6">
            <text:p>5256</text:p>
          </table:table-cell>
          <table:table-cell office:value-type="string" office:string-value="Железнодорожная" table:formula="of:=VLOOKUP([.C114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2" table:style-name="ce4">
            <text:p>1142</text:p>
          </table:table-cell>
          <table:table-cell office:value-type="date" office:date-value="2023-09-22T07:32:00" table:style-name="ce5">
            <text:p>22.09.23 7:3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92" table:style-name="ce6">
            <text:p>3592</text:p>
          </table:table-cell>
          <table:table-cell office:value-type="string" office:string-value="Железнодорожная" table:formula="of:=VLOOKUP([.C114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3" table:style-name="ce4">
            <text:p>1143</text:p>
          </table:table-cell>
          <table:table-cell office:value-type="date" office:date-value="2023-09-22T10:11:00" table:style-name="ce5">
            <text:p>22.09.23 10:11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86" table:style-name="ce6">
            <text:p>5386</text:p>
          </table:table-cell>
          <table:table-cell office:value-type="string" office:string-value="Пушкина" table:formula="of:=VLOOKUP([.C114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4" table:style-name="ce4">
            <text:p>1144</text:p>
          </table:table-cell>
          <table:table-cell office:value-type="date" office:date-value="2023-09-22T11:02:00" table:style-name="ce5">
            <text:p>22.09.23 11:02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74" table:style-name="ce6">
            <text:p>4374</text:p>
          </table:table-cell>
          <table:table-cell office:value-type="string" office:string-value="Гоголя" table:formula="of:=VLOOKUP([.C114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5" table:style-name="ce4">
            <text:p>1145</text:p>
          </table:table-cell>
          <table:table-cell office:value-type="date" office:date-value="2023-09-22T12:30:00" table:style-name="ce5">
            <text:p>22.09.23 1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72" table:style-name="ce6">
            <text:p>5772</text:p>
          </table:table-cell>
          <table:table-cell office:value-type="string" office:string-value="Железнодорожная" table:formula="of:=VLOOKUP([.C114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6" table:style-name="ce4">
            <text:p>1146</text:p>
          </table:table-cell>
          <table:table-cell office:value-type="date" office:date-value="2023-09-22T17:57:00" table:style-name="ce5">
            <text:p>22.09.23 17:5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68" table:style-name="ce6">
            <text:p>6568</text:p>
          </table:table-cell>
          <table:table-cell office:value-type="string" office:string-value="Железнодорожная" table:formula="of:=VLOOKUP([.C114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7" table:style-name="ce4">
            <text:p>1147</text:p>
          </table:table-cell>
          <table:table-cell office:value-type="date" office:date-value="2023-09-22T18:34:00" table:style-name="ce5">
            <text:p>22.09.23 18:34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08" table:style-name="ce6">
            <text:p>3408</text:p>
          </table:table-cell>
          <table:table-cell office:value-type="string" office:string-value="Пушкина" table:formula="of:=VLOOKUP([.C1148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8" table:style-name="ce4">
            <text:p>1148</text:p>
          </table:table-cell>
          <table:table-cell office:value-type="date" office:date-value="2023-09-22T20:05:00" table:style-name="ce5">
            <text:p>22.09.23 20:05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52" table:style-name="ce6">
            <text:p>5752</text:p>
          </table:table-cell>
          <table:table-cell office:value-type="string" office:string-value="Железнодорожная" table:formula="of:=VLOOKUP([.C114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9" table:style-name="ce4">
            <text:p>1149</text:p>
          </table:table-cell>
          <table:table-cell office:value-type="date" office:date-value="2023-09-22T20:47:00" table:style-name="ce5">
            <text:p>22.09.23 20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986" table:style-name="ce6">
            <text:p>2986</text:p>
          </table:table-cell>
          <table:table-cell office:value-type="string" office:string-value="Железнодорожная" table:formula="of:=VLOOKUP([.C115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0" table:style-name="ce4">
            <text:p>1150</text:p>
          </table:table-cell>
          <table:table-cell office:value-type="date" office:date-value="2023-09-23T15:37:00" table:style-name="ce5">
            <text:p>23.09.23 15:37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19" table:style-name="ce6">
            <text:p>6019</text:p>
          </table:table-cell>
          <table:table-cell office:value-type="string" office:string-value="Железнодорожная" table:formula="of:=VLOOKUP([.C115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1" table:style-name="ce4">
            <text:p>1151</text:p>
          </table:table-cell>
          <table:table-cell office:value-type="date" office:date-value="2023-09-23T17:17:00" table:style-name="ce5">
            <text:p>23.09.23 17:1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317" table:style-name="ce6">
            <text:p>5317</text:p>
          </table:table-cell>
          <table:table-cell office:value-type="string" office:string-value="Железнодорожная" table:formula="of:=VLOOKUP([.C115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2" table:style-name="ce4">
            <text:p>1152</text:p>
          </table:table-cell>
          <table:table-cell office:value-type="date" office:date-value="2023-09-24T16:59:00" table:style-name="ce5">
            <text:p>24.09.23 16:59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552" table:style-name="ce6">
            <text:p>3552</text:p>
          </table:table-cell>
          <table:table-cell office:value-type="string" office:string-value="Волкова" table:formula="of:=VLOOKUP([.C115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3" table:style-name="ce4">
            <text:p>1153</text:p>
          </table:table-cell>
          <table:table-cell office:value-type="date" office:date-value="2023-09-24T20:04:00" table:style-name="ce5">
            <text:p>24.09.23 20:0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768" table:style-name="ce6">
            <text:p>4768</text:p>
          </table:table-cell>
          <table:table-cell office:value-type="string" office:string-value="Гоголя" table:formula="of:=VLOOKUP([.C115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4" table:style-name="ce4">
            <text:p>1154</text:p>
          </table:table-cell>
          <table:table-cell office:value-type="date" office:date-value="2023-09-25T09:17:00" table:style-name="ce5">
            <text:p>25.09.23 9:17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148" table:style-name="ce6">
            <text:p>3148</text:p>
          </table:table-cell>
          <table:table-cell office:value-type="string" office:string-value="Гоголя" table:formula="of:=VLOOKUP([.C115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5" table:style-name="ce4">
            <text:p>1155</text:p>
          </table:table-cell>
          <table:table-cell office:value-type="date" office:date-value="2023-09-25T23:27:00" table:style-name="ce5">
            <text:p>25.09.23 2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87" table:style-name="ce6">
            <text:p>3887</text:p>
          </table:table-cell>
          <table:table-cell office:value-type="string" office:string-value="Пушкина" table:formula="of:=VLOOKUP([.C115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6" table:style-name="ce4">
            <text:p>1156</text:p>
          </table:table-cell>
          <table:table-cell office:value-type="date" office:date-value="2023-09-26T22:12:00" table:style-name="ce5">
            <text:p>26.09.23 22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44" table:style-name="ce6">
            <text:p>5744</text:p>
          </table:table-cell>
          <table:table-cell office:value-type="string" office:string-value="Железнодорожная" table:formula="of:=VLOOKUP([.C115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7" table:style-name="ce4">
            <text:p>1157</text:p>
          </table:table-cell>
          <table:table-cell office:value-type="date" office:date-value="2023-09-27T12:25:00" table:style-name="ce5">
            <text:p>27.09.23 12:25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63" table:style-name="ce6">
            <text:p>3163</text:p>
          </table:table-cell>
          <table:table-cell office:value-type="string" office:string-value="Железнодорожная" table:formula="of:=VLOOKUP([.C115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8" table:style-name="ce4">
            <text:p>1158</text:p>
          </table:table-cell>
          <table:table-cell office:value-type="date" office:date-value="2023-09-27T18:44:00" table:style-name="ce5">
            <text:p>27.09.23 18:44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835" table:style-name="ce6">
            <text:p>6835</text:p>
          </table:table-cell>
          <table:table-cell office:value-type="string" office:string-value="Железнодорожная" table:formula="of:=VLOOKUP([.C115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9" table:style-name="ce4">
            <text:p>1159</text:p>
          </table:table-cell>
          <table:table-cell office:value-type="date" office:date-value="2023-09-27T19:34:00" table:style-name="ce5">
            <text:p>27.09.23 19:34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15" table:style-name="ce6">
            <text:p>5015</text:p>
          </table:table-cell>
          <table:table-cell office:value-type="string" office:string-value="Гоголя" table:formula="of:=VLOOKUP([.C116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60" table:style-name="ce4">
            <text:p>1160</text:p>
          </table:table-cell>
          <table:table-cell office:value-type="date" office:date-value="2023-09-28T10:31:00" table:style-name="ce5">
            <text:p>28.09.23 10:31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334" table:style-name="ce6">
            <text:p>4334</text:p>
          </table:table-cell>
          <table:table-cell office:value-type="string" office:string-value="Пушкина" table:formula="of:=VLOOKUP([.C116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61" table:style-name="ce4">
            <text:p>1161</text:p>
          </table:table-cell>
          <table:table-cell office:value-type="date" office:date-value="2023-09-28T21:15:00" table:style-name="ce5">
            <text:p>28.09.23 21:15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64" table:style-name="ce6">
            <text:p>4564</text:p>
          </table:table-cell>
          <table:table-cell office:value-type="string" office:string-value="Железнодорожная" table:formula="of:=VLOOKUP([.C116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number-rows-repeated="1047414" table:style-name="ro2">
          <table:table-cell table:number-columns-repeated="16384"/>
        </table:table-row>
      </table:table>
      <table:table table:name="Лицевые_счета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2"/>
        <table:table-column table:style-name="co12" table:default-cell-style-name="ce12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77" table:default-cell-style-name="ce1"/>
        <table:table-row table:style-name="ro3">
          <table:table-cell office:value-type="string" table:style-name="ce9">
            <text:p>Лицевой счёт</text:p>
          </table:table-cell>
          <table:table-cell office:value-type="string" table:style-name="ce10">
            <text:p>Улица</text:p>
          </table:table-cell>
          <table:table-cell office:value-type="string" table:style-name="ce10">
            <text:p>Номер дома</text:p>
          </table:table-cell>
          <table:table-cell office:value-type="string" table:style-name="ce10">
            <text:p>Номер квартиры</text:p>
          </table:table-cell>
          <table:table-cell office:value-type="string" table:style-name="ce11">
            <text:p>ФИО собственника</text:p>
          </table:table-cell>
          <table:table-cell office:value-type="string" table:style-name="ce11">
            <text:p>Количество комнат</text:p>
          </table:table-cell>
          <table:table-cell office:value-type="string" table:style-name="ce10">
            <text:p>Общая площадь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Иванов К.В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Петров П.М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Сидоров А.П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Демидов П.Р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Денисов Ф.Д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Романов С.Д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7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Андреев О.Ш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8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Дмитриев П.С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9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Сергеев Г.Б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0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Артемьев Л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1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Наумов К.Д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2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Клементьев Г.Н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3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Владимиров А.Е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4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Евгеньев Л.Т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5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Юрьев Ф.Э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6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Платонов К.Т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7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Васильев О.И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8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Борисов Д.Х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19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Александров С.С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0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Харитонов К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1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Михайлов Ф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2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Павлов Л.А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3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Егоров К.К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4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Георгиев А.В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5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Ермолаев П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6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Левин О.Л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7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Пименов Д.Э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Осипов Я.С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2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Яшин М.И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Яковлев Т.Б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Филиппов Ю.У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Афанасье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Ерофеев Н.Г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Кириллов Ш.З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Леонидов У.Ф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12">
            <text:p>9</text:p>
          </table:table-cell>
          <table:table-cell office:value-type="string" table:style-name="ce1">
            <text:p>Николаев В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string" table:style-name="ce1">
            <text:p>Тихонов П.Н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1" table:style-name="ce12">
            <text:p>11</text:p>
          </table:table-cell>
          <table:table-cell office:value-type="string" table:style-name="ce1">
            <text:p>Демьянов Р.Г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3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2" table:style-name="ce12">
            <text:p>12</text:p>
          </table:table-cell>
          <table:table-cell office:value-type="string" table:style-name="ce1">
            <text:p>Евдокимов О.Б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string" table:style-name="ce1">
            <text:p>Кондратьев Л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4" table:style-name="ce12">
            <text:p>14</text:p>
          </table:table-cell>
          <table:table-cell office:value-type="string" table:style-name="ce1">
            <text:p>Тарасов Ю.Т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5" table:style-name="ce12">
            <text:p>15</text:p>
          </table:table-cell>
          <table:table-cell office:value-type="string" table:style-name="ce1">
            <text:p>Трифонов И.М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6" table:style-name="ce12">
            <text:p>16</text:p>
          </table:table-cell>
          <table:table-cell office:value-type="string" table:style-name="ce1">
            <text:p>Христофоров С.Я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7" table:style-name="ce12">
            <text:p>17</text:p>
          </table:table-cell>
          <table:table-cell office:value-type="string" table:style-name="ce1">
            <text:p>Анисимов А.А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8" table:style-name="ce12">
            <text:p>18</text:p>
          </table:table-cell>
          <table:table-cell office:value-type="string" table:style-name="ce1">
            <text:p>Гордеев А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9" table:style-name="ce12">
            <text:p>19</text:p>
          </table:table-cell>
          <table:table-cell office:value-type="string" table:style-name="ce1">
            <text:p>Кузьмин П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0" table:style-name="ce12">
            <text:p>20</text:p>
          </table:table-cell>
          <table:table-cell office:value-type="string" table:style-name="ce1">
            <text:p>Макаров Л.Р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1" table:style-name="ce12">
            <text:p>21</text:p>
          </table:table-cell>
          <table:table-cell office:value-type="string" table:style-name="ce1">
            <text:p>Марко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4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2" table:style-name="ce12">
            <text:p>22</text:p>
          </table:table-cell>
          <table:table-cell office:value-type="string" table:style-name="ce1">
            <text:p>Никоноров Н.К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3" table:style-name="ce12">
            <text:p>23</text:p>
          </table:table-cell>
          <table:table-cell office:value-type="string" table:style-name="ce1">
            <text:p>Парамонов Г.Х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4" table:style-name="ce12">
            <text:p>24</text:p>
          </table:table-cell>
          <table:table-cell office:value-type="string" table:style-name="ce1">
            <text:p>Прохоров Б.Т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5" table:style-name="ce12">
            <text:p>25</text:p>
          </table:table-cell>
          <table:table-cell office:value-type="string" table:style-name="ce1">
            <text:p>Галактионов И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6" table:style-name="ce12">
            <text:p>26</text:p>
          </table:table-cell>
          <table:table-cell office:value-type="string" table:style-name="ce1">
            <text:p>Никитин М.С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7" table:style-name="ce12">
            <text:p>27</text:p>
          </table:table-cell>
          <table:table-cell office:value-type="string" table:style-name="ce1">
            <text:p>Тимохин Я.В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8" table:style-name="ce12">
            <text:p>28</text:p>
          </table:table-cell>
          <table:table-cell office:value-type="string" table:style-name="ce1">
            <text:p>Алехин С.И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6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Алексеев Т.Б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7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Родионов А.Р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8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Филимонов О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59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Григорьев Н.П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0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Симонов А.А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1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Галактионов П.О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2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Ильясов К.Н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3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Сильвестров В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4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9" table:style-name="ce12">
            <text:p>9</text:p>
          </table:table-cell>
          <table:table-cell office:value-type="string" table:style-name="ce1">
            <text:p>Клавдиев И.И.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2">
            <text:p>Л65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2">
            <text:p>10</text:p>
          </table:table-cell>
          <table:table-cell office:value-type="string" table:style-name="ce1">
            <text:p>Иосифов В.Ю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Управляющие_компании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6381" table:default-cell-style-name="ce1"/>
        <table:table-row table:style-name="ro5">
          <table:table-cell office:value-type="string" table:style-name="ce9">
            <text:p>ID компании</text:p>
          </table:table-cell>
          <table:table-cell office:value-type="string" table:style-name="ce10">
            <text:p>Название</text:p>
          </table:table-cell>
          <table:table-cell office:value-type="string" table:style-name="ce10">
            <text:p>Адрес</text:p>
          </table:table-cell>
          <table:table-cell table:number-columns-repeated="16381"/>
        </table:table-row>
        <table:table-row table:style-name="ro5">
          <table:table-cell office:value-type="float" office:value="1" table:style-name="ce4">
            <text:p>1</text:p>
          </table:table-cell>
          <table:table-cell office:value-type="string" table:style-name="ce13">
            <text:p>Восток</text:p>
          </table:table-cell>
          <table:table-cell office:value-type="string" table:style-name="ce1">
            <text:p>г.Правобережный, ул Ленина, 4</text:p>
          </table:table-cell>
          <table:table-cell table:number-columns-repeated="16381"/>
        </table:table-row>
        <table:table-row table:style-name="ro5">
          <table:table-cell office:value-type="float" office:value="2" table:style-name="ce4">
            <text:p>2</text:p>
          </table:table-cell>
          <table:table-cell office:value-type="string" table:style-name="ce13">
            <text:p>Восход</text:p>
          </table:table-cell>
          <table:table-cell office:value-type="string" table:style-name="ce1">
            <text:p>г.Правобережный, ул Пушкина, 7</text:p>
          </table:table-cell>
          <table:table-cell table:number-columns-repeated="16381"/>
        </table:table-row>
        <table:table-row table:style-name="ro5">
          <table:table-cell office:value-type="float" office:value="3" table:style-name="ce4">
            <text:p>3</text:p>
          </table:table-cell>
          <table:table-cell office:value-type="string" table:style-name="ce13">
            <text:p>Город 1</text:p>
          </table:table-cell>
          <table:table-cell office:value-type="string" table:style-name="ce1">
            <text:p>г.Правобережный, ул Орлова, 17</text:p>
          </table:table-cell>
          <table:table-cell table:number-columns-repeated="16381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13">
            <text:p>Городская среда</text:p>
          </table:table-cell>
          <table:table-cell office:value-type="string" table:style-name="ce1">
            <text:p>г.Правобережный, ул Волкова, 37</text:p>
          </table:table-cell>
          <table:table-cell table:number-columns-repeated="16381"/>
        </table:table-row>
        <table:table-row table:style-name="ro5">
          <table:table-cell office:value-type="float" office:value="5" table:style-name="ce4">
            <text:p>5</text:p>
          </table:table-cell>
          <table:table-cell office:value-type="string" table:style-name="ce13">
            <text:p>Жилищник</text:p>
          </table:table-cell>
          <table:table-cell office:value-type="string" table:style-name="ce1">
            <text:p>г.Правобережный, ул Парковая, 47</text:p>
          </table:table-cell>
          <table:table-cell table:number-columns-repeated="16381"/>
        </table:table-row>
        <table:table-row table:style-name="ro5">
          <table:table-cell office:value-type="float" office:value="6" table:style-name="ce4">
            <text:p>6</text:p>
          </table:table-cell>
          <table:table-cell office:value-type="string" table:style-name="ce13">
            <text:p>ЖКХ-Трест 1</text:p>
          </table:table-cell>
          <table:table-cell office:value-type="string" table:style-name="ce1">
            <text:p>г.Правобережный, ул Центральная, 5</text:p>
          </table:table-cell>
          <table:table-cell table:number-columns-repeated="16381"/>
        </table:table-row>
        <table:table-row table:style-name="ro5">
          <table:table-cell office:value-type="float" office:value="7" table:style-name="ce4">
            <text:p>7</text:p>
          </table:table-cell>
          <table:table-cell office:value-type="string" table:style-name="ce13">
            <text:p>Недвижимость-Фонд</text:p>
          </table:table-cell>
          <table:table-cell office:value-type="string" table:style-name="ce1">
            <text:p>г.Правобережный, ул Новкова, 2</text:p>
          </table:table-cell>
          <table:table-cell table:number-columns-repeated="16381"/>
        </table:table-row>
        <table:table-row table:style-name="ro5">
          <table:table-cell office:value-type="float" office:value="8" table:style-name="ce4">
            <text:p>8</text:p>
          </table:table-cell>
          <table:table-cell office:value-type="string" table:style-name="ce13">
            <text:p>Пик</text:p>
          </table:table-cell>
          <table:table-cell office:value-type="string" table:style-name="ce1">
            <text:p>г.Правобережный, ул Крымская, 14</text:p>
          </table:table-cell>
          <table:table-cell table:number-columns-repeated="16381"/>
        </table:table-row>
        <table:table-row table:style-name="ro5">
          <table:table-cell office:value-type="float" office:value="9" table:style-name="ce4">
            <text:p>9</text:p>
          </table:table-cell>
          <table:table-cell office:value-type="string" table:style-name="ce13">
            <text:p>Стрела</text:p>
          </table:table-cell>
          <table:table-cell office:value-type="string" table:style-name="ce1">
            <text:p>г.Правобережный, ул генерала Кузнецова, 6</text:p>
          </table:table-cell>
          <table:table-cell table:number-columns-repeated="16381"/>
        </table:table-row>
        <table:table-row table:style-name="ro5">
          <table:table-cell office:value-type="float" office:value="10" table:style-name="ce4">
            <text:p>10</text:p>
          </table:table-cell>
          <table:table-cell office:value-type="string" table:style-name="ce13">
            <text:p>СтройЭксКапиталл</text:p>
          </table:table-cell>
          <table:table-cell office:value-type="string" table:style-name="ce1">
            <text:p>г.Правобережный, ул Симонова, 12</text:p>
          </table:table-cell>
          <table:table-cell table:number-columns-repeated="16381"/>
        </table:table-row>
        <table:table-row table:style-name="ro5">
          <table:table-cell office:value-type="float" office:value="11" table:style-name="ce4">
            <text:p>11</text:p>
          </table:table-cell>
          <table:table-cell office:value-type="string" table:style-name="ce13">
            <text:p>Управление 7</text:p>
          </table:table-cell>
          <table:table-cell office:value-type="string" table:style-name="ce1">
            <text:p>г.Правобережный, ул Кошкина, 22</text:p>
          </table:table-cell>
          <table:table-cell table:number-columns-repeated="16381"/>
        </table:table-row>
        <table:table-row table:style-name="ro5">
          <table:table-cell office:value-type="float" office:value="12" table:style-name="ce4">
            <text:p>12</text:p>
          </table:table-cell>
          <table:table-cell office:value-type="string" table:style-name="ce13">
            <text:p>Фонд управления ЖК Сити-Парк</text:p>
          </table:table-cell>
          <table:table-cell office:value-type="string" table:style-name="ce1">
            <text:p>г.Правобережный, ул Блока, 13</text:p>
          </table:table-cell>
          <table:table-cell table:number-columns-repeated="16381"/>
        </table:table-row>
        <table:table-row table:style-name="ro5">
          <table:table-cell office:value-type="float" office:value="13" table:style-name="ce4">
            <text:p>13</text:p>
          </table:table-cell>
          <table:table-cell office:value-type="string" table:style-name="ce13">
            <text:p>Экономный дом</text:p>
          </table:table-cell>
          <table:table-cell office:value-type="string" table:style-name="ce1">
            <text:p>г.Правобережный, ул Авиастроителей, 7</text:p>
          </table:table-cell>
          <table:table-cell table:number-columns-repeated="16381"/>
        </table:table-row>
        <table:table-row table:style-name="ro5">
          <table:table-cell office:value-type="float" office:value="14" table:style-name="ce4">
            <text:p>14</text:p>
          </table:table-cell>
          <table:table-cell office:value-type="string" table:style-name="ce13">
            <text:p>Эксплуатация</text:p>
          </table:table-cell>
          <table:table-cell office:value-type="string" table:style-name="ce1">
            <text:p>г.Правобережный, ул Сталеваров, 9</text:p>
          </table:table-cell>
          <table:table-cell table:number-columns-repeated="16381"/>
        </table:table-row>
        <table:table-row table:style-name="ro5">
          <table:table-cell office:value-type="float" office:value="15" table:style-name="ce4">
            <text:p>15</text:p>
          </table:table-cell>
          <table:table-cell office:value-type="string" table:style-name="ce13">
            <text:p>Энергия</text:p>
          </table:table-cell>
          <table:table-cell office:value-type="string" table:style-name="ce1">
            <text:p>г.Правобережный, ул Заречная, 15</text:p>
          </table:table-cell>
          <table:table-cell table:number-columns-repeated="16381"/>
        </table:table-row>
        <table:table-row table:style-name="ro5">
          <table:table-cell/>
          <table:table-cell table:style-name="ce13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Начисления_и_оплата.A1:Начисления_и_оплата.G1162" table:display-filter-buttons="true">
          <table:filter>
            <table:filter-and>
              <table:filter-condition table:field-number="2" table:value="Л44" table:operator="="/>
              <table:filter-condition table:field-number="3" table:value="14" table:operator="="/>
            </table:filter-and>
          </table:filter>
        </table:database-range>
        <table:database-range table:target-range-address="Лицевые_счета.A1:Лицевые_счета.G66" table:display-filter-buttons="true">
          <table:filter>
            <table:filter-condition table:field-number="3" table:value="17" table:operator="="/>
          </table:filter>
        </table:database-range>
        <table:database-range table:target-range-address="Управляющие_компании.A1:Управляющие_компании.C1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number:time-style style:name="N3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9:01:04Z</dc:date>
  </office:meta>
</office:document-meta>
</file>